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063in" style:rel-column-width="6915*"/>
    </style:style>
    <style:style style:name="Table1.B" style:family="table-column">
      <style:table-column-properties style:column-width="2.9514in" style:rel-column-width="28898*"/>
    </style:style>
    <style:style style:name="Table1.C" style:family="table-column">
      <style:table-column-properties style:column-width="3.0354in" style:rel-column-width="2972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5"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1" style:family="paragraph" style:parent-style-name="List_20_Paragraph">
      <style:paragraph-properties fo:margin-left="0in" fo:margin-right="0in" fo:margin-top="0.0835in" fo:margin-bottom="0.25in" loext:contextual-spacing="false" fo:line-height="150%" fo:text-align="start" style:justify-single-word="false" fo:hyphenation-ladder-count="no-limit" fo:text-indent="0in" style:auto-text-indent="false" style:vertical-align="auto">
        <style:tab-stops/>
      </style:paragraph-properties>
      <style:text-properties officeooo:paragraph-rsid="02a29557" fo:hyphenate="true" fo:hyphenation-remain-char-count="2" fo:hyphenation-push-char-count="2"/>
    </style:style>
    <style:style style:name="P12" style:family="paragraph" style:parent-style-name="Standard">
      <style:paragraph-properties fo:margin-top="0in" fo:margin-bottom="0in"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4" style:family="paragraph" style:parent-style-name="Standard">
      <style:paragraph-properties fo:margin-top="0in" fo:margin-bottom="0in"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5" style:family="paragraph" style:parent-style-name="Standard">
      <style:paragraph-properties fo:margin-top="0in" fo:margin-bottom="0in" loext:contextual-spacing="false" fo:line-height="100%"/>
      <style:text-properties style:font-name="Times New Roman" fo:font-size="14pt" fo:language="ro" fo:country="RO" officeooo:paragraph-rsid="0014e0cf" style:font-size-asian="14pt" style:font-size-complex="14pt"/>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7" style:family="paragraph" style:parent-style-name="Standard">
      <style:paragraph-properties fo:margin-top="0in" fo:margin-bottom="0in" loext:contextual-spacing="false" fo:line-height="150%"/>
      <style:text-properties style:font-name="Times New Roman" officeooo:paragraph-rsid="0049163e" style:font-name-complex="Times New Roman1"/>
    </style:style>
    <style:style style:name="P18" style:family="paragraph" style:parent-style-name="Standard">
      <style:paragraph-properties fo:margin-top="0in" fo:margin-bottom="0in" loext:contextual-spacing="false" fo:line-height="150%"/>
      <style:text-properties officeooo:paragraph-rsid="0049163e"/>
    </style:style>
    <style:style style:name="P19" style:family="paragraph" style:parent-style-name="Standard">
      <style:paragraph-properties fo:margin-left="0.3937in" fo:margin-right="0in" fo:margin-top="0in" fo:margin-bottom="0in" loext:contextual-spacing="false" fo:line-height="150%" fo:text-indent="0in" style:auto-text-indent="false"/>
      <style:text-properties style:font-name="Times New Roman" fo:font-size="14pt" fo:language="ro" fo:country="RO" fo:font-weight="bold" officeooo:paragraph-rsid="0014e0cf" style:font-size-asian="14pt" style:font-weight-asian="bold" style:font-size-complex="14pt"/>
    </style:style>
    <style:style style:name="P20" style:family="paragraph" style:parent-style-name="Standard">
      <style:paragraph-properties fo:margin-left="0.3937in" fo:margin-right="0in" fo:margin-top="0in" fo:margin-bottom="0in" loext:contextual-spacing="false" fo:line-height="150%" fo:text-indent="0in" style:auto-text-indent="false">
        <style:tab-stops>
          <style:tab-stop style:position="5.1189in"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left="0in" fo:margin-right="0in" fo:margin-top="0in" fo:margin-bottom="0in" loext:contextual-spacing="false" fo:line-height="150%" fo:text-indent="4.6272in"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3" style:family="paragraph" style:parent-style-name="Standard">
      <style:paragraph-properties fo:margin-top="0.1665in" fo:margin-bottom="0.0835in" loext:contextual-spacing="false" fo:line-height="150%"/>
      <style:text-properties officeooo:paragraph-rsid="005576c8"/>
    </style:style>
    <style:style style:name="P24" style:family="paragraph" style:parent-style-name="Standard">
      <style:paragraph-properties fo:margin-top="0.1665in" fo:margin-bottom="0.0835in" loext:contextual-spacing="false" fo:line-height="150%"/>
      <style:text-properties fo:font-size="12pt" fo:font-weight="normal" officeooo:paragraph-rsid="005576c8" style:font-size-asian="12pt" style:font-weight-asian="normal" style:font-size-complex="12pt" style:font-weight-complex="normal"/>
    </style:style>
    <style:style style:name="P25" style:family="paragraph" style:parent-style-name="Text_20_body">
      <style:text-properties officeooo:paragraph-rsid="0067c644"/>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860228" officeooo:paragraph-rsid="008dd5b6"/>
    </style:style>
    <style:style style:name="P28" style:family="paragraph" style:parent-style-name="Text_20_body">
      <style:text-properties style:font-name="Times New Roman" officeooo:paragraph-rsid="009a6efc"/>
    </style:style>
    <style:style style:name="P29" style:family="paragraph" style:parent-style-name="Text_20_body">
      <style:text-properties style:font-name="Times New Roman" fo:font-size="10pt" officeooo:paragraph-rsid="009a6efc" style:font-size-asian="10pt" style:font-size-complex="10pt"/>
    </style:style>
    <style:style style:name="P30"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1" style:family="paragraph" style:parent-style-name="Text_20_body">
      <style:text-properties style:font-name="Times New Roman" officeooo:rsid="028d1c24" officeooo:paragraph-rsid="028d1c24"/>
    </style:style>
    <style:style style:name="P32" style:family="paragraph" style:parent-style-name="Text_20_body">
      <style:text-properties style:font-name="Times New Roman" officeooo:rsid="02a7f7f1" officeooo:paragraph-rsid="02a7f7f1"/>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62" style:family="paragraph" style:parent-style-name="Text_20_body">
      <style:text-properties fo:font-size="12pt" fo:font-weight="normal" style:font-size-asian="10.5pt" style:font-weight-asian="normal" style:font-size-complex="12pt" style:font-weight-complex="normal"/>
    </style:style>
    <style:style style:name="P63" style:family="paragraph" style:parent-style-name="Text_20_body">
      <style:text-properties fo:font-size="12pt" fo:font-weight="normal" officeooo:paragraph-rsid="00de4d59" style:font-size-asian="10.5pt" style:font-weight-asian="normal" style:font-size-complex="12pt" style:font-weight-complex="normal"/>
    </style:style>
    <style:style style:name="P64" style:family="paragraph" style:parent-style-name="Text_20_body">
      <style:text-properties fo:font-size="12pt" fo:font-weight="normal" officeooo:paragraph-rsid="00fb3506" style:font-size-asian="10.5pt" style:font-weight-asian="normal" style:font-size-complex="12pt" style:font-weight-complex="normal"/>
    </style:style>
    <style:style style:name="P65" style:family="paragraph" style:parent-style-name="Text_20_body">
      <style:text-properties fo:font-size="12pt" fo:font-weight="normal" officeooo:paragraph-rsid="0100ff04" style:font-size-asian="10.5pt" style:font-weight-asian="normal" style:font-size-complex="12pt" style:font-weight-complex="normal"/>
    </style:style>
    <style:style style:name="P66" style:family="paragraph" style:parent-style-name="Text_20_body">
      <style:text-properties fo:font-size="12pt" fo:font-weight="normal" officeooo:paragraph-rsid="0104319f" style:font-size-asian="10.5pt" style:font-weight-asian="normal" style:font-size-complex="12pt" style:font-weight-complex="normal"/>
    </style:style>
    <style:style style:name="P67" style:family="paragraph" style:parent-style-name="Text_20_body">
      <style:text-properties fo:font-size="12pt" fo:font-weight="normal" officeooo:paragraph-rsid="010b6373" style:font-size-asian="10.5pt" style:font-weight-asian="normal" style:font-size-complex="12pt" style:font-weight-complex="normal"/>
    </style:style>
    <style:style style:name="P68" style:family="paragraph" style:parent-style-name="Text_20_body">
      <style:text-properties fo:font-size="12pt" fo:font-weight="normal" officeooo:paragraph-rsid="011969cb" style:font-size-asian="10.5pt" style:font-weight-asian="normal" style:font-size-complex="12pt" style:font-weight-complex="normal"/>
    </style:style>
    <style:style style:name="P69" style:family="paragraph" style:parent-style-name="Text_20_body">
      <style:text-properties fo:font-size="12pt" fo:font-weight="normal" officeooo:paragraph-rsid="012d1994" style:font-size-asian="10.5pt" style:font-weight-asian="normal" style:font-size-complex="12pt" style:font-weight-complex="normal"/>
    </style:style>
    <style:style style:name="P70" style:family="paragraph" style:parent-style-name="Text_20_body">
      <style:text-properties fo:font-size="12pt" fo:font-weight="normal" officeooo:paragraph-rsid="0135bc43" style:font-size-asian="10.5pt" style:font-weight-asian="normal" style:font-size-complex="12pt" style:font-weight-complex="normal"/>
    </style:style>
    <style:style style:name="P71" style:family="paragraph" style:parent-style-name="Text_20_body">
      <style:text-properties fo:font-size="12pt" fo:font-weight="normal" officeooo:paragraph-rsid="0136d03a" style:font-size-asian="10.5pt" style:font-weight-asian="normal" style:font-size-complex="12pt" style:font-weight-complex="normal"/>
    </style:style>
    <style:style style:name="P72" style:family="paragraph" style:parent-style-name="Text_20_body">
      <style:text-properties fo:font-size="12pt" fo:font-weight="normal" officeooo:paragraph-rsid="014575f3" style:font-size-asian="10.5pt" style:font-weight-asian="normal" style:font-size-complex="12pt" style:font-weight-complex="normal"/>
    </style:style>
    <style:style style:name="P73" style:family="paragraph" style:parent-style-name="Text_20_body">
      <style:text-properties fo:font-size="12pt" fo:font-weight="normal" officeooo:paragraph-rsid="041ef74b" style:font-size-asian="10.5pt" style:font-weight-asian="normal" style:font-size-complex="12pt" style:font-weight-complex="normal"/>
    </style:style>
    <style:style style:name="P74" style:family="paragraph" style:parent-style-name="Text_20_body">
      <style:text-properties officeooo:paragraph-rsid="011c0122"/>
    </style:style>
    <style:style style:name="P75" style:family="paragraph" style:parent-style-name="Text_20_body">
      <style:text-properties officeooo:paragraph-rsid="0135bc43"/>
    </style:style>
    <style:style style:name="P76" style:family="paragraph" style:parent-style-name="Text_20_body">
      <style:text-properties officeooo:paragraph-rsid="01c99122"/>
    </style:style>
    <style:style style:name="P77" style:family="paragraph" style:parent-style-name="Text_20_body">
      <style:text-properties officeooo:paragraph-rsid="026687f9"/>
    </style:style>
    <style:style style:name="P78" style:family="paragraph" style:parent-style-name="Text_20_body">
      <style:text-properties officeooo:paragraph-rsid="03b35b42"/>
    </style:style>
    <style:style style:name="P79" style:family="paragraph" style:parent-style-name="Text_20_body">
      <style:text-properties officeooo:paragraph-rsid="041230c8"/>
    </style:style>
    <style:style style:name="P80" style:family="paragraph" style:parent-style-name="Text_20_body">
      <style:text-properties officeooo:paragraph-rsid="01b0f35a"/>
    </style:style>
    <style:style style:name="P8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2" style:family="paragraph" style:parent-style-name="Preformatted_20_Text">
      <style:paragraph-properties fo:margin-top="0in" fo:margin-bottom="0.1965in" loext:contextual-spacing="false"/>
      <style:text-properties fo:color="#000000" style:font-name="Courier New1"/>
    </style:style>
    <style:style style:name="P83" style:family="paragraph" style:parent-style-name="Preformatted_20_Text">
      <style:paragraph-properties fo:margin-top="0in" fo:margin-bottom="0.1965in" loext:contextual-spacing="false"/>
      <style:text-properties fo:color="#000000" style:font-name="Courier New1" fo:font-size="10pt" officeooo:paragraph-rsid="009ae1b2" style:font-size-asian="10pt" style:font-size-complex="10pt"/>
    </style:style>
    <style:style style:name="P84" style:family="paragraph" style:parent-style-name="Text_20_body">
      <style:paragraph-properties fo:margin-top="0in" fo:margin-bottom="0.1965in" loext:contextual-spacing="false"/>
      <style:text-properties fo:color="#000000" style:font-name="Courier New1" officeooo:paragraph-rsid="03fb7c9c"/>
    </style:style>
    <style:style style:name="P85" style:family="paragraph" style:parent-style-name="Preformatted_20_Text">
      <style:text-properties fo:color="#000000" style:font-name="Courier New1"/>
    </style:style>
    <style:style style:name="P86" style:family="paragraph" style:parent-style-name="Preformatted_20_Text">
      <style:text-properties fo:color="#000000" style:font-name="Courier New1" fo:font-size="10pt" style:font-size-asian="10pt" style:font-size-complex="10pt"/>
    </style:style>
    <style:style style:name="P87" style:family="paragraph" style:parent-style-name="Preformatted_20_Text">
      <style:text-properties fo:color="#000000" style:font-name="Courier New" fo:font-size="10pt" officeooo:paragraph-rsid="00b7bea8" style:font-size-asian="10pt" style:font-size-complex="10pt"/>
    </style:style>
    <style:style style:name="P88" style:family="paragraph" style:parent-style-name="Preformatted_20_Text">
      <style:text-properties fo:color="#000000" style:font-name="Times New Roman" fo:font-size="12pt" officeooo:rsid="00c9d900" style:font-size-asian="10.5pt" style:font-size-complex="12pt"/>
    </style:style>
    <style:style style:name="P89" style:family="paragraph" style:parent-style-name="Preformatted_20_Text">
      <style:text-properties fo:color="#000000" style:font-name="Times New Roman" fo:font-size="12pt" officeooo:rsid="00cdd594" officeooo:paragraph-rsid="00cf3bf2" style:font-size-asian="10.5pt" style:font-size-complex="12pt"/>
    </style:style>
    <style:style style:name="P90"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91" style:family="paragraph" style:parent-style-name="Preformatted_20_Text">
      <style:text-properties style:font-name="Courier New"/>
    </style:style>
    <style:style style:name="P92" style:family="paragraph" style:parent-style-name="Preformatted_20_Text">
      <style:text-properties officeooo:paragraph-rsid="00cf3bf2"/>
    </style:style>
    <style:style style:name="P93" style:family="paragraph" style:parent-style-name="Standard">
      <style:paragraph-properties fo:margin-left="0.5in" fo:margin-right="0in" fo:margin-top="0.0835in" fo:margin-bottom="0.25in" loext:contextual-spacing="false" fo:line-height="150%" fo:text-align="start" style:justify-single-word="false" fo:text-indent="0in"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94"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95"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96"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97"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98" style:family="paragraph" style:parent-style-name="Figura">
      <style:text-properties officeooo:paragraph-rsid="036f557d"/>
    </style:style>
    <style:style style:name="P99"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00" style:family="paragraph" style:parent-style-name="Standard">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1" style:family="paragraph" style:parent-style-name="Text_20_body">
      <style:text-properties fo:font-size="12pt" fo:font-weight="normal" officeooo:paragraph-rsid="0440820f" style:font-size-asian="10.5pt" style:font-weight-asian="normal" style:font-size-complex="12pt" style:font-weight-complex="normal"/>
    </style:style>
    <style:style style:name="P102" style:family="paragraph" style:parent-style-name="Text_20_body">
      <style:text-properties officeooo:paragraph-rsid="043ee7c2"/>
    </style:style>
    <style:style style:name="P103" style:family="paragraph" style:parent-style-name="Text_20_body">
      <style:text-properties style:font-name="Times New Roman" officeooo:rsid="02a7f7f1" officeooo:paragraph-rsid="03f1a5f4"/>
    </style:style>
    <style:style style:name="P104"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105"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106"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107"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108"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109"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110"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11"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112"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113" style:family="paragraph" style:parent-style-name="Text_20_body">
      <style:text-properties fo:color="#000000" style:font-name="Times New Roman" fo:font-size="12pt" officeooo:paragraph-rsid="048606fa"/>
    </style:style>
    <style:style style:name="P114" style:family="paragraph" style:parent-style-name="Text_20_body">
      <style:text-properties fo:color="#000000" style:font-name="Times New Roman" officeooo:paragraph-rsid="048606fa"/>
    </style:style>
    <style:style style:name="P115"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116" style:family="paragraph" style:parent-style-name="Text_20_body">
      <style:text-properties fo:color="#000000" style:font-name="Courier New" officeooo:paragraph-rsid="048606fa" fo:background-color="#ffffff"/>
    </style:style>
    <style:style style:name="P117" style:family="paragraph" style:parent-style-name="Text_20_body">
      <style:text-properties fo:color="#000000" style:font-name="Courier New" fo:font-size="10pt" fo:font-weight="normal" officeooo:rsid="019cc390" officeooo:paragraph-rsid="048606fa" style:font-size-asian="10pt" style:font-weight-asian="normal" style:font-size-complex="10pt" style:font-weight-complex="normal"/>
    </style:style>
    <style:style style:name="P118" style:family="paragraph" style:parent-style-name="Text_20_body">
      <style:text-properties fo:color="#000000" style:font-name="Courier New" fo:font-size="10pt" fo:font-weight="normal" officeooo:rsid="0205a30a" officeooo:paragraph-rsid="048606fa" style:font-size-asian="10pt" style:font-weight-asian="normal" style:font-size-complex="10pt" style:font-weight-complex="normal"/>
    </style:style>
    <style:style style:name="P119" style:family="paragraph" style:parent-style-name="Text_20_body">
      <style:text-properties fo:color="#000000" style:font-name="Courier New" officeooo:paragraph-rsid="048606fa"/>
    </style:style>
    <style:style style:name="P120" style:family="paragraph" style:parent-style-name="Text_20_body">
      <style:text-properties fo:color="#000000" style:font-name="Courier New1" fo:font-size="9pt" officeooo:paragraph-rsid="048606fa"/>
    </style:style>
    <style:style style:name="P121" style:family="paragraph" style:parent-style-name="Text_20_body">
      <style:text-properties fo:color="#000000" officeooo:paragraph-rsid="048606fa"/>
    </style:style>
    <style:style style:name="P122" style:family="paragraph" style:parent-style-name="Text_20_body">
      <style:text-properties officeooo:paragraph-rsid="047eec83"/>
    </style:style>
    <style:style style:name="P123" style:family="paragraph" style:parent-style-name="Text_20_body">
      <style:text-properties officeooo:paragraph-rsid="026619e2"/>
    </style:style>
    <style:style style:name="P124" style:family="paragraph" style:parent-style-name="Text_20_body">
      <style:text-properties fo:color="#00008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25" style:family="paragraph" style:parent-style-name="Text_20_body">
      <style:text-properties officeooo:paragraph-rsid="048606fa"/>
    </style:style>
    <style:style style:name="P126" style:family="paragraph" style:parent-style-name="Heading_20_1">
      <style:text-properties fo:font-size="16pt" fo:font-weight="bold" officeooo:rsid="008bd18f" style:font-size-asian="14pt" style:font-weight-asian="bold" style:font-size-complex="16pt" style:font-weight-complex="bold"/>
    </style:style>
    <style:style style:name="P127"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128" style:family="paragraph" style:parent-style-name="Heading_20_1">
      <style:text-properties fo:font-size="16pt" fo:font-weight="bold" officeooo:rsid="01ccf7cf" style:font-size-asian="14pt" style:font-weight-asian="bold" style:font-size-complex="16pt" style:font-weight-complex="bold"/>
    </style:style>
    <style:style style:name="P129" style:family="paragraph" style:parent-style-name="Heading_20_1">
      <style:text-properties fo:font-size="16pt" style:font-size-asian="14pt" style:font-size-complex="16pt"/>
    </style:style>
    <style:style style:name="P130"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131" style:family="paragraph" style:parent-style-name="Heading_20_1">
      <style:paragraph-properties fo:break-before="page"/>
      <style:text-properties style:font-name="Liberation Sans" fo:font-size="18pt" style:font-size-asian="18pt" style:font-size-complex="18pt"/>
    </style:style>
    <style:style style:name="P132" style:family="paragraph" style:parent-style-name="Heading_20_2">
      <style:text-properties officeooo:paragraph-rsid="0299c5a8"/>
    </style:style>
    <style:style style:name="P133" style:family="paragraph" style:parent-style-name="Heading_20_2">
      <style:text-properties style:font-name="Liberation Sans"/>
    </style:style>
    <style:style style:name="P134" style:family="paragraph" style:parent-style-name="Heading_20_2">
      <style:text-properties officeooo:paragraph-rsid="029d0aaa"/>
    </style:style>
    <style:style style:name="P135"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136"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137" style:family="paragraph" style:parent-style-name="Heading_20_2">
      <style:text-properties fo:font-size="16pt" officeooo:paragraph-rsid="048606fa" style:font-size-asian="16pt" style:font-size-complex="16pt"/>
    </style:style>
    <style:style style:name="P138"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139" style:family="paragraph" style:parent-style-name="Heading_20_2">
      <style:text-properties officeooo:paragraph-rsid="046bde8a"/>
    </style:style>
    <style:style style:name="P140" style:family="paragraph" style:parent-style-name="Heading_20_2">
      <style:text-properties officeooo:paragraph-rsid="04709406"/>
    </style:style>
    <style:style style:name="P141" style:family="paragraph" style:parent-style-name="Heading_20_2">
      <style:text-properties style:font-name="Liberation Sans" fo:font-size="16pt" style:font-size-asian="16pt" style:font-size-complex="16pt"/>
    </style:style>
    <style:style style:name="P142" style:family="paragraph" style:parent-style-name="Heading_20_2">
      <style:text-properties officeooo:paragraph-rsid="0476547c"/>
    </style:style>
    <style:style style:name="P14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46bde8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6bde8a"/>
    </style:style>
    <style:style style:name="P1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09406"/>
    </style:style>
    <style:style style:name="P169" style:family="paragraph" style:parent-style-name="Preformatted_20_Text">
      <style:paragraph-properties fo:margin-top="0in" fo:margin-bottom="0.1965in"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6547c" style:font-size-asian="10.5pt" style:font-size-complex="12pt"/>
    </style:style>
    <style:style style:name="P17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12pt" officeooo:paragraph-rsid="0476547c"/>
    </style:style>
    <style:style style:name="P17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4709406"/>
    </style:style>
    <style:style style:name="P17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Times New Roman" officeooo:paragraph-rsid="0476547c"/>
    </style:style>
    <style:style style:name="P17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8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8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8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8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8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90" style:family="paragraph" style:parent-style-name="Preformatted_20_Text">
      <style:paragraph-properties fo:margin-top="0in" fo:margin-bottom="0.1965in" loext:contextual-spacing="false"/>
      <style:text-properties fo:color="#000000" style:font-name="Courier New1" fo:font-size="9pt" officeooo:paragraph-rsid="046bde8a" style:font-size-asian="9pt" style:font-size-complex="9pt"/>
    </style:style>
    <style:style style:name="P191" style:family="paragraph" style:parent-style-name="Preformatted_20_Text">
      <style:paragraph-properties fo:margin-top="0in" fo:margin-bottom="0.1965in" loext:contextual-spacing="false"/>
      <style:text-properties fo:color="#000000" style:font-name="Courier New1" fo:font-size="9pt" officeooo:paragraph-rsid="0476547c" style:font-size-asian="9pt" style:font-size-complex="9pt"/>
    </style:style>
    <style:style style:name="P19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6547c" style:font-size-asian="9pt" style:font-size-complex="9pt"/>
    </style:style>
    <style:style style:name="P19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6bde8a"/>
    </style:style>
    <style:style style:name="P19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709406"/>
    </style:style>
    <style:style style:name="P195" style:family="paragraph" style:parent-style-name="Preformatted_20_Text">
      <style:paragraph-properties fo:margin-top="0in" fo:margin-bottom="0.1965in" loext:contextual-spacing="false"/>
      <style:text-properties fo:color="#000000" style:font-name="Courier New1" fo:font-size="9pt" fo:font-weight="normal" officeooo:paragraph-rsid="0476547c" style:font-size-asian="9pt" style:font-weight-asian="normal" style:font-size-complex="9pt" style:font-weight-complex="normal"/>
    </style:style>
    <style:style style:name="P196" style:family="paragraph" style:parent-style-name="Preformatted_20_Text">
      <style:paragraph-properties fo:margin-top="0in" fo:margin-bottom="0.1965in" loext:contextual-spacing="false"/>
      <style:text-properties fo:color="#000000" style:font-name="Courier New1" fo:font-size="9pt" officeooo:paragraph-rsid="0476547c"/>
    </style:style>
    <style:style style:name="P19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9pt" officeooo:paragraph-rsid="048606fa"/>
    </style:style>
    <style:style style:name="P198" style:family="paragraph" style:parent-style-name="Preformatted_20_Text">
      <style:paragraph-properties fo:margin-top="0in" fo:margin-bottom="0.1965in" loext:contextual-spacing="false"/>
      <style:text-properties fo:color="#000000" style:font-name="Courier New1" officeooo:paragraph-rsid="046bde8a"/>
    </style:style>
    <style:style style:name="P19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6bde8a"/>
    </style:style>
    <style:style style:name="P200" style:family="paragraph" style:parent-style-name="Preformatted_20_Text">
      <style:paragraph-properties fo:margin-top="0in" fo:margin-bottom="0.1965in" loext:contextual-spacing="false"/>
      <style:text-properties fo:color="#000000" style:font-name="Courier New1" fo:font-size="10pt" officeooo:paragraph-rsid="04709406" style:font-size-asian="10pt" style:font-size-complex="10pt"/>
    </style:style>
    <style:style style:name="P20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officeooo:paragraph-rsid="04709406" style:font-size-asian="10pt" style:font-size-complex="10pt"/>
    </style:style>
    <style:style style:name="P202" style:family="paragraph" style:parent-style-name="Preformatted_20_Text">
      <style:paragraph-properties fo:margin-top="0in" fo:margin-bottom="0.1965in" loext:contextual-spacing="false"/>
      <style:text-properties fo:color="#000000" style:font-name="Courier New1" fo:font-size="10pt" officeooo:paragraph-rsid="048606fa" style:font-size-asian="10pt" style:font-size-complex="10pt"/>
    </style:style>
    <style:style style:name="P2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margin-top="0in" fo:margin-bottom="0.1965in" loext:contextual-spacing="false"/>
      <style:text-properties fo:color="#000000" style:font-name="Courier New1" officeooo:paragraph-rsid="04709406"/>
    </style:style>
    <style:style style:name="P20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709406"/>
    </style:style>
    <style:style style:name="P206" style:family="paragraph" style:parent-style-name="Preformatted_20_Text">
      <style:paragraph-properties fo:margin-top="0in" fo:margin-bottom="0.1965in" loext:contextual-spacing="false"/>
      <style:text-properties fo:color="#000000" style:font-name="Courier New1" fo:font-size="8pt" officeooo:paragraph-rsid="0476547c" style:font-size-asian="8pt" style:font-size-complex="8pt"/>
    </style:style>
    <style:style style:name="P20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fo:font-size="8pt" officeooo:paragraph-rsid="0476547c" style:font-size-asian="8pt" style:font-size-complex="8pt"/>
    </style:style>
    <style:style style:name="P20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1" officeooo:paragraph-rsid="0476547c"/>
    </style:style>
    <style:style style:name="P209" style:family="paragraph" style:parent-style-name="Preformatted_20_Text">
      <style:paragraph-properties fo:margin-top="0in" fo:margin-bottom="0.1965in" loext:contextual-spacing="false"/>
      <style:text-properties fo:color="#000000" style:font-name="Courier New" fo:font-size="9pt" officeooo:paragraph-rsid="046bde8a" style:font-size-asian="9pt" style:font-size-complex="9pt"/>
    </style:style>
    <style:style style:name="P21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officeooo:paragraph-rsid="046bde8a" style:font-size-asian="9pt" style:font-size-complex="9pt"/>
    </style:style>
    <style:style style:name="P211" style:family="paragraph" style:parent-style-name="Preformatted_20_Text">
      <style:paragraph-properties fo:margin-top="0in" fo:margin-bottom="0.1965in" loext:contextual-spacing="false"/>
      <style:text-properties fo:color="#000000" style:font-name="Courier New" fo:font-size="9pt" officeooo:paragraph-rsid="0476547c" style:font-size-asian="9pt" style:font-size-complex="9pt"/>
    </style:style>
    <style:style style:name="P21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officeooo:paragraph-rsid="046bde8a" style:font-size-asian="9pt" style:font-style-asian="normal" style:font-size-complex="9pt" style:font-style-complex="normal"/>
    </style:style>
    <style:style style:name="P21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214" style:family="paragraph" style:parent-style-name="Preformatted_20_Text">
      <style:paragraph-properties fo:margin-top="0in" fo:margin-bottom="0.1965in" loext:contextual-spacing="false"/>
      <style:text-properties fo:color="#000000" style:font-name="Courier New" fo:font-size="10pt" officeooo:paragraph-rsid="048606fa" style:font-size-asian="10pt" style:font-size-complex="10pt"/>
    </style:style>
    <style:style style:name="P215" style:family="paragraph" style:parent-style-name="Preformatted_20_Text">
      <style:paragraph-properties fo:margin-top="0in" fo:margin-bottom="0.1965in" loext:contextual-spacing="false"/>
      <style:text-properties fo:color="#000000" fo:font-size="9pt" officeooo:paragraph-rsid="046bde8a" style:font-size-asian="9pt" style:font-size-complex="9pt"/>
    </style:style>
    <style:style style:name="P216" style:family="paragraph" style:parent-style-name="Preformatted_20_Text">
      <style:paragraph-properties fo:margin-top="0in" fo:margin-bottom="0.1965in" loext:contextual-spacing="false"/>
      <style:text-properties fo:color="#000000" fo:font-size="9pt" officeooo:paragraph-rsid="0476547c" style:font-size-asian="9pt" style:font-size-complex="9pt"/>
    </style:style>
    <style:style style:name="P2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9pt" officeooo:paragraph-rsid="048606fa"/>
    </style:style>
    <style:style style:name="P2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4709406"/>
    </style:style>
    <style:style style:name="P219" style:family="paragraph" style:parent-style-name="Preformatted_20_Text">
      <loext:graphic-properties draw:fill="solid" draw:fill-color="#ffffff" draw:opacity="100%"/>
      <style:paragraph-properties fo:margin-top="0in" fo:margin-bottom="0.1965in" loext:contextual-spacing="false" fo:background-color="#ffffff"/>
      <style:text-properties fo:font-size="12pt" fo:font-weight="normal" officeooo:paragraph-rsid="046bde8a" style:font-size-asian="10.5pt" style:font-weight-asian="normal" style:font-size-complex="12pt" style:font-weight-complex="normal"/>
    </style:style>
    <style:style style:name="P220" style:family="paragraph" style:parent-style-name="Preformatted_20_Text">
      <loext:graphic-properties draw:fill="solid" draw:fill-color="#ffffff" draw:opacity="100%"/>
      <style:paragraph-properties fo:margin-top="0in" fo:margin-bottom="0.1965in" loext:contextual-spacing="false" fo:background-color="#ffffff"/>
      <style:text-properties fo:font-size="12pt" fo:font-weight="normal" officeooo:paragraph-rsid="04709406" style:font-size-asian="10.5pt" style:font-weight-asian="normal" style:font-size-complex="12pt" style:font-weight-complex="normal"/>
    </style:style>
    <style:style style:name="P2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80" style:font-name="Courier New1" fo:font-size="9pt" fo:font-weight="bold" officeooo:paragraph-rsid="0476547c" style:font-size-asian="9pt" style:font-size-complex="9pt"/>
    </style:style>
    <style:style style:name="P222"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6bde8a"/>
    </style:style>
    <style:style style:name="P223"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76547c"/>
    </style:style>
    <style:style style:name="P224"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215edca"/>
    </style:style>
    <style:style style:name="P225"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48606fa"/>
    </style:style>
    <style:style style:name="P226" style:family="paragraph" style:parent-style-name="Preformatted_20_Text">
      <style:text-properties fo:color="#000000" style:font-name="Courier New" fo:font-size="9pt" officeooo:paragraph-rsid="046bde8a" style:font-size-asian="9pt" style:font-size-complex="9pt"/>
    </style:style>
    <style:style style:name="P227"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6bde8a" style:font-size-asian="9pt" style:font-size-complex="9pt"/>
    </style:style>
    <style:style style:name="P228" style:family="paragraph" style:parent-style-name="Preformatted_20_Text">
      <style:text-properties fo:color="#000000" style:font-name="Courier New" fo:font-size="9pt" officeooo:paragraph-rsid="0476547c" style:font-size-asian="9pt" style:font-size-complex="9pt"/>
    </style:style>
    <style:style style:name="P229" style:family="paragraph" style:parent-style-name="Preformatted_20_Text">
      <style:text-properties fo:color="#000000" style:font-name="Courier New" fo:font-size="10pt" officeooo:paragraph-rsid="048606fa" style:font-size-asian="10pt" style:font-size-complex="10pt"/>
    </style:style>
    <style:style style:name="P230" style:family="paragraph" style:parent-style-name="Preformatted_20_Text">
      <style:text-properties fo:color="#000000" style:font-name="Courier New1" fo:font-size="9pt" officeooo:paragraph-rsid="046bde8a" style:font-size-asian="9pt" style:font-size-complex="9pt"/>
    </style:style>
    <style:style style:name="P231" style:family="paragraph" style:parent-style-name="Preformatted_20_Text">
      <style:text-properties fo:color="#000000" style:font-name="Courier New1" fo:font-size="9pt" officeooo:paragraph-rsid="0476547c" style:font-size-asian="9pt" style:font-size-complex="9pt"/>
    </style:style>
    <style:style style:name="P23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style>
    <style:style style:name="P233"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709406"/>
    </style:style>
    <style:style style:name="P234" style:family="paragraph" style:parent-style-name="Preformatted_20_Text">
      <style:text-properties fo:color="#000000" style:font-name="Courier New1"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23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8606fa"/>
    </style:style>
    <style:style style:name="P236" style:family="paragraph" style:parent-style-name="Preformatted_20_Text">
      <style:text-properties fo:color="#000000" style:font-name="Courier New1" officeooo:paragraph-rsid="046bde8a"/>
    </style:style>
    <style:style style:name="P237" style:family="paragraph" style:parent-style-name="Preformatted_20_Text">
      <style:text-properties fo:color="#000000" style:font-name="Courier New1" officeooo:paragraph-rsid="04709406"/>
    </style:style>
    <style:style style:name="P238" style:family="paragraph" style:parent-style-name="Preformatted_20_Text">
      <style:text-properties fo:color="#000000" style:font-name="Courier New1" fo:font-size="8pt" officeooo:paragraph-rsid="0476547c" style:font-size-asian="8pt" style:font-size-complex="8pt"/>
    </style:style>
    <style:style style:name="P239" style:family="paragraph" style:parent-style-name="Preformatted_20_Text">
      <style:text-properties fo:color="#000000" fo:font-size="9pt" officeooo:paragraph-rsid="046bde8a" style:font-size-asian="9pt" style:font-size-complex="9pt"/>
    </style:style>
    <style:style style:name="P240" style:family="paragraph" style:parent-style-name="Preformatted_20_Text">
      <style:text-properties fo:color="#000000" fo:font-size="9pt" officeooo:paragraph-rsid="0476547c" style:font-size-asian="9pt" style:font-size-complex="9pt"/>
    </style:style>
    <style:style style:name="P241" style:family="paragraph" style:parent-style-name="Preformatted_20_Text">
      <style:text-properties fo:color="#000000" officeooo:paragraph-rsid="046bde8a"/>
    </style:style>
    <style:style style:name="P242"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43" style:family="paragraph" style:parent-style-name="Preformatted_20_Text">
      <style:text-properties fo:color="#000000" fo:font-size="10pt" officeooo:paragraph-rsid="04709406" style:font-size-asian="10pt" style:font-size-complex="10pt"/>
    </style:style>
    <style:style style:name="P244" style:family="paragraph" style:parent-style-name="Preformatted_20_Text">
      <style:text-properties fo:color="#000000" fo:font-size="10pt" officeooo:paragraph-rsid="048606fa" style:font-size-asian="10pt" style:font-size-complex="10pt"/>
    </style:style>
    <style:style style:name="P245" style:family="paragraph" style:parent-style-name="Preformatted_20_Text">
      <style:text-properties fo:color="#000000" officeooo:paragraph-rsid="04709406"/>
    </style:style>
    <style:style style:name="P246"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47"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48" style:family="paragraph" style:parent-style-name="Contents_20_1">
      <style:paragraph-properties>
        <style:tab-stops>
          <style:tab-stop style:position="6.6929in" style:type="right" style:leader-style="dotted" style:leader-text="."/>
        </style:tab-stops>
      </style:paragraph-properties>
    </style:style>
    <style:style style:name="P24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3"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4" style:family="text">
      <style:text-properties fo:font-size="12pt" fo:font-weight="normal" officeooo:rsid="001cc809" style:font-size-asian="12pt" style:font-weight-asian="normal" style:font-size-complex="12pt" style:font-weight-complex="normal"/>
    </style:style>
    <style:style style:name="T15" style:family="text">
      <style:text-properties fo:font-size="12pt" fo:font-weight="normal" officeooo:rsid="001d3197" style:font-size-asian="12pt" style:font-weight-asian="normal" style:font-size-complex="12pt" style:font-weight-complex="normal"/>
    </style:style>
    <style:style style:name="T16" style:family="text">
      <style:text-properties fo:font-size="12pt" fo:font-weight="normal" officeooo:rsid="001d646c" style:font-size-asian="12pt" style:font-weight-asian="normal" style:font-size-complex="12pt" style:font-weight-complex="normal"/>
    </style:style>
    <style:style style:name="T17" style:family="text">
      <style:text-properties fo:font-size="12pt" fo:font-weight="normal" officeooo:rsid="001f83d2" style:font-size-asian="12pt" style:font-weight-asian="normal" style:font-size-complex="12pt" style:font-weight-complex="normal"/>
    </style:style>
    <style:style style:name="T18" style:family="text">
      <style:text-properties fo:font-size="12pt" fo:font-weight="normal" officeooo:rsid="0020b4c6" style:font-size-asian="12pt" style:font-weight-asian="normal" style:font-size-complex="12pt" style:font-weight-complex="normal"/>
    </style:style>
    <style:style style:name="T19" style:family="text">
      <style:text-properties fo:font-size="12pt" fo:font-weight="normal" officeooo:rsid="002157f9" style:font-size-asian="12pt" style:font-weight-asian="normal" style:font-size-complex="12pt" style:font-weight-complex="normal"/>
    </style:style>
    <style:style style:name="T20" style:family="text">
      <style:text-properties fo:font-size="12pt" fo:font-weight="normal" officeooo:rsid="00221714" style:font-size-asian="12pt" style:font-weight-asian="normal" style:font-size-complex="12pt" style:font-weight-complex="normal"/>
    </style:style>
    <style:style style:name="T21" style:family="text">
      <style:text-properties fo:font-size="12pt" fo:font-weight="normal" officeooo:rsid="00228c37" style:font-size-asian="12pt" style:font-weight-asian="normal" style:font-size-complex="12pt" style:font-weight-complex="normal"/>
    </style:style>
    <style:style style:name="T22" style:family="text">
      <style:text-properties fo:font-size="12pt" fo:font-weight="normal" officeooo:rsid="01db029f" style:font-size-asian="12pt" style:font-weight-asian="normal" style:font-size-complex="12pt" style:font-weight-complex="normal"/>
    </style:style>
    <style:style style:name="T23" style:family="text">
      <style:text-properties fo:font-size="12pt" fo:font-weight="normal" officeooo:rsid="01dc5b65" style:font-size-asian="12pt" style:font-weight-asian="normal" style:font-size-complex="12pt" style:font-weight-complex="normal"/>
    </style:style>
    <style:style style:name="T24" style:family="text">
      <style:text-properties fo:font-size="12pt" fo:font-weight="normal" officeooo:rsid="01ddb2c3" style:font-size-asian="12pt" style:font-weight-asian="normal" style:font-size-complex="12pt" style:font-weight-complex="normal"/>
    </style:style>
    <style:style style:name="T25" style:family="text">
      <style:text-properties fo:font-size="12pt" fo:font-weight="normal" officeooo:rsid="01e1e210" style:font-size-asian="12pt" style:font-weight-asian="normal" style:font-size-complex="12pt" style:font-weight-complex="normal"/>
    </style:style>
    <style:style style:name="T26" style:family="text">
      <style:text-properties fo:font-size="12pt" fo:font-weight="normal" officeooo:rsid="01e28ab7" style:font-size-asian="12pt" style:font-weight-asian="normal" style:font-size-complex="12pt" style:font-weight-complex="normal"/>
    </style:style>
    <style:style style:name="T27" style:family="text">
      <style:text-properties fo:font-size="12pt" fo:font-weight="normal" officeooo:rsid="0276cdd7" style:font-size-asian="12pt" style:font-weight-asian="normal" style:font-size-complex="12pt" style:font-weight-complex="normal"/>
    </style:style>
    <style:style style:name="T28" style:family="text">
      <style:text-properties fo:font-size="12pt" fo:font-weight="normal" officeooo:rsid="0277fe69" style:font-size-asian="12pt" style:font-weight-asian="normal" style:font-size-complex="12pt" style:font-weight-complex="normal"/>
    </style:style>
    <style:style style:name="T29" style:family="text">
      <style:text-properties fo:font-size="12pt" fo:font-weight="normal" officeooo:rsid="0279e614" style:font-size-asian="12pt" style:font-weight-asian="normal" style:font-size-complex="12pt" style:font-weight-complex="normal"/>
    </style:style>
    <style:style style:name="T30" style:family="text">
      <style:text-properties fo:font-size="12pt" fo:font-weight="normal" officeooo:rsid="027b1182" style:font-size-asian="12pt" style:font-weight-asian="normal" style:font-size-complex="12pt" style:font-weight-complex="normal"/>
    </style:style>
    <style:style style:name="T31" style:family="text">
      <style:text-properties fo:font-size="12pt" fo:font-weight="normal" officeooo:rsid="0281aa78" style:font-size-asian="12pt" style:font-weight-asian="normal" style:font-size-complex="12pt" style:font-weight-complex="normal"/>
    </style:style>
    <style:style style:name="T32" style:family="text">
      <style:text-properties fo:font-size="12pt" fo:font-weight="normal" officeooo:rsid="0282f245" style:font-size-asian="12pt" style:font-weight-asian="normal" style:font-size-complex="12pt" style:font-weight-complex="normal"/>
    </style:style>
    <style:style style:name="T33" style:family="text">
      <style:text-properties fo:font-size="12pt" fo:font-weight="normal" officeooo:rsid="02836a98" style:font-size-asian="12pt" style:font-weight-asian="normal" style:font-size-complex="12pt" style:font-weight-complex="normal"/>
    </style:style>
    <style:style style:name="T34" style:family="text">
      <style:text-properties fo:font-size="12pt" fo:font-weight="normal" officeooo:rsid="02aadb52" style:font-size-asian="12pt" style:font-weight-asian="normal" style:font-size-complex="12pt" style:font-weight-complex="normal"/>
    </style:style>
    <style:style style:name="T35" style:family="text">
      <style:text-properties fo:font-size="12pt" fo:font-weight="normal" officeooo:rsid="02ab644f" style:font-size-asian="12pt" style:font-weight-asian="normal" style:font-size-complex="12pt" style:font-weight-complex="normal"/>
    </style:style>
    <style:style style:name="T36" style:family="text">
      <style:text-properties fo:font-size="12pt" fo:font-weight="normal" officeooo:rsid="02ad4ae0" style:font-size-asian="12pt" style:font-weight-asian="normal" style:font-size-complex="12pt" style:font-weight-complex="normal"/>
    </style:style>
    <style:style style:name="T37" style:family="text">
      <style:text-properties fo:font-size="12pt" fo:font-weight="normal" officeooo:rsid="02ae9583" style:font-size-asian="12pt" style:font-weight-asian="normal" style:font-size-complex="12pt" style:font-weight-complex="normal"/>
    </style:style>
    <style:style style:name="T38" style:family="text">
      <style:text-properties fo:font-size="12pt" fo:font-weight="normal" officeooo:rsid="02afd139" style:font-size-asian="12pt" style:font-weight-asian="normal" style:font-size-complex="12pt" style:font-weight-complex="normal"/>
    </style:style>
    <style:style style:name="T39" style:family="text">
      <style:text-properties fo:font-size="12pt" fo:font-weight="normal" officeooo:rsid="02b1c637" style:font-size-asian="12pt" style:font-weight-asian="normal" style:font-size-complex="12pt" style:font-weight-complex="normal"/>
    </style:style>
    <style:style style:name="T40" style:family="text">
      <style:text-properties fo:font-size="12pt" fo:font-weight="normal" officeooo:rsid="02b2af8a" style:font-size-asian="12pt" style:font-weight-asian="normal" style:font-size-complex="12pt" style:font-weight-complex="normal"/>
    </style:style>
    <style:style style:name="T41" style:family="text">
      <style:text-properties fo:font-size="12pt" fo:font-weight="normal" officeooo:rsid="02b4255e" style:font-size-asian="12pt" style:font-weight-asian="normal" style:font-size-complex="12pt" style:font-weight-complex="normal"/>
    </style:style>
    <style:style style:name="T42" style:family="text">
      <style:text-properties fo:font-size="12pt" fo:font-weight="normal" officeooo:rsid="034d8df4" style:font-size-asian="12pt" style:font-weight-asian="normal" style:font-size-complex="12pt" style:font-weight-complex="normal"/>
    </style:style>
    <style:style style:name="T43" style:family="text">
      <style:text-properties fo:font-size="12pt" fo:font-weight="normal" officeooo:rsid="034f8d98" style:font-size-asian="12pt" style:font-weight-asian="normal" style:font-size-complex="12pt" style:font-weight-complex="normal"/>
    </style:style>
    <style:style style:name="T44" style:family="text">
      <style:text-properties fo:font-size="12pt" fo:font-weight="normal" officeooo:rsid="0350edb3" style:font-size-asian="12pt" style:font-weight-asian="normal" style:font-size-complex="12pt" style:font-weight-complex="normal"/>
    </style:style>
    <style:style style:name="T45" style:family="text">
      <style:text-properties fo:font-size="12pt" fo:font-weight="normal" officeooo:rsid="0352a613" style:font-size-asian="12pt" style:font-weight-asian="normal" style:font-size-complex="12pt" style:font-weight-complex="normal"/>
    </style:style>
    <style:style style:name="T46" style:family="text">
      <style:text-properties fo:font-size="12pt" fo:font-weight="normal" officeooo:rsid="0353edbd" style:font-size-asian="12pt" style:font-weight-asian="normal" style:font-size-complex="12pt" style:font-weight-complex="normal"/>
    </style:style>
    <style:style style:name="T47" style:family="text">
      <style:text-properties fo:font-size="12pt" fo:font-weight="normal" officeooo:rsid="03543147" style:font-size-asian="12pt" style:font-weight-asian="normal" style:font-size-complex="12pt" style:font-weight-complex="normal"/>
    </style:style>
    <style:style style:name="T48" style:family="text">
      <style:text-properties fo:font-size="12pt" fo:font-weight="normal" officeooo:rsid="03555697" style:font-size-asian="12pt" style:font-weight-asian="normal" style:font-size-complex="12pt" style:font-weight-complex="normal"/>
    </style:style>
    <style:style style:name="T49" style:family="text">
      <style:text-properties fo:font-size="12pt" fo:font-weight="normal" officeooo:rsid="035ab27e" style:font-size-asian="12pt" style:font-weight-asian="normal" style:font-size-complex="12pt" style:font-weight-complex="normal"/>
    </style:style>
    <style:style style:name="T50" style:family="text">
      <style:text-properties fo:font-size="12pt" fo:font-weight="normal" officeooo:rsid="035b86c9" style:font-size-asian="12pt" style:font-weight-asian="normal" style:font-size-complex="12pt" style:font-weight-complex="normal"/>
    </style:style>
    <style:style style:name="T51" style:family="text">
      <style:text-properties fo:font-size="12pt" fo:font-weight="normal" officeooo:rsid="035c6ad9" style:font-size-asian="12pt" style:font-weight-asian="normal" style:font-size-complex="12pt" style:font-weight-complex="normal"/>
    </style:style>
    <style:style style:name="T52" style:family="text">
      <style:text-properties fo:font-size="12pt" fo:font-weight="normal" officeooo:rsid="035d7cb6" style:font-size-asian="12pt" style:font-weight-asian="normal" style:font-size-complex="12pt" style:font-weight-complex="normal"/>
    </style:style>
    <style:style style:name="T53" style:family="text">
      <style:text-properties fo:font-size="12pt" fo:font-weight="normal" officeooo:rsid="035e5c97" style:font-size-asian="12pt" style:font-weight-asian="normal" style:font-size-complex="12pt" style:font-weight-complex="normal"/>
    </style:style>
    <style:style style:name="T54" style:family="text">
      <style:text-properties fo:font-size="12pt" fo:font-weight="normal" officeooo:rsid="028537ea" style:font-size-asian="12pt" style:font-weight-asian="normal" style:font-size-complex="12pt" style:font-weight-complex="normal"/>
    </style:style>
    <style:style style:name="T55" style:family="text">
      <style:text-properties fo:font-size="12pt" fo:font-weight="normal" officeooo:rsid="0286c44f" style:font-size-asian="12pt" style:font-weight-asian="normal" style:font-size-complex="12pt" style:font-weight-complex="normal"/>
    </style:style>
    <style:style style:name="T56" style:family="text">
      <style:text-properties fo:font-size="12pt" fo:font-weight="normal" officeooo:rsid="03605390" style:font-size-asian="12pt" style:font-weight-asian="normal" style:font-size-complex="12pt" style:font-weight-complex="normal"/>
    </style:style>
    <style:style style:name="T57" style:family="text">
      <style:text-properties fo:font-size="12pt" fo:font-weight="normal" officeooo:rsid="03610981" style:font-size-asian="12pt" style:font-weight-asian="normal" style:font-size-complex="12pt" style:font-weight-complex="normal"/>
    </style:style>
    <style:style style:name="T58" style:family="text">
      <style:text-properties fo:font-size="12pt" fo:font-weight="normal" officeooo:rsid="0361f284" style:font-size-asian="12pt" style:font-weight-asian="normal" style:font-size-complex="12pt" style:font-weight-complex="normal"/>
    </style:style>
    <style:style style:name="T59" style:family="text">
      <style:text-properties fo:font-size="12pt" fo:font-weight="normal" officeooo:rsid="0462f076" style:font-size-asian="12pt" style:font-weight-asian="normal" style:font-size-complex="12pt" style:font-weight-complex="normal"/>
    </style:style>
    <style:style style:name="T60" style:family="text">
      <style:text-properties fo:font-size="12pt" fo:font-weight="normal" officeooo:rsid="0025ceda" style:font-size-asian="10.5pt" style:font-weight-asian="normal" style:font-size-complex="12pt" style:font-weight-complex="normal"/>
    </style:style>
    <style:style style:name="T61" style:family="text">
      <style:text-properties fo:font-size="12pt" fo:font-weight="normal" officeooo:rsid="0025d50b" style:font-size-asian="10.5pt" style:font-weight-asian="normal" style:font-size-complex="12pt" style:font-weight-complex="normal"/>
    </style:style>
    <style:style style:name="T62" style:family="text">
      <style:text-properties fo:font-size="12pt" fo:font-weight="normal" officeooo:rsid="028f8c40" style:font-size-asian="10.5pt" style:font-weight-asian="normal" style:font-size-complex="12pt" style:font-weight-complex="normal"/>
    </style:style>
    <style:style style:name="T63" style:family="text">
      <style:text-properties fo:font-size="12pt" fo:font-weight="normal" officeooo:rsid="03655c85" style:font-size-asian="10.5pt" style:font-weight-asian="normal" style:font-size-complex="12pt" style:font-weight-complex="normal"/>
    </style:style>
    <style:style style:name="T64" style:family="text">
      <style:text-properties fo:font-size="12pt" fo:font-weight="normal" officeooo:rsid="0365f12f" style:font-size-asian="10.5pt" style:font-weight-asian="normal" style:font-size-complex="12pt" style:font-weight-complex="normal"/>
    </style:style>
    <style:style style:name="T65" style:family="text">
      <style:text-properties fo:font-size="12pt" fo:font-weight="normal" officeooo:rsid="0366ac1f" style:font-size-asian="10.5pt" style:font-weight-asian="normal" style:font-size-complex="12pt" style:font-weight-complex="normal"/>
    </style:style>
    <style:style style:name="T66" style:family="text">
      <style:text-properties fo:font-size="12pt" fo:font-weight="normal" officeooo:rsid="036d6fd0" style:font-size-asian="10.5pt" style:font-weight-asian="normal" style:font-size-complex="12pt" style:font-weight-complex="normal"/>
    </style:style>
    <style:style style:name="T67" style:family="text">
      <style:text-properties fo:font-size="12pt" fo:font-weight="normal" officeooo:rsid="03705e22" style:font-size-asian="10.5pt" style:font-weight-asian="normal" style:font-size-complex="12pt" style:font-weight-complex="normal"/>
    </style:style>
    <style:style style:name="T68" style:family="text">
      <style:text-properties fo:font-size="12pt" fo:font-weight="normal" officeooo:rsid="008dd5b6" style:font-size-asian="10.5pt" style:font-weight-asian="normal" style:font-name-complex="Times New Roman1" style:font-size-complex="12pt" style:font-weight-complex="normal"/>
    </style:style>
    <style:style style:name="T69" style:family="text">
      <style:text-properties fo:font-size="12pt" fo:font-weight="normal" officeooo:rsid="03b8c6c4" style:font-size-asian="10.5pt" style:font-weight-asian="normal" style:font-name-complex="Times New Roman1" style:font-size-complex="12pt" style:font-weight-complex="normal"/>
    </style:style>
    <style:style style:name="T70" style:family="text">
      <style:text-properties fo:font-size="12pt" style:font-size-asian="12pt" style:font-size-complex="12pt"/>
    </style:style>
    <style:style style:name="T71" style:family="text">
      <style:text-properties fo:font-size="12pt" officeooo:rsid="003b4a2f" style:font-size-asian="12pt" style:font-size-complex="12pt"/>
    </style:style>
    <style:style style:name="T72" style:family="text">
      <style:text-properties fo:font-size="12pt" officeooo:rsid="0337b7a8" style:font-size-asian="12pt" style:font-size-complex="12pt"/>
    </style:style>
    <style:style style:name="T73" style:family="text">
      <style:text-properties fo:font-size="12pt" officeooo:rsid="0339289b" style:font-size-asian="12pt" style:font-size-complex="12pt"/>
    </style:style>
    <style:style style:name="T74" style:family="text">
      <style:text-properties fo:font-size="12pt" officeooo:rsid="033a0ec5" style:font-size-asian="12pt" style:font-size-complex="12pt"/>
    </style:style>
    <style:style style:name="T75" style:family="text">
      <style:text-properties fo:font-size="12pt" officeooo:rsid="033ae376" style:font-size-asian="12pt" style:font-size-complex="12pt"/>
    </style:style>
    <style:style style:name="T76"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89" style:family="text">
      <style:text-properties fo:font-size="12pt" officeooo:rsid="0220aa61" style:font-size-asian="10.5pt" style:font-size-complex="12pt"/>
    </style:style>
    <style:style style:name="T90" style:family="text">
      <style:text-properties fo:font-size="12pt" officeooo:rsid="0221dadd" style:font-size-asian="10.5pt" style:font-size-complex="12pt"/>
    </style:style>
    <style:style style:name="T91" style:family="text">
      <style:text-properties fo:font-size="12pt" officeooo:rsid="02232e8e" style:font-size-asian="10.5pt" style:font-size-complex="12pt"/>
    </style:style>
    <style:style style:name="T92" style:family="text">
      <style:text-properties fo:font-size="12pt" officeooo:rsid="022338a8" style:font-size-asian="10.5pt" style:font-size-complex="12pt"/>
    </style:style>
    <style:style style:name="T93" style:family="text">
      <style:text-properties fo:font-size="12pt" officeooo:rsid="0224a079" style:font-size-asian="10.5pt" style:font-size-complex="12pt"/>
    </style:style>
    <style:style style:name="T94" style:family="text">
      <style:text-properties fo:font-size="12pt" officeooo:rsid="02251837" style:font-size-asian="10.5pt" style:font-size-complex="12pt"/>
    </style:style>
    <style:style style:name="T95" style:family="text">
      <style:text-properties fo:font-size="12pt" fo:font-style="italic" officeooo:rsid="0220aa61" style:font-size-asian="10.5pt" style:font-style-asian="italic" style:font-size-complex="12pt" style:font-style-complex="italic"/>
    </style:style>
    <style:style style:name="T96" style:family="text">
      <style:text-properties fo:font-size="12pt" fo:font-style="italic" officeooo:rsid="0221dadd" style:font-size-asian="10.5pt" style:font-style-asian="italic" style:font-size-complex="12pt" style:font-style-complex="italic"/>
    </style:style>
    <style:style style:name="T97" style:family="text">
      <style:text-properties fo:font-size="12pt" fo:font-style="italic" style:text-underline-style="none" officeooo:rsid="02251837" style:font-size-asian="10.5pt" style:font-style-asian="italic" style:font-size-complex="12pt" style:font-style-complex="italic"/>
    </style:style>
    <style:style style:name="T98" style:family="text">
      <style:text-properties fo:font-size="12pt" fo:font-style="italic" style:text-underline-style="none" officeooo:rsid="0229849c" style:font-size-asian="10.5pt" style:font-style-asian="italic" style:font-size-complex="12pt" style:font-style-complex="italic"/>
    </style:style>
    <style:style style:name="T99" style:family="text">
      <style:text-properties fo:font-size="12pt" style:text-underline-style="none" officeooo:rsid="02251837" style:font-size-asian="10.5pt" style:font-size-complex="12pt"/>
    </style:style>
    <style:style style:name="T100" style:family="text">
      <style:text-properties fo:font-size="12pt" style:text-underline-style="none" officeooo:rsid="0227c734" style:font-size-asian="10.5pt" style:font-size-complex="12pt"/>
    </style:style>
    <style:style style:name="T101" style:family="text">
      <style:text-properties fo:font-size="12pt" style:text-underline-style="none" officeooo:rsid="022928f9" style:font-size-asian="10.5pt" style:font-size-complex="12pt"/>
    </style:style>
    <style:style style:name="T102" style:family="text">
      <style:text-properties fo:font-size="12pt" style:text-underline-style="none" officeooo:rsid="0229849c" style:font-size-asian="10.5pt" style:font-size-complex="12pt"/>
    </style:style>
    <style:style style:name="T103" style:family="text">
      <style:text-properties fo:font-size="12pt" style:text-underline-style="none" officeooo:rsid="022b64c6" style:font-size-asian="10.5pt" style:font-size-complex="12pt"/>
    </style:style>
    <style:style style:name="T104" style:family="text">
      <style:text-properties officeooo:rsid="00276611"/>
    </style:style>
    <style:style style:name="T105" style:family="text">
      <style:text-properties officeooo:rsid="002bb090"/>
    </style:style>
    <style:style style:name="T106" style:family="text">
      <style:text-properties officeooo:rsid="002cd56d"/>
    </style:style>
    <style:style style:name="T107" style:family="text">
      <style:text-properties officeooo:rsid="002e6ef7"/>
    </style:style>
    <style:style style:name="T108" style:family="text">
      <style:text-properties officeooo:rsid="00309eb7"/>
    </style:style>
    <style:style style:name="T109" style:family="text">
      <style:text-properties officeooo:rsid="00414aa6"/>
    </style:style>
    <style:style style:name="T110" style:family="text">
      <style:text-properties style:font-name="Times New Roman"/>
    </style:style>
    <style:style style:name="T111" style:family="text">
      <style:text-properties style:font-name="Times New Roman" fo:font-size="16pt" fo:font-weight="bold" officeooo:rsid="00540758" style:font-size-asian="16pt" style:font-weight-asian="bold" style:font-name-complex="Times New Roman1" style:font-size-complex="16pt"/>
    </style:style>
    <style:style style:name="T112" style:family="text">
      <style:text-properties style:font-name="Times New Roman" style:font-name-complex="Times New Roman1"/>
    </style:style>
    <style:style style:name="T113" style:family="text">
      <style:text-properties style:font-name="Times New Roman" officeooo:rsid="004a0c73" style:font-name-complex="Times New Roman1"/>
    </style:style>
    <style:style style:name="T114" style:family="text">
      <style:text-properties style:font-name="Times New Roman" officeooo:rsid="004be2c9" style:font-name-complex="Times New Roman1"/>
    </style:style>
    <style:style style:name="T115" style:family="text">
      <style:text-properties style:font-name="Times New Roman" officeooo:rsid="004fcb30" style:font-name-complex="Times New Roman1"/>
    </style:style>
    <style:style style:name="T116" style:family="text">
      <style:text-properties style:font-name="Times New Roman" officeooo:rsid="0051419b" style:font-name-complex="Times New Roman1"/>
    </style:style>
    <style:style style:name="T117" style:family="text">
      <style:text-properties style:font-name="Times New Roman" officeooo:rsid="00528434" style:font-name-complex="Times New Roman1"/>
    </style:style>
    <style:style style:name="T118" style:family="text">
      <style:text-properties style:font-name="Times New Roman" officeooo:rsid="0053f627" style:font-name-complex="Times New Roman1"/>
    </style:style>
    <style:style style:name="T119" style:family="text">
      <style:text-properties style:font-name="Times New Roman" officeooo:rsid="00540758" style:font-name-complex="Times New Roman1"/>
    </style:style>
    <style:style style:name="T120" style:family="text">
      <style:text-properties style:font-name="Times New Roman" officeooo:rsid="005576c8" style:font-name-complex="Times New Roman1"/>
    </style:style>
    <style:style style:name="T121" style:family="text">
      <style:text-properties style:font-name="Times New Roman" officeooo:rsid="00558aef" style:font-name-complex="Times New Roman1"/>
    </style:style>
    <style:style style:name="T122" style:family="text">
      <style:text-properties style:font-name="Times New Roman" officeooo:rsid="00592223" style:font-name-complex="Times New Roman1"/>
    </style:style>
    <style:style style:name="T123" style:family="text">
      <style:text-properties style:font-name="Times New Roman" officeooo:rsid="005ac0c5" style:font-name-complex="Times New Roman1"/>
    </style:style>
    <style:style style:name="T124" style:family="text">
      <style:text-properties style:font-name="Times New Roman" officeooo:rsid="037e84d6" style:font-name-complex="Times New Roman1"/>
    </style:style>
    <style:style style:name="T125" style:family="text">
      <style:text-properties style:font-name="Times New Roman" officeooo:rsid="03806482" style:font-name-complex="Times New Roman1"/>
    </style:style>
    <style:style style:name="T126" style:family="text">
      <style:text-properties style:font-name="Times New Roman" officeooo:rsid="0380a5f5" style:font-name-complex="Times New Roman1"/>
    </style:style>
    <style:style style:name="T127" style:family="text">
      <style:text-properties style:font-name="Times New Roman" officeooo:rsid="0381c5d0" style:font-name-complex="Times New Roman1"/>
    </style:style>
    <style:style style:name="T128" style:family="text">
      <style:text-properties style:font-name="Times New Roman" officeooo:rsid="0381d865" style:font-name-complex="Times New Roman1"/>
    </style:style>
    <style:style style:name="T129" style:family="text">
      <style:text-properties style:font-name="Times New Roman" officeooo:rsid="0383c680" style:font-name-complex="Times New Roman1"/>
    </style:style>
    <style:style style:name="T130" style:family="text">
      <style:text-properties style:font-name="Times New Roman" officeooo:rsid="0383da7c" style:font-name-complex="Times New Roman1"/>
    </style:style>
    <style:style style:name="T131" style:family="text">
      <style:text-properties style:font-name="Times New Roman" officeooo:rsid="038496d1" style:font-name-complex="Times New Roman1"/>
    </style:style>
    <style:style style:name="T132" style:family="text">
      <style:text-properties style:font-name="Times New Roman" officeooo:rsid="0384bf48" style:font-name-complex="Times New Roman1"/>
    </style:style>
    <style:style style:name="T133" style:family="text">
      <style:text-properties style:font-name="Times New Roman" officeooo:rsid="0385afdc" style:font-name-complex="Times New Roman1"/>
    </style:style>
    <style:style style:name="T134" style:family="text">
      <style:text-properties style:font-name="Times New Roman" officeooo:rsid="038729ce" style:font-name-complex="Times New Roman1"/>
    </style:style>
    <style:style style:name="T135" style:family="text">
      <style:text-properties style:font-name="Times New Roman" officeooo:rsid="03889f76" style:font-name-complex="Times New Roman1"/>
    </style:style>
    <style:style style:name="T136" style:family="text">
      <style:text-properties style:font-name="Times New Roman" officeooo:rsid="0389c297" style:font-name-complex="Times New Roman1"/>
    </style:style>
    <style:style style:name="T137" style:family="text">
      <style:text-properties style:font-name="Times New Roman" officeooo:rsid="038a775e" style:font-name-complex="Times New Roman1"/>
    </style:style>
    <style:style style:name="T138" style:family="text">
      <style:text-properties style:font-name="Times New Roman" officeooo:rsid="038bae12" style:font-name-complex="Times New Roman1"/>
    </style:style>
    <style:style style:name="T139" style:family="text">
      <style:text-properties style:font-name="Times New Roman" officeooo:rsid="038c477a" style:font-name-complex="Times New Roman1"/>
    </style:style>
    <style:style style:name="T140" style:family="text">
      <style:text-properties style:font-name="Times New Roman" officeooo:rsid="038cf148" style:font-name-complex="Times New Roman1"/>
    </style:style>
    <style:style style:name="T141" style:family="text">
      <style:text-properties style:font-name="Times New Roman" officeooo:rsid="03901982" style:font-name-complex="Times New Roman1"/>
    </style:style>
    <style:style style:name="T142" style:family="text">
      <style:text-properties style:font-name="Times New Roman" officeooo:rsid="0392248b" style:font-name-complex="Times New Roman1"/>
    </style:style>
    <style:style style:name="T143" style:family="text">
      <style:text-properties style:font-name="Times New Roman" officeooo:rsid="0392eed8" style:font-name-complex="Times New Roman1"/>
    </style:style>
    <style:style style:name="T144" style:family="text">
      <style:text-properties style:font-name="Times New Roman" officeooo:rsid="0394ebf4" style:font-name-complex="Times New Roman1"/>
    </style:style>
    <style:style style:name="T145" style:family="text">
      <style:text-properties style:font-name="Times New Roman" fo:font-style="italic" style:font-style-asian="italic" style:font-name-complex="Times New Roman1"/>
    </style:style>
    <style:style style:name="T146" style:family="text">
      <style:text-properties style:font-name="Times New Roman" fo:font-style="italic" officeooo:rsid="009b879c" style:font-style-asian="italic" style:font-style-complex="italic"/>
    </style:style>
    <style:style style:name="T147" style:family="text">
      <style:text-properties style:font-name="Times New Roman" fo:font-style="italic" officeooo:rsid="03ccf76d" style:font-style-asian="italic" style:font-style-complex="italic"/>
    </style:style>
    <style:style style:name="T148" style:family="text">
      <style:text-properties style:font-name="Times New Roman" fo:font-style="italic" officeooo:rsid="009ec9fe" style:font-style-asian="italic" style:font-style-complex="italic"/>
    </style:style>
    <style:style style:name="T149" style:family="text">
      <style:text-properties style:font-name="Times New Roman" fo:font-style="italic" officeooo:rsid="009febc4" style:font-style-asian="italic" style:font-style-complex="italic"/>
    </style:style>
    <style:style style:name="T150"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51"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2"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1c99122" style:font-size-asian="12pt" style:font-weight-asian="normal" style:font-size-complex="12pt" style:font-weight-complex="normal"/>
    </style:style>
    <style:style style:name="T163" style:family="text">
      <style:text-properties style:font-name="Times New Roman" fo:font-size="12pt" fo:font-weight="normal" officeooo:rsid="045ebab3" style:font-size-asian="12pt" style:font-weight-asian="normal" style:font-size-complex="12pt" style:font-weight-complex="normal"/>
    </style:style>
    <style:style style:name="T16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6"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7"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68"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69" style:family="text">
      <style:text-properties style:font-name="Times New Roman" fo:font-size="12pt" officeooo:rsid="00956dd9" style:font-size-asian="12pt" style:font-size-complex="12pt"/>
    </style:style>
    <style:style style:name="T170" style:family="text">
      <style:text-properties style:font-name="Times New Roman" fo:font-size="12pt" officeooo:rsid="0096daa5" style:font-size-asian="12pt" style:font-size-complex="12pt"/>
    </style:style>
    <style:style style:name="T171" style:family="text">
      <style:text-properties style:font-name="Times New Roman" fo:font-size="12pt" officeooo:rsid="009714a2" style:font-size-asian="12pt" style:font-size-complex="12pt"/>
    </style:style>
    <style:style style:name="T172" style:family="text">
      <style:text-properties style:font-name="Times New Roman" fo:font-size="12pt" officeooo:rsid="00980ccd" style:font-size-asian="12pt" style:font-size-complex="12pt"/>
    </style:style>
    <style:style style:name="T173" style:family="text">
      <style:text-properties style:font-name="Times New Roman" fo:font-size="12pt" officeooo:rsid="009b879c" style:font-size-asian="12pt" style:font-size-complex="12pt"/>
    </style:style>
    <style:style style:name="T174" style:family="text">
      <style:text-properties style:font-name="Times New Roman" fo:font-size="12pt" officeooo:rsid="00a1a0a3" style:font-size-asian="12pt" style:font-size-complex="12pt"/>
    </style:style>
    <style:style style:name="T175" style:family="text">
      <style:text-properties style:font-name="Times New Roman" fo:font-size="12pt" officeooo:rsid="00a1b542" style:font-size-asian="12pt" style:font-size-complex="12pt"/>
    </style:style>
    <style:style style:name="T176" style:family="text">
      <style:text-properties style:font-name="Times New Roman" fo:font-size="12pt" officeooo:rsid="03be6073" style:font-size-asian="12pt" style:font-size-complex="12pt"/>
    </style:style>
    <style:style style:name="T177" style:family="text">
      <style:text-properties style:font-name="Times New Roman" fo:font-size="12pt" officeooo:rsid="03bf96e3" style:font-size-asian="12pt" style:font-size-complex="12pt"/>
    </style:style>
    <style:style style:name="T178" style:family="text">
      <style:text-properties style:font-name="Times New Roman" fo:font-size="12pt" officeooo:rsid="03c0511a" style:font-size-asian="12pt" style:font-size-complex="12pt"/>
    </style:style>
    <style:style style:name="T179" style:family="text">
      <style:text-properties style:font-name="Times New Roman" fo:font-size="12pt" officeooo:rsid="03c1da3f" style:font-size-asian="12pt" style:font-size-complex="12pt"/>
    </style:style>
    <style:style style:name="T180" style:family="text">
      <style:text-properties style:font-name="Times New Roman" fo:font-size="12pt" officeooo:rsid="03c33c40" style:font-size-asian="12pt" style:font-size-complex="12pt"/>
    </style:style>
    <style:style style:name="T181" style:family="text">
      <style:text-properties style:font-name="Times New Roman" fo:font-size="12pt" officeooo:rsid="03c3ff24" style:font-size-asian="12pt" style:font-size-complex="12pt"/>
    </style:style>
    <style:style style:name="T182" style:family="text">
      <style:text-properties style:font-name="Times New Roman" fo:font-size="12pt" officeooo:rsid="03c41834" style:font-size-asian="12pt" style:font-size-complex="12pt"/>
    </style:style>
    <style:style style:name="T183" style:family="text">
      <style:text-properties style:font-name="Times New Roman" fo:font-size="12pt" officeooo:rsid="03c4a70a" style:font-size-asian="12pt" style:font-size-complex="12pt"/>
    </style:style>
    <style:style style:name="T184" style:family="text">
      <style:text-properties style:font-name="Times New Roman" fo:font-size="12pt" officeooo:rsid="03c617f7" style:font-size-asian="12pt" style:font-size-complex="12pt"/>
    </style:style>
    <style:style style:name="T185" style:family="text">
      <style:text-properties style:font-name="Times New Roman" fo:font-size="12pt" officeooo:rsid="00a345ca" style:font-size-asian="10.5pt" style:font-size-complex="12pt"/>
    </style:style>
    <style:style style:name="T186" style:family="text">
      <style:text-properties style:font-name="Times New Roman" fo:font-size="12pt" officeooo:rsid="00a4f29f" style:font-size-asian="10.5pt" style:font-size-complex="12pt"/>
    </style:style>
    <style:style style:name="T187" style:family="text">
      <style:text-properties style:font-name="Times New Roman" fo:font-size="12pt" officeooo:rsid="00a56f73" style:font-size-asian="10.5pt" style:font-size-complex="12pt"/>
    </style:style>
    <style:style style:name="T188" style:family="text">
      <style:text-properties style:font-name="Times New Roman" fo:font-size="12pt" officeooo:rsid="00a6ba42" style:font-size-asian="10.5pt" style:font-size-complex="12pt"/>
    </style:style>
    <style:style style:name="T189" style:family="text">
      <style:text-properties style:font-name="Times New Roman" fo:font-size="12pt" officeooo:rsid="02156a7c" style:font-size-asian="10.5pt" style:font-size-complex="12pt"/>
    </style:style>
    <style:style style:name="T190" style:family="text">
      <style:text-properties style:font-name="Times New Roman" fo:font-size="12pt" officeooo:rsid="0215f0ff" style:font-size-asian="10.5pt" style:font-size-complex="12pt"/>
    </style:style>
    <style:style style:name="T191" style:family="text">
      <style:text-properties style:font-name="Times New Roman" fo:font-size="12pt" officeooo:rsid="02171900" style:font-size-asian="10.5pt" style:font-size-complex="12pt"/>
    </style:style>
    <style:style style:name="T192" style:family="text">
      <style:text-properties style:font-name="Times New Roman" fo:font-size="12pt" officeooo:rsid="021750a1" style:font-size-asian="10.5pt" style:font-size-complex="12pt"/>
    </style:style>
    <style:style style:name="T193" style:family="text">
      <style:text-properties style:font-name="Times New Roman" fo:font-size="12pt" officeooo:rsid="021fe53e" style:font-size-asian="10.5pt" style:font-size-complex="12pt"/>
    </style:style>
    <style:style style:name="T194" style:family="text">
      <style:text-properties style:font-name="Times New Roman" fo:font-size="12pt" officeooo:rsid="02219307" style:font-size-asian="10.5pt" style:font-size-complex="12pt"/>
    </style:style>
    <style:style style:name="T195" style:family="text">
      <style:text-properties style:font-name="Times New Roman" fo:font-size="12pt" officeooo:rsid="02219934" style:font-size-asian="10.5pt" style:font-size-complex="12pt"/>
    </style:style>
    <style:style style:name="T196" style:family="text">
      <style:text-properties style:font-name="Times New Roman" fo:font-size="12pt" officeooo:rsid="0222456e" style:font-size-asian="10.5pt" style:font-size-complex="12pt"/>
    </style:style>
    <style:style style:name="T197" style:family="text">
      <style:text-properties style:font-name="Times New Roman" fo:font-size="12pt" officeooo:rsid="03d49658" style:font-size-asian="10.5pt" style:font-size-complex="12pt"/>
    </style:style>
    <style:style style:name="T198" style:family="text">
      <style:text-properties style:font-name="Times New Roman" fo:font-size="12pt" officeooo:rsid="03d6881a" style:font-size-asian="10.5pt" style:font-size-complex="12pt"/>
    </style:style>
    <style:style style:name="T199" style:family="text">
      <style:text-properties style:font-name="Times New Roman" fo:font-size="12pt" officeooo:rsid="03d68b76" style:font-size-asian="10.5pt" style:font-size-complex="12pt"/>
    </style:style>
    <style:style style:name="T200" style:family="text">
      <style:text-properties style:font-name="Times New Roman" fo:font-size="12pt" officeooo:rsid="03da37bb" style:font-size-asian="10.5pt" style:font-size-complex="12pt"/>
    </style:style>
    <style:style style:name="T201" style:family="text">
      <style:text-properties style:font-name="Times New Roman" fo:font-size="12pt" officeooo:rsid="03dbaae7" style:font-size-asian="10.5pt" style:font-size-complex="12pt"/>
    </style:style>
    <style:style style:name="T202" style:family="text">
      <style:text-properties style:font-name="Times New Roman" fo:font-size="12pt" officeooo:rsid="03dccebc" style:font-size-asian="10.5pt" style:font-size-complex="12pt"/>
    </style:style>
    <style:style style:name="T203" style:family="text">
      <style:text-properties style:font-name="Times New Roman" fo:font-size="12pt" officeooo:rsid="03de441b" style:font-size-asian="10.5pt" style:font-size-complex="12pt"/>
    </style:style>
    <style:style style:name="T204" style:family="text">
      <style:text-properties style:font-name="Times New Roman" fo:font-size="12pt" officeooo:rsid="03ded067" style:font-size-asian="10.5pt" style:font-size-complex="12pt"/>
    </style:style>
    <style:style style:name="T205" style:family="text">
      <style:text-properties style:font-name="Times New Roman" fo:font-size="12pt" officeooo:rsid="03df951b" style:font-size-asian="10.5pt" style:font-size-complex="12pt"/>
    </style:style>
    <style:style style:name="T206" style:family="text">
      <style:text-properties style:font-name="Times New Roman" fo:font-size="12pt" officeooo:rsid="03e2feb7" style:font-size-asian="10.5pt" style:font-size-complex="12pt"/>
    </style:style>
    <style:style style:name="T207" style:family="text">
      <style:text-properties style:font-name="Times New Roman" fo:font-size="12pt" officeooo:rsid="03f9f5e4" style:font-size-asian="10.5pt" style:font-size-complex="12pt"/>
    </style:style>
    <style:style style:name="T208" style:family="text">
      <style:text-properties style:font-name="Times New Roman" fo:font-size="12pt" officeooo:rsid="03fb21f4" style:font-size-asian="10.5pt" style:font-size-complex="12pt"/>
    </style:style>
    <style:style style:name="T209" style:family="text">
      <style:text-properties style:font-name="Times New Roman" fo:font-size="12pt" officeooo:rsid="00b9a56c" style:font-size-asian="10.5pt" style:font-size-complex="12pt"/>
    </style:style>
    <style:style style:name="T210"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1"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2"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style:font-size-asian="10.5pt" style:font-style-asian="normal" style:font-size-complex="12pt" style:font-style-complex="normal"/>
    </style:style>
    <style:style style:name="T215" style:family="text">
      <style:text-properties style:font-name="Times New Roman" fo:font-size="12pt" fo:font-style="normal" officeooo:rsid="0202329b" style:font-size-asian="10.5pt" style:font-style-asian="normal" style:font-size-complex="12pt" style:font-style-complex="normal"/>
    </style:style>
    <style:style style:name="T216" style:family="text">
      <style:text-properties style:font-name="Times New Roman" fo:font-size="12pt" fo:font-style="normal" officeooo:rsid="0203edbc" style:font-size-asian="10.5pt" style:font-style-asian="normal" style:font-size-complex="12pt" style:font-style-complex="normal"/>
    </style:style>
    <style:style style:name="T217" style:family="text">
      <style:text-properties style:font-name="Times New Roman" fo:font-size="12pt" fo:font-style="normal" officeooo:rsid="0205e513" style:font-size-asian="10.5pt" style:font-style-asian="normal" style:font-size-complex="12pt" style:font-style-complex="normal"/>
    </style:style>
    <style:style style:name="T218" style:family="text">
      <style:text-properties style:font-name="Times New Roman" fo:font-size="12pt" fo:font-style="normal" officeooo:rsid="0207fd97" style:font-size-asian="10.5pt" style:font-style-asian="normal" style:font-size-complex="12pt" style:font-style-complex="normal"/>
    </style:style>
    <style:style style:name="T219" style:family="text">
      <style:text-properties style:font-name="Times New Roman" fo:font-size="12pt" fo:font-style="normal" officeooo:rsid="0209aa97" style:font-size-asian="10.5pt" style:font-style-asian="normal" style:font-size-complex="12pt" style:font-style-complex="normal"/>
    </style:style>
    <style:style style:name="T220" style:family="text">
      <style:text-properties style:font-name="Times New Roman" fo:font-size="12pt" fo:font-style="normal" officeooo:rsid="020adbb0" style:font-size-asian="10.5pt" style:font-style-asian="normal" style:font-size-complex="12pt" style:font-style-complex="normal"/>
    </style:style>
    <style:style style:name="T221" style:family="text">
      <style:text-properties style:font-name="Times New Roman" fo:font-size="12pt" fo:font-style="normal" officeooo:rsid="020b3036" style:font-size-asian="10.5pt" style:font-style-asian="normal" style:font-size-complex="12pt" style:font-style-complex="normal"/>
    </style:style>
    <style:style style:name="T222" style:family="text">
      <style:text-properties style:font-name="Times New Roman" fo:font-size="12pt" fo:font-style="normal" officeooo:rsid="020b66ee" style:font-size-asian="10.5pt" style:font-style-asian="normal" style:font-size-complex="12pt" style:font-style-complex="normal"/>
    </style:style>
    <style:style style:name="T223" style:family="text">
      <style:text-properties style:font-name="Times New Roman" fo:font-size="12pt" fo:font-style="normal" officeooo:rsid="020c3a91" style:font-size-asian="10.5pt" style:font-style-asian="normal" style:font-size-complex="12pt" style:font-style-complex="normal"/>
    </style:style>
    <style:style style:name="T224" style:family="text">
      <style:text-properties style:font-name="Times New Roman" fo:font-size="12pt" fo:font-style="normal" officeooo:rsid="04691388" style:font-size-asian="10.5pt" style:font-style-asian="normal" style:font-size-complex="12pt" style:font-style-complex="normal"/>
    </style:style>
    <style:style style:name="T225" style:family="text">
      <style:text-properties style:font-name="Times New Roman" fo:font-size="12pt" fo:font-style="normal" officeooo:rsid="046aff8e" style:font-size-asian="10.5pt" style:font-style-asian="normal" style:font-size-complex="12pt" style:font-style-complex="normal"/>
    </style:style>
    <style:style style:name="T226" style:family="text">
      <style:text-properties style:font-name="Times New Roman" fo:font-size="12pt" fo:font-style="normal" officeooo:rsid="046b0dee" style:font-size-asian="10.5pt" style:font-style-asian="normal" style:font-size-complex="12pt" style:font-style-complex="normal"/>
    </style:style>
    <style:style style:name="T227"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28"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2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0"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1"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2"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3" style:family="text">
      <style:text-properties style:font-name="Times New Roman" fo:font-size="12pt" fo:font-style="italic" officeooo:rsid="00956dd9" style:font-size-asian="12pt" style:font-style-asian="italic" style:font-size-complex="12pt" style:font-style-complex="italic"/>
    </style:style>
    <style:style style:name="T234" style:family="text">
      <style:text-properties style:font-name="Times New Roman" fo:font-size="12pt" fo:font-style="italic" officeooo:rsid="0096daa5" style:font-size-asian="12pt" style:font-style-asian="italic" style:font-size-complex="12pt" style:font-style-complex="italic"/>
    </style:style>
    <style:style style:name="T235" style:family="text">
      <style:text-properties style:font-name="Times New Roman" fo:font-size="12pt" fo:font-style="italic" officeooo:rsid="00980ccd" style:font-size-asian="12pt" style:font-style-asian="italic" style:font-size-complex="12pt" style:font-style-complex="italic"/>
    </style:style>
    <style:style style:name="T236" style:family="text">
      <style:text-properties style:font-name="Times New Roman" fo:font-size="12pt" fo:font-style="italic" officeooo:rsid="00a345ca" style:font-size-asian="10.5pt" style:font-style-asian="italic" style:font-size-complex="12pt" style:font-style-complex="italic"/>
    </style:style>
    <style:style style:name="T237" style:family="text">
      <style:text-properties style:font-name="Times New Roman" fo:font-size="12pt" fo:font-style="italic" officeooo:rsid="00a6ba42" style:font-size-asian="10.5pt" style:font-style-asian="italic" style:font-size-complex="12pt" style:font-style-complex="italic"/>
    </style:style>
    <style:style style:name="T238" style:family="text">
      <style:text-properties style:font-name="Times New Roman" fo:font-size="12pt" fo:font-style="italic" officeooo:rsid="03fb21f4" style:font-size-asian="10.5pt" style:font-style-asian="italic" style:font-size-complex="12pt" style:font-style-complex="italic"/>
    </style:style>
    <style:style style:name="T239" style:family="text">
      <style:text-properties style:font-name="Times New Roman" fo:font-size="12pt" fo:font-style="italic" officeooo:rsid="00b9a56c" style:font-size-asian="10.5pt" style:font-style-asian="italic" style:font-size-complex="12pt" style:font-style-complex="italic"/>
    </style:style>
    <style:style style:name="T240" style:family="text">
      <style:text-properties style:font-name="Times New Roman" fo:font-size="12pt" officeooo:rsid="02373462"/>
    </style:style>
    <style:style style:name="T241" style:family="text">
      <style:text-properties style:font-name="Times New Roman" fo:font-size="12pt" style:text-underline-style="none" officeooo:rsid="022ce5ee" style:font-size-asian="10.5pt" style:font-size-complex="12pt"/>
    </style:style>
    <style:style style:name="T242" style:family="text">
      <style:text-properties style:font-name="Times New Roman" fo:font-size="12pt" style:text-underline-style="none" officeooo:rsid="022cfe89" style:font-size-asian="10.5pt" style:font-size-complex="12pt"/>
    </style:style>
    <style:style style:name="T243" style:family="text">
      <style:text-properties style:font-name="Times New Roman" fo:font-size="12pt" style:text-underline-style="none" officeooo:rsid="022d42da" style:font-size-asian="10.5pt" style:font-size-complex="12pt"/>
    </style:style>
    <style:style style:name="T244" style:family="text">
      <style:text-properties style:font-name="Times New Roman" fo:font-size="12pt" style:text-underline-style="none" officeooo:rsid="023054de" style:font-size-asian="10.5pt" style:font-size-complex="12pt"/>
    </style:style>
    <style:style style:name="T245" style:family="text">
      <style:text-properties style:font-name="Times New Roman" fo:font-size="12pt" style:text-underline-style="none" officeooo:rsid="0231ae37" style:font-size-asian="10.5pt" style:font-size-complex="12pt"/>
    </style:style>
    <style:style style:name="T246"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7"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48"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officeooo:rsid="03c6413c" style:font-size-asian="12pt" style:font-size-complex="12pt"/>
    </style:style>
    <style:style style:name="T255"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6"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7"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58" style:family="text">
      <style:text-properties style:font-name="Times New Roman" fo:font-size="12pt" fo:language="ro" fo:country="RO" officeooo:rsid="03fd6b83" style:font-size-asian="10.5pt" style:font-size-complex="12pt"/>
    </style:style>
    <style:style style:name="T259" style:family="text">
      <style:text-properties style:font-name="Times New Roman" fo:font-size="12pt" fo:language="ro" fo:country="RO" officeooo:rsid="03fdb2d0" style:font-size-asian="10.5pt" style:font-size-complex="12pt"/>
    </style:style>
    <style:style style:name="T260" style:family="text">
      <style:text-properties style:font-name="Times New Roman" fo:font-size="12pt" fo:language="en" fo:country="US" officeooo:rsid="03c80a41" style:font-size-asian="12pt" style:font-size-complex="12pt"/>
    </style:style>
    <style:style style:name="T261"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2"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3" style:family="text">
      <style:text-properties style:font-name="Times New Roman" fo:font-size="12pt" fo:language="en" fo:country="US" officeooo:rsid="03fd6b83" style:font-size-asian="10.5pt" style:font-size-complex="12pt"/>
    </style:style>
    <style:style style:name="T264" style:family="text">
      <style:text-properties style:font-name="Times New Roman" officeooo:rsid="0062e9ae"/>
    </style:style>
    <style:style style:name="T265" style:family="text">
      <style:text-properties style:font-name="Times New Roman" officeooo:rsid="006af0c5"/>
    </style:style>
    <style:style style:name="T266" style:family="text">
      <style:text-properties style:font-name="Times New Roman" officeooo:rsid="006b08d3"/>
    </style:style>
    <style:style style:name="T267" style:family="text">
      <style:text-properties style:font-name="Times New Roman" officeooo:rsid="006c492d"/>
    </style:style>
    <style:style style:name="T268" style:family="text">
      <style:text-properties style:font-name="Times New Roman" officeooo:rsid="006cb074"/>
    </style:style>
    <style:style style:name="T269" style:family="text">
      <style:text-properties style:font-name="Times New Roman" officeooo:rsid="006e615b"/>
    </style:style>
    <style:style style:name="T270" style:family="text">
      <style:text-properties style:font-name="Times New Roman" officeooo:rsid="00700cc5"/>
    </style:style>
    <style:style style:name="T271" style:family="text">
      <style:text-properties style:font-name="Times New Roman" officeooo:rsid="0070dc84"/>
    </style:style>
    <style:style style:name="T272" style:family="text">
      <style:text-properties style:font-name="Times New Roman" officeooo:rsid="0072b5fd"/>
    </style:style>
    <style:style style:name="T273" style:family="text">
      <style:text-properties style:font-name="Times New Roman" officeooo:rsid="00739c73"/>
    </style:style>
    <style:style style:name="T274" style:family="text">
      <style:text-properties style:font-name="Times New Roman" officeooo:rsid="00759f96"/>
    </style:style>
    <style:style style:name="T275" style:family="text">
      <style:text-properties style:font-name="Times New Roman" officeooo:rsid="00777f12"/>
    </style:style>
    <style:style style:name="T276" style:family="text">
      <style:text-properties style:font-name="Times New Roman" officeooo:rsid="007b043e"/>
    </style:style>
    <style:style style:name="T277" style:family="text">
      <style:text-properties style:font-name="Times New Roman" officeooo:rsid="007b272e"/>
    </style:style>
    <style:style style:name="T278" style:family="text">
      <style:text-properties style:font-name="Times New Roman" officeooo:rsid="007c151c"/>
    </style:style>
    <style:style style:name="T279" style:family="text">
      <style:text-properties style:font-name="Times New Roman" officeooo:rsid="007d5c2b"/>
    </style:style>
    <style:style style:name="T280" style:family="text">
      <style:text-properties style:font-name="Times New Roman" officeooo:rsid="007eeb3a"/>
    </style:style>
    <style:style style:name="T281" style:family="text">
      <style:text-properties style:font-name="Times New Roman" officeooo:rsid="0080590e"/>
    </style:style>
    <style:style style:name="T282" style:family="text">
      <style:text-properties style:font-name="Times New Roman" officeooo:rsid="0082de28"/>
    </style:style>
    <style:style style:name="T283" style:family="text">
      <style:text-properties style:font-name="Times New Roman" officeooo:rsid="00842a58"/>
    </style:style>
    <style:style style:name="T284" style:family="text">
      <style:text-properties style:font-name="Times New Roman" officeooo:rsid="00860228"/>
    </style:style>
    <style:style style:name="T285" style:family="text">
      <style:text-properties style:font-name="Times New Roman" officeooo:rsid="009b879c"/>
    </style:style>
    <style:style style:name="T286" style:family="text">
      <style:text-properties style:font-name="Times New Roman" officeooo:rsid="009d5760"/>
    </style:style>
    <style:style style:name="T287" style:family="text">
      <style:text-properties style:font-name="Times New Roman" officeooo:rsid="009ec9fe"/>
    </style:style>
    <style:style style:name="T288" style:family="text">
      <style:text-properties style:font-name="Times New Roman" officeooo:rsid="009febc4"/>
    </style:style>
    <style:style style:name="T289" style:family="text">
      <style:text-properties style:font-name="Times New Roman" fo:font-style="normal" officeooo:rsid="03ccf76d" style:font-style-asian="normal" style:font-style-complex="normal"/>
    </style:style>
    <style:style style:name="T290" style:family="text">
      <style:text-properties style:font-name="Times New Roman" fo:language="ro" fo:country="RO"/>
    </style:style>
    <style:style style:name="T291" style:family="text">
      <style:text-properties style:font-name="Times New Roman" fo:language="ro" fo:country="RO" officeooo:rsid="03475b77"/>
    </style:style>
    <style:style style:name="T292" style:family="text">
      <style:text-properties style:font-name="Times New Roman" fo:language="ro" fo:country="RO" officeooo:rsid="03490277"/>
    </style:style>
    <style:style style:name="T293" style:family="text">
      <style:text-properties style:font-name="Times New Roman" fo:language="ro" fo:country="RO" officeooo:rsid="0349ae39"/>
    </style:style>
    <style:style style:name="T294" style:family="text">
      <style:text-properties style:font-name="Times New Roman" fo:language="ro" fo:country="RO" officeooo:rsid="034caf69"/>
    </style:style>
    <style:style style:name="T295" style:family="text">
      <style:text-properties style:font-name="Times New Roman" fo:language="ro" fo:country="RO" officeooo:rsid="009b879c" style:language-asian="zxx" style:country-asian="none" style:language-complex="zxx" style:country-complex="none"/>
    </style:style>
    <style:style style:name="T296" style:family="text">
      <style:text-properties style:font-name="Times New Roman" fo:language="ro" fo:country="RO" officeooo:rsid="03c94c73" style:language-asian="zxx" style:country-asian="none" style:language-complex="zxx" style:country-complex="none"/>
    </style:style>
    <style:style style:name="T297" style:family="text">
      <style:text-properties style:font-name="Times New Roman" officeooo:rsid="03a68f9d"/>
    </style:style>
    <style:style style:name="T298" style:family="text">
      <style:text-properties style:font-name="Times New Roman" officeooo:rsid="03a6abe0"/>
    </style:style>
    <style:style style:name="T299" style:family="text">
      <style:text-properties style:font-name="Times New Roman" officeooo:rsid="03a7e008"/>
    </style:style>
    <style:style style:name="T300" style:family="text">
      <style:text-properties style:font-name="Times New Roman" officeooo:rsid="03a9b6e2"/>
    </style:style>
    <style:style style:name="T301" style:family="text">
      <style:text-properties style:font-name="Times New Roman" officeooo:rsid="03ab6eba"/>
    </style:style>
    <style:style style:name="T302" style:family="text">
      <style:text-properties style:font-name="Times New Roman" officeooo:rsid="03ab81f3"/>
    </style:style>
    <style:style style:name="T303" style:family="text">
      <style:text-properties style:font-name="Times New Roman" officeooo:rsid="03abb0a3"/>
    </style:style>
    <style:style style:name="T304" style:family="text">
      <style:text-properties style:font-name="Times New Roman" officeooo:rsid="03ac909a"/>
    </style:style>
    <style:style style:name="T305" style:family="text">
      <style:text-properties style:font-name="Times New Roman" officeooo:rsid="03ae3a00"/>
    </style:style>
    <style:style style:name="T306" style:family="text">
      <style:text-properties style:font-name="Times New Roman" officeooo:rsid="03ae86de"/>
    </style:style>
    <style:style style:name="T307" style:family="text">
      <style:text-properties style:font-name="Times New Roman" officeooo:rsid="03ae9284"/>
    </style:style>
    <style:style style:name="T308" style:family="text">
      <style:text-properties style:font-name="Times New Roman" officeooo:rsid="03af9c57"/>
    </style:style>
    <style:style style:name="T309" style:family="text">
      <style:text-properties style:font-name="Times New Roman" officeooo:rsid="03b0f2b5"/>
    </style:style>
    <style:style style:name="T310" style:family="text">
      <style:text-properties style:font-name="Times New Roman" officeooo:rsid="03b1c9e3"/>
    </style:style>
    <style:style style:name="T311" style:family="text">
      <style:text-properties style:font-name="Times New Roman" officeooo:rsid="03b35b42"/>
    </style:style>
    <style:style style:name="T312" style:family="text">
      <style:text-properties style:font-name="Times New Roman" officeooo:rsid="03b4963c"/>
    </style:style>
    <style:style style:name="T313" style:family="text">
      <style:text-properties style:font-name="Times New Roman" officeooo:rsid="03b539c1"/>
    </style:style>
    <style:style style:name="T314" style:family="text">
      <style:text-properties style:font-name="Times New Roman" officeooo:rsid="03b5976e"/>
    </style:style>
    <style:style style:name="T315" style:family="text">
      <style:text-properties style:font-name="Times New Roman" officeooo:rsid="03b6de4c"/>
    </style:style>
    <style:style style:name="T316" style:family="text">
      <style:text-properties style:font-name="Times New Roman" officeooo:rsid="03b7414d"/>
    </style:style>
    <style:style style:name="T317" style:family="text">
      <style:text-properties style:font-name="Times New Roman" officeooo:rsid="03b76466"/>
    </style:style>
    <style:style style:name="T318" style:family="text">
      <style:text-properties style:font-name="Times New Roman" officeooo:rsid="03c94c73"/>
    </style:style>
    <style:style style:name="T319" style:family="text">
      <style:text-properties style:font-name="Times New Roman" officeooo:rsid="03cafc00"/>
    </style:style>
    <style:style style:name="T320" style:family="text">
      <style:text-properties style:font-name="Times New Roman" officeooo:rsid="03cb1c33"/>
    </style:style>
    <style:style style:name="T321" style:family="text">
      <style:text-properties style:font-name="Times New Roman" officeooo:rsid="03ccf76d"/>
    </style:style>
    <style:style style:name="T322" style:family="text">
      <style:text-properties style:font-name="Times New Roman" officeooo:rsid="03cda687"/>
    </style:style>
    <style:style style:name="T323" style:family="text">
      <style:text-properties style:font-name="Times New Roman" officeooo:rsid="03ce5fe3"/>
    </style:style>
    <style:style style:name="T324" style:family="text">
      <style:text-properties style:font-name="Times New Roman" officeooo:rsid="03d1e0fc"/>
    </style:style>
    <style:style style:name="T325" style:family="text">
      <style:text-properties fo:color="#000080" fo:font-weight="bold"/>
    </style:style>
    <style:style style:name="T326" style:family="text">
      <style:text-properties fo:color="#000080" fo:font-weight="bold" officeooo:rsid="00b9a56c"/>
    </style:style>
    <style:style style:name="T327" style:family="text">
      <style:text-properties fo:color="#000080" fo:font-weight="bold" officeooo:rsid="0220aa61"/>
    </style:style>
    <style:style style:name="T328" style:family="text">
      <style:text-properties fo:color="#000080" fo:font-weight="bold" officeooo:rsid="0221dadd"/>
    </style:style>
    <style:style style:name="T329" style:family="text">
      <style:text-properties fo:color="#000080" fo:font-weight="bold" officeooo:rsid="0224a079"/>
    </style:style>
    <style:style style:name="T330" style:family="text">
      <style:text-properties fo:color="#000080" fo:font-weight="bold" officeooo:rsid="02251837"/>
    </style:style>
    <style:style style:name="T331" style:family="text">
      <style:text-properties fo:color="#000080" fo:font-weight="bold" style:font-size-asian="9pt" style:font-size-complex="9pt"/>
    </style:style>
    <style:style style:name="T332" style:family="text">
      <style:text-properties fo:color="#000080" style:font-name="Courier New1" fo:font-weight="bold"/>
    </style:style>
    <style:style style:name="T333" style:family="text">
      <style:text-properties fo:color="#000080" style:font-name="Courier New1" fo:font-weight="bold" officeooo:rsid="01db029f" style:font-size-asian="12pt"/>
    </style:style>
    <style:style style:name="T334" style:family="text">
      <style:text-properties fo:color="#000080" style:font-name="Courier New1" fo:font-weight="bold" officeooo:rsid="01e28ab7" style:font-size-asian="12pt"/>
    </style:style>
    <style:style style:name="T335" style:family="text">
      <style:text-properties fo:color="#000080" style:font-name="Courier New1" fo:font-weight="bold" style:font-size-asian="9pt" style:font-size-complex="9pt"/>
    </style:style>
    <style:style style:name="T336" style:family="text">
      <style:text-properties fo:color="#000080" style:font-name="Courier New1" fo:font-size="10pt" fo:font-weight="bold" style:font-size-asian="10pt" style:font-size-complex="10pt"/>
    </style:style>
    <style:style style:name="T337"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338" style:family="text">
      <style:text-properties fo:color="#000080" style:font-name="Courier New1" fo:font-style="normal" fo:font-weight="bold" officeooo:rsid="01e4af87" style:font-size-asian="12pt" style:font-style-asian="normal" style:font-style-complex="normal"/>
    </style:style>
    <style:style style:name="T339" style:family="text">
      <style:text-properties fo:color="#000080" style:font-name="Courier New1" fo:font-style="normal" fo:font-weight="bold" officeooo:rsid="01e82c47" style:font-size-asian="12pt" style:font-style-asian="normal" style:font-style-complex="normal"/>
    </style:style>
    <style:style style:name="T340" style:family="text">
      <style:text-properties fo:color="#000080" style:font-name="Courier New1" fo:font-style="normal" fo:font-weight="bold" officeooo:rsid="01e9703c" style:font-size-asian="12pt" style:font-style-asian="normal" style:font-style-complex="normal"/>
    </style:style>
    <style:style style:name="T341" style:family="text">
      <style:text-properties fo:color="#000080" style:font-name="Courier New1" fo:font-size="9pt" fo:font-weight="bold"/>
    </style:style>
    <style:style style:name="T342" style:family="text">
      <style:text-properties fo:color="#000080" style:font-name="Courier New" fo:font-size="10pt" fo:font-weight="bold" style:font-size-asian="10pt" style:font-size-complex="10pt"/>
    </style:style>
    <style:style style:name="T343" style:family="text">
      <style:text-properties fo:color="#000080" style:font-name="Courier New" fo:font-size="10pt" fo:font-weight="bold" officeooo:rsid="00a1a0a3" style:font-size-asian="10pt" style:font-size-complex="10pt"/>
    </style:style>
    <style:style style:name="T344" style:family="text">
      <style:text-properties fo:color="#000080" style:font-name="Courier New" fo:font-size="10pt" fo:font-weight="bold" officeooo:rsid="00a869b8" style:font-size-asian="10pt" style:font-size-complex="10pt"/>
    </style:style>
    <style:style style:name="T345" style:family="text">
      <style:text-properties fo:color="#000080" style:font-name="Courier New" fo:font-size="10pt" fo:font-weight="bold" officeooo:rsid="00ab58cc" style:font-size-asian="10pt" style:font-size-complex="10pt"/>
    </style:style>
    <style:style style:name="T346" style:family="text">
      <style:text-properties fo:color="#000080" style:font-name="Courier New" fo:font-size="10pt" fo:font-weight="bold" officeooo:rsid="00c16195" style:font-size-asian="10pt" style:font-size-complex="10pt"/>
    </style:style>
    <style:style style:name="T347" style:family="text">
      <style:text-properties fo:color="#000080" style:font-name="Courier New" fo:font-size="10pt" fo:font-weight="bold" officeooo:rsid="00c9d900" style:font-size-asian="10pt" style:font-size-complex="10pt"/>
    </style:style>
    <style:style style:name="T348" style:family="text">
      <style:text-properties fo:color="#000080" style:font-name="Courier New" fo:font-size="10pt" fo:font-weight="bold" officeooo:rsid="00cdd594" style:font-size-asian="10pt" style:font-size-complex="10pt"/>
    </style:style>
    <style:style style:name="T349" style:family="text">
      <style:text-properties fo:color="#000080" style:font-name="Courier New" fo:font-size="10pt" fo:font-weight="bold" officeooo:rsid="00d1e5dd" style:font-size-asian="10pt" style:font-size-complex="10pt"/>
    </style:style>
    <style:style style:name="T350" style:family="text">
      <style:text-properties fo:color="#000080" style:font-name="Courier New" fo:font-size="10pt" fo:font-weight="bold" officeooo:rsid="00d1f816" style:font-size-asian="10pt" style:font-size-complex="10pt"/>
    </style:style>
    <style:style style:name="T351" style:family="text">
      <style:text-properties fo:color="#000080" style:font-name="Courier New" fo:font-size="10pt" fo:font-weight="bold" officeooo:rsid="00cdd594" style:font-size-asian="10pt" style:font-weight-asian="bold" style:font-size-complex="10pt" style:font-weight-complex="bold"/>
    </style:style>
    <style:style style:name="T352"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53" style:family="text">
      <style:text-properties fo:color="#000080" style:font-name="Courier New" fo:font-size="10pt" fo:font-weight="normal" officeooo:rsid="00d1f816" style:font-size-asian="10pt" style:font-weight-asian="normal" style:font-size-complex="10pt" style:font-weight-complex="normal"/>
    </style:style>
    <style:style style:name="T354" style:family="text">
      <style:text-properties fo:color="#000080" style:font-name="Courier New" fo:font-weight="bold"/>
    </style:style>
    <style:style style:name="T355" style:family="text">
      <style:text-properties fo:color="#000080" style:font-name="Courier New" fo:font-style="normal" fo:font-weight="bold" officeooo:rsid="01eab36e" style:font-size-asian="12pt" style:font-style-asian="normal" style:font-style-complex="normal"/>
    </style:style>
    <style:style style:name="T356" style:family="text">
      <style:text-properties fo:color="#000080" style:font-name="Courier New" fo:font-style="normal" fo:font-weight="bold" officeooo:rsid="01f1f5a1" style:font-size-asian="12pt" style:font-style-asian="normal" style:font-style-complex="normal"/>
    </style:style>
    <style:style style:name="T357" style:family="text">
      <style:text-properties fo:color="#000080" style:font-name="Courier New" fo:font-style="normal" fo:font-weight="bold" officeooo:rsid="01f29317" style:font-size-asian="12pt" style:font-style-asian="normal" style:font-style-complex="normal"/>
    </style:style>
    <style:style style:name="T35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35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0" style:family="text">
      <style:text-properties fo:color="#000080" fo:font-size="10pt" fo:font-weight="bold" style:font-size-asian="10pt" style:font-size-complex="10pt"/>
    </style:style>
    <style:style style:name="T361"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6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4" style:family="text">
      <style:text-properties fo:color="#000080" style:text-underline-style="none" fo:font-weight="bold" officeooo:rsid="022928f9"/>
    </style:style>
    <style:style style:name="T365" style:family="text">
      <style:text-properties fo:color="#000080" style:text-underline-style="none" fo:font-weight="bold" officeooo:rsid="0229849c"/>
    </style:style>
    <style:style style:name="T366" style:family="text">
      <style:text-properties fo:color="#000080" style:text-underline-style="none" fo:font-weight="bold" officeooo:rsid="022b64c6"/>
    </style:style>
    <style:style style:name="T367" style:family="text">
      <style:text-properties fo:color="#000080" style:text-underline-style="none" fo:font-weight="bold" officeooo:rsid="022ce5ee"/>
    </style:style>
    <style:style style:name="T368" style:family="text">
      <style:text-properties fo:color="#000080" style:text-underline-style="none" fo:font-weight="bold" officeooo:rsid="022d42da"/>
    </style:style>
    <style:style style:name="T369" style:family="text">
      <style:text-properties fo:color="#000080" style:text-underline-style="none" fo:font-weight="bold" officeooo:rsid="02325bc8"/>
    </style:style>
    <style:style style:name="T370" style:family="text">
      <style:text-properties fo:color="#000080" fo:font-size="9pt" fo:font-weight="bold"/>
    </style:style>
    <style:style style:name="T371" style:family="text">
      <style:text-properties fo:color="#000080" fo:font-size="9pt" fo:font-weight="bold" style:font-size-asian="9pt" style:font-size-complex="9pt"/>
    </style:style>
    <style:style style:name="T372" style:family="text">
      <style:text-properties fo:color="#000080" fo:font-style="normal" fo:font-weight="bold" officeooo:rsid="023c089f" style:font-style-asian="normal" style:font-weight-asian="normal" style:font-style-complex="normal" style:font-weight-complex="normal"/>
    </style:style>
    <style:style style:name="T373" style:family="text">
      <style:text-properties fo:color="#000080" fo:font-style="normal" fo:font-weight="bold" officeooo:rsid="02c870b5" style:font-style-asian="normal" style:font-weight-asian="normal" style:font-style-complex="normal" style:font-weight-complex="normal"/>
    </style:style>
    <style:style style:name="T374" style:family="text">
      <style:text-properties fo:color="#000080" fo:font-style="normal" officeooo:rsid="0242f156" style:font-style-asian="normal" style:font-style-complex="normal"/>
    </style:style>
    <style:style style:name="T375" style:family="text">
      <style:text-properties fo:color="#660e7a" fo:font-weight="bold"/>
    </style:style>
    <style:style style:name="T376" style:family="text">
      <style:text-properties fo:color="#660e7a" fo:font-weight="bold" officeooo:rsid="0224a079"/>
    </style:style>
    <style:style style:name="T377" style:family="text">
      <style:text-properties fo:color="#660e7a" fo:font-weight="bold" style:font-size-asian="9pt" style:font-size-complex="9pt"/>
    </style:style>
    <style:style style:name="T378" style:family="text">
      <style:text-properties fo:color="#660e7a" style:font-name="Courier New1" fo:font-weight="bold"/>
    </style:style>
    <style:style style:name="T379" style:family="text">
      <style:text-properties fo:color="#660e7a" style:font-name="Courier New1" fo:font-size="10pt" fo:font-weight="bold" style:font-size-asian="10pt" style:font-size-complex="10pt"/>
    </style:style>
    <style:style style:name="T380"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381" style:family="text">
      <style:text-properties fo:color="#660e7a" style:font-name="Courier New1" fo:font-size="9pt" fo:font-weight="bold"/>
    </style:style>
    <style:style style:name="T382" style:family="text">
      <style:text-properties fo:color="#660e7a" style:font-name="Courier New1" fo:font-style="italic" fo:font-weight="bold"/>
    </style:style>
    <style:style style:name="T383" style:family="text">
      <style:text-properties fo:color="#660e7a" style:font-name="Courier New" fo:font-size="10pt" fo:font-weight="bold" style:font-size-asian="10pt" style:font-size-complex="10pt"/>
    </style:style>
    <style:style style:name="T384" style:family="text">
      <style:text-properties fo:color="#660e7a" style:font-name="Courier New" fo:font-size="10pt" fo:font-weight="bold" officeooo:rsid="00a1a0a3" style:font-size-asian="10pt" style:font-size-complex="10pt"/>
    </style:style>
    <style:style style:name="T385" style:family="text">
      <style:text-properties fo:color="#660e7a" style:font-name="Courier New" fo:font-size="10pt" fo:font-weight="bold" officeooo:rsid="00a869b8" style:font-size-asian="10pt" style:font-size-complex="10pt"/>
    </style:style>
    <style:style style:name="T386" style:family="text">
      <style:text-properties fo:color="#660e7a" style:font-name="Courier New" fo:font-size="10pt" fo:font-weight="bold" officeooo:rsid="00ab58cc" style:font-size-asian="10pt" style:font-size-complex="10pt"/>
    </style:style>
    <style:style style:name="T387" style:family="text">
      <style:text-properties fo:color="#660e7a" style:font-name="Courier New" fo:font-size="10pt" fo:font-weight="bold" officeooo:rsid="00d1f816" style:font-size-asian="10pt" style:font-size-complex="10pt"/>
    </style:style>
    <style:style style:name="T388" style:family="text">
      <style:text-properties fo:color="#660e7a" style:font-name="Courier New" fo:font-weight="bold"/>
    </style:style>
    <style:style style:name="T389" style:family="text">
      <style:text-properties fo:color="#660e7a" fo:font-size="10pt" fo:font-weight="bold" style:font-size-asian="10pt" style:font-size-complex="10pt"/>
    </style:style>
    <style:style style:name="T390" style:family="text">
      <style:text-properties fo:color="#660e7a" style:text-underline-style="none" fo:font-weight="bold" officeooo:rsid="022928f9"/>
    </style:style>
    <style:style style:name="T391" style:family="text">
      <style:text-properties fo:color="#660e7a" style:text-underline-style="none" fo:font-weight="bold" officeooo:rsid="0229849c"/>
    </style:style>
    <style:style style:name="T392" style:family="text">
      <style:text-properties fo:color="#660e7a" style:text-underline-style="none" fo:font-weight="bold" officeooo:rsid="022b64c6"/>
    </style:style>
    <style:style style:name="T393" style:family="text">
      <style:text-properties fo:color="#660e7a" style:text-underline-style="none" fo:font-weight="bold" officeooo:rsid="022d42da"/>
    </style:style>
    <style:style style:name="T394" style:family="text">
      <style:text-properties fo:color="#660e7a" style:text-underline-style="none" fo:font-weight="bold" officeooo:rsid="02325bc8"/>
    </style:style>
    <style:style style:name="T395" style:family="text">
      <style:text-properties fo:color="#660e7a" fo:font-size="9pt" fo:font-weight="bold"/>
    </style:style>
    <style:style style:name="T396" style:family="text">
      <style:text-properties fo:color="#660e7a" fo:font-style="normal" fo:font-weight="bold" officeooo:rsid="023c089f" style:font-style-asian="normal" style:font-weight-asian="normal" style:font-style-complex="normal" style:font-weight-complex="normal"/>
    </style:style>
    <style:style style:name="T397" style:family="text">
      <style:text-properties fo:color="#660e7a" fo:font-style="italic" fo:font-weight="bold"/>
    </style:style>
    <style:style style:name="T398" style:family="text">
      <style:text-properties fo:color="#660e7a" fo:font-style="italic" fo:font-weight="bold" officeooo:rsid="02c870b5" style:font-style-asian="normal" style:font-weight-asian="normal" style:font-style-complex="normal" style:font-weight-complex="normal"/>
    </style:style>
    <style:style style:name="T399" style:family="text">
      <style:text-properties fo:color="#000000" style:font-name="Courier New1"/>
    </style:style>
    <style:style style:name="T400" style:family="text">
      <style:text-properties fo:color="#000000" style:font-name="Courier New1" fo:font-size="10pt" style:font-size-asian="10pt" style:font-size-complex="10pt"/>
    </style:style>
    <style:style style:name="T401"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402"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403" style:family="text">
      <style:text-properties fo:color="#000000" style:font-name="Times New Roman" fo:font-size="12pt" officeooo:rsid="00a997d9" style:font-size-asian="10.5pt" style:font-size-complex="12pt"/>
    </style:style>
    <style:style style:name="T404" style:family="text">
      <style:text-properties fo:color="#000000" style:font-name="Times New Roman" fo:font-size="12pt" officeooo:rsid="00aa3f33" style:font-size-asian="10.5pt" style:font-size-complex="12pt"/>
    </style:style>
    <style:style style:name="T405" style:family="text">
      <style:text-properties fo:color="#000000" style:font-name="Times New Roman" fo:font-size="12pt" officeooo:rsid="00ab58cc" style:font-size-asian="10.5pt" style:font-size-complex="12pt"/>
    </style:style>
    <style:style style:name="T406" style:family="text">
      <style:text-properties fo:color="#000000" style:font-name="Times New Roman" fo:font-size="12pt" officeooo:rsid="00ac6637" style:font-size-asian="10.5pt" style:font-size-complex="12pt"/>
    </style:style>
    <style:style style:name="T407" style:family="text">
      <style:text-properties fo:color="#000000" style:font-name="Times New Roman" fo:font-size="12pt" officeooo:rsid="00adf87d" style:font-size-asian="10.5pt" style:font-size-complex="12pt"/>
    </style:style>
    <style:style style:name="T408" style:family="text">
      <style:text-properties fo:color="#000000" style:font-name="Times New Roman" fo:font-size="12pt" officeooo:rsid="00aff78b" style:font-size-asian="10.5pt" style:font-size-complex="12pt"/>
    </style:style>
    <style:style style:name="T409" style:family="text">
      <style:text-properties fo:color="#000000" style:font-name="Times New Roman" fo:font-size="12pt" officeooo:rsid="00b34e18" style:font-size-asian="10.5pt" style:font-size-complex="12pt"/>
    </style:style>
    <style:style style:name="T410" style:family="text">
      <style:text-properties fo:color="#000000" style:font-name="Times New Roman" fo:font-size="12pt" officeooo:rsid="00b47bf3" style:font-size-asian="10.5pt" style:font-size-complex="12pt"/>
    </style:style>
    <style:style style:name="T411" style:family="text">
      <style:text-properties fo:color="#000000" style:font-name="Times New Roman" fo:font-size="12pt" officeooo:rsid="00b546fe" style:font-size-asian="10.5pt" style:font-size-complex="12pt"/>
    </style:style>
    <style:style style:name="T412" style:family="text">
      <style:text-properties fo:color="#000000" style:font-name="Times New Roman" fo:font-size="12pt" officeooo:rsid="00b62d4f" style:font-size-asian="10.5pt" style:font-size-complex="12pt"/>
    </style:style>
    <style:style style:name="T413" style:family="text">
      <style:text-properties fo:color="#000000" style:font-name="Times New Roman" fo:font-size="12pt" officeooo:rsid="00b9a56c" style:font-size-asian="10.5pt" style:font-size-complex="12pt"/>
    </style:style>
    <style:style style:name="T414" style:family="text">
      <style:text-properties fo:color="#000000" style:font-name="Times New Roman" fo:font-size="12pt" officeooo:rsid="00c0a67e" style:font-size-asian="10.5pt" style:font-size-complex="12pt"/>
    </style:style>
    <style:style style:name="T415" style:family="text">
      <style:text-properties fo:color="#000000" style:font-name="Times New Roman" fo:font-size="12pt" officeooo:rsid="00c0d0d2" style:font-size-asian="10.5pt" style:font-size-complex="12pt"/>
    </style:style>
    <style:style style:name="T416" style:family="text">
      <style:text-properties fo:color="#000000" style:font-name="Times New Roman" fo:font-size="12pt" officeooo:rsid="00c16195" style:font-size-asian="10.5pt" style:font-size-complex="12pt"/>
    </style:style>
    <style:style style:name="T417" style:family="text">
      <style:text-properties fo:color="#000000" style:font-name="Times New Roman" fo:font-size="12pt" officeooo:rsid="00c4da2f" style:font-size-asian="10.5pt" style:font-size-complex="12pt"/>
    </style:style>
    <style:style style:name="T418" style:family="text">
      <style:text-properties fo:color="#000000" style:font-name="Times New Roman" fo:font-size="12pt" officeooo:rsid="00c93209" style:font-size-asian="10.5pt" style:font-size-complex="12pt"/>
    </style:style>
    <style:style style:name="T419" style:family="text">
      <style:text-properties fo:color="#000000" style:font-name="Times New Roman" fo:font-size="12pt" officeooo:rsid="00c9ce66" style:font-size-asian="10.5pt" style:font-size-complex="12pt"/>
    </style:style>
    <style:style style:name="T420" style:family="text">
      <style:text-properties fo:color="#000000" style:font-name="Times New Roman" fo:font-size="12pt" officeooo:rsid="00c9d900" style:font-size-asian="10.5pt" style:font-size-complex="12pt"/>
    </style:style>
    <style:style style:name="T421" style:family="text">
      <style:text-properties fo:color="#000000" style:font-name="Times New Roman" fo:font-size="12pt" officeooo:rsid="00cdd594" style:font-size-asian="10.5pt" style:font-size-complex="12pt"/>
    </style:style>
    <style:style style:name="T422" style:family="text">
      <style:text-properties fo:color="#000000" style:font-name="Times New Roman" fo:font-size="12pt" officeooo:rsid="00d1e5dd" style:font-size-asian="10.5pt" style:font-size-complex="12pt"/>
    </style:style>
    <style:style style:name="T423" style:family="text">
      <style:text-properties fo:color="#000000" style:font-name="Times New Roman" fo:font-size="12pt" officeooo:rsid="00d1f2f6" style:font-size-asian="10.5pt" style:font-size-complex="12pt"/>
    </style:style>
    <style:style style:name="T424" style:family="text">
      <style:text-properties fo:color="#000000" style:font-name="Times New Roman" fo:font-size="12pt" officeooo:rsid="00d1f816" style:font-size-asian="10.5pt" style:font-size-complex="12pt"/>
    </style:style>
    <style:style style:name="T425" style:family="text">
      <style:text-properties fo:color="#000000" style:font-name="Times New Roman" fo:font-size="12pt" officeooo:rsid="00d40fcb" style:font-size-asian="10.5pt" style:font-size-complex="12pt"/>
    </style:style>
    <style:style style:name="T426" style:family="text">
      <style:text-properties fo:color="#000000" style:font-name="Times New Roman" fo:font-size="12pt" officeooo:rsid="03e61ee1" style:font-size-asian="10.5pt" style:font-size-complex="12pt"/>
    </style:style>
    <style:style style:name="T427" style:family="text">
      <style:text-properties fo:color="#000000" style:font-name="Times New Roman" fo:font-size="12pt" officeooo:rsid="03e74a44" style:font-size-asian="10.5pt" style:font-size-complex="12pt"/>
    </style:style>
    <style:style style:name="T428" style:family="text">
      <style:text-properties fo:color="#000000" style:font-name="Times New Roman" fo:font-size="12pt" officeooo:rsid="03e8fd56" style:font-size-asian="10.5pt" style:font-size-complex="12pt"/>
    </style:style>
    <style:style style:name="T429" style:family="text">
      <style:text-properties fo:color="#000000" style:font-name="Times New Roman" fo:font-size="12pt" officeooo:rsid="03ea3695" style:font-size-asian="10.5pt" style:font-size-complex="12pt"/>
    </style:style>
    <style:style style:name="T430" style:family="text">
      <style:text-properties fo:color="#000000" style:font-name="Times New Roman" fo:font-size="12pt" officeooo:rsid="03ee74d9" style:font-size-asian="10.5pt" style:font-size-complex="12pt"/>
    </style:style>
    <style:style style:name="T431" style:family="text">
      <style:text-properties fo:color="#000000" style:font-name="Times New Roman" fo:font-size="12pt" officeooo:rsid="03f0f07a" style:font-size-asian="10.5pt" style:font-size-complex="12pt"/>
    </style:style>
    <style:style style:name="T432" style:family="text">
      <style:text-properties fo:color="#000000" style:font-name="Times New Roman" fo:font-size="12pt" officeooo:rsid="03f4213e" style:font-size-asian="10.5pt" style:font-size-complex="12pt"/>
    </style:style>
    <style:style style:name="T433" style:family="text">
      <style:text-properties fo:color="#000000" style:font-name="Times New Roman" fo:font-size="12pt" officeooo:rsid="03f85fa7" style:font-size-asian="10.5pt" style:font-size-complex="12pt"/>
    </style:style>
    <style:style style:name="T434" style:family="text">
      <style:text-properties fo:color="#000000" style:font-name="Times New Roman" fo:font-size="12pt" officeooo:rsid="03f8ac48" style:font-size-asian="10.5pt" style:font-size-complex="12pt"/>
    </style:style>
    <style:style style:name="T435" style:family="text">
      <style:text-properties fo:color="#000000" style:font-name="Times New Roman" fo:font-size="12pt" officeooo:rsid="03f9f5e4" style:font-size-asian="10.5pt" style:font-size-complex="12pt"/>
    </style:style>
    <style:style style:name="T436" style:family="text">
      <style:text-properties fo:color="#000000" style:font-name="Times New Roman" fo:font-size="12pt" officeooo:rsid="03fde798" style:font-size-asian="10.5pt" style:font-size-complex="12pt"/>
    </style:style>
    <style:style style:name="T437" style:family="text">
      <style:text-properties fo:color="#000000" style:font-name="Times New Roman" fo:font-size="12pt" officeooo:rsid="0402335d" style:font-size-asian="10.5pt" style:font-size-complex="12pt"/>
    </style:style>
    <style:style style:name="T438" style:family="text">
      <style:text-properties fo:color="#000000" style:font-name="Times New Roman" fo:font-size="12pt" officeooo:rsid="040379c7" style:font-size-asian="10.5pt" style:font-size-complex="12pt"/>
    </style:style>
    <style:style style:name="T439" style:family="text">
      <style:text-properties fo:color="#000000" style:font-name="Times New Roman" fo:font-size="12pt" officeooo:rsid="04042bbc" style:font-size-asian="10.5pt" style:font-size-complex="12pt"/>
    </style:style>
    <style:style style:name="T440" style:family="text">
      <style:text-properties fo:color="#000000" style:font-name="Times New Roman" fo:font-size="12pt" officeooo:rsid="04043d92" style:font-size-asian="10.5pt" style:font-size-complex="12pt"/>
    </style:style>
    <style:style style:name="T441" style:family="text">
      <style:text-properties fo:color="#000000" style:font-name="Times New Roman" fo:font-size="12pt" officeooo:rsid="0405dee2" style:font-size-asian="10.5pt" style:font-size-complex="12pt"/>
    </style:style>
    <style:style style:name="T442" style:family="text">
      <style:text-properties fo:color="#000000" style:font-name="Times New Roman" fo:font-size="12pt" officeooo:rsid="0407f182" style:font-size-asian="10.5pt" style:font-size-complex="12pt"/>
    </style:style>
    <style:style style:name="T443" style:family="text">
      <style:text-properties fo:color="#000000" style:font-name="Times New Roman" fo:font-size="12pt" officeooo:rsid="0409f308" style:font-size-asian="10.5pt" style:font-size-complex="12pt"/>
    </style:style>
    <style:style style:name="T444" style:family="text">
      <style:text-properties fo:color="#000000" style:font-name="Times New Roman" fo:font-size="12pt" officeooo:rsid="040be2d4" style:font-size-asian="10.5pt" style:font-size-complex="12pt"/>
    </style:style>
    <style:style style:name="T445" style:family="text">
      <style:text-properties fo:color="#000000" style:font-name="Times New Roman" fo:font-size="12pt" officeooo:rsid="040c805c" style:font-size-asian="10.5pt" style:font-size-complex="12pt"/>
    </style:style>
    <style:style style:name="T446" style:family="text">
      <style:text-properties fo:color="#000000" style:font-name="Times New Roman" fo:font-size="12pt" officeooo:rsid="040e2f77" style:font-size-asian="10.5pt" style:font-size-complex="12pt"/>
    </style:style>
    <style:style style:name="T447" style:family="text">
      <style:text-properties fo:color="#000000" style:font-name="Times New Roman" fo:font-size="12pt" fo:font-weight="normal" officeooo:rsid="00de4d59" style:font-size-asian="10.5pt" style:font-weight-asian="normal" style:font-size-complex="12pt" style:font-weight-complex="normal"/>
    </style:style>
    <style:style style:name="T448" style:family="text">
      <style:text-properties fo:color="#000000" style:font-name="Times New Roman" fo:font-size="12pt" fo:font-weight="normal" officeooo:rsid="011c0122" style:font-size-asian="10.5pt" style:font-weight-asian="normal" style:font-size-complex="12pt" style:font-weight-complex="normal"/>
    </style:style>
    <style:style style:name="T449" style:family="text">
      <style:text-properties fo:color="#000000" style:font-name="Times New Roman" fo:font-size="12pt" fo:font-weight="normal" officeooo:rsid="00e24901" style:font-size-asian="10.5pt" style:font-weight-asian="normal" style:font-size-complex="12pt" style:font-weight-complex="normal"/>
    </style:style>
    <style:style style:name="T450" style:family="text">
      <style:text-properties fo:color="#000000" style:font-name="Times New Roman" fo:font-size="12pt" fo:font-weight="normal" officeooo:rsid="0145f11f" style:font-size-asian="10.5pt" style:font-weight-asian="normal" style:font-size-complex="12pt" style:font-weight-complex="normal"/>
    </style:style>
    <style:style style:name="T451" style:family="text">
      <style:text-properties fo:color="#000000" style:font-name="Times New Roman" fo:font-size="12pt" fo:font-weight="normal" officeooo:rsid="0147246b" style:font-size-asian="10.5pt" style:font-weight-asian="normal" style:font-size-complex="12pt" style:font-weight-complex="normal"/>
    </style:style>
    <style:style style:name="T452" style:family="text">
      <style:text-properties fo:color="#000000" style:font-name="Times New Roman" fo:font-size="12pt" fo:font-weight="normal" officeooo:rsid="0147949f" style:font-size-asian="10.5pt" style:font-weight-asian="normal" style:font-size-complex="12pt" style:font-weight-complex="normal"/>
    </style:style>
    <style:style style:name="T453" style:family="text">
      <style:text-properties fo:color="#000000" style:font-name="Times New Roman" fo:font-size="12pt" fo:font-weight="normal" officeooo:rsid="00e986d6" style:font-size-asian="10.5pt" style:font-weight-asian="normal" style:font-size-complex="12pt" style:font-weight-complex="normal"/>
    </style:style>
    <style:style style:name="T454" style:family="text">
      <style:text-properties fo:color="#000000" style:font-name="Times New Roman" fo:font-size="12pt" fo:font-weight="normal" officeooo:rsid="01496b65" style:font-size-asian="10.5pt" style:font-weight-asian="normal" style:font-size-complex="12pt" style:font-weight-complex="normal"/>
    </style:style>
    <style:style style:name="T455" style:family="text">
      <style:text-properties fo:color="#000000" style:font-name="Times New Roman" fo:font-size="12pt" fo:font-weight="normal" officeooo:rsid="00f70450" style:font-size-asian="10.5pt" style:font-weight-asian="normal" style:font-size-complex="12pt" style:font-weight-complex="normal"/>
    </style:style>
    <style:style style:name="T456" style:family="text">
      <style:text-properties fo:color="#000000" style:font-name="Times New Roman" fo:font-size="12pt" fo:font-weight="normal" officeooo:rsid="00f89ede" style:font-size-asian="10.5pt" style:font-weight-asian="normal" style:font-size-complex="12pt" style:font-weight-complex="normal"/>
    </style:style>
    <style:style style:name="T457" style:family="text">
      <style:text-properties fo:color="#000000" style:font-name="Times New Roman" fo:font-size="12pt" fo:font-weight="normal" officeooo:rsid="0430bb24" style:font-size-asian="10.5pt" style:font-weight-asian="normal" style:font-size-complex="12pt" style:font-weight-complex="normal"/>
    </style:style>
    <style:style style:name="T458" style:family="text">
      <style:text-properties fo:color="#000000" style:font-name="Times New Roman" fo:font-size="12pt" fo:font-weight="normal" officeooo:rsid="043c8e05" style:font-size-asian="10.5pt" style:font-weight-asian="normal" style:font-size-complex="12pt" style:font-weight-complex="normal"/>
    </style:style>
    <style:style style:name="T459" style:family="text">
      <style:text-properties fo:color="#000000" style:font-name="Times New Roman" fo:font-size="12pt" fo:font-weight="normal" officeooo:rsid="043e0535" style:font-size-asian="10.5pt" style:font-weight-asian="normal" style:font-size-complex="12pt" style:font-weight-complex="normal"/>
    </style:style>
    <style:style style:name="T460" style:family="text">
      <style:text-properties fo:color="#000000" style:font-name="Times New Roman" fo:font-size="12pt" fo:font-weight="normal" officeooo:rsid="043ee7c2" style:font-size-asian="10.5pt" style:font-weight-asian="normal" style:font-size-complex="12pt" style:font-weight-complex="normal"/>
    </style:style>
    <style:style style:name="T461" style:family="text">
      <style:text-properties fo:color="#000000" style:font-name="Times New Roman" fo:font-size="12pt" fo:font-weight="normal" officeooo:rsid="013426c0" style:font-size-asian="10.5pt" style:font-weight-asian="normal" style:font-size-complex="12pt" style:font-weight-complex="normal"/>
    </style:style>
    <style:style style:name="T462" style:family="text">
      <style:text-properties fo:color="#000000" style:font-name="Times New Roman" fo:font-size="12pt" fo:font-weight="normal" officeooo:rsid="04363789" style:font-size-asian="10.5pt" style:font-weight-asian="normal" style:font-size-complex="12pt" style:font-weight-complex="normal"/>
    </style:style>
    <style:style style:name="T463" style:family="text">
      <style:text-properties fo:color="#000000" style:font-name="Times New Roman" fo:font-size="12pt" fo:font-weight="normal" officeooo:rsid="043f7d8a" style:font-size-asian="10.5pt" style:font-weight-asian="normal" style:font-size-complex="12pt" style:font-weight-complex="normal"/>
    </style:style>
    <style:style style:name="T464" style:family="text">
      <style:text-properties fo:color="#000000" style:font-name="Times New Roman" fo:font-size="12pt" fo:font-weight="normal" officeooo:rsid="04421b3f" style:font-size-asian="10.5pt" style:font-weight-asian="normal" style:font-size-complex="12pt" style:font-weight-complex="normal"/>
    </style:style>
    <style:style style:name="T465" style:family="text">
      <style:text-properties fo:color="#000000" style:font-name="Times New Roman" fo:font-size="12pt" fo:font-weight="normal" officeooo:rsid="0457defc" style:font-size-asian="10.5pt" style:font-weight-asian="normal" style:font-size-complex="12pt" style:font-weight-complex="normal"/>
    </style:style>
    <style:style style:name="T466" style:family="text">
      <style:text-properties fo:color="#000000" style:font-name="Times New Roman" fo:font-size="12pt" fo:font-weight="normal" officeooo:rsid="01af7c02" style:font-size-asian="10.5pt" style:font-weight-asian="normal" style:font-size-complex="12pt" style:font-weight-complex="normal"/>
    </style:style>
    <style:style style:name="T467" style:family="text">
      <style:text-properties fo:color="#000000" style:font-name="Times New Roman" fo:font-size="12pt" fo:font-weight="normal" officeooo:rsid="019cc390" style:font-size-asian="10.5pt" style:font-weight-asian="normal" style:font-size-complex="12pt" style:font-weight-complex="normal"/>
    </style:style>
    <style:style style:name="T468" style:family="text">
      <style:text-properties fo:color="#000000" style:font-name="Times New Roman" fo:font-size="12pt" fo:font-weight="normal" officeooo:rsid="01ad93a3" style:font-size-asian="10.5pt" style:font-weight-asian="normal" style:font-size-complex="12pt" style:font-weight-complex="normal"/>
    </style:style>
    <style:style style:name="T469" style:family="text">
      <style:text-properties fo:color="#000000" style:font-name="Times New Roman" fo:font-size="12pt" fo:font-weight="normal" officeooo:rsid="047bde86" style:font-size-asian="10.5pt" style:font-weight-asian="normal" style:font-size-complex="12pt" style:font-weight-complex="normal"/>
    </style:style>
    <style:style style:name="T47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2"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75" style:family="text">
      <style:text-properties fo:color="#000000"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476"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77"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78"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79"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80"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81" style:family="text">
      <style:text-properties fo:color="#000000" style:font-name="Times New Roman" fo:font-size="12pt" fo:font-style="italic" officeooo:rsid="00a997d9" style:font-size-asian="10.5pt" style:font-style-asian="italic" style:font-size-complex="12pt" style:font-style-complex="italic"/>
    </style:style>
    <style:style style:name="T482" style:family="text">
      <style:text-properties fo:color="#000000" style:font-name="Times New Roman" fo:font-size="12pt" fo:font-style="italic" officeooo:rsid="00ac6637" style:font-size-asian="10.5pt" style:font-style-asian="italic" style:font-size-complex="12pt" style:font-style-complex="italic"/>
    </style:style>
    <style:style style:name="T483" style:family="text">
      <style:text-properties fo:color="#000000" style:font-name="Times New Roman" fo:font-size="12pt" fo:font-style="italic" officeooo:rsid="00aff78b" style:font-size-asian="10.5pt" style:font-style-asian="italic" style:font-size-complex="12pt" style:font-style-complex="italic"/>
    </style:style>
    <style:style style:name="T484" style:family="text">
      <style:text-properties fo:color="#000000" style:font-name="Times New Roman" fo:font-size="12pt" fo:font-style="italic" officeooo:rsid="00b34e18" style:font-size-asian="10.5pt" style:font-style-asian="italic" style:font-size-complex="12pt" style:font-style-complex="italic"/>
    </style:style>
    <style:style style:name="T485" style:family="text">
      <style:text-properties fo:color="#000000" style:font-name="Times New Roman" fo:font-size="12pt" fo:font-style="italic" officeooo:rsid="00b47bf3" style:font-size-asian="10.5pt" style:font-style-asian="italic" style:font-size-complex="12pt" style:font-style-complex="italic"/>
    </style:style>
    <style:style style:name="T486" style:family="text">
      <style:text-properties fo:color="#000000" style:font-name="Times New Roman" fo:font-size="12pt" fo:font-style="italic" officeooo:rsid="00c0a67e" style:font-size-asian="10.5pt" style:font-style-asian="italic" style:font-size-complex="12pt" style:font-style-complex="italic"/>
    </style:style>
    <style:style style:name="T487" style:family="text">
      <style:text-properties fo:color="#000000" style:font-name="Times New Roman" fo:font-size="12pt" fo:font-style="italic" officeooo:rsid="03fde798" style:font-size-asian="10.5pt" style:font-style-asian="italic" style:font-size-complex="12pt" style:font-style-complex="italic"/>
    </style:style>
    <style:style style:name="T488" style:family="text">
      <style:text-properties fo:color="#000000" style:font-name="Times New Roman" fo:font-size="12pt" fo:font-style="italic" officeooo:rsid="0402335d" style:font-size-asian="10.5pt" style:font-style-asian="italic" style:font-size-complex="12pt" style:font-style-complex="italic"/>
    </style:style>
    <style:style style:name="T489" style:family="text">
      <style:text-properties fo:color="#000000" style:font-name="Times New Roman" fo:font-size="12pt" fo:font-style="italic" officeooo:rsid="00c16195" style:font-size-asian="10.5pt" style:font-style-asian="italic" style:font-size-complex="12pt" style:font-style-complex="italic"/>
    </style:style>
    <style:style style:name="T490" style:family="text">
      <style:text-properties fo:color="#000000" style:font-name="Times New Roman" fo:font-size="12pt" fo:font-style="italic" officeooo:rsid="00d1e5dd" style:font-size-asian="10.5pt" style:font-style-asian="italic" style:font-size-complex="12pt" style:font-style-complex="italic"/>
    </style:style>
    <style:style style:name="T491" style:family="text">
      <style:text-properties fo:color="#000000" style:font-name="Times New Roman" fo:font-size="12pt" fo:font-style="italic" officeooo:rsid="00d1f816" style:font-size-asian="10.5pt" style:font-style-asian="italic" style:font-size-complex="12pt" style:font-style-complex="italic"/>
    </style:style>
    <style:style style:name="T492"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93"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94"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95"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496" style:family="text">
      <style:text-properties fo:color="#000000" style:font-name="Times New Roman" fo:font-size="16pt" fo:font-weight="bold" officeooo:rsid="00d829ed" style:font-size-asian="16pt" style:font-weight-asian="bold" style:font-size-complex="16pt" style:font-weight-complex="bold"/>
    </style:style>
    <style:style style:name="T497" style:family="text">
      <style:text-properties fo:color="#000000" style:font-name="Times New Roman" fo:font-size="16pt" fo:font-weight="bold" officeooo:rsid="00f36711" style:font-size-asian="16pt" style:font-weight-asian="bold" style:font-size-complex="16pt" style:font-weight-complex="bold"/>
    </style:style>
    <style:style style:name="T498" style:family="text">
      <style:text-properties fo:color="#000000" style:font-name="Times New Roman" fo:font-size="16pt" fo:font-weight="bold" officeooo:rsid="019ac4ef" style:font-size-asian="14pt" style:font-weight-asian="bold" style:font-size-complex="16pt" style:font-weight-complex="bold"/>
    </style:style>
    <style:style style:name="T499"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500" style:family="text">
      <style:text-properties fo:color="#000000" style:font-name="Times New Roman" officeooo:rsid="00d829ed"/>
    </style:style>
    <style:style style:name="T501" style:family="text">
      <style:text-properties fo:color="#000000" style:font-name="Times New Roman" officeooo:rsid="00da1926"/>
    </style:style>
    <style:style style:name="T502" style:family="text">
      <style:text-properties fo:color="#000000" style:font-name="Times New Roman" officeooo:rsid="00db6647"/>
    </style:style>
    <style:style style:name="T503" style:family="text">
      <style:text-properties fo:color="#000000" style:font-name="Times New Roman" officeooo:rsid="00dc645e"/>
    </style:style>
    <style:style style:name="T504" style:family="text">
      <style:text-properties fo:color="#000000" style:font-name="Times New Roman" officeooo:rsid="00dc83ca"/>
    </style:style>
    <style:style style:name="T505" style:family="text">
      <style:text-properties fo:color="#000000" style:font-name="Times New Roman" officeooo:rsid="00ddd576"/>
    </style:style>
    <style:style style:name="T506" style:family="text">
      <style:text-properties fo:color="#000000" style:font-name="Times New Roman" officeooo:rsid="00de4d59"/>
    </style:style>
    <style:style style:name="T507" style:family="text">
      <style:text-properties fo:color="#000000" style:font-name="Times New Roman" officeooo:rsid="00e0719e"/>
    </style:style>
    <style:style style:name="T508" style:family="text">
      <style:text-properties fo:color="#000000" style:font-name="Times New Roman" officeooo:rsid="00e24901"/>
    </style:style>
    <style:style style:name="T509" style:family="text">
      <style:text-properties fo:color="#000000" style:font-name="Times New Roman" officeooo:rsid="00e37c2a"/>
    </style:style>
    <style:style style:name="T510" style:family="text">
      <style:text-properties fo:color="#000000" style:font-name="Times New Roman" officeooo:rsid="00e5a662"/>
    </style:style>
    <style:style style:name="T511" style:family="text">
      <style:text-properties fo:color="#000000" style:font-name="Times New Roman" officeooo:rsid="00e6b4a7"/>
    </style:style>
    <style:style style:name="T512" style:family="text">
      <style:text-properties fo:color="#000000" style:font-name="Times New Roman" officeooo:rsid="00e986d6"/>
    </style:style>
    <style:style style:name="T513" style:family="text">
      <style:text-properties fo:color="#000000" style:font-name="Times New Roman" officeooo:rsid="00ea9339"/>
    </style:style>
    <style:style style:name="T514" style:family="text">
      <style:text-properties fo:color="#000000" style:font-name="Times New Roman" officeooo:rsid="00eb35bf"/>
    </style:style>
    <style:style style:name="T515" style:family="text">
      <style:text-properties fo:color="#000000" style:font-name="Times New Roman" officeooo:rsid="00f0a1a0"/>
    </style:style>
    <style:style style:name="T516" style:family="text">
      <style:text-properties fo:color="#000000" style:font-name="Times New Roman" officeooo:rsid="00f10b3f"/>
    </style:style>
    <style:style style:name="T517" style:family="text">
      <style:text-properties fo:color="#000000" style:font-name="Times New Roman" officeooo:rsid="00f1f2b2"/>
    </style:style>
    <style:style style:name="T518" style:family="text">
      <style:text-properties fo:color="#000000" style:font-name="Times New Roman" officeooo:rsid="00f36711"/>
    </style:style>
    <style:style style:name="T519" style:family="text">
      <style:text-properties fo:color="#000000" style:font-name="Times New Roman" officeooo:rsid="00f70450"/>
    </style:style>
    <style:style style:name="T520" style:family="text">
      <style:text-properties fo:color="#000000" style:font-name="Times New Roman" officeooo:rsid="00f89ede"/>
    </style:style>
    <style:style style:name="T521" style:family="text">
      <style:text-properties fo:color="#000000" style:font-name="Times New Roman" officeooo:rsid="00fc05ba"/>
    </style:style>
    <style:style style:name="T522" style:family="text">
      <style:text-properties fo:color="#000000" style:font-name="Times New Roman" officeooo:rsid="00fd2374"/>
    </style:style>
    <style:style style:name="T523" style:family="text">
      <style:text-properties fo:color="#000000" style:font-name="Times New Roman" officeooo:rsid="01002bda"/>
    </style:style>
    <style:style style:name="T524" style:family="text">
      <style:text-properties fo:color="#000000" style:font-name="Times New Roman" officeooo:rsid="0100ff04"/>
    </style:style>
    <style:style style:name="T525" style:family="text">
      <style:text-properties fo:color="#000000" style:font-name="Times New Roman" officeooo:rsid="0104319f"/>
    </style:style>
    <style:style style:name="T526" style:family="text">
      <style:text-properties fo:color="#000000" style:font-name="Times New Roman" officeooo:rsid="01062c76"/>
    </style:style>
    <style:style style:name="T527" style:family="text">
      <style:text-properties fo:color="#000000" style:font-name="Times New Roman" officeooo:rsid="0106a0df"/>
    </style:style>
    <style:style style:name="T528" style:family="text">
      <style:text-properties fo:color="#000000" style:font-name="Times New Roman" officeooo:rsid="01075749"/>
    </style:style>
    <style:style style:name="T529" style:family="text">
      <style:text-properties fo:color="#000000" style:font-name="Times New Roman" officeooo:rsid="010a8185"/>
    </style:style>
    <style:style style:name="T530" style:family="text">
      <style:text-properties fo:color="#000000" style:font-name="Times New Roman" officeooo:rsid="010b75a2"/>
    </style:style>
    <style:style style:name="T531" style:family="text">
      <style:text-properties fo:color="#000000" style:font-name="Times New Roman" officeooo:rsid="010c185e"/>
    </style:style>
    <style:style style:name="T532" style:family="text">
      <style:text-properties fo:color="#000000" style:font-name="Times New Roman" officeooo:rsid="010dbc00"/>
    </style:style>
    <style:style style:name="T533" style:family="text">
      <style:text-properties fo:color="#000000" style:font-name="Times New Roman" officeooo:rsid="01112f01"/>
    </style:style>
    <style:style style:name="T534" style:family="text">
      <style:text-properties fo:color="#000000" style:font-name="Times New Roman" officeooo:rsid="01114563"/>
    </style:style>
    <style:style style:name="T535" style:family="text">
      <style:text-properties fo:color="#000000" style:font-name="Times New Roman" officeooo:rsid="0111b1f0"/>
    </style:style>
    <style:style style:name="T536" style:family="text">
      <style:text-properties fo:color="#000000" style:font-name="Times New Roman" officeooo:rsid="01132aaf"/>
    </style:style>
    <style:style style:name="T537" style:family="text">
      <style:text-properties fo:color="#000000" style:font-name="Times New Roman" officeooo:rsid="0117814a"/>
    </style:style>
    <style:style style:name="T538" style:family="text">
      <style:text-properties fo:color="#000000" style:font-name="Times New Roman" officeooo:rsid="011c0122"/>
    </style:style>
    <style:style style:name="T539" style:family="text">
      <style:text-properties fo:color="#000000" style:font-name="Times New Roman" officeooo:rsid="011e26a9"/>
    </style:style>
    <style:style style:name="T540" style:family="text">
      <style:text-properties fo:color="#000000" style:font-name="Times New Roman" officeooo:rsid="011f25e7"/>
    </style:style>
    <style:style style:name="T541" style:family="text">
      <style:text-properties fo:color="#000000" style:font-name="Times New Roman" officeooo:rsid="0122cf0c"/>
    </style:style>
    <style:style style:name="T542" style:family="text">
      <style:text-properties fo:color="#000000" style:font-name="Times New Roman" officeooo:rsid="012486fa"/>
    </style:style>
    <style:style style:name="T543" style:family="text">
      <style:text-properties fo:color="#000000" style:font-name="Times New Roman" officeooo:rsid="01267826"/>
    </style:style>
    <style:style style:name="T544" style:family="text">
      <style:text-properties fo:color="#000000" style:font-name="Times New Roman" officeooo:rsid="01299615"/>
    </style:style>
    <style:style style:name="T545" style:family="text">
      <style:text-properties fo:color="#000000" style:font-name="Times New Roman" officeooo:rsid="012b1ef3"/>
    </style:style>
    <style:style style:name="T546" style:family="text">
      <style:text-properties fo:color="#000000" style:font-name="Times New Roman" officeooo:rsid="012d69f5"/>
    </style:style>
    <style:style style:name="T547" style:family="text">
      <style:text-properties fo:color="#000000" style:font-name="Times New Roman" officeooo:rsid="013426c0"/>
    </style:style>
    <style:style style:name="T548" style:family="text">
      <style:text-properties fo:color="#000000" style:font-name="Times New Roman" officeooo:rsid="0136d03a"/>
    </style:style>
    <style:style style:name="T549" style:family="text">
      <style:text-properties fo:color="#000000" style:font-name="Times New Roman" officeooo:rsid="0138e4e7"/>
    </style:style>
    <style:style style:name="T550" style:family="text">
      <style:text-properties fo:color="#000000" style:font-name="Times New Roman" officeooo:rsid="013a8143"/>
    </style:style>
    <style:style style:name="T551" style:family="text">
      <style:text-properties fo:color="#000000" style:font-name="Times New Roman" officeooo:rsid="0141d1b5"/>
    </style:style>
    <style:style style:name="T552" style:family="text">
      <style:text-properties fo:color="#000000" style:font-name="Times New Roman" officeooo:rsid="01429fa6"/>
    </style:style>
    <style:style style:name="T553" style:family="text">
      <style:text-properties fo:color="#000000" style:font-name="Times New Roman" officeooo:rsid="0142f33d"/>
    </style:style>
    <style:style style:name="T554" style:family="text">
      <style:text-properties fo:color="#000000" style:font-name="Times New Roman" officeooo:rsid="0144d273"/>
    </style:style>
    <style:style style:name="T555" style:family="text">
      <style:text-properties fo:color="#000000" style:font-name="Times New Roman" officeooo:rsid="01452c39"/>
    </style:style>
    <style:style style:name="T556" style:family="text">
      <style:text-properties fo:color="#000000" style:font-name="Times New Roman" officeooo:rsid="014575f3"/>
    </style:style>
    <style:style style:name="T557" style:family="text">
      <style:text-properties fo:color="#000000" style:font-name="Times New Roman" officeooo:rsid="01458c5b"/>
    </style:style>
    <style:style style:name="T558" style:family="text">
      <style:text-properties fo:color="#000000" style:font-name="Times New Roman" officeooo:rsid="0414b0c2"/>
    </style:style>
    <style:style style:name="T559" style:family="text">
      <style:text-properties fo:color="#000000" style:font-name="Times New Roman" officeooo:rsid="04153a84"/>
    </style:style>
    <style:style style:name="T560" style:family="text">
      <style:text-properties fo:color="#000000" style:font-name="Times New Roman" fo:font-style="italic" officeooo:rsid="0415e8a8" style:font-style-asian="italic" style:font-style-complex="italic"/>
    </style:style>
    <style:style style:name="T561" style:family="text">
      <style:text-properties fo:color="#000000" style:font-name="Times New Roman" fo:font-style="italic" officeooo:rsid="00dc645e" style:font-style-asian="italic" style:font-style-complex="italic"/>
    </style:style>
    <style:style style:name="T562" style:family="text">
      <style:text-properties fo:color="#000000" style:font-name="Times New Roman" fo:font-style="italic" officeooo:rsid="00dc83ca" style:font-style-asian="italic" style:font-style-complex="italic"/>
    </style:style>
    <style:style style:name="T563" style:family="text">
      <style:text-properties fo:color="#000000" style:font-name="Times New Roman" fo:font-style="italic" officeooo:rsid="00de4d59" style:font-style-asian="italic" style:font-style-complex="italic"/>
    </style:style>
    <style:style style:name="T564" style:family="text">
      <style:text-properties fo:color="#000000" style:font-name="Times New Roman" fo:font-style="italic" officeooo:rsid="00e0719e" style:font-style-asian="italic" style:font-style-complex="italic"/>
    </style:style>
    <style:style style:name="T565" style:family="text">
      <style:text-properties fo:color="#000000" style:font-name="Times New Roman" fo:font-style="italic" officeooo:rsid="00f0a1a0" style:font-style-asian="italic" style:font-style-complex="italic"/>
    </style:style>
    <style:style style:name="T566" style:family="text">
      <style:text-properties fo:color="#000000" style:font-name="Times New Roman" fo:font-style="italic" officeooo:rsid="041ef74b" style:font-style-asian="italic" style:font-style-complex="italic"/>
    </style:style>
    <style:style style:name="T567" style:family="text">
      <style:text-properties fo:color="#000000" style:font-name="Times New Roman" fo:font-style="italic" officeooo:rsid="00f10b3f" style:font-style-asian="italic" style:font-style-complex="italic"/>
    </style:style>
    <style:style style:name="T568" style:family="text">
      <style:text-properties fo:color="#000000" style:font-name="Times New Roman" fo:font-style="italic" officeooo:rsid="0421d02a" style:font-style-asian="italic" style:font-style-complex="italic"/>
    </style:style>
    <style:style style:name="T569" style:family="text">
      <style:text-properties fo:color="#000000" style:font-name="Times New Roman" fo:font-style="italic" officeooo:rsid="00fc05ba" style:font-style-asian="italic" style:font-style-complex="italic"/>
    </style:style>
    <style:style style:name="T570" style:family="text">
      <style:text-properties fo:color="#000000" style:font-name="Times New Roman" fo:font-style="italic" officeooo:rsid="010273df" style:font-style-asian="italic" style:font-style-complex="italic"/>
    </style:style>
    <style:style style:name="T571" style:family="text">
      <style:text-properties fo:color="#000000" style:font-name="Times New Roman" fo:font-style="italic" officeooo:rsid="0104319f" style:font-style-asian="italic" style:font-style-complex="italic"/>
    </style:style>
    <style:style style:name="T572" style:family="text">
      <style:text-properties fo:color="#000000" style:font-name="Times New Roman" fo:font-style="italic" officeooo:rsid="01062c76" style:font-style-asian="italic" style:font-style-complex="italic"/>
    </style:style>
    <style:style style:name="T573" style:family="text">
      <style:text-properties fo:color="#000000" style:font-name="Times New Roman" fo:font-style="italic" officeooo:rsid="01075749" style:font-style-asian="italic" style:font-style-complex="italic"/>
    </style:style>
    <style:style style:name="T574" style:family="text">
      <style:text-properties fo:color="#000000" style:font-name="Times New Roman" fo:font-style="italic" officeooo:rsid="010c185e" style:font-style-asian="italic" style:font-style-complex="italic"/>
    </style:style>
    <style:style style:name="T575" style:family="text">
      <style:text-properties fo:color="#000000" style:font-name="Times New Roman" fo:font-style="italic" officeooo:rsid="01114563" style:font-style-asian="italic" style:font-style-complex="italic"/>
    </style:style>
    <style:style style:name="T576" style:family="text">
      <style:text-properties fo:color="#000000" style:font-name="Times New Roman" fo:font-style="italic" officeooo:rsid="0111b1f0" style:font-style-asian="italic" style:font-style-complex="italic"/>
    </style:style>
    <style:style style:name="T577" style:family="text">
      <style:text-properties fo:color="#000000" style:font-name="Times New Roman" fo:font-style="italic" officeooo:rsid="0117814a" style:font-style-asian="italic" style:font-style-complex="italic"/>
    </style:style>
    <style:style style:name="T578" style:family="text">
      <style:text-properties fo:color="#000000" style:font-name="Times New Roman" fo:font-style="italic" officeooo:rsid="04327fdd" style:font-style-asian="italic" style:font-style-complex="italic"/>
    </style:style>
    <style:style style:name="T579" style:family="text">
      <style:text-properties fo:color="#000000" style:font-name="Times New Roman" fo:font-style="italic" officeooo:rsid="0127ccfd" style:font-style-asian="italic" style:font-style-complex="italic"/>
    </style:style>
    <style:style style:name="T580" style:family="text">
      <style:text-properties fo:color="#000000" style:font-name="Times New Roman" fo:font-style="italic" officeooo:rsid="00f1f2b2" style:font-style-asian="italic" style:font-style-complex="italic"/>
    </style:style>
    <style:style style:name="T581" style:family="text">
      <style:text-properties fo:color="#000000" style:font-name="Times New Roman" fo:font-style="italic" officeooo:rsid="00f36711" style:font-style-asian="italic" style:font-style-complex="italic"/>
    </style:style>
    <style:style style:name="T582" style:family="text">
      <style:text-properties fo:color="#000000" style:font-name="Times New Roman" fo:font-style="italic" officeooo:rsid="00f70450" style:font-style-asian="italic" style:font-style-complex="italic"/>
    </style:style>
    <style:style style:name="T583" style:family="text">
      <style:text-properties fo:color="#000000" style:font-name="Times New Roman" fo:font-style="italic" officeooo:rsid="013756f2" style:font-style-asian="italic" style:font-style-complex="italic"/>
    </style:style>
    <style:style style:name="T584" style:family="text">
      <style:text-properties fo:color="#000000" style:font-name="Times New Roman" fo:font-style="italic" officeooo:rsid="01385047" style:font-style-asian="italic" style:font-style-complex="italic"/>
    </style:style>
    <style:style style:name="T585" style:family="text">
      <style:text-properties fo:color="#000000" style:font-name="Times New Roman" fo:font-style="italic" officeooo:rsid="0138e4e7" style:font-style-asian="italic" style:font-style-complex="italic"/>
    </style:style>
    <style:style style:name="T586" style:family="text">
      <style:text-properties fo:color="#000000" style:font-name="Times New Roman" fo:font-style="italic" officeooo:rsid="013a26df" style:font-style-asian="italic" style:font-style-complex="italic"/>
    </style:style>
    <style:style style:name="T587" style:family="text">
      <style:text-properties fo:color="#000000" style:font-name="Times New Roman" fo:font-style="italic" officeooo:rsid="013a8143" style:font-style-asian="italic" style:font-style-complex="italic"/>
    </style:style>
    <style:style style:name="T588" style:family="text">
      <style:text-properties fo:color="#000000" style:font-name="Times New Roman" fo:font-style="italic" officeooo:rsid="01452c39" style:font-style-asian="italic" style:font-style-complex="italic"/>
    </style:style>
    <style:style style:name="T589" style:family="text">
      <style:text-properties fo:color="#000000" style:font-name="Times New Roman" fo:font-style="italic" officeooo:rsid="02c274fe" style:font-style-asian="italic" style:font-style-complex="italic"/>
    </style:style>
    <style:style style:name="T590" style:family="text">
      <style:text-properties fo:color="#000000" style:font-name="Times New Roman" fo:font-style="italic" style:text-underline-style="none" officeooo:rsid="00de4d59" style:font-style-asian="italic" style:font-style-complex="italic"/>
    </style:style>
    <style:style style:name="T591" style:family="text">
      <style:text-properties fo:color="#000000" style:font-name="Times New Roman" officeooo:rsid="041711b7"/>
    </style:style>
    <style:style style:name="T592" style:family="text">
      <style:text-properties fo:color="#000000" style:font-name="Times New Roman" officeooo:rsid="041828ca"/>
    </style:style>
    <style:style style:name="T593" style:family="text">
      <style:text-properties fo:color="#000000" style:font-name="Times New Roman" fo:language="en" fo:country="US" fo:font-style="italic" officeooo:rsid="041961a5" style:font-style-asian="italic" style:font-style-complex="italic"/>
    </style:style>
    <style:style style:name="T594" style:family="text">
      <style:text-properties fo:color="#000000" style:font-name="Times New Roman" fo:language="en" fo:country="US" officeooo:rsid="041a1909"/>
    </style:style>
    <style:style style:name="T595" style:family="text">
      <style:text-properties fo:color="#000000" style:font-name="Times New Roman" fo:language="en" fo:country="US" officeooo:rsid="04256378"/>
    </style:style>
    <style:style style:name="T596" style:family="text">
      <style:text-properties fo:color="#000000" style:font-name="Times New Roman" fo:language="ro" fo:country="RO" officeooo:rsid="041a1909"/>
    </style:style>
    <style:style style:name="T597" style:family="text">
      <style:text-properties fo:color="#000000" style:font-name="Times New Roman" officeooo:rsid="041ac484"/>
    </style:style>
    <style:style style:name="T598" style:family="text">
      <style:text-properties fo:color="#000000" style:font-name="Times New Roman" officeooo:rsid="041ba111"/>
    </style:style>
    <style:style style:name="T599" style:family="text">
      <style:text-properties fo:color="#000000" style:font-name="Times New Roman" officeooo:rsid="041ba3b5"/>
    </style:style>
    <style:style style:name="T600" style:family="text">
      <style:text-properties fo:color="#000000" style:font-name="Times New Roman" officeooo:rsid="041c2d5c"/>
    </style:style>
    <style:style style:name="T601" style:family="text">
      <style:text-properties fo:color="#000000" style:font-name="Times New Roman" officeooo:rsid="041d48b8"/>
    </style:style>
    <style:style style:name="T602" style:family="text">
      <style:text-properties fo:color="#000000" style:font-name="Times New Roman" officeooo:rsid="041de542"/>
    </style:style>
    <style:style style:name="T603" style:family="text">
      <style:text-properties fo:color="#000000" style:font-name="Times New Roman" officeooo:rsid="041ef74b"/>
    </style:style>
    <style:style style:name="T604" style:family="text">
      <style:text-properties fo:color="#000000" style:font-name="Times New Roman" officeooo:rsid="0420e7a6"/>
    </style:style>
    <style:style style:name="T605" style:family="text">
      <style:text-properties fo:color="#000000" style:font-name="Times New Roman" fo:font-style="normal" officeooo:rsid="00f10b3f" style:font-style-asian="normal" style:font-style-complex="normal"/>
    </style:style>
    <style:style style:name="T606" style:family="text">
      <style:text-properties fo:color="#000000" style:font-name="Times New Roman" fo:font-style="normal" officeooo:rsid="0420e7a6" style:font-style-asian="normal" style:font-style-complex="normal"/>
    </style:style>
    <style:style style:name="T607" style:family="text">
      <style:text-properties fo:color="#000000" style:font-name="Times New Roman" fo:font-style="normal" officeooo:rsid="04327fdd" style:font-style-asian="normal" style:font-style-complex="normal"/>
    </style:style>
    <style:style style:name="T608" style:family="text">
      <style:text-properties fo:color="#000000" style:font-name="Times New Roman" fo:font-style="normal" officeooo:rsid="014575f3" style:font-style-asian="normal" style:font-style-complex="normal"/>
    </style:style>
    <style:style style:name="T609" style:family="text">
      <style:text-properties fo:color="#000000" style:font-name="Times New Roman" fo:font-style="normal" officeooo:rsid="02c0bf5b" style:font-style-asian="normal" style:font-style-complex="normal"/>
    </style:style>
    <style:style style:name="T610" style:family="text">
      <style:text-properties fo:color="#000000" style:font-name="Times New Roman" fo:font-style="normal" officeooo:rsid="02c274fe" style:font-style-asian="normal" style:font-style-complex="normal"/>
    </style:style>
    <style:style style:name="T611" style:family="text">
      <style:text-properties fo:color="#000000" style:font-name="Times New Roman" fo:font-style="normal" style:text-underline-style="none" officeooo:rsid="02325bc8" style:font-style-asian="normal" style:font-style-complex="normal"/>
    </style:style>
    <style:style style:name="T612" style:family="text">
      <style:text-properties fo:color="#000000" style:font-name="Times New Roman" fo:font-style="normal" style:text-underline-style="none" officeooo:rsid="0233bac4" style:font-style-asian="normal" style:font-style-complex="normal"/>
    </style:style>
    <style:style style:name="T613" style:family="text">
      <style:text-properties fo:color="#000000" style:font-name="Times New Roman" fo:font-style="normal" style:text-underline-style="none" officeooo:rsid="046df911" style:font-style-asian="normal" style:font-style-complex="normal"/>
    </style:style>
    <style:style style:name="T614" style:family="text">
      <style:text-properties fo:color="#000000" style:font-name="Times New Roman" officeooo:rsid="0421d02a"/>
    </style:style>
    <style:style style:name="T615" style:family="text">
      <style:text-properties fo:color="#000000" style:font-name="Times New Roman" officeooo:rsid="0421dd83"/>
    </style:style>
    <style:style style:name="T616" style:family="text">
      <style:text-properties fo:color="#000000" style:font-name="Times New Roman" officeooo:rsid="0422f542"/>
    </style:style>
    <style:style style:name="T617" style:family="text">
      <style:text-properties fo:color="#000000" style:font-name="Times New Roman" officeooo:rsid="04230245"/>
    </style:style>
    <style:style style:name="T618" style:family="text">
      <style:text-properties fo:color="#000000" style:font-name="Times New Roman" officeooo:rsid="04236c85"/>
    </style:style>
    <style:style style:name="T619" style:family="text">
      <style:text-properties fo:color="#000000" style:font-name="Times New Roman" officeooo:rsid="04239a8a"/>
    </style:style>
    <style:style style:name="T620" style:family="text">
      <style:text-properties fo:color="#000000" style:font-name="Times New Roman" officeooo:rsid="04255603"/>
    </style:style>
    <style:style style:name="T621" style:family="text">
      <style:text-properties fo:color="#000000" style:font-name="Times New Roman" officeooo:rsid="04256378"/>
    </style:style>
    <style:style style:name="T622" style:family="text">
      <style:text-properties fo:color="#000000" style:font-name="Times New Roman" officeooo:rsid="042822aa"/>
    </style:style>
    <style:style style:name="T623" style:family="text">
      <style:text-properties fo:color="#000000" style:font-name="Times New Roman" officeooo:rsid="042a13f9"/>
    </style:style>
    <style:style style:name="T624" style:family="text">
      <style:text-properties fo:color="#000000" style:font-name="Times New Roman" officeooo:rsid="042bc39b"/>
    </style:style>
    <style:style style:name="T625" style:family="text">
      <style:text-properties fo:color="#000000" style:font-name="Times New Roman" officeooo:rsid="042cd50e"/>
    </style:style>
    <style:style style:name="T626" style:family="text">
      <style:text-properties fo:color="#000000" style:font-name="Times New Roman" officeooo:rsid="042e6e94"/>
    </style:style>
    <style:style style:name="T627" style:family="text">
      <style:text-properties fo:color="#000000" style:font-name="Times New Roman" officeooo:rsid="042fd699"/>
    </style:style>
    <style:style style:name="T628" style:family="text">
      <style:text-properties fo:color="#000000" style:font-name="Times New Roman" officeooo:rsid="04327fdd"/>
    </style:style>
    <style:style style:name="T629" style:family="text">
      <style:text-properties fo:color="#000000" style:font-name="Times New Roman" officeooo:rsid="04330ea6"/>
    </style:style>
    <style:style style:name="T630" style:family="text">
      <style:text-properties fo:color="#000000" style:font-name="Times New Roman" officeooo:rsid="04338ddb"/>
    </style:style>
    <style:style style:name="T631" style:family="text">
      <style:text-properties fo:color="#000000" style:font-name="Times New Roman" officeooo:rsid="0433ae22"/>
    </style:style>
    <style:style style:name="T632" style:family="text">
      <style:text-properties fo:color="#000000" style:font-name="Times New Roman" officeooo:rsid="04348822"/>
    </style:style>
    <style:style style:name="T633" style:family="text">
      <style:text-properties fo:color="#000000" style:font-name="Times New Roman" officeooo:rsid="04363789"/>
    </style:style>
    <style:style style:name="T634" style:family="text">
      <style:text-properties fo:color="#000000" style:font-name="Times New Roman" officeooo:rsid="0437db23"/>
    </style:style>
    <style:style style:name="T635" style:family="text">
      <style:text-properties fo:color="#000000" style:font-name="Times New Roman" officeooo:rsid="0438da0c"/>
    </style:style>
    <style:style style:name="T636" style:family="text">
      <style:text-properties fo:color="#000000" style:font-name="Times New Roman" officeooo:rsid="04392667"/>
    </style:style>
    <style:style style:name="T637" style:family="text">
      <style:text-properties fo:color="#000000" style:font-name="Times New Roman" officeooo:rsid="0439674a"/>
    </style:style>
    <style:style style:name="T638" style:family="text">
      <style:text-properties fo:color="#000000" style:font-name="Times New Roman" officeooo:rsid="043b1168"/>
    </style:style>
    <style:style style:name="T639" style:family="text">
      <style:text-properties fo:color="#000000" style:font-name="Times New Roman" officeooo:rsid="043be212"/>
    </style:style>
    <style:style style:name="T640" style:family="text">
      <style:text-properties fo:color="#000000" style:font-name="Times New Roman" officeooo:rsid="043c8e05"/>
    </style:style>
    <style:style style:name="T641" style:family="text">
      <style:text-properties fo:color="#000000" style:font-name="Times New Roman" officeooo:rsid="043f7d8a"/>
    </style:style>
    <style:style style:name="T642" style:family="text">
      <style:text-properties fo:color="#000000" style:font-name="Times New Roman" officeooo:rsid="0440820f"/>
    </style:style>
    <style:style style:name="T643" style:family="text">
      <style:text-properties fo:color="#000000" style:font-name="Times New Roman" officeooo:rsid="04421b3f"/>
    </style:style>
    <style:style style:name="T644" style:family="text">
      <style:text-properties fo:color="#000000" style:font-name="Courier New" fo:font-size="10pt" style:font-size-asian="10pt" style:font-size-complex="10pt"/>
    </style:style>
    <style:style style:name="T645" style:family="text">
      <style:text-properties fo:color="#000000" style:font-name="Courier New" fo:font-size="10pt" officeooo:rsid="00a869b8" style:font-size-asian="10pt" style:font-size-complex="10pt"/>
    </style:style>
    <style:style style:name="T646" style:family="text">
      <style:text-properties fo:color="#000000" style:font-name="Courier New" fo:font-size="10pt" officeooo:rsid="00ab58cc" style:font-size-asian="10pt" style:font-size-complex="10pt"/>
    </style:style>
    <style:style style:name="T647" style:family="text">
      <style:text-properties fo:color="#000000" style:font-name="Courier New" fo:font-size="10pt" officeooo:rsid="00c16195" style:font-size-asian="10pt" style:font-size-complex="10pt"/>
    </style:style>
    <style:style style:name="T648" style:family="text">
      <style:text-properties fo:color="#000000" style:font-name="Courier New" fo:font-size="10pt" officeooo:rsid="00c9d900" style:font-size-asian="10pt" style:font-size-complex="10pt"/>
    </style:style>
    <style:style style:name="T649" style:family="text">
      <style:text-properties fo:color="#000000" style:font-name="Courier New" fo:font-size="10pt" officeooo:rsid="00cdd594" style:font-size-asian="10pt" style:font-size-complex="10pt"/>
    </style:style>
    <style:style style:name="T650" style:family="text">
      <style:text-properties fo:color="#000000" style:font-name="Courier New" fo:font-size="10pt" officeooo:rsid="00cf3bf2" style:font-size-asian="10pt" style:font-size-complex="10pt"/>
    </style:style>
    <style:style style:name="T651" style:family="text">
      <style:text-properties fo:color="#000000" style:font-name="Courier New" fo:font-size="10pt" officeooo:rsid="00d1e5dd" style:font-size-asian="10pt" style:font-size-complex="10pt"/>
    </style:style>
    <style:style style:name="T652" style:family="text">
      <style:text-properties fo:color="#000000" style:font-name="Courier New" fo:font-size="10pt" officeooo:rsid="00d1f816" style:font-size-asian="10pt" style:font-size-complex="10pt"/>
    </style:style>
    <style:style style:name="T653" style:family="text">
      <style:text-properties fo:color="#000000" fo:font-size="10pt" style:font-size-asian="10pt" style:font-size-complex="10pt"/>
    </style:style>
    <style:style style:name="T654" style:family="text">
      <style:text-properties fo:color="#000000" style:font-name="Liberation Sans" fo:font-size="16pt" fo:font-weight="bold" officeooo:rsid="00d829ed" style:font-size-asian="16pt" style:font-weight-asian="bold" style:font-size-complex="16pt" style:font-weight-complex="bold"/>
    </style:style>
    <style:style style:name="T655" style:family="text">
      <style:text-properties fo:color="#000000" style:font-name="Liberation Sans" fo:font-size="16pt" fo:font-weight="bold" officeooo:rsid="00f9761d" style:font-size-asian="16pt" style:font-weight-asian="bold" style:font-size-complex="16pt" style:font-weight-complex="bold"/>
    </style:style>
    <style:style style:name="T656" style:family="text">
      <style:text-properties fo:color="#000000" style:font-name="Liberation Sans" fo:font-size="16pt" fo:font-weight="bold" officeooo:rsid="013639bc" style:font-size-asian="16pt" style:font-weight-asian="bold" style:font-size-complex="16pt" style:font-weight-complex="bold"/>
    </style:style>
    <style:style style:name="T657" style:family="text">
      <style:text-properties fo:color="#000000" style:font-name="Liberation Sans" fo:font-size="16pt" fo:font-weight="bold" officeooo:rsid="046f5315" style:font-size-asian="16pt" style:font-weight-asian="bold" style:font-size-complex="16pt" style:font-weight-complex="bold"/>
    </style:style>
    <style:style style:name="T658" style:family="text">
      <style:text-properties fo:color="#000000" style:font-name="Liberation Sans" fo:font-size="16pt" fo:font-weight="bold" officeooo:rsid="0477191f" style:font-size-asian="16pt" style:font-weight-asian="bold" style:font-size-complex="16pt" style:font-weight-complex="bold"/>
    </style:style>
    <style:style style:name="T659" style:family="text">
      <style:text-properties fo:color="#000000" fo:font-style="normal" style:text-underline-style="none" fo:font-weight="bold" officeooo:rsid="04709406" style:font-style-asian="normal" style:font-weight-asian="bold" style:font-style-complex="normal" style:font-weight-complex="bold"/>
    </style:style>
    <style:style style:name="T660"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61" style:family="text">
      <style:text-properties fo:color="#000000" fo:font-style="normal" style:font-style-asian="normal" style:font-style-complex="normal"/>
    </style:style>
    <style:style style:name="T662" style:family="text">
      <style:text-properties fo:color="#000000" fo:font-style="normal" officeooo:rsid="032cc17e" style:font-style-asian="normal" style:font-style-complex="normal"/>
    </style:style>
    <style:style style:name="T663"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4"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65" style:family="text">
      <style:text-properties fo:color="#0000ff"/>
    </style:style>
    <style:style style:name="T666" style:family="text">
      <style:text-properties fo:color="#0000ff" style:font-name="Courier New" fo:font-size="10pt" officeooo:rsid="00a1a0a3" style:font-size-asian="10pt" style:font-size-complex="10pt"/>
    </style:style>
    <style:style style:name="T667" style:family="text">
      <style:text-properties fo:color="#0000ff" style:font-name="Courier New" fo:font-size="10pt" fo:font-weight="normal" officeooo:rsid="00d1f816" style:font-size-asian="10pt" style:font-weight-asian="normal" style:font-size-complex="10pt" style:font-weight-complex="normal"/>
    </style:style>
    <style:style style:name="T668" style:family="text">
      <style:text-properties fo:color="#0000ff" style:font-name="Courier New1"/>
    </style:style>
    <style:style style:name="T669" style:family="text">
      <style:text-properties fo:color="#0000ff" style:font-name="Courier New1" fo:font-size="9pt"/>
    </style:style>
    <style:style style:name="T670" style:family="text">
      <style:text-properties fo:color="#0000ff" officeooo:rsid="0220aa61"/>
    </style:style>
    <style:style style:name="T671" style:family="text">
      <style:text-properties fo:color="#0000ff" style:text-underline-style="none" officeooo:rsid="022b64c6"/>
    </style:style>
    <style:style style:name="T672" style:family="text">
      <style:text-properties fo:color="#0000ff" style:text-underline-style="none" officeooo:rsid="022d42da"/>
    </style:style>
    <style:style style:name="T673" style:family="text">
      <style:text-properties fo:color="#0000ff" style:text-underline-style="none" officeooo:rsid="02325bc8"/>
    </style:style>
    <style:style style:name="T674" style:family="text">
      <style:text-properties fo:color="#0000ff" fo:font-style="normal" fo:font-weight="normal" officeooo:rsid="02c870b5" style:font-style-asian="normal" style:font-weight-asian="normal" style:font-style-complex="normal" style:font-weight-complex="normal"/>
    </style:style>
    <style:style style:name="T675" style:family="text">
      <style:text-properties style:font-name="Courier New"/>
    </style:style>
    <style:style style:name="T676" style:family="text">
      <style:text-properties style:font-name="Courier New" fo:font-size="10pt" style:font-size-asian="10pt" style:font-size-complex="10pt"/>
    </style:style>
    <style:style style:name="T677" style:family="text">
      <style:text-properties style:font-name="Courier New" fo:font-size="10pt" officeooo:rsid="00a1a0a3" style:font-size-asian="10pt" style:font-size-complex="10pt"/>
    </style:style>
    <style:style style:name="T678"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679" style:family="text">
      <style:text-properties style:font-name="Courier New" fo:font-size="10pt" fo:font-style="normal" fo:font-weight="normal" officeooo:rsid="01fd9ebb" style:font-size-asian="10pt" style:font-style-asian="normal" style:font-weight-asian="normal" style:font-size-complex="10pt" style:font-style-complex="normal" style:font-weight-complex="normal"/>
    </style:style>
    <style:style style:name="T680" style:family="text">
      <style:text-properties style:font-name="Courier New" fo:font-style="normal" officeooo:rsid="01eab36e" style:font-size-asian="12pt" style:font-style-asian="normal" style:font-style-complex="normal"/>
    </style:style>
    <style:style style:name="T681" style:family="text">
      <style:text-properties style:font-name="Courier New" fo:font-style="normal" officeooo:rsid="01f1f5a1" style:font-size-asian="12pt" style:font-style-asian="normal" style:font-style-complex="normal"/>
    </style:style>
    <style:style style:name="T682" style:family="text">
      <style:text-properties style:font-name="Courier New" fo:font-style="normal" officeooo:rsid="01f29317" style:font-size-asian="12pt" style:font-style-asian="normal" style:font-style-complex="normal"/>
    </style:style>
    <style:style style:name="T683"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684"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5"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686"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687" style:family="text">
      <style:text-properties officeooo:rsid="00b9a56c"/>
    </style:style>
    <style:style style:name="T688" style:family="text">
      <style:text-properties officeooo:rsid="0131e978"/>
    </style:style>
    <style:style style:name="T689" style:family="text">
      <style:text-properties officeooo:rsid="013756f2"/>
    </style:style>
    <style:style style:name="T690" style:family="text">
      <style:text-properties officeooo:rsid="013b0f51"/>
    </style:style>
    <style:style style:name="T691" style:family="text">
      <style:text-properties officeooo:rsid="013b9174"/>
    </style:style>
    <style:style style:name="T692" style:family="text">
      <style:text-properties officeooo:rsid="013d90d1"/>
    </style:style>
    <style:style style:name="T693" style:family="text">
      <style:text-properties officeooo:rsid="0153c657"/>
    </style:style>
    <style:style style:name="T694" style:family="text">
      <style:text-properties officeooo:rsid="01561853"/>
    </style:style>
    <style:style style:name="T695" style:family="text">
      <style:text-properties style:font-size-asian="12pt"/>
    </style:style>
    <style:style style:name="T696" style:family="text">
      <style:text-properties officeooo:rsid="0156d09c" style:font-size-asian="12pt"/>
    </style:style>
    <style:style style:name="T697" style:family="text">
      <style:text-properties officeooo:rsid="0158829c" style:font-size-asian="12pt"/>
    </style:style>
    <style:style style:name="T698" style:family="text">
      <style:text-properties officeooo:rsid="015946f1" style:font-size-asian="12pt"/>
    </style:style>
    <style:style style:name="T699" style:family="text">
      <style:text-properties officeooo:rsid="015af81d" style:font-size-asian="12pt"/>
    </style:style>
    <style:style style:name="T700" style:family="text">
      <style:text-properties officeooo:rsid="015dccf8" style:font-size-asian="12pt"/>
    </style:style>
    <style:style style:name="T701" style:family="text">
      <style:text-properties officeooo:rsid="015eb780" style:font-size-asian="12pt"/>
    </style:style>
    <style:style style:name="T702" style:family="text">
      <style:text-properties officeooo:rsid="015f2026" style:font-size-asian="12pt"/>
    </style:style>
    <style:style style:name="T703" style:family="text">
      <style:text-properties officeooo:rsid="015f8c3c" style:font-size-asian="12pt"/>
    </style:style>
    <style:style style:name="T704" style:family="text">
      <style:text-properties officeooo:rsid="0160c4c9" style:font-size-asian="12pt"/>
    </style:style>
    <style:style style:name="T705" style:family="text">
      <style:text-properties officeooo:rsid="01632740" style:font-size-asian="12pt"/>
    </style:style>
    <style:style style:name="T706" style:family="text">
      <style:text-properties officeooo:rsid="01639af8" style:font-size-asian="12pt"/>
    </style:style>
    <style:style style:name="T707" style:family="text">
      <style:text-properties officeooo:rsid="0164adb0" style:font-size-asian="12pt"/>
    </style:style>
    <style:style style:name="T708" style:family="text">
      <style:text-properties officeooo:rsid="0165c5fd" style:font-size-asian="12pt"/>
    </style:style>
    <style:style style:name="T709" style:family="text">
      <style:text-properties officeooo:rsid="0167d021" style:font-size-asian="12pt"/>
    </style:style>
    <style:style style:name="T710" style:family="text">
      <style:text-properties officeooo:rsid="01688689" style:font-size-asian="12pt"/>
    </style:style>
    <style:style style:name="T711" style:family="text">
      <style:text-properties officeooo:rsid="016a24dd" style:font-size-asian="12pt"/>
    </style:style>
    <style:style style:name="T712" style:family="text">
      <style:text-properties officeooo:rsid="016c10e9" style:font-size-asian="12pt"/>
    </style:style>
    <style:style style:name="T713" style:family="text">
      <style:text-properties officeooo:rsid="016dca30" style:font-size-asian="12pt"/>
    </style:style>
    <style:style style:name="T714" style:family="text">
      <style:text-properties officeooo:rsid="016e560d" style:font-size-asian="12pt"/>
    </style:style>
    <style:style style:name="T715" style:family="text">
      <style:text-properties officeooo:rsid="0171861b" style:font-size-asian="12pt"/>
    </style:style>
    <style:style style:name="T716" style:family="text">
      <style:text-properties officeooo:rsid="0172a02c" style:font-size-asian="12pt"/>
    </style:style>
    <style:style style:name="T717" style:family="text">
      <style:text-properties officeooo:rsid="017390a7" style:font-size-asian="12pt"/>
    </style:style>
    <style:style style:name="T718" style:family="text">
      <style:text-properties officeooo:rsid="017656ac" style:font-size-asian="12pt"/>
    </style:style>
    <style:style style:name="T719" style:family="text">
      <style:text-properties officeooo:rsid="01784a49" style:font-size-asian="12pt"/>
    </style:style>
    <style:style style:name="T720" style:family="text">
      <style:text-properties officeooo:rsid="017a497b" style:font-size-asian="12pt"/>
    </style:style>
    <style:style style:name="T721" style:family="text">
      <style:text-properties officeooo:rsid="017a9dbe" style:font-size-asian="12pt"/>
    </style:style>
    <style:style style:name="T722" style:family="text">
      <style:text-properties officeooo:rsid="017bf02e" style:font-size-asian="12pt"/>
    </style:style>
    <style:style style:name="T723" style:family="text">
      <style:text-properties officeooo:rsid="017edcf5" style:font-size-asian="12pt"/>
    </style:style>
    <style:style style:name="T724" style:family="text">
      <style:text-properties officeooo:rsid="017fb7e8" style:font-size-asian="12pt"/>
    </style:style>
    <style:style style:name="T725" style:family="text">
      <style:text-properties officeooo:rsid="0181af62" style:font-size-asian="12pt"/>
    </style:style>
    <style:style style:name="T726" style:family="text">
      <style:text-properties officeooo:rsid="01825491" style:font-size-asian="12pt"/>
    </style:style>
    <style:style style:name="T727" style:family="text">
      <style:text-properties officeooo:rsid="0183962a" style:font-size-asian="12pt"/>
    </style:style>
    <style:style style:name="T728" style:family="text">
      <style:text-properties officeooo:rsid="0184f1a2" style:font-size-asian="12pt"/>
    </style:style>
    <style:style style:name="T729" style:family="text">
      <style:text-properties officeooo:rsid="0185e187" style:font-size-asian="12pt"/>
    </style:style>
    <style:style style:name="T730" style:family="text">
      <style:text-properties officeooo:rsid="018794b3" style:font-size-asian="12pt"/>
    </style:style>
    <style:style style:name="T731" style:family="text">
      <style:text-properties officeooo:rsid="0188e32f" style:font-size-asian="12pt"/>
    </style:style>
    <style:style style:name="T732" style:family="text">
      <style:text-properties officeooo:rsid="018a874d" style:font-size-asian="12pt"/>
    </style:style>
    <style:style style:name="T733" style:family="text">
      <style:text-properties officeooo:rsid="018ab181" style:font-size-asian="12pt"/>
    </style:style>
    <style:style style:name="T734" style:family="text">
      <style:text-properties officeooo:rsid="018c9db6" style:font-size-asian="12pt"/>
    </style:style>
    <style:style style:name="T735" style:family="text">
      <style:text-properties officeooo:rsid="018da817" style:font-size-asian="12pt"/>
    </style:style>
    <style:style style:name="T736" style:family="text">
      <style:text-properties officeooo:rsid="018f3510" style:font-size-asian="12pt"/>
    </style:style>
    <style:style style:name="T737" style:family="text">
      <style:text-properties officeooo:rsid="018ffb41" style:font-size-asian="12pt"/>
    </style:style>
    <style:style style:name="T738" style:family="text">
      <style:text-properties officeooo:rsid="019063a8" style:font-size-asian="12pt"/>
    </style:style>
    <style:style style:name="T739" style:family="text">
      <style:text-properties officeooo:rsid="0193081e" style:font-size-asian="12pt"/>
    </style:style>
    <style:style style:name="T740" style:family="text">
      <style:text-properties officeooo:rsid="01943226" style:font-size-asian="12pt"/>
    </style:style>
    <style:style style:name="T741" style:family="text">
      <style:text-properties officeooo:rsid="01947931" style:font-size-asian="12pt"/>
    </style:style>
    <style:style style:name="T742" style:family="text">
      <style:text-properties officeooo:rsid="01ab7b67" style:font-size-asian="12pt"/>
    </style:style>
    <style:style style:name="T743" style:family="text">
      <style:text-properties officeooo:rsid="01bb5aaf" style:font-size-asian="12pt"/>
    </style:style>
    <style:style style:name="T744" style:family="text">
      <style:text-properties officeooo:rsid="01bb67ed" style:font-size-asian="12pt"/>
    </style:style>
    <style:style style:name="T745" style:family="text">
      <style:text-properties officeooo:rsid="01a8d2f4" style:font-size-asian="12pt"/>
    </style:style>
    <style:style style:name="T746" style:family="text">
      <style:text-properties officeooo:rsid="01c35e1c" style:font-size-asian="12pt"/>
    </style:style>
    <style:style style:name="T747" style:family="text">
      <style:text-properties officeooo:rsid="01c46931" style:font-size-asian="12pt"/>
    </style:style>
    <style:style style:name="T748" style:family="text">
      <style:text-properties officeooo:rsid="01d8b60c" style:font-size-asian="12pt"/>
    </style:style>
    <style:style style:name="T749" style:family="text">
      <style:text-properties officeooo:rsid="01da5578" style:font-size-asian="12pt"/>
    </style:style>
    <style:style style:name="T750" style:family="text">
      <style:text-properties officeooo:rsid="01dabef0" style:font-size-asian="12pt"/>
    </style:style>
    <style:style style:name="T751" style:family="text">
      <style:text-properties officeooo:rsid="01db029f" style:font-size-asian="12pt"/>
    </style:style>
    <style:style style:name="T752" style:family="text">
      <style:text-properties officeooo:rsid="01dc5b65" style:font-size-asian="12pt"/>
    </style:style>
    <style:style style:name="T753" style:family="text">
      <style:text-properties officeooo:rsid="01e28ab7" style:font-size-asian="12pt"/>
    </style:style>
    <style:style style:name="T754" style:family="text">
      <style:text-properties officeooo:rsid="01e31ed0" style:font-size-asian="12pt"/>
    </style:style>
    <style:style style:name="T755" style:family="text">
      <style:text-properties officeooo:rsid="01e4af87" style:font-size-asian="12pt"/>
    </style:style>
    <style:style style:name="T756" style:family="text">
      <style:text-properties officeooo:rsid="04441773" style:font-size-asian="12pt"/>
    </style:style>
    <style:style style:name="T757" style:family="text">
      <style:text-properties officeooo:rsid="04453e00" style:font-size-asian="12pt"/>
    </style:style>
    <style:style style:name="T758" style:family="text">
      <style:text-properties officeooo:rsid="04454d97" style:font-size-asian="12pt"/>
    </style:style>
    <style:style style:name="T759" style:family="text">
      <style:text-properties officeooo:rsid="0446ea96" style:font-size-asian="12pt"/>
    </style:style>
    <style:style style:name="T760" style:family="text">
      <style:text-properties officeooo:rsid="0446fe0d" style:font-size-asian="12pt"/>
    </style:style>
    <style:style style:name="T761" style:family="text">
      <style:text-properties officeooo:rsid="044814b0" style:font-size-asian="12pt"/>
    </style:style>
    <style:style style:name="T762" style:family="text">
      <style:text-properties officeooo:rsid="0448d473" style:font-size-asian="12pt"/>
    </style:style>
    <style:style style:name="T763" style:family="text">
      <style:text-properties officeooo:rsid="044a977d" style:font-size-asian="12pt"/>
    </style:style>
    <style:style style:name="T764" style:family="text">
      <style:text-properties officeooo:rsid="044c3960" style:font-size-asian="12pt"/>
    </style:style>
    <style:style style:name="T765" style:family="text">
      <style:text-properties officeooo:rsid="044d48d4" style:font-size-asian="12pt"/>
    </style:style>
    <style:style style:name="T766" style:family="text">
      <style:text-properties officeooo:rsid="045a6446" style:font-size-asian="12pt"/>
    </style:style>
    <style:style style:name="T767" style:family="text">
      <style:text-properties officeooo:rsid="045be666" style:font-size-asian="12pt"/>
    </style:style>
    <style:style style:name="T768" style:family="text">
      <style:text-properties officeooo:rsid="045d2531" style:font-size-asian="12pt"/>
    </style:style>
    <style:style style:name="T769" style:family="text">
      <style:text-properties officeooo:rsid="045ebab3" style:font-size-asian="12pt"/>
    </style:style>
    <style:style style:name="T770" style:family="text">
      <style:text-properties officeooo:rsid="0461d3b3" style:font-size-asian="12pt"/>
    </style:style>
    <style:style style:name="T771" style:family="text">
      <style:text-properties officeooo:rsid="0462f076" style:font-size-asian="12pt"/>
    </style:style>
    <style:style style:name="T772" style:family="text">
      <style:text-properties officeooo:rsid="01e04794" style:font-size-asian="12pt"/>
    </style:style>
    <style:style style:name="T773" style:family="text">
      <style:text-properties officeooo:rsid="0195fc2d"/>
    </style:style>
    <style:style style:name="T774" style:family="text">
      <style:text-properties officeooo:rsid="019ac4ef" style:font-size-asian="10.5pt"/>
    </style:style>
    <style:style style:name="T775" style:family="text">
      <style:text-properties officeooo:rsid="019cc390" style:font-size-asian="10.5pt"/>
    </style:style>
    <style:style style:name="T776" style:family="text">
      <style:text-properties officeooo:rsid="01aec1c9" style:font-size-asian="10.5pt"/>
    </style:style>
    <style:style style:name="T777" style:family="text">
      <style:text-properties officeooo:rsid="0457defc" style:font-size-asian="10.5pt"/>
    </style:style>
    <style:style style:name="T778" style:family="text">
      <style:text-properties officeooo:rsid="04597468" style:font-size-asian="10.5pt"/>
    </style:style>
    <style:style style:name="T779" style:family="text">
      <style:text-properties officeooo:rsid="01a98d29"/>
    </style:style>
    <style:style style:name="T780" style:family="text">
      <style:text-properties officeooo:rsid="01ac002a"/>
    </style:style>
    <style:style style:name="T781" style:family="text">
      <style:text-properties officeooo:rsid="01af7c02"/>
    </style:style>
    <style:style style:name="T782" style:family="text">
      <style:text-properties officeooo:rsid="01d08f56"/>
    </style:style>
    <style:style style:name="T783" style:family="text">
      <style:text-properties officeooo:rsid="01d49048"/>
    </style:style>
    <style:style style:name="T784" style:family="text">
      <style:text-properties fo:font-style="italic"/>
    </style:style>
    <style:style style:name="T785" style:family="text">
      <style:text-properties fo:font-style="italic" officeooo:rsid="01da5578" style:font-size-asian="12pt" style:font-style-asian="italic" style:font-style-complex="italic"/>
    </style:style>
    <style:style style:name="T786" style:family="text">
      <style:text-properties fo:font-style="italic" officeooo:rsid="01e28ab7" style:font-size-asian="12pt" style:font-style-asian="italic" style:font-style-complex="italic"/>
    </style:style>
    <style:style style:name="T787" style:family="text">
      <style:text-properties fo:font-style="italic" officeooo:rsid="01e4af87" style:font-size-asian="12pt" style:font-style-asian="italic" style:font-style-complex="italic"/>
    </style:style>
    <style:style style:name="T788" style:family="text">
      <style:text-properties fo:font-style="italic" officeooo:rsid="01e82c47" style:font-size-asian="12pt" style:font-style-asian="italic" style:font-style-complex="italic"/>
    </style:style>
    <style:style style:name="T789" style:family="text">
      <style:text-properties fo:font-style="italic" officeooo:rsid="017390a7" style:font-size-asian="12pt" style:font-style-asian="italic" style:font-style-complex="italic"/>
    </style:style>
    <style:style style:name="T790" style:family="text">
      <style:text-properties fo:font-style="italic" officeooo:rsid="01784a49" style:font-size-asian="12pt" style:font-style-asian="italic" style:font-style-complex="italic"/>
    </style:style>
    <style:style style:name="T791" style:family="text">
      <style:text-properties fo:font-style="italic" officeooo:rsid="01dabef0" style:font-size-asian="12pt" style:font-style-asian="italic" style:font-style-complex="italic"/>
    </style:style>
    <style:style style:name="T792" style:family="text">
      <style:text-properties fo:font-style="italic" officeooo:rsid="01dc5b65" style:font-size-asian="12pt" style:font-style-asian="italic" style:font-style-complex="italic"/>
    </style:style>
    <style:style style:name="T793" style:family="text">
      <style:text-properties fo:font-style="italic" officeooo:rsid="01e9703c" style:font-size-asian="12pt" style:font-style-asian="italic" style:font-style-complex="italic"/>
    </style:style>
    <style:style style:name="T794" style:family="text">
      <style:text-properties fo:font-style="italic" officeooo:rsid="01f29317" style:font-size-asian="12pt" style:font-style-asian="italic" style:font-style-complex="italic"/>
    </style:style>
    <style:style style:name="T795" style:family="text">
      <style:text-properties fo:font-style="italic" officeooo:rsid="01f1f5a1" style:font-size-asian="12pt"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officeooo:rsid="023b19d6" style:font-style-asian="italic" style:font-style-complex="italic"/>
    </style:style>
    <style:style style:name="T798" style:family="text">
      <style:text-properties fo:font-style="italic" officeooo:rsid="02416d63" style:font-style-asian="italic" style:font-style-complex="italic"/>
    </style:style>
    <style:style style:name="T799" style:family="text">
      <style:text-properties fo:font-style="italic" officeooo:rsid="022599c6" style:font-style-asian="italic" style:font-style-complex="italic"/>
    </style:style>
    <style:style style:name="T800" style:family="text">
      <style:text-properties fo:font-style="italic" officeooo:rsid="022739be" style:font-style-asian="italic" style:font-style-complex="italic"/>
    </style:style>
    <style:style style:name="T801" style:family="text">
      <style:text-properties fo:font-style="italic" officeooo:rsid="02353903" style:font-style-asian="italic" style:font-style-complex="italic"/>
    </style:style>
    <style:style style:name="T802" style:family="text">
      <style:text-properties fo:font-style="italic" officeooo:rsid="0242723d" style:font-style-asian="italic" style:font-style-complex="italic"/>
    </style:style>
    <style:style style:name="T803" style:family="text">
      <style:text-properties fo:font-style="italic" officeooo:rsid="0242f156" style:font-style-asian="italic" style:font-style-complex="italic"/>
    </style:style>
    <style:style style:name="T804" style:family="text">
      <style:text-properties fo:font-style="italic" officeooo:rsid="024a65e9" style:font-style-asian="italic" style:font-style-complex="italic"/>
    </style:style>
    <style:style style:name="T805" style:family="text">
      <style:text-properties fo:font-style="italic" officeooo:rsid="024af1d8" style:font-style-asian="italic" style:font-style-complex="italic"/>
    </style:style>
    <style:style style:name="T806" style:family="text">
      <style:text-properties fo:font-style="italic" officeooo:rsid="024ec640" style:font-style-asian="italic" style:font-style-complex="italic"/>
    </style:style>
    <style:style style:name="T807" style:family="text">
      <style:text-properties fo:font-style="italic" officeooo:rsid="0253a66e" style:font-style-asian="italic" style:font-style-complex="italic"/>
    </style:style>
    <style:style style:name="T808" style:family="text">
      <style:text-properties fo:font-style="italic" officeooo:rsid="021b7192" style:font-style-asian="italic" style:font-style-complex="italic"/>
    </style:style>
    <style:style style:name="T809" style:family="text">
      <style:text-properties fo:font-style="italic" officeooo:rsid="0220aa61" style:font-style-asian="italic" style:font-style-complex="italic"/>
    </style:style>
    <style:style style:name="T810" style:family="text">
      <style:text-properties fo:font-style="italic" officeooo:rsid="02396907" style:font-style-asian="italic" style:font-style-complex="italic"/>
    </style:style>
    <style:style style:name="T811" style:family="text">
      <style:text-properties fo:font-style="italic" officeooo:rsid="023b755d" style:font-style-asian="italic" style:font-style-complex="italic"/>
    </style:style>
    <style:style style:name="T812" style:family="text">
      <style:text-properties fo:font-style="italic" officeooo:rsid="023c089f" style:font-style-asian="italic" style:font-style-complex="italic"/>
    </style:style>
    <style:style style:name="T813" style:family="text">
      <style:text-properties fo:font-style="italic" officeooo:rsid="02422b7c" style:font-style-asian="italic" style:font-style-complex="italic"/>
    </style:style>
    <style:style style:name="T814" style:family="text">
      <style:text-properties fo:font-style="italic" officeooo:rsid="02469bb4" style:font-style-asian="italic" style:font-style-complex="italic"/>
    </style:style>
    <style:style style:name="T815" style:family="text">
      <style:text-properties fo:font-style="italic" officeooo:rsid="024ac5fa" style:font-style-asian="italic" style:font-style-complex="italic"/>
    </style:style>
    <style:style style:name="T816" style:family="text">
      <style:text-properties fo:font-style="italic" officeooo:rsid="024dbf60" style:font-style-asian="italic" style:font-style-complex="italic"/>
    </style:style>
    <style:style style:name="T817" style:family="text">
      <style:text-properties fo:font-style="italic" officeooo:rsid="02b705ab" style:font-style-asian="italic" style:font-style-complex="italic"/>
    </style:style>
    <style:style style:name="T818" style:family="text">
      <style:text-properties fo:font-style="italic" officeooo:rsid="02bd4e93" style:font-style-asian="italic" style:font-style-complex="italic"/>
    </style:style>
    <style:style style:name="T819" style:family="text">
      <style:text-properties fo:font-style="italic" officeooo:rsid="02c0bf5b" style:font-style-asian="italic" style:font-style-complex="italic"/>
    </style:style>
    <style:style style:name="T820" style:family="text">
      <style:text-properties fo:font-style="italic" officeooo:rsid="02e0ee49" style:font-style-asian="italic" style:font-style-complex="italic"/>
    </style:style>
    <style:style style:name="T821" style:family="text">
      <style:text-properties fo:font-style="italic" officeooo:rsid="02e5ea83" style:font-style-asian="italic" style:font-style-complex="italic"/>
    </style:style>
    <style:style style:name="T822" style:family="text">
      <style:text-properties fo:font-style="italic" officeooo:rsid="02e67f45" style:font-style-asian="italic" style:font-style-complex="italic"/>
    </style:style>
    <style:style style:name="T823" style:family="text">
      <style:text-properties fo:font-style="italic" officeooo:rsid="02f2e86d" style:font-style-asian="italic" style:font-style-complex="italic"/>
    </style:style>
    <style:style style:name="T824" style:family="text">
      <style:text-properties fo:font-style="italic" officeooo:rsid="02f3916b" style:font-style-asian="italic" style:font-style-complex="italic"/>
    </style:style>
    <style:style style:name="T825" style:family="text">
      <style:text-properties fo:font-style="italic" officeooo:rsid="02f5a3f2" style:font-style-asian="italic" style:font-style-complex="italic"/>
    </style:style>
    <style:style style:name="T826" style:family="text">
      <style:text-properties fo:font-style="italic" officeooo:rsid="02f71cc1" style:font-style-asian="italic" style:font-style-complex="italic"/>
    </style:style>
    <style:style style:name="T827" style:family="text">
      <style:text-properties fo:font-style="italic" officeooo:rsid="02f9e9c3" style:font-style-asian="italic" style:font-style-complex="italic"/>
    </style:style>
    <style:style style:name="T828" style:family="text">
      <style:text-properties fo:font-style="italic" officeooo:rsid="030010df" style:font-style-asian="italic" style:font-style-complex="italic"/>
    </style:style>
    <style:style style:name="T829" style:family="text">
      <style:text-properties fo:font-style="italic" officeooo:rsid="0305b9d8" style:font-style-asian="italic" style:font-style-complex="italic"/>
    </style:style>
    <style:style style:name="T830" style:family="text">
      <style:text-properties fo:font-style="italic" officeooo:rsid="0312a230" style:font-style-asian="italic" style:font-style-complex="italic"/>
    </style:style>
    <style:style style:name="T831" style:family="text">
      <style:text-properties fo:font-style="italic" officeooo:rsid="03187d7b" style:font-style-asian="italic" style:font-style-complex="italic"/>
    </style:style>
    <style:style style:name="T832" style:family="text">
      <style:text-properties fo:font-style="italic" officeooo:rsid="031fce92" style:font-style-asian="italic" style:font-style-complex="italic"/>
    </style:style>
    <style:style style:name="T833" style:family="text">
      <style:text-properties fo:font-style="italic" officeooo:rsid="03203c3d" style:font-style-asian="italic" style:font-style-complex="italic"/>
    </style:style>
    <style:style style:name="T834" style:family="text">
      <style:text-properties fo:font-style="italic" officeooo:rsid="0321781c" style:font-style-asian="italic" style:font-style-complex="italic"/>
    </style:style>
    <style:style style:name="T835" style:family="text">
      <style:text-properties fo:font-style="italic" officeooo:rsid="03264502" style:font-style-asian="italic" style:font-style-complex="italic"/>
    </style:style>
    <style:style style:name="T836" style:family="text">
      <style:text-properties fo:font-style="italic" officeooo:rsid="0328a755" style:font-style-asian="italic" style:font-style-complex="italic"/>
    </style:style>
    <style:style style:name="T837" style:family="text">
      <style:text-properties fo:font-style="italic" officeooo:rsid="0329a7b8" style:font-style-asian="italic" style:font-style-complex="italic"/>
    </style:style>
    <style:style style:name="T838" style:family="text">
      <style:text-properties fo:font-style="italic" officeooo:rsid="013756f2" style:font-style-asian="italic" style:font-style-complex="italic"/>
    </style:style>
    <style:style style:name="T839" style:family="text">
      <style:text-properties fo:font-style="italic" officeooo:rsid="013b9174" style:font-style-asian="italic" style:font-style-complex="italic"/>
    </style:style>
    <style:style style:name="T840" style:family="text">
      <style:text-properties fo:font-style="italic" officeooo:rsid="01a98d29" style:font-style-asian="italic" style:font-style-complex="italic"/>
    </style:style>
    <style:style style:name="T841" style:family="text">
      <style:text-properties fo:font-style="italic" officeooo:rsid="0450aa02" style:font-style-asian="italic" style:font-style-complex="italic"/>
    </style:style>
    <style:style style:name="T842" style:family="text">
      <style:text-properties fo:font-style="italic" officeooo:rsid="01ac002a" style:font-style-asian="italic" style:font-style-complex="italic"/>
    </style:style>
    <style:style style:name="T843" style:family="text">
      <style:text-properties fo:font-style="italic" style:text-underline-style="none" officeooo:rsid="0227c734"/>
    </style:style>
    <style:style style:name="T844"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45"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46"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47"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48"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49"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50"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51"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52" style:family="text">
      <style:text-properties fo:font-style="italic" fo:font-weight="normal" officeooo:rsid="02e94ba9" style:font-style-asian="italic" style:font-weight-asian="normal" style:font-style-complex="italic" style:font-weight-complex="normal"/>
    </style:style>
    <style:style style:name="T853" style:family="text">
      <style:text-properties fo:font-style="normal" officeooo:rsid="01da5578" style:font-size-asian="12pt" style:font-style-asian="normal" style:font-style-complex="normal"/>
    </style:style>
    <style:style style:name="T854" style:family="text">
      <style:text-properties fo:font-style="normal" officeooo:rsid="01dabef0" style:font-size-asian="12pt" style:font-style-asian="normal" style:font-style-complex="normal"/>
    </style:style>
    <style:style style:name="T855" style:family="text">
      <style:text-properties fo:font-style="normal" officeooo:rsid="01e4af87" style:font-size-asian="12pt" style:font-style-asian="normal" style:font-style-complex="normal"/>
    </style:style>
    <style:style style:name="T856" style:family="text">
      <style:text-properties fo:font-style="normal" officeooo:rsid="01e82c47" style:font-size-asian="12pt" style:font-style-asian="normal" style:font-style-complex="normal"/>
    </style:style>
    <style:style style:name="T857" style:family="text">
      <style:text-properties fo:font-style="normal" officeooo:rsid="01e9703c" style:font-size-asian="12pt" style:font-style-asian="normal" style:font-style-complex="normal"/>
    </style:style>
    <style:style style:name="T858" style:family="text">
      <style:text-properties fo:font-style="normal" officeooo:rsid="0461d3b3" style:font-size-asian="12pt" style:font-style-asian="normal" style:font-style-complex="normal"/>
    </style:style>
    <style:style style:name="T859" style:family="text">
      <style:text-properties fo:font-style="normal" officeooo:rsid="0462f076" style:font-size-asian="12pt" style:font-style-asian="normal" style:font-style-complex="normal"/>
    </style:style>
    <style:style style:name="T860" style:family="text">
      <style:text-properties fo:font-style="normal" officeooo:rsid="04648e3e" style:font-size-asian="12pt" style:font-style-asian="normal" style:font-style-complex="normal"/>
    </style:style>
    <style:style style:name="T861" style:family="text">
      <style:text-properties fo:font-style="normal" officeooo:rsid="04667e19" style:font-size-asian="12pt" style:font-style-asian="normal" style:font-style-complex="normal"/>
    </style:style>
    <style:style style:name="T862" style:family="text">
      <style:text-properties fo:font-style="normal" officeooo:rsid="04691388" style:font-size-asian="12pt" style:font-style-asian="normal" style:font-style-complex="normal"/>
    </style:style>
    <style:style style:name="T863" style:family="text">
      <style:text-properties fo:font-style="normal" officeooo:rsid="01e9a95f" style:font-size-asian="12pt" style:font-style-asian="normal" style:font-style-complex="normal"/>
    </style:style>
    <style:style style:name="T864" style:family="text">
      <style:text-properties fo:font-style="normal" officeooo:rsid="01eab36e" style:font-size-asian="12pt" style:font-style-asian="normal" style:font-style-complex="normal"/>
    </style:style>
    <style:style style:name="T865" style:family="text">
      <style:text-properties fo:font-style="normal" officeooo:rsid="01ef0402" style:font-size-asian="12pt" style:font-style-asian="normal" style:font-style-complex="normal"/>
    </style:style>
    <style:style style:name="T866" style:family="text">
      <style:text-properties fo:font-style="normal" officeooo:rsid="01f1f5a1" style:font-size-asian="12pt" style:font-style-asian="normal" style:font-style-complex="normal"/>
    </style:style>
    <style:style style:name="T867" style:family="text">
      <style:text-properties fo:font-style="normal" officeooo:rsid="01f29317" style:font-size-asian="12pt" style:font-style-asian="normal" style:font-style-complex="normal"/>
    </style:style>
    <style:style style:name="T868" style:family="text">
      <style:text-properties fo:font-style="normal" officeooo:rsid="01f5a366" style:font-size-asian="12pt" style:font-style-asian="normal" style:font-style-complex="normal"/>
    </style:style>
    <style:style style:name="T869" style:family="text">
      <style:text-properties fo:font-style="normal" officeooo:rsid="01fd9ebb" style:font-size-asian="12pt" style:font-style-asian="normal" style:font-style-complex="normal"/>
    </style:style>
    <style:style style:name="T870" style:family="text">
      <style:text-properties fo:font-style="normal" fo:font-weight="bold" officeooo:rsid="01fd9ebb" style:font-style-asian="normal" style:font-weight-asian="bold" style:font-style-complex="normal" style:font-weight-complex="bold"/>
    </style:style>
    <style:style style:name="T871"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72"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73"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74"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75"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76"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77"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78"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79"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80"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81"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82"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83"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84"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85"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86"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87"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88"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89"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90"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91"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92"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93"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94"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95"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96"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97"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98" style:family="text">
      <style:text-properties fo:font-style="normal" fo:font-weight="normal" officeooo:rsid="022599c6" style:font-style-asian="normal" style:font-weight-asian="normal" style:font-style-complex="normal" style:font-weight-complex="normal"/>
    </style:style>
    <style:style style:name="T899" style:family="text">
      <style:text-properties fo:font-style="normal" fo:font-weight="normal" officeooo:rsid="023c089f" style:font-style-asian="normal" style:font-weight-asian="normal" style:font-style-complex="normal" style:font-weight-complex="normal"/>
    </style:style>
    <style:style style:name="T900" style:family="text">
      <style:text-properties fo:font-style="normal" fo:font-weight="normal" officeooo:rsid="02c870b5" style:font-style-asian="normal" style:font-weight-asian="normal" style:font-style-complex="normal" style:font-weight-complex="normal"/>
    </style:style>
    <style:style style:name="T901" style:family="text">
      <style:text-properties fo:font-style="normal" fo:font-weight="normal" officeooo:rsid="0242f156" style:font-style-asian="normal" style:font-weight-asian="normal" style:font-style-complex="normal" style:font-weight-complex="normal"/>
    </style:style>
    <style:style style:name="T902" style:family="text">
      <style:text-properties fo:font-style="normal" fo:font-weight="normal" officeooo:rsid="02e71355" style:font-style-asian="normal" style:font-weight-asian="normal" style:font-style-complex="normal" style:font-weight-complex="normal"/>
    </style:style>
    <style:style style:name="T903" style:family="text">
      <style:text-properties fo:font-style="normal" fo:font-weight="normal" officeooo:rsid="02e7e010" style:font-style-asian="normal" style:font-weight-asian="normal" style:font-style-complex="normal" style:font-weight-complex="normal"/>
    </style:style>
    <style:style style:name="T904" style:family="text">
      <style:text-properties fo:font-style="normal" fo:font-weight="normal" officeooo:rsid="02e94ba9" style:font-style-asian="normal" style:font-weight-asian="normal" style:font-style-complex="normal" style:font-weight-complex="normal"/>
    </style:style>
    <style:style style:name="T905" style:family="text">
      <style:text-properties fo:font-style="normal" fo:font-weight="normal" officeooo:rsid="02ea9480" style:font-style-asian="normal" style:font-weight-asian="normal" style:font-style-complex="normal" style:font-weight-complex="normal"/>
    </style:style>
    <style:style style:name="T906" style:family="text">
      <style:text-properties fo:font-style="normal" fo:font-weight="normal" officeooo:rsid="024dbf60" style:font-style-asian="normal" style:font-weight-asian="normal" style:font-style-complex="normal" style:font-weight-complex="normal"/>
    </style:style>
    <style:style style:name="T907" style:family="text">
      <style:text-properties fo:font-style="normal" fo:font-weight="normal" officeooo:rsid="030cbc64" style:font-style-asian="normal" style:font-weight-asian="normal" style:font-style-complex="normal" style:font-weight-complex="normal"/>
    </style:style>
    <style:style style:name="T908" style:family="text">
      <style:text-properties fo:font-style="normal" fo:font-weight="normal" officeooo:rsid="031062ff" style:font-style-asian="normal" style:font-weight-asian="normal" style:font-style-complex="normal" style:font-weight-complex="normal"/>
    </style:style>
    <style:style style:name="T909" style:family="text">
      <style:text-properties fo:font-style="normal" officeooo:rsid="02e67f45" style:font-style-asian="normal" style:font-style-complex="normal"/>
    </style:style>
    <style:style style:name="T910" style:family="text">
      <style:text-properties style:font-name="Courier New1"/>
    </style:style>
    <style:style style:name="T911" style:family="text">
      <style:text-properties style:font-name="Courier New1" officeooo:rsid="01db029f" style:font-size-asian="12pt"/>
    </style:style>
    <style:style style:name="T912" style:family="text">
      <style:text-properties style:font-name="Courier New1" officeooo:rsid="01e28ab7" style:font-size-asian="12pt"/>
    </style:style>
    <style:style style:name="T913"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914" style:family="text">
      <style:text-properties style:font-name="Courier New1" fo:font-style="normal" officeooo:rsid="01e4af87" style:font-size-asian="12pt" style:font-style-asian="normal" style:font-style-complex="normal"/>
    </style:style>
    <style:style style:name="T915" style:family="text">
      <style:text-properties style:font-name="Courier New1" fo:font-style="normal" officeooo:rsid="01e82c47" style:font-size-asian="12pt" style:font-style-asian="normal" style:font-style-complex="normal"/>
    </style:style>
    <style:style style:name="T916" style:family="text">
      <style:text-properties style:font-name="Courier New1" fo:font-style="normal" officeooo:rsid="01e9703c" style:font-size-asian="12pt" style:font-style-asian="normal" style:font-style-complex="normal"/>
    </style:style>
    <style:style style:name="T917" style:family="text">
      <style:text-properties style:font-name="Courier New1" fo:font-size="10pt" style:font-size-asian="10pt" style:font-size-complex="10pt"/>
    </style:style>
    <style:style style:name="T918" style:family="text">
      <style:text-properties style:font-name="Courier New1" fo:font-size="9pt"/>
    </style:style>
    <style:style style:name="T919" style:family="text">
      <style:text-properties style:font-name="Courier New1" fo:font-size="9pt" fo:font-style="italic"/>
    </style:style>
    <style:style style:name="T920" style:family="text">
      <style:text-properties style:font-name="Courier New1" style:font-size-asian="9pt" style:font-size-complex="9pt"/>
    </style:style>
    <style:style style:name="T921" style:family="text">
      <style:text-properties style:font-name="Courier New1" fo:font-style="italic"/>
    </style:style>
    <style:style style:name="T922" style:family="text">
      <style:text-properties officeooo:rsid="020dc531"/>
    </style:style>
    <style:style style:name="T923" style:family="text">
      <style:text-properties officeooo:rsid="020f3749"/>
    </style:style>
    <style:style style:name="T924" style:family="text">
      <style:text-properties officeooo:rsid="020f52f1"/>
    </style:style>
    <style:style style:name="T925" style:family="text">
      <style:text-properties officeooo:rsid="020f9920"/>
    </style:style>
    <style:style style:name="T926" style:family="text">
      <style:text-properties officeooo:rsid="021131dd"/>
    </style:style>
    <style:style style:name="T927" style:family="text">
      <style:text-properties officeooo:rsid="023b19d6"/>
    </style:style>
    <style:style style:name="T928" style:family="text">
      <style:text-properties officeooo:rsid="02416d63"/>
    </style:style>
    <style:style style:name="T929" style:family="text">
      <style:text-properties officeooo:rsid="021750a1"/>
    </style:style>
    <style:style style:name="T930" style:family="text">
      <style:text-properties fo:color="#008000" style:font-name="Courier New1" fo:font-size="9pt" fo:font-weight="bold"/>
    </style:style>
    <style:style style:name="T931" style:family="text">
      <style:text-properties fo:color="#008000" style:font-name="Courier New1" fo:font-weight="bold"/>
    </style:style>
    <style:style style:name="T932" style:family="text">
      <style:text-properties fo:color="#008000" fo:font-weight="bold"/>
    </style:style>
    <style:style style:name="T933" style:family="text">
      <style:text-properties officeooo:rsid="021b9f17"/>
    </style:style>
    <style:style style:name="T934" style:family="text">
      <style:text-properties officeooo:rsid="022599c6"/>
    </style:style>
    <style:style style:name="T935" style:family="text">
      <style:text-properties officeooo:rsid="022739be"/>
    </style:style>
    <style:style style:name="T936" style:family="text">
      <style:text-properties officeooo:rsid="02279a19"/>
    </style:style>
    <style:style style:name="T937" style:family="text">
      <style:text-properties fo:color="#808080"/>
    </style:style>
    <style:style style:name="T938" style:family="text">
      <style:text-properties officeooo:rsid="02353903"/>
    </style:style>
    <style:style style:name="T939" style:family="text">
      <style:text-properties officeooo:rsid="023c0672"/>
    </style:style>
    <style:style style:name="T940" style:family="text">
      <style:text-properties officeooo:rsid="0242723d"/>
    </style:style>
    <style:style style:name="T941" style:family="text">
      <style:text-properties officeooo:rsid="0242f156"/>
    </style:style>
    <style:style style:name="T942" style:family="text">
      <style:text-properties officeooo:rsid="024a65e9"/>
    </style:style>
    <style:style style:name="T943" style:family="text">
      <style:text-properties officeooo:rsid="024af1d8"/>
    </style:style>
    <style:style style:name="T944" style:family="text">
      <style:text-properties officeooo:rsid="024bded5"/>
    </style:style>
    <style:style style:name="T945" style:family="text">
      <style:text-properties officeooo:rsid="024ec640"/>
    </style:style>
    <style:style style:name="T946" style:family="text">
      <style:text-properties fo:color="#808000"/>
    </style:style>
    <style:style style:name="T947" style:family="text">
      <style:text-properties fo:color="#808000" style:font-name="Courier New1" fo:font-size="9pt"/>
    </style:style>
    <style:style style:name="T948" style:family="text">
      <style:text-properties officeooo:rsid="024efdf9"/>
    </style:style>
    <style:style style:name="T949" style:family="text">
      <style:text-properties officeooo:rsid="0253a66e"/>
    </style:style>
    <style:style style:name="T950" style:family="text">
      <style:text-properties fo:background-color="#e4e4ff" loext:char-shading-value="0"/>
    </style:style>
    <style:style style:name="T951" style:family="text">
      <style:text-properties officeooo:rsid="02554dcc"/>
    </style:style>
    <style:style style:name="T952" style:family="text">
      <style:text-properties officeooo:rsid="0219558f"/>
    </style:style>
    <style:style style:name="T953" style:family="text">
      <style:text-properties officeooo:rsid="021b7192"/>
    </style:style>
    <style:style style:name="T954" style:family="text">
      <style:text-properties officeooo:rsid="022034ff"/>
    </style:style>
    <style:style style:name="T955" style:family="text">
      <style:text-properties officeooo:rsid="0220aa61"/>
    </style:style>
    <style:style style:name="T956" style:family="text">
      <style:text-properties officeooo:rsid="0221dadd"/>
    </style:style>
    <style:style style:name="T957" style:family="text">
      <style:text-properties officeooo:rsid="0224a079"/>
    </style:style>
    <style:style style:name="T958" style:family="text">
      <style:text-properties officeooo:rsid="02251837"/>
    </style:style>
    <style:style style:name="T959" style:family="text">
      <style:text-properties style:text-underline-style="none" officeooo:rsid="0227c734"/>
    </style:style>
    <style:style style:name="T960" style:family="text">
      <style:text-properties style:text-underline-style="none" officeooo:rsid="022928f9"/>
    </style:style>
    <style:style style:name="T961" style:family="text">
      <style:text-properties style:text-underline-style="none" officeooo:rsid="0229849c"/>
    </style:style>
    <style:style style:name="T962" style:family="text">
      <style:text-properties style:text-underline-style="none" officeooo:rsid="022b64c6"/>
    </style:style>
    <style:style style:name="T963" style:family="text">
      <style:text-properties style:text-underline-style="none" officeooo:rsid="022ce5ee"/>
    </style:style>
    <style:style style:name="T964" style:family="text">
      <style:text-properties style:text-underline-style="none" officeooo:rsid="022d42da"/>
    </style:style>
    <style:style style:name="T965" style:family="text">
      <style:text-properties style:text-underline-style="none" officeooo:rsid="02325bc8"/>
    </style:style>
    <style:style style:name="T966" style:family="text">
      <style:text-properties officeooo:rsid="0237b97e"/>
    </style:style>
    <style:style style:name="T967" style:family="text">
      <style:text-properties officeooo:rsid="02396907"/>
    </style:style>
    <style:style style:name="T968" style:family="text">
      <style:text-properties officeooo:rsid="023b755d"/>
    </style:style>
    <style:style style:name="T969" style:family="text">
      <style:text-properties officeooo:rsid="023c089f"/>
    </style:style>
    <style:style style:name="T970" style:family="text">
      <style:text-properties officeooo:rsid="02440595"/>
    </style:style>
    <style:style style:name="T971" style:family="text">
      <style:text-properties officeooo:rsid="02469bb4"/>
    </style:style>
    <style:style style:name="T972" style:family="text">
      <style:text-properties officeooo:rsid="024ac5fa"/>
    </style:style>
    <style:style style:name="T973" style:family="text">
      <style:text-properties officeooo:rsid="027e888e"/>
    </style:style>
    <style:style style:name="T974" style:family="text">
      <style:text-properties officeooo:rsid="02b705ab"/>
    </style:style>
    <style:style style:name="T975" style:family="text">
      <style:text-properties officeooo:rsid="02b8eed6"/>
    </style:style>
    <style:style style:name="T976" style:family="text">
      <style:text-properties officeooo:rsid="02bd4e93"/>
    </style:style>
    <style:style style:name="T977" style:family="text">
      <style:text-properties officeooo:rsid="02be42cf"/>
    </style:style>
    <style:style style:name="T978" style:family="text">
      <style:text-properties officeooo:rsid="02c0bf5b"/>
    </style:style>
    <style:style style:name="T979" style:family="text">
      <style:text-properties style:font-size-asian="9pt" style:font-size-complex="9pt"/>
    </style:style>
    <style:style style:name="T980" style:family="text">
      <style:text-properties officeooo:rsid="02d32bff"/>
    </style:style>
    <style:style style:name="T981" style:family="text">
      <style:text-properties officeooo:rsid="02d858b5"/>
    </style:style>
    <style:style style:name="T982" style:family="text">
      <style:text-properties officeooo:rsid="02d9432d"/>
    </style:style>
    <style:style style:name="T983" style:family="text">
      <style:text-properties fo:font-size="9pt" style:font-size-asian="9pt" style:font-size-complex="9pt"/>
    </style:style>
    <style:style style:name="T984" style:family="text">
      <style:text-properties style:use-window-font-color="true" fo:font-style="normal" officeooo:rsid="02e2723c" style:font-style-asian="normal" style:font-style-complex="normal"/>
    </style:style>
    <style:style style:name="T985" style:family="text">
      <style:text-properties style:use-window-font-color="true" style:font-name="Courier New" fo:font-size="10pt" fo:font-weight="normal" officeooo:rsid="00d1f816" style:font-size-asian="10pt" style:font-weight-asian="normal" style:font-size-complex="10pt" style:font-weight-complex="normal"/>
    </style:style>
    <style:style style:name="T986" style:family="text">
      <style:text-properties officeooo:rsid="02e5ea83"/>
    </style:style>
    <style:style style:name="T987" style:family="text">
      <style:text-properties officeooo:rsid="02ef7b24"/>
    </style:style>
    <style:style style:name="T988" style:family="text">
      <style:text-properties officeooo:rsid="02f01f5f"/>
    </style:style>
    <style:style style:name="T989" style:family="text">
      <style:text-properties officeooo:rsid="02f083aa"/>
    </style:style>
    <style:style style:name="T990" style:family="text">
      <style:text-properties officeooo:rsid="02f2e86d"/>
    </style:style>
    <style:style style:name="T991" style:family="text">
      <style:text-properties officeooo:rsid="02f3916b"/>
    </style:style>
    <style:style style:name="T992" style:family="text">
      <style:text-properties officeooo:rsid="02f5a3f2"/>
    </style:style>
    <style:style style:name="T993" style:family="text">
      <style:text-properties officeooo:rsid="02f71cc1"/>
    </style:style>
    <style:style style:name="T994" style:family="text">
      <style:text-properties officeooo:rsid="02f8b3ce"/>
    </style:style>
    <style:style style:name="T995" style:family="text">
      <style:text-properties officeooo:rsid="02f9e9c3"/>
    </style:style>
    <style:style style:name="T996" style:family="text">
      <style:text-properties fo:background-color="#ffe4ff" loext:char-shading-value="0"/>
    </style:style>
    <style:style style:name="T997" style:family="text">
      <style:text-properties officeooo:rsid="030010df"/>
    </style:style>
    <style:style style:name="T998" style:family="text">
      <style:text-properties officeooo:rsid="030296d0"/>
    </style:style>
    <style:style style:name="T999" style:family="text">
      <style:text-properties officeooo:rsid="03049cec"/>
    </style:style>
    <style:style style:name="T1000" style:family="text">
      <style:text-properties officeooo:rsid="0305b9d8"/>
    </style:style>
    <style:style style:name="T1001" style:family="text">
      <style:text-properties officeooo:rsid="0312a230"/>
    </style:style>
    <style:style style:name="T1002" style:family="text">
      <style:text-properties officeooo:rsid="0315060e"/>
    </style:style>
    <style:style style:name="T1003" style:family="text">
      <style:text-properties officeooo:rsid="03187d7b"/>
    </style:style>
    <style:style style:name="T1004" style:family="text">
      <style:text-properties officeooo:rsid="0319e713"/>
    </style:style>
    <style:style style:name="T1005" style:family="text">
      <style:text-properties officeooo:rsid="031fce92"/>
    </style:style>
    <style:style style:name="T1006" style:family="text">
      <style:text-properties officeooo:rsid="03203c3d"/>
    </style:style>
    <style:style style:name="T1007" style:family="text">
      <style:text-properties officeooo:rsid="0321781c"/>
    </style:style>
    <style:style style:name="T1008" style:family="text">
      <style:text-properties officeooo:rsid="0321a142"/>
    </style:style>
    <style:style style:name="T1009" style:family="text">
      <style:text-properties officeooo:rsid="03253836"/>
    </style:style>
    <style:style style:name="T1010" style:family="text">
      <style:text-properties officeooo:rsid="03264502"/>
    </style:style>
    <style:style style:name="T1011" style:family="text">
      <style:text-properties officeooo:rsid="032826e2"/>
    </style:style>
    <style:style style:name="T1012" style:family="text">
      <style:text-properties officeooo:rsid="0329a7b8"/>
    </style:style>
    <style:style style:name="T1013" style:family="text">
      <style:text-properties style:font-name-complex="Times New Roman1"/>
    </style:style>
    <style:style style:name="T1014" style:family="text">
      <style:text-properties officeooo:rsid="00540758" style:font-name-complex="Times New Roman1"/>
    </style:style>
    <style:style style:name="T1015" style:family="text">
      <style:text-properties officeooo:rsid="006b08d3"/>
    </style:style>
    <style:style style:name="T1016" style:family="text">
      <style:text-properties officeooo:rsid="0330c6a1"/>
    </style:style>
    <style:style style:name="T1017" style:family="text">
      <style:text-properties officeooo:rsid="03327cfb"/>
    </style:style>
    <style:style style:name="T1018" style:family="text">
      <style:text-properties officeooo:rsid="03346f08"/>
    </style:style>
    <style:style style:name="T1019" style:family="text">
      <style:text-properties officeooo:rsid="0334a4d9"/>
    </style:style>
    <style:style style:name="T1020" style:family="text">
      <style:text-properties officeooo:rsid="03360221"/>
    </style:style>
    <style:style style:name="T1021" style:family="text">
      <style:text-properties officeooo:rsid="0337b7a8"/>
    </style:style>
    <style:style style:name="T1022" style:family="text">
      <style:text-properties officeooo:rsid="034d8df4"/>
    </style:style>
    <style:style style:name="T1023" style:family="text">
      <style:text-properties officeooo:rsid="036db8c3"/>
    </style:style>
    <style:style style:name="T1024" style:family="text">
      <style:text-properties officeooo:rsid="036f557d"/>
    </style:style>
    <style:style style:name="T1025" style:family="text">
      <style:text-properties officeooo:rsid="037121c8"/>
    </style:style>
    <style:style style:name="T1026" style:family="text">
      <style:text-properties officeooo:rsid="037cba13"/>
    </style:style>
    <style:style style:name="T1027" style:family="text">
      <style:text-properties officeooo:rsid="038729ce"/>
    </style:style>
    <style:style style:name="T1028" style:family="text">
      <style:text-properties officeooo:rsid="03b8ad2f"/>
    </style:style>
    <style:style style:name="T1029" style:family="text">
      <style:text-properties fo:language="en" fo:country="US" officeooo:rsid="0414b0c2"/>
    </style:style>
    <style:style style:name="T1030" style:family="text">
      <style:text-properties fo:language="en" fo:country="US" officeooo:rsid="04617060"/>
    </style:style>
    <style:style style:name="T1031" style:family="text">
      <style:text-properties officeooo:rsid="04256378"/>
    </style:style>
    <style:style style:name="T1032" style:family="text">
      <style:text-properties officeooo:rsid="04276238"/>
    </style:style>
    <style:style style:name="T1033" style:family="text">
      <style:text-properties officeooo:rsid="04363789"/>
    </style:style>
    <style:style style:name="T1034" style:family="text">
      <style:text-properties officeooo:rsid="0439674a"/>
    </style:style>
    <style:style style:name="T1035" style:family="text">
      <style:text-properties officeooo:rsid="043b1168"/>
    </style:style>
    <style:style style:name="T1036" style:family="text">
      <style:text-properties officeooo:rsid="044d48d4"/>
    </style:style>
    <style:style style:name="T1037" style:family="text">
      <style:text-properties officeooo:rsid="044e9a0c"/>
    </style:style>
    <style:style style:name="T1038" style:family="text">
      <style:text-properties officeooo:rsid="044ecae8"/>
    </style:style>
    <style:style style:name="T1039" style:family="text">
      <style:text-properties officeooo:rsid="04538999"/>
    </style:style>
    <style:style style:name="T1040" style:family="text">
      <style:text-properties officeooo:rsid="0457defc"/>
    </style:style>
    <style:style style:name="T1041" style:family="text">
      <style:text-properties officeooo:rsid="045ebab3"/>
    </style:style>
    <style:style style:name="T1042" style:family="text">
      <style:text-properties officeooo:rsid="04607988"/>
    </style:style>
    <style:style style:name="T1043" style:family="text">
      <style:text-properties officeooo:rsid="019cc390"/>
    </style:style>
    <style:style style:name="T1044" style:family="text">
      <style:text-properties officeooo:rsid="04691388"/>
    </style:style>
    <style:style style:name="T1045" style:family="text">
      <style:text-properties officeooo:rsid="046bde8a"/>
    </style:style>
    <style:style style:name="T1046" style:family="text">
      <style:text-properties officeooo:rsid="047242cf"/>
    </style:style>
    <style:style style:name="T1047" style:family="text">
      <style:text-properties fo:language="ro" fo:country="RO" officeooo:rsid="04739591"/>
    </style:style>
    <style:style style:name="T1048" style:family="text">
      <style:text-properties officeooo:rsid="0474e6aa"/>
    </style:style>
    <style:style style:name="T1049" style:family="text">
      <style:text-properties officeooo:rsid="047cffb4"/>
    </style:style>
    <style:style style:name="T1050" style:family="text">
      <style:text-properties officeooo:rsid="047eec83"/>
    </style:style>
    <style:style style:name="T1051" style:family="text">
      <style:text-properties officeooo:rsid="048357f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99">UNIVERSITATEA DIN BUCUREŞTI</text:p>
      <text:p text:style-name="P12">FACULTATEA DE MATEMATICĂ ŞI INFORMATICĂ</text:p>
      <text:p text:style-name="P12"/>
      <text:p text:style-name="P12"/>
      <text:p text:style-name="P12"/>
      <text:p text:style-name="P12"/>
      <text:p text:style-name="P12"/>
      <text:p text:style-name="P12"/>
      <text:p text:style-name="P16">LUCRARE DE LICENŢĂ</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9">COORDONATOR ŞTIINŢIFIC</text:p>
      <text:p text:style-name="P20">Lect. dr. Stupariu Mihai-Sorin</text:p>
      <text:p text:style-name="P21">STUDENT</text:p>
      <text:p text:style-name="P22">Roscaneanu George</text:p>
      <text:p text:style-name="P15"/>
      <text:p text:style-name="P15"/>
      <text:p text:style-name="P15"/>
      <text:p text:style-name="P15"/>
      <text:p text:style-name="P13">BUCUREŞTI</text:p>
      <text:p text:style-name="P14">Februarie 2016</text:p>
      <text:p text:style-name="P13"/>
      <text:p text:style-name="P13"/>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8"><text:a xlink:type="simple" xlink:href="#__RefHeading___Toc6586_343084211" text:style-name="Index_20_Link" text:visited-style-name="Index_20_Link">1.Introducere<text:tab/>3</text:a></text:p>
          <text:p text:style-name="P249"><text:a xlink:type="simple" xlink:href="#__RefHeading___Toc7487_1975565357" text:style-name="Index_20_Link" text:visited-style-name="Index_20_Link">Motivația<text:tab/>3</text:a></text:p>
          <text:p text:style-name="P249"><text:a xlink:type="simple" xlink:href="#__RefHeading___Toc6588_343084211" text:style-name="Index_20_Link" text:visited-style-name="Index_20_Link">Definiții și scurt istoric<text:tab/>3</text:a></text:p>
          <text:p text:style-name="P249"><text:a xlink:type="simple" xlink:href="#__RefHeading___Toc6590_343084211" text:style-name="Index_20_Link" text:visited-style-name="Index_20_Link">Comparație: Grafica vectorială VS Grafica raster<text:tab/>5</text:a></text:p>
          <text:p text:style-name="P249"><text:a xlink:type="simple" xlink:href="#__RefHeading___Toc6594_343084211" text:style-name="Index_20_Link" text:visited-style-name="Index_20_Link">Despre limbajul Java<text:tab/>6</text:a></text:p>
          <text:p text:style-name="P249"><text:a xlink:type="simple" xlink:href="#__RefHeading___Toc6596_343084211" text:style-name="Index_20_Link" text:visited-style-name="Index_20_Link">Despre IDE-uri<text:tab/>7</text:a></text:p>
          <text:p text:style-name="P249"><text:a xlink:type="simple" xlink:href="#__RefHeading___Toc6598_343084211" text:style-name="Index_20_Link" text:visited-style-name="Index_20_Link">Despre IntelliJ IDEA<text:tab/>7</text:a></text:p>
          <text:p text:style-name="P249"><text:a xlink:type="simple" xlink:href="#__RefHeading___Toc6600_343084211" text:style-name="Index_20_Link" text:visited-style-name="Index_20_Link">Despre GitHub și Git<text:tab/>8</text:a></text:p>
          <text:p text:style-name="P249"><text:a xlink:type="simple" xlink:href="#__RefHeading___Toc10603_60537451" text:style-name="Index_20_Link" text:visited-style-name="Index_20_Link">Despre Scalable Vector Graphics (SVG)<text:tab/>9</text:a></text:p>
          <text:p text:style-name="P248"><text:a xlink:type="simple" xlink:href="#__RefHeading___Toc6844_343084211" text:style-name="Index_20_Link" text:visited-style-name="Index_20_Link">2.Despre implementarea lucrării<text:tab/>11</text:a></text:p>
          <text:p text:style-name="P249"><text:a xlink:type="simple" xlink:href="#__RefHeading___Toc6846_343084211" text:style-name="Index_20_Link" text:visited-style-name="Index_20_Link">Descrierea clasei BaseVectorizer<text:tab/>12</text:a></text:p>
          <text:p text:style-name="P249"><text:a xlink:type="simple" xlink:href="#__RefHeading___Toc6606_343084211" text:style-name="Index_20_Link" text:visited-style-name="Index_20_Link">Descrierea clasei RectangleVectorizer<text:tab/>14</text:a></text:p>
          <text:p text:style-name="P249"><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5</text:a></text:p>
          <text:p text:style-name="P249"><text:a xlink:type="simple" xlink:href="#__RefHeading___Toc10585_60537451" text:style-name="Index_20_Link" text:visited-style-name="Index_20_Link">Subclasa Job a clasei RectangleVectorizer<text:tab/>16</text:a></text:p>
          <text:p text:style-name="P249"><text:a xlink:type="simple" xlink:href="#__RefHeading___Toc6608_343084211" text:style-name="Index_20_Link" text:visited-style-name="Index_20_Link">Descrierea clasei TriangleVectorizer<text:tab/>18</text:a></text:p>
          <text:p text:style-name="P249"><text:a xlink:type="simple" xlink:href="#__RefHeading___Toc10575_60537451" text:style-name="Index_20_Link" text:visited-style-name="Index_20_Link">Implementarea clasei TriangleVectorizer<text:tab/>19</text:a></text:p>
          <text:p text:style-name="P249"><text:a xlink:type="simple" xlink:href="#__RefHeading___Toc10577_60537451" text:style-name="Index_20_Link" text:visited-style-name="Index_20_Link">Subclasa Job a clasei TriangleVectorizer<text:tab/>23</text:a></text:p>
          <text:p text:style-name="P249"><text:a xlink:type="simple" xlink:href="#__RefHeading___Toc6610_343084211" text:style-name="Index_20_Link" text:visited-style-name="Index_20_Link">Descrierea clasei PolygonVectorizer<text:tab/>29</text:a></text:p>
          <text:p text:style-name="P249"><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0</text:a></text:p>
          <text:p text:style-name="P249"><text:a xlink:type="simple" xlink:href="#__RefHeading___Toc10594_60537451" text:style-name="Index_20_Link" text:visited-style-name="Index_20_Link">Subclasa Job a clasei PolygonVectorizer<text:tab/>31</text:a></text:p>
          <text:p text:style-name="P248"><text:a xlink:type="simple" xlink:href="#__RefHeading___Toc10612_60537451" text:style-name="Index_20_Link" text:visited-style-name="Index_20_Link">3.</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6</text:a></text:p>
          <text:p text:style-name="P249"><text:a xlink:type="simple" xlink:href="#__RefHeading___Toc10614_60537451" text:style-name="Index_20_Link" text:visited-style-name="Index_20_Link">Clasa Static Point Array<text:tab/>36</text:a></text:p>
          <text:p text:style-name="P249"><text:a xlink:type="simple" xlink:href="#__RefHeading___Toc6850_343084211" text:style-name="Index_20_Link" text:visited-style-name="Index_20_Link">Clasa Utility<text:tab/>37</text:a></text:p>
          <text:p text:style-name="P249"><text:a xlink:type="simple" xlink:href="#__RefHeading___Toc6626_343084211" text:style-name="Index_20_Link" text:visited-style-name="Index_20_Link">Clasa Image Panel<text:tab/>39</text:a></text:p>
          <text:p text:style-name="P248"><text:a xlink:type="simple" xlink:href="#__RefHeading___Toc6614_343084211" text:style-name="Index_20_Link" text:visited-style-name="Index_20_Link">4.Benchmark-uri<text:tab/>41</text:a></text:p>
          <text:p text:style-name="P249"><text:a xlink:type="simple" xlink:href="#__RefHeading___Toc10598_60537451" text:style-name="Index_20_Link" text:visited-style-name="Index_20_Link">Benchmark Triangle Vectorizer<text:tab/>41</text:a></text:p>
          <text:p text:style-name="P249"><text:a xlink:type="simple" xlink:href="#__RefHeading___Toc10600_60537451" text:style-name="Index_20_Link" text:visited-style-name="Index_20_Link">Benchmark Square Vectorizer<text:tab/>42</text:a></text:p>
          <text:p text:style-name="P249"><text:a xlink:type="simple" xlink:href="#__RefHeading___Toc6618_343084211" text:style-name="Index_20_Link" text:visited-style-name="Index_20_Link">Benchmark Polygon Vectorizer<text:tab/>44</text:a></text:p>
          <text:p text:style-name="P248"><text:a xlink:type="simple" xlink:href="#__RefHeading___Toc6620_343084211" text:style-name="Index_20_Link" text:visited-style-name="Index_20_Link">5.Exemple de poze vectorizate<text:tab/>45</text:a></text:p>
          <text:p text:style-name="P248"><text:a xlink:type="simple" xlink:href="#__RefHeading___Toc6960_1975565357" text:style-name="Index_20_Link" text:visited-style-name="Index_20_Link">6.Bibliografie<text:tab/>47</text:a></text:p>
        </text:index-body>
      </text:table-of-content>
      <text:p text:style-name="P93"/>
      <text:h text:style-name="P131" text:outline-level="1"><text:bookmark-start text:name="__RefHeading___Toc6586_343084211"/>Introducere<text:bookmark-end text:name="__RefHeading___Toc6586_343084211"/></text:h>
      <text:h text:style-name="P132" text:outline-level="2"><text:bookmark-start text:name="__RefHeading___Toc7487_1975565357"/>Motivația<text:bookmark-end text:name="__RefHeading___Toc7487_1975565357"/></text:h>
      <text:p text:style-name="P5"><text:tab/>Într-o zi căutam un cadou pentru o prieten<text:span text:style-name="T1016">ă</text:span> prin zona <text:span text:style-name="T1017">Pieței</text:span> Unirii, iar unul dintre lucrurile care mi-a atras atenția au fost tricourile cu texte sau desene <text:span text:style-name="T1018">tipărite</text:span> pe ele. Trecând prin toate modele pe care le aveau nu am găsit ceva destul de potrivit. Am întrebat <text:span text:style-name="T1019">vânzătoarea</text:span> dacă poate să facă tricouri personalizate, <text:span text:style-name="T1020">ea spunând că </text:span>pozele <text:span text:style-name="T1020">trebuie </text:span>să fie în format vectorial. Eram puțin uimit de ce driver-ul imprimantei nu este în stare sa folosească imagini raster obișnuite.</text:p>
      <text:p text:style-name="P5"><text:tab/>Din curiozitate am căutat pe internet dacă exista tool-uri sau aplicații care fac <text:span text:style-name="T1021">acest</text:span> cu ușurința. </text:p>
      <text:p text:style-name="P4"><text:span text:style-name="T71"><text:tab/>Primul lucru pe care l-am încercat a fost </text:span><text:a xlink:type="simple" xlink:href="http://vectormagic.com/" text:style-name="Internet_20_link" text:visited-style-name="Visited_20_Internet_20_Link"><text:span text:style-name="T71">http://vectormagic.com</text:span></text:a><text:span text:style-name="T71"> . Acesta </text:span><text:span text:style-name="T72">oferă</text:span><text:span text:style-name="T71"> rezultate foarte bune , având multe opțiuni și </text:span><text:span text:style-name="T73">setări</text:span><text:span text:style-name="T71"> , dar timpul de procesare este relativ mare și costul unei singure </text:span><text:span text:style-name="T73">licențe</text:span><text:span text:style-name="T71"> este de 295 $ , iar versiunea trial </text:span><text:span text:style-name="T73">oferă</text:span><text:span text:style-name="T71"> </text:span><text:span text:style-name="T74">doar</text:span><text:span text:style-name="T71"> posibilitatea de a vedea cum arat</text:span><text:span text:style-name="T75">ă </text:span><text:span text:style-name="T71">fișierul vectorial ; nu poate fi salvat.</text:span></text:p>
      <text:p text:style-name="P6"><text:tab/><text:span text:style-name="T109">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1"><text:span text:style-name="T246"><text:tab/></text:span><text:span text:style-name="T247">Ultima variant</text:span><text:span text:style-name="T248">ă</text:span><text:span text:style-name="T247"> la care m-am uitat este Scan2CAD care are la dispoziție trial gratuit , Lite pentru 699$ , Pro pentru 999$ </text:span><text:span text:style-name="T249">și</text:span><text:span text:style-name="T247"> Business $1500 . Versiunea cea mai ieftină care conține convertirea la o poz</text:span><text:span text:style-name="T251">ă </text:span><text:span text:style-name="T247">vectorial</text:span><text:span text:style-name="T250">ă</text:span><text:span text:style-name="T247"> este Lite.</text:span></text:p>
      <text:p text:style-name="P11"><text:span text:style-name="T246"><text:tab/></text:span><text:span text:style-name="T252">Văzând</text:span><text:span text:style-name="T290"> toate aceste </text:span><text:span text:style-name="T291">implementări</text:span><text:span text:style-name="T290"> diferite oferite la pre</text:span><text:span text:style-name="T291">țuri</text:span><text:span text:style-name="T290"> relativ mari , am decis sa creez câteva </text:span><text:span text:style-name="T292">implementări</text:span><text:span text:style-name="T290"> pentru vectorizarea unei imagini, și s</text:span><text:span text:style-name="T293">ă</text:span><text:span text:style-name="T290"> public codul surs</text:span><text:span text:style-name="T294">ă</text:span><text:span text:style-name="T290"> pe GitHub.</text:span></text:p>
      <text:h text:style-name="P133" text:outline-level="2"><text:bookmark-start text:name="__RefHeading___Toc6588_343084211"/><text:span text:style-name="T1022">Definiții</text:span> <text:span text:style-name="T1022">și</text:span> scurt istoric<text:bookmark-end text:name="__RefHeading___Toc6588_343084211"/></text:h>
      <text:p text:style-name="P8"><text:span text:style-name="T14"><text:tab/>Grafica </text:span><text:span text:style-name="T16">vectorial</text:span><text:span text:style-name="T42">ă</text:span><text:span text:style-name="T14"> </text:span><text:span text:style-name="T15">reprezint</text:span><text:span text:style-name="T43">ă</text:span><text:span text:style-name="T14"> folosirea primitivelor geometrice (puncte, </text:span><text:span text:style-name="T27">segmente de </text:span><text:soft-page-break/><text:span text:style-name="T27">dreapt</text:span><text:span text:style-name="T43">ă</text:span><text:span text:style-name="T14"> , curbe , poligoane </text:span><text:span text:style-name="T15">etc.</text:span><text:span text:style-name="T14">) </text:span><text:span text:style-name="T15">pentru a crea imagini digitale. Imaginile vectoriale sunt bazate pe vectori (sau perimetre / forme), </text:span><text:span text:style-name="T16">ele având puncte de control sau noduri de control. Fiecare dintre aceste puncte au o poziție definit</text:span><text:span text:style-name="T44">ă</text:span><text:span text:style-name="T16"> </text:span><text:span text:style-name="T28">în raport cu axele</text:span><text:span text:style-name="T16"> </text:span><text:span text:style-name="T29">O</text:span><text:span text:style-name="T16">X și </text:span><text:span text:style-name="T29">O</text:span><text:span text:style-name="T16">Y ale spațiului de lucru și determin</text:span><text:span text:style-name="T44">ă</text:span><text:span text:style-name="T16"> direcția liniilor. Fiecare dintre </text:span><text:span text:style-name="T45">aceste </text:span><text:span text:style-name="T16">linii pot avea asignate proprietăți precum culoarea , forma și grosimea. Iar formele geometrice pot avea interiorul umplut cu o culoare sau nu. Toate aceste proprietăți nu cresc în mod semnificativ mărimea </text:span><text:span text:style-name="T17">fizic</text:span><text:span text:style-name="T46">ă</text:span><text:span text:style-name="T17"> a </text:span><text:span text:style-name="T46">fișierului</text:span><text:span text:style-name="T17"> pe spațiul de stocare, deoarece informațiile doar descriu cum să fie desenate primitivele geometrice.</text:span></text:p>
      <text:p text:style-name="P8"><text:span text:style-name="T17"><text:tab/></text:span><text:span text:style-name="T18">În comparație cu imaginile bazate pe pixeli , cele bazate pe primitive pot fi mărite </text:span><text:span text:style-name="T48">oricât</text:span><text:span text:style-name="T18"> fără pierderea </text:span><text:span text:style-name="T47">calității.</text:span></text:p>
      <text:p text:style-name="P8"><text:span text:style-name="T18"><text:tab/></text:span><text:span text:style-name="T19">Termenul de grafic</text:span><text:span text:style-name="T48">ă</text:span><text:span text:style-name="T19"> vectorial</text:span><text:span text:style-name="T48">ă</text:span><text:span text:style-name="T19"> este de obicei folosit doar pentru obiecte grafice 2D, pentru a evidentia diferența fata de grafica raster pe baza de pixeli.</text:span></text:p>
      <text:p text:style-name="P9"><text:span text:style-name="T19"><text:tab/></text:span><text:span text:style-name="T20">Unul dintre primele folosiri ale graficii vectoriale a fost la sistemel</text:span><text:span text:style-name="T30">e</text:span><text:span text:style-name="T20"> de apărare aeriene US SAGE. Ele au fost de-asemenea implementate de către Ivan Sutherland pe calculatorul TX-2 de la MIT Lincoln Laboratory pentru a rula aplicația Sketchpad în 1963.</text:span></text:p>
      <text:p text:style-name="P10"><text:span text:style-name="T20"><text:tab/></text:span><text:span text:style-name="T31">Când vine vorba de </text:span><text:span text:style-name="T32">tipărirea</text:span><text:span text:style-name="T31"> caracterelor</text:span><text:span text:style-name="T21"> </text:span><text:span text:style-name="T34">folosind calculatoare, fie pe ecrane, fie pe foaie de hârtie folosind imprimante, fie pe alte </text:span><text:span text:style-name="T35">suprafețe</text:span><text:span text:style-name="T21">, </text:span><text:span text:style-name="T35">se folosesc fișierele de tip font </text:span><text:span text:style-name="T36">(TrueType, OpenType etc)</text:span><text:span text:style-name="T35">.</text:span><text:span text:style-name="T21"> </text:span><text:span text:style-name="T35">Acestea </text:span><text:span text:style-name="T21">descriu caractere</text:span><text:span text:style-name="T37">le</text:span><text:span text:style-name="T21"> folosind curbe cubice sau </text:span><text:span text:style-name="T33">pătratice</text:span><text:span text:style-name="T21"> cu puncte de control. Oricum, fonturile pe baz</text:span><text:span text:style-name="T49">ă</text:span><text:span text:style-name="T21"> de bitmap încă sunt folosite. Convertirea </text:span><text:span text:style-name="T38">caracterelor în ceva folosibil con</text:span><text:span text:style-name="T40">s</text:span><text:span text:style-name="T38">t</text:span><text:span text:style-name="T50">ă</text:span><text:span text:style-name="T38"> în trasarea curbelor pentru a forma perimetrul ei, iar apoi umplerea acestei figuri </text:span><text:span text:style-name="T40">geometrice </text:span><text:span text:style-name="T38">cu culorile dorite.</text:span><text:span text:style-name="T21"> </text:span><text:span text:style-name="T38">Aceast</text:span><text:span text:style-name="T51">ă</text:span><text:span text:style-name="T38"> convertire nu este un proces trivial din puncte de vedere computațional, </text:span><text:span text:style-name="T39">de aceea programatorii prefer</text:span><text:span text:style-name="T52">ă</text:span><text:span text:style-name="T39">, s</text:span><text:span text:style-name="T52">ă</text:span><text:span text:style-name="T39"> </text:span><text:span text:style-name="T41">convertească</text:span><text:span text:style-name="T39"> întregul set de caractere în format bitmap și apoi folosindu-l ca</text:span><text:span text:style-name="T38"> </text:span><text:span text:style-name="T39">un „sprite sheet”</text:span><text:span text:style-name="T38">. </text:span><text:span text:style-name="T41">Este foarte posibil ca programatorul s</text:span><text:span text:style-name="T53">ă</text:span><text:span text:style-name="T41"> dorească mai multe „sprite sheet”-uri pentru fiecare font și dimensiune de font de care va avea nevoie în aplicația sa.</text:span></text:p>
      <text:p text:style-name="P10"><text:span text:style-name="T21"><text:tab/>Una dintre </text:span><text:span text:style-name="T56">aplicările</text:span><text:span text:style-name="T21"> mai moderne ale grafici</text:span><text:span text:style-name="T54">i</text:span><text:span text:style-name="T21"> vectoriale sunt spectacolele cu lumin</text:span><text:span text:style-name="T58">ă</text:span><text:span text:style-name="T21"> laser, unde dou</text:span><text:span text:style-name="T57">ă</text:span><text:span text:style-name="T21"> oglinzi, una care se rotește pe axa X </text:span><text:span text:style-name="T55">și</text:span><text:span text:style-name="T21"> cealaltă pe axa Y, sunt controlate pentru a crea linii curbe sau drepte pe o suprafața oarecare. </text:span></text:p>
      <text:h text:style-name="P134" text:outline-level="2"><text:bookmark-start text:name="__RefHeading___Toc6590_343084211"/><text:soft-page-break/>Comparație: Grafica vectorial<text:span text:style-name="T1049">ă</text:span> VS Grafica raster<text:bookmark-end text:name="__RefHeading___Toc6590_343084211"/></text:h>
      <text:p text:style-name="P1"><text:tab/><text:span text:style-name="T60">Imaginile raster sunt formate din pixeli. Un pixel este un singur punct sau cel mai mic element care poate fi </text:span><text:span text:style-name="T63">afișat</text:span><text:span text:style-name="T60"> pe ecranul device-ului </text:span><text:span text:style-name="T66">(Figura 1.1)</text:span><text:span text:style-name="T60">.</text:span></text:p>
      <text:p text:style-name="P2"><draw:frame draw:style-name="fr1" draw:name="Frame1" text:anchor-type="paragraph" svg:x="0.0909in" svg:y="-0.1571in" svg:width="6.7717in" draw:z-index="13"><draw:text-box fo:min-height="2.6354in"><text:p text:style-name="Figura"><draw:frame draw:style-name="fr2" draw:name="Image1" text:anchor-type="paragraph" svg:width="4.9217in" svg:height="2.1689in" style:rel-height="scale" draw:z-index="14"><draw:image xlink:href="Pictures/100000000000018D000000AF1520DB24.png" xlink:type="simple" xlink:show="embed" xlink:actuate="onLoad"/></draw:frame>Figura <text:span text:style-name="T1023">1.1 </text:span>: http://vector-conversions.com/vectorizing/raster_vs_vector.html</text:p></draw:text-box></draw:frame><draw:frame draw:style-name="fr1" draw:name="Frame2" text:anchor-type="paragraph" svg:x="0.0701in" svg:y="3.5728in" svg:width="6.7819in" draw:z-index="15"><draw:text-box fo:min-height="2.9417in"><text:p text:style-name="P98"><draw:frame draw:style-name="fr2" draw:name="Image2" text:anchor-type="paragraph" svg:width="5.3965in" svg:height="2.6665in" style:rel-height="scale" draw:z-index="16"><draw:image xlink:href="Pictures/100000000000020600000100BFCE63CC.png" xlink:type="simple" xlink:show="embed" xlink:actuate="onLoad"/></draw:frame>Figura <text:span text:style-name="T1024">1.2 : http://vector-conversions.com/vectorizing/raster_vs_vector.html</text:span></text:p></draw:text-box></draw:frame><text:tab/><text:span text:style-name="T61">Se poate observa c</text:span><text:span text:style-name="T63">ă</text:span><text:span text:style-name="T61"> atunci când imaginea este mărita suficient de mult , încep sa </text:span><text:span text:style-name="T64">apară</text:span><text:span text:style-name="T61"> </text:span><text:span text:style-name="T64">diferențe</text:span><text:span text:style-name="T61"> evidente</text:span><text:span text:style-name="T62">(</text:span><text:span text:style-name="T67">Figura </text:span><text:span text:style-name="T62">1.2)</text:span><text:span text:style-name="T61">. Când cea raster a fost mărita, începe să piardă din calitate și claritate. Iar cea vectorial</text:span><text:span text:style-name="T64">ă</text:span><text:span text:style-name="T61"> rămâne clar</text:span><text:span text:style-name="T65">ă</text:span><text:span text:style-name="T61"> </text:span><text:span text:style-name="T65">oricât</text:span><text:span text:style-name="T61"> de mult se va m</text:span><text:span text:style-name="T65">ă</text:span><text:span text:style-name="T61">ri imaginea. </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94"/>
          </table:table-cell>
          <table:table-cell table:style-name="Table1.A1" office:value-type="string">
            <text:p text:style-name="P95">Avantaje</text:p>
          </table:table-cell>
          <table:table-cell table:style-name="Table1.C1" office:value-type="string">
            <text:p text:style-name="P95">Dezavantaje</text:p>
          </table:table-cell>
        </table:table-row>
        <table:table-row>
          <table:table-cell table:style-name="Table1.A2" office:value-type="string">
            <text:p text:style-name="P95">Vector</text:p>
          </table:table-cell>
          <table:table-cell table:style-name="Table1.A2" office:value-type="string">
            <text:p text:style-name="P96">* <text:span text:style-name="T106">Infinit scalabil : datorită proprietăților matematice ale figurilor geometrice, acestea se pot scala mai mic sau mare fără a pierde din calitate</text:span></text:p>
            <text:p text:style-name="P96">* <text:span text:style-name="T1025">Fișiere mai mici : pentru imagini conținând grafică simplă, precum figuri geometrice și tipografie</text:span></text:p>
            <text:p text:style-name="P96"><text:soft-page-break/>* <text:span text:style-name="T107">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97">* Detalii limitate : <text:span text:style-name="T108">figurile geometrice nu sunt practice pentru imagini complexe, chiar dacă acestea pot conține gradiente, nu se poate compara cu avantajul imaginilor raster de a avea culori independente pentru fiecare pixel</text:span></text:p>
            <text:p text:style-name="P97">* <text:span text:style-name="T108">Efecte limitate : prin definiție, imaginile </text:span><text:soft-page-break/><text:span text:style-name="T108">vectoriale sunt create din linii și puncte, deci nu sunt la dispoziție efecte precum blurare sau umbre</text:span></text:p>
            <text:p text:style-name="P97"/>
          </table:table-cell>
        </table:table-row>
        <table:table-row>
          <table:table-cell table:style-name="Table1.A2" office:value-type="string">
            <text:p text:style-name="P95">Raster</text:p>
          </table:table-cell>
          <table:table-cell table:style-name="Table1.A2" office:value-type="string">
            <text:p text:style-name="P94">* <text:span text:style-name="T104">Detalii bogate : o poza care are valoarea dpi mai mare va conține mai multe detalii subtile</text:span></text:p>
            <text:p text:style-name="P94">* <text:span text:style-name="T104">Editare precisa : oricare dintre pixeli poate fi modificat independent ; o persoană poate să editeze poza respectivă cu ușurință</text:span></text:p>
          </table:table-cell>
          <table:table-cell table:style-name="Table1.C2" office:value-type="string">
            <text:p text:style-name="P94">* <text:span text:style-name="T105">Blurată atunci când este mărita : deoarece exista un număr finit de pixeli, calculatorul va încerca sa umple spațiul dintre pixeli cu interpolari ale valorilor de pe canalele de culoare</text:span></text:p>
            <text:p text:style-name="P94">* <text:span text:style-name="T1026">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135" text:outline-level="2"/>
      <text:p text:style-name="P3"/>
      <text:h text:style-name="Heading_20_2" text:outline-level="2"><text:bookmark-start text:name="__RefHeading___Toc6594_343084211"/>Despre limbajul Java<text:bookmark-end text:name="__RefHeading___Toc6594_343084211"/></text:h>
      <text:p text:style-name="P18"><text:span text:style-name="T113"><text:tab/></text:span><text:span text:style-name="T124">Aplicația mea </text:span><text:span text:style-name="T112">este realizat</text:span><text:span text:style-name="T125">ă</text:span><text:span text:style-name="T112"> în Java. Nu am folosit nicio particularitate a acestui limbaj (în afară de faptul că este orientat pe obiecte), </text:span><text:span text:style-name="T126">totuși</text:span><text:span text:style-name="T112">, pentru completitudinea lucrării, aceasta </text:span><text:span text:style-name="T114">i</text:span><text:span text:style-name="T112">nclude </text:span><text:span text:style-name="T126">și</text:span><text:span text:style-name="T112"> o </text:span><text:span text:style-name="T126">secțiune</text:span><text:span text:style-name="T112"> despre el.</text:span></text:p>
      <text:p text:style-name="P18"><text:span text:style-name="T112"><text:tab/>Java este un limbaj de programare concurent, bazat pe ierarhia de clase, orientat obiect </text:span><text:span text:style-name="T127">și</text:span><text:span text:style-name="T112"> în mod special proiectat pentru a avea cât mai </text:span><text:span text:style-name="T127">puține</text:span><text:span text:style-name="T112"> </text:span><text:span text:style-name="T127">dependențe</text:span><text:span text:style-name="T112"> de implementare posibi</text:span><text:span text:style-name="T127">le</text:span><text:span text:style-name="T112">. Autorii lui </text:span><text:span text:style-name="T128">și-au</text:span><text:span text:style-name="T112"> propus să îi lase pe dezvoltatorii de </text:span><text:span text:style-name="T128">aplicații</text:span><text:span text:style-name="T112"> să “scrie odată, să ruleze oriunde” (“write once, run everywhere”, WORA). Aceasta înseamnă că un cod care rulează pe o platformă nu mai necesită recompilare pen</text:span><text:span text:style-name="T129">t</text:span><text:span text:style-name="T112">ru a rula pe o alta. </text:span><text:span text:style-name="T130">Aplicațiile</text:span><text:span text:style-name="T112"> Java sunt în mod </text:span><text:span text:style-name="T130">obișnuit</text:span><text:span text:style-name="T112"> compilate la cod binar (</text:span><text:span text:style-name="T130">fișier</text:span><text:span text:style-name="T112"> .class) care poate rula pe orice </text:span><text:span text:style-name="T130">mașină</text:span><text:span text:style-name="T112"> virtuală Java (Java Virtual Machine - JVM), indiferent de arhitectura sistemului de operare. Java este în mod curent una dintre cele mai populare limbaje de programare folosite, în mod particular pentru </text:span><text:span text:style-name="T131">aplicațiile</text:span><text:span text:style-name="T112"> client-server, cu un număr 9 milioane de dezvoltatori </text:span><text:span text:style-name="T131">raportați.</text:span><text:span text:style-name="T112"> Java a fost original dezvoltată de James Gosling în cadrul Sun Microsystems (ulterior cumpărat de </text:span><text:span text:style-name="T131">Corporația</text:span><text:span text:style-name="T112"> Oracle) </text:span><text:span text:style-name="T131">și</text:span><text:span text:style-name="T112"> lansată în 1995 sub forma unei componente de bază <text:s/>pentru Platforma Java. Limbajul </text:span><text:span text:style-name="T132">moștenește</text:span><text:span text:style-name="T112"> mult din sintaxa C </text:span><text:span text:style-name="T132">și</text:span><text:span text:style-name="T112"> C++, dar are mai </text:span><text:span text:style-name="T133">puține</text:span><text:span text:style-name="T112"> </text:span><text:span text:style-name="T133">facilități</text:span><text:span text:style-name="T112"> de nivel jos (“low-level”) </text:span><text:span text:style-name="T133">față</text:span><text:span text:style-name="T112"> de ambele.</text:span></text:p>
      <text:p text:style-name="P18"><text:span text:style-name="T112"><text:tab/></text:span><text:span text:style-name="T134">Compilatoarele originale</text:span><text:span text:style-name="T112">, </text:span><text:span text:style-name="T134">mașini</text:span><text:span text:style-name="T135">le</text:span><text:span text:style-name="T112"> virtuale </text:span><text:span text:style-name="T134">și</text:span><text:span text:style-name="T112"> bibliotecile </text:span><text:span text:style-name="T145">class </text:span><text:span text:style-name="T112">au fost dezvoltate de Sun din 1991 </text:span><text:span text:style-name="T134">și</text:span><text:span text:style-name="T112"> lansate pentru prima dată în anul 1995. Din luna mai 2007, în </text:span><text:span text:style-name="T134">concordanță</text:span><text:span text:style-name="T112"> cu </text:span><text:span text:style-name="T134">specificațiile</text:span><text:span text:style-name="T112"> Java Community Process, Sun a schimbat </text:span><text:span text:style-name="T134">licența</text:span><text:span text:style-name="T112"> </text:span><text:span text:style-name="T134">majorității</text:span><text:span text:style-name="T112"> tehnologiilor sale Java la GNU General Public License.<text:tab/></text:span></text:p>
      <text:p text:style-name="P17"><text:soft-page-break/><text:tab/><text:span text:style-name="T1027">Alții</text:span> au dezvoltat de asemenea implementări alternative pentru aceste tehnologii Java, cum ar fi Compilatorul GNU pentru Java, GNU Classpath (biblioteci standard) şi IcedTea-Web (un plugin pentru <text:span text:style-name="T1027">aplicațiile</text:span> de browser – applet-uri).</text:p>
      <text:p text:style-name="P18"><text:span text:style-name="T115"><text:tab/>Deși limbajul Java are mai puține </text:span><text:span text:style-name="T134">facilități</text:span><text:span text:style-name="T115"> low-level , exista JNI (Java Native Interface) , un framework de programare care permite codului scris în Java și care </text:span><text:span text:style-name="T134">rulează</text:span><text:span text:style-name="T115"> </text:span><text:span text:style-name="T136">într-o</text:span><text:span text:style-name="T115"> Mașina Virtuala Java s</text:span><text:span text:style-name="T137">ă</text:span><text:span text:style-name="T115"> apelez</text:span><text:span text:style-name="T137">e</text:span><text:span text:style-name="T115"> cod nativ sau să fie apelat de aplicații native și libr</text:span><text:span text:style-name="T137">ă</text:span><text:span text:style-name="T115">rii scrise în limbaje precum C , C++ sau chiar în </text:span><text:span text:style-name="T116">limbaj de asamblare.</text:span></text:p>
      <text:p text:style-name="P18"><text:span text:style-name="T117"><text:tab/></text:span><text:span text:style-name="T118">Avantajele JNI-ul ar fi c</text:span><text:span text:style-name="T138">ă</text:span><text:span text:style-name="T118"> anumite părți dintr-un program pot fi </text:span><text:span text:style-name="T138">înlocuite</text:span><text:span text:style-name="T118"> cu cod nativ pentru a m</text:span><text:span text:style-name="T138">ă</text:span><text:span text:style-name="T118">ri viteza de procesare. <text:s/>Din păcate acest avantaj este ușor eclipsat de anumite dezavantaje, de exemplu dificultatea </text:span><text:span text:style-name="T139">implementării</text:span><text:span text:style-name="T118"> este masiv sporit</text:span><text:span text:style-name="T139">ă</text:span><text:span text:style-name="T118">, codul scris nativ nu are garbage collector , </text:span><text:span text:style-name="T119">programatorul trebuie să fie atent la diferențele subtile de pe diverse</text:span><text:span text:style-name="T140">le</text:span><text:span text:style-name="T119"> platforme, codul scris în nativ este foarte greu de debug-uit. Luând în considerare aceste dezavantaje am decis ca </text:span><text:span text:style-name="T141">aplicația</text:span><text:span text:style-name="T119"> s</text:span><text:span text:style-name="T141">ă</text:span><text:span text:style-name="T119"> nu conțină cod scris în nativ.</text:span></text:p>
      <text:p text:style-name="P18"><text:span text:style-name="T119"><text:tab/></text:span><text:span text:style-name="T120">Pentru scrierea codului surs</text:span><text:span text:style-name="T141">ă</text:span><text:span text:style-name="T120"> , am folosit un IDE (IntelliJ </text:span><text:span text:style-name="T122">IDEA</text:span><text:span text:style-name="T120">).</text:span></text:p>
      <text:h text:style-name="Heading_20_2" text:outline-level="2"><text:bookmark-start text:name="__RefHeading___Toc6596_343084211"/>Despre IDE-uri <text:bookmark-end text:name="__RefHeading___Toc6596_343084211"/></text:h>
      <text:p text:style-name="P23"><text:span text:style-name="T111"><text:tab/></text:span><text:span text:style-name="T150">Un mediu integrat de dezvoltare (integrated development environment - IDE) sau mediu interactiv de dezvoltare este o </text:span><text:span text:style-name="T155">aplicație</text:span><text:span text:style-name="T150"> software care oferă </text:span><text:span text:style-name="T155">facilități</text:span><text:span text:style-name="T150"> cuprinzătoare programatorilor, pentru dezvoltarea software. În mod normal, un IDE constă dintr-un editor de surse, unelte de </text:span><text:span text:style-name="T155">construcție</text:span><text:span text:style-name="T150"> a “executabilului” (builder) </text:span><text:span text:style-name="T155">și</text:span><text:span text:style-name="T150"> un depanator (debugger). Majoritatea IDE-urilor moderne oferă </text:span><text:span text:style-name="T155">opțiuni</text:span><text:span text:style-name="T150"> de completare automat</text:span><text:span text:style-name="T155">ă</text:span><text:span text:style-name="T150"> a codului (Intelligent code completion).</text:span></text:p>
      <text:p text:style-name="P24"><text:span text:style-name="T119"><text:tab/>Unele IDE-uri </text:span><text:span text:style-name="T142">conțin</text:span><text:span text:style-name="T119"> un compilator, un interpretor, sau ambele, cum ar fi cazu</text:span><text:span text:style-name="T142">rile</text:span><text:span text:style-name="T119"> NetBeams , </text:span><text:span text:style-name="T121">IntelliJ </text:span><text:span text:style-name="T123">IDEA </text:span><text:span text:style-name="T121">și </text:span><text:span text:style-name="T119"><text:s/>Eclipse; altele nu, cum ar fi SharpDevelop şi Lazarus. Limita dintre un mediu integrat de dezvoltare </text:span><text:span text:style-name="T143">și</text:span><text:span text:style-name="T119"> alte tipuri de </text:span><text:span text:style-name="T143">aplicații</text:span><text:span text:style-name="T119"> de dezvoltare software nu este bine definită. Câteodată un sistem de versionare a </text:span><text:span text:style-name="T144">fișierelor</text:span><text:span text:style-name="T119"> </text:span><text:span text:style-name="T144">și</text:span><text:span text:style-name="T119"> variate unelte care simplifică </text:span><text:span text:style-name="T144">construcția</text:span><text:span text:style-name="T119"> GUI (graphical user interface = </text:span><text:span text:style-name="T144">interfață</text:span><text:span text:style-name="T119"> grafică pentru utilizatori) sunt integrate în IDE. Multe IDE-uri </text:span><text:span text:style-name="T144">conțin</text:span><text:span text:style-name="T119"> de asemenea un navigator pentru clase, un navigator pentru obiecte </text:span><text:span text:style-name="T144">și</text:span><text:span text:style-name="T119"> o diagramă a ierarhiei claselor, pentru utilizare în dezvoltarea soft-ului orientat pe obiecte.</text:span></text:p>
      <text:h text:style-name="P133" text:outline-level="2"><text:bookmark-start text:name="__RefHeading___Toc6598_343084211"/><text:span text:style-name="T1014">D</text:span><text:span text:style-name="T1013">espre IntelliJ IDEA</text:span><text:bookmark-end text:name="__RefHeading___Toc6598_343084211"/></text:h>
      <text:p text:style-name="P25"><text:span text:style-name="T112"><text:tab/></text:span><text:span text:style-name="T151">IntelliJ IDEA este un medi</text:span><text:span text:style-name="T156">u</text:span><text:span text:style-name="T151"> integrat de dezvoltare pentru limbajul Java. A fost creat de compania JetBrains. </text:span><text:span text:style-name="T152">Prima versiune a fost publicat</text:span><text:span text:style-name="T157">ă</text:span><text:span text:style-name="T152"> <text:s/>în ianuarie 2001, și a fost unul dintre primele IDE-uri care oferea navigare </text:span><text:span text:style-name="T158">avansată</text:span><text:span text:style-name="T152"> a codului și posibilitatea de </text:span><text:span text:style-name="T159">a</text:span><text:span text:style-name="T152"> refactoriza codul deja integrat.</text:span></text:p>
      <text:p text:style-name="P25"><text:span text:style-name="T152"><text:tab/></text:span><text:span text:style-name="T160">Într-un</text:span><text:span text:style-name="T153"> </text:span><text:span text:style-name="T160">reportaj</text:span><text:span text:style-name="T153"> Infoworld din 2010, <text:s/>IntelliJ a primit cel mai mare scor într-un test în care au </text:span><text:soft-page-break/><text:span text:style-name="T153">participat și IDE-urile Eclipse, NetBeans și Oracle Jdeveloper.</text:span></text:p>
      <text:p text:style-name="P25"><text:span text:style-name="T153"><text:tab/></text:span><text:span text:style-name="T154">În decembrie 2014, Google a anunțat versiunea 1.0 a programului Android Studio, un IDE open-source folosit la crearea </text:span><text:span text:style-name="T161">aplicațiilor</text:span><text:span text:style-name="T154"> Android, bazat pe versiunea open-source de comunitate al </text:span><text:span text:style-name="T253">aplicației</text:span><text:span text:style-name="T154"> IntelliJ IDEA. Alte</text:span><text:span text:style-name="T153"> </text:span><text:span text:style-name="T154">medii de programare bazate pe IntelliJ sunt AppCode, PhpStorm, PyCharm, RubyMine, WebStorm și MPS.</text:span></text:p>
      <text:p text:style-name="Text_20_body"><text:tab/><text:span text:style-name="T264">Acest IDE are doua </text:span><text:span text:style-name="T297">ediții</text:span><text:span text:style-name="T264"> : Community Edition ( gratuit ) și <text:s/>Ultimate Edition (plătit). Ambele pot fi folosite în scop comercial. </text:span></text:p>
      <text:p text:style-name="Text_20_body"><text:span text:style-name="T265"><text:tab/>Ambele </text:span><text:span text:style-name="T297">ediții</text:span><text:span text:style-name="T265"> au mai multe </text:span><text:span text:style-name="T298">capabilități</text:span><text:span text:style-name="T265"> comune precum : Smart Code Completion, On-The-Fly Code Analysis, Advanced Refactoring, </text:span><text:span text:style-name="T266">unelte de Version Control având </text:span><text:span text:style-name="T298">interfață</text:span><text:span text:style-name="T266"> unificata pentru Git,SVN, Mercurial etc,</text:span><text:span text:style-name="T265"> </text:span><text:span text:style-name="T266">și desigur suport pentru limbajul Java. </text:span><text:span text:style-name="T298">Ediția</text:span><text:span text:style-name="T266"> Ultimate </text:span><text:span text:style-name="T298">oferă</text:span><text:span text:style-name="T266"> mai multe lucruri precum unelte pentru lucru cu baze de dat</text:span><text:span text:style-name="T298">e</text:span><text:span text:style-name="T266">, designer pentru tabele UML, unelte pentru Web Development și altele.</text:span></text:p>
      <text:h text:style-name="P133" text:outline-level="2"><text:bookmark-start text:name="__RefHeading___Toc6600_343084211"/><text:span text:style-name="T1015">D</text:span>espre GitHub și Git<text:bookmark-end text:name="__RefHeading___Toc6600_343084211"/></text:h>
      <text:p text:style-name="P81"><text:tab/></text:p>
      <text:p text:style-name="Text_20_body"><text:span text:style-name="T110"><text:tab/></text:span><text:span text:style-name="T267">Git este un </text:span><text:span text:style-name="T268">distributed revision control system (sistem distribuit de control al </text:span><text:span text:style-name="T299">modificărilor</text:span><text:span text:style-name="T268">) care a fost conceput pentru </text:span><text:span text:style-name="T299">a avea </text:span><text:span text:style-name="T268">vitez</text:span><text:span text:style-name="T299">ă</text:span><text:span text:style-name="T268"> de procesare mare , </text:span><text:span text:style-name="T300">păstrarea</text:span><text:span text:style-name="T268"> </text:span><text:span text:style-name="T300">integrității</text:span><text:span text:style-name="T268"> datelor și suport pentru posibilitatea de avea „workflow”-uri </text:span><text:span text:style-name="T269">distribuite și non-liniare. Git a fost original creat de Linus Torvalds pentru programarea kernel-ului Linux în 2005, și de atunci a devenit unul dintre cele mai adoptate sisteme de version control.</text:span></text:p>
      <text:p text:style-name="Text_20_body"><text:span text:style-name="T269"><text:tab/></text:span><text:span text:style-name="T270">Ce</text:span><text:span text:style-name="T301">e</text:span><text:span text:style-name="T270">a ce deosebește Git-ul fa</text:span><text:span text:style-name="T302">ț</text:span><text:span text:style-name="T270">a de celelalte sisteme este faptul c</text:span><text:span text:style-name="T302">ă</text:span><text:span text:style-name="T270"> fiecare director Git este un repozitor complet și „independent” care conține întreaga istorie a </text:span><text:span text:style-name="T302">modificărilor</text:span><text:span text:style-name="T270">, </text:span><text:span text:style-name="T302">neavând</text:span><text:span text:style-name="T270"> nevoie de acces la rețea sau un server central după ce a fost desc</text:span><text:span text:style-name="T302">ă</text:span><text:span text:style-name="T270">rcat sau copiat. </text:span><text:span text:style-name="T271">Asemenea kernel-ului Linux, Git este un program oferit gratuit sub </text:span><text:span text:style-name="T302">licența</text:span><text:span text:style-name="T271"> GNU General Public License revizia 2.</text:span></text:p>
      <text:p text:style-name="Text_20_body"><text:tab/><text:span text:style-name="T272">Design-ul Git-ului a fost inspirat după BitKeeper și Monotone. Acesta avea ca plan original să fie un sistem low-level pe care alte aplicații îl poate apela. În momentul acesta Git poate fi folosit direct din linia de comanda. </text:span><text:span text:style-name="T273">Deși a fost puternic influențat de BitKeeper, Torvalds intenționat a evitat tehnicile </text:span><text:span text:style-name="T303">convenționale</text:span><text:span text:style-name="T273">, astfel </text:span><text:span text:style-name="T303">ajungând</text:span><text:span text:style-name="T273"> la un design unic.</text:span></text:p>
      <text:p text:style-name="Text_20_body"><text:span text:style-name="T273"><text:tab/></text:span><text:span text:style-name="T274">Git permite unui developer s</text:span><text:span text:style-name="T304">ă</text:span><text:span text:style-name="T274"> verifice ce </text:span><text:span text:style-name="T304">modificări</text:span><text:span text:style-name="T274"> au fost făcute asupra unui proiect, sau </text:span><text:span text:style-name="T305">să </text:span><text:span text:style-name="T274">adauge noi </text:span><text:span text:style-name="T305">modificări</text:span><text:span text:style-name="T274"> la un repozitor, crearea unei noi „ramuri” de proiect pentru a crea </text:span><text:span text:style-name="T306">o facilitate</text:span><text:span text:style-name="T274"> nou</text:span><text:span text:style-name="T306">ă</text:span><text:span text:style-name="T274"> și apoi reunirea acestei ramuri la ramura principal</text:span><text:span text:style-name="T306">ă</text:span><text:span text:style-name="T274"> pentru ca întreg</text:span><text:span text:style-name="T306">ul</text:span><text:span text:style-name="T274"> proiect original sa conțină acest</text:span><text:span text:style-name="T307">ă</text:span><text:span text:style-name="T274"> nou</text:span><text:span text:style-name="T307">ă</text:span><text:span text:style-name="T274"> </text:span><text:span text:style-name="T307">facilitate</text:span><text:span text:style-name="T274">. De-asemenea dacă au fost făcute greșeli, se poate reîntoarce codul la un „commit” precedent.</text:span></text:p>
      <text:p text:style-name="Text_20_body"><text:span text:style-name="T275"><text:tab/></text:span><text:span text:style-name="T308">Am decis să îl folosesc pentru a putea readuce proiectul la o stare precedentă în cazul în care am făcut greșeli.</text:span></text:p>
      <text:p text:style-name="Text_20_body"><text:span text:style-name="T275"><text:tab/></text:span><text:span text:style-name="T276">Exista </text:span><text:span text:style-name="T309">opțiunea</text:span><text:span text:style-name="T276"> de a avea repozitorul stocat doar local pe </text:span><text:span text:style-name="T309">SSD-ul meu</text:span><text:span text:style-name="T276">, dar nu vroiam s</text:span><text:span text:style-name="T309">ă</text:span><text:span text:style-name="T276"> risc pierderea proiectului așa c</text:span><text:span text:style-name="T309">ă</text:span><text:span text:style-name="T276"> am decis sa folosesc GitHub pentru a stoca proiectul.</text:span></text:p>
      <text:p text:style-name="P78"><text:span text:style-name="T276"><text:tab/></text:span><text:span text:style-name="T277">GitHub este </text:span><text:span text:style-name="T310">un</text:span><text:span text:style-name="T277"> serviciu online de </text:span><text:span text:style-name="T311">găzduire</text:span><text:span text:style-name="T277"> a repozitoarelor Git, astfel având toate </text:span><text:span text:style-name="T311">capabilitățile</text:span><text:span text:style-name="T277"> </text:span><text:span text:style-name="T311">oferite de către </text:span><text:span text:style-name="T277">Git. </text:span><text:span text:style-name="T278">Spre deosebire de Git care </text:span><text:span text:style-name="T312">oferă</text:span><text:span text:style-name="T278"> strict doar un program care se </text:span><text:soft-page-break/><text:span text:style-name="T278">folosește prin linii de comanda, GitHub </text:span><text:span text:style-name="T312">oferă</text:span><text:span text:style-name="T278"> o </text:span><text:span text:style-name="T312">interfață</text:span><text:span text:style-name="T278"> grafic</text:span><text:span text:style-name="T312">ă</text:span><text:span text:style-name="T278"> pentru Web, desktop și telefoane smartphone. </text:span><text:span text:style-name="T279">De-asemenea </text:span><text:span text:style-name="T312">oferă</text:span><text:span text:style-name="T279"> administratorului posibilitatea de schimba </text:span><text:span text:style-name="T280">nivelul de acces al </text:span><text:span text:style-name="T312">celorlalte</text:span><text:span text:style-name="T280"> colegi care lucrează la proiect, și unelte de </text:span><text:span text:style-name="T313">colaborare</text:span><text:span text:style-name="T280"> precum bug tracking, feature request, </text:span><text:span text:style-name="T314">controlul</text:span><text:span text:style-name="T280"> task-urilor și </text:span><text:span text:style-name="T281">crearea </text:span><text:span text:style-name="T280">wiki-uri</text:span><text:span text:style-name="T314">lor</text:span><text:span text:style-name="T280">.</text:span></text:p>
      <text:p text:style-name="Text_20_body"><text:span text:style-name="T280"><text:tab/></text:span><text:span text:style-name="T282">Conturile gratuite de GitHub pot </text:span><text:span text:style-name="T315">găzdui</text:span><text:span text:style-name="T282"> decât proiecte care sunt complet vizibile </text:span><text:span text:style-name="T315">oricărei</text:span><text:span text:style-name="T282"> persoane care ori găsește repozitorul ori are link-ul direct către acesta. </text:span><text:span text:style-name="T283">În anul 2015 , GitHub a </text:span><text:span text:style-name="T315">raportat</text:span><text:span text:style-name="T283"> </text:span><text:span text:style-name="T315">faptul că</text:span><text:span text:style-name="T283"> are peste 9 milioane de utilizatori și peste 21.1 milioane de repozitoare, astfel fiind cel mai mare service de </text:span><text:span text:style-name="T315">găzduire</text:span><text:span text:style-name="T283"> a codurilor surs</text:span><text:span text:style-name="T315">ă</text:span><text:span text:style-name="T283"> de pe Pământ în acel moment.</text:span></text:p>
      <text:p text:style-name="P123"><text:span text:style-name="T283"><text:tab/></text:span><text:span text:style-name="T284">GitHub este de obicei folosit doar pentru cod sursa, dar </text:span><text:span text:style-name="T316">el permite în plus </text:span><text:span text:style-name="T317">vizualizarea</text:span><text:span text:style-name="T284"> </text:span><text:span text:style-name="T317">fișierelor</text:span><text:span text:style-name="T284"> grafice 3D sau </text:span><text:span text:style-name="T317">fișiere</text:span><text:span text:style-name="T284">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105"><text:span text:style-name="T6"><text:tab/></text:span><text:span text:style-name="T693">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105"><text:tab/><text:span text:style-name="T694">Deoarece imaginile SVG sunt definite prin fișiere XML, ele pot fi parsate, indexate, scriptate și comprimate efcient. De-asemenea ele pot fi editate chiar și cu un editor text, dar în majoritatea cazurilor se folosesc software-uri specializate.</text:span></text:p>
      <text:p text:style-name="P105"><text:span text:style-name="T5"><text:tab/></text:span><text:span text:style-name="T696">Toate web browser-ele moderne sunt capabile de a </text:span><text:span text:style-name="T756">afișa</text:span><text:span text:style-name="T696"> imagini vectoriale SVG. </text:span></text:p>
      <text:p text:style-name="P106"><text:span text:style-name="T696"><text:tab/>S</text:span><text:span text:style-name="T695">VG-ul permite trei tipuri obiecte grafice: </text:span><text:span text:style-name="T697">grafic</text:span><text:span text:style-name="T756">ă</text:span><text:span text:style-name="T697"> vectorial</text:span><text:span text:style-name="T756">ă</text:span><text:span text:style-name="T697">, grafic</text:span><text:span text:style-name="T756">ă</text:span><text:span text:style-name="T697"> raster și text. Obiectele grafice, care includ imaginile raster PNG și JPEG, pot fi grupate, stilizate, transformate și </text:span><text:span text:style-name="T756">combinate</text:span><text:span text:style-name="T697"> cu obiectele care au fost deja randate. </text:span><text:span text:style-name="T698">El nu suporta în mod direct z-index-ing </text:span><text:span text:style-name="T699">care separa ordinea </text:span><text:span text:style-name="T757">desenării</text:span><text:span text:style-name="T699"> de ordinea lor în document pentru suprapunerea </text:span><text:span text:style-name="T757">obiectelor</text:span><text:span text:style-name="T699">, spre deosebire de alte standarde precum VML. </text:span><text:span text:style-name="T700">Asupra obiectelor grafice </text:span><text:span text:style-name="T701">se pot aplica </text:span><text:span text:style-name="T757">transformări</text:span><text:span text:style-name="T701"> multiple, clipping paths, masti alpha </text:span><text:span text:style-name="T757">și</text:span><text:span text:style-name="T701"> efecte de filtru.</text:span></text:p>
      <text:p text:style-name="P106"><text:span text:style-name="T702"><text:tab/></text:span><text:span text:style-name="T703">Începând cu 2001 , </text:span><text:span text:style-name="T757">specificația</text:span><text:span text:style-name="T703"> </text:span><text:span text:style-name="T704">SVG a fost </text:span><text:span text:style-name="T757">actualizată</text:span><text:span text:style-name="T704"> la versiunea 1.1. </text:span><text:span text:style-name="T705">SVG Mobile Recommendation a introdus dou</text:span><text:span text:style-name="T758">ă</text:span><text:span text:style-name="T705"> profile simplificate de SVG 1.1: SVG Basic și SVG Tiny, menit pentru aparatele cu putere </text:span><text:span text:style-name="T758">computațională</text:span><text:span text:style-name="T705"> redu</text:span><text:span text:style-name="T758">s</text:span><text:span text:style-name="T705">ă</text:span><text:span text:style-name="T706">. </text:span><text:span text:style-name="T707">O versiunea îmbunătățită numita SVG Tiny 1.2 a devenit mai târziu recomandarea autonoma.</text:span></text:p>
      <text:p text:style-name="P106"><text:span text:style-name="T707"><text:tab/></text:span><text:span text:style-name="T708">În momentul acesta se lucrează la SVG 2, care </text:span><text:span text:style-name="T758">incorporează</text:span><text:span text:style-name="T708"> </text:span><text:span text:style-name="T758">capabilități</text:span><text:span text:style-name="T708"> noi </text:span><text:span text:style-name="T709">și include și pe cele folosite în SVG 1.1 și SVG Tiny 1.2</text:span><text:span text:style-name="T708">.</text:span><text:span text:style-name="T704"> </text:span></text:p>
      <text:p text:style-name="P106"><text:span text:style-name="T704"><text:tab/></text:span><text:span text:style-name="T710">Deși </text:span><text:span text:style-name="T758">specificația</text:span><text:span text:style-name="T710"> SVG se </text:span><text:span text:style-name="T758">concentrează</text:span><text:span text:style-name="T710"> în mod primar pe limbajul de grafica vectorial</text:span><text:span text:style-name="T758">ă</text:span><text:span text:style-name="T710">, design-ul s</text:span><text:span text:style-name="T758">ă</text:span><text:span text:style-name="T710">u include și câteva </text:span><text:span text:style-name="T758">capabilități</text:span><text:span text:style-name="T710"> de baza pentru definirea </text:span><text:span text:style-name="T758">aranjării</text:span><text:span text:style-name="T710"> </text:span><text:span text:style-name="T758">obiectelor</text:span><text:span text:style-name="T710"> într-o pagin</text:span><text:span text:style-name="T758">ă</text:span><text:span text:style-name="T710"> precum format-ul PDF de la Adobe. </text:span><text:span text:style-name="T711">SVG-ul are informațiile necesare pentru aranja fiecare glyph și imagine </text:span><text:span text:style-name="T758">pe o</text:span><text:span text:style-name="T711"> poziția aleas</text:span><text:span text:style-name="T758">ă</text:span><text:span text:style-name="T711"> pe o pagina </text:span><text:span text:style-name="T712">de</text:span><text:span text:style-name="T711"> printat. </text:span><text:span text:style-name="T713">Spre deosebire </text:span><text:span text:style-name="T714">XHTML are ca scop principal s</text:span><text:span text:style-name="T759">ă</text:span><text:span text:style-name="T714"> comunice </text:span><text:span text:style-name="T759">conținutul</text:span><text:span text:style-name="T714"> s</text:span><text:span text:style-name="T759">ă</text:span><text:span text:style-name="T714">u, nu prezentarea lui, deci HTML specific</text:span><text:span text:style-name="T759">ă</text:span><text:span text:style-name="T714"> ce obiecte sunt </text:span><text:span text:style-name="T759">afișate</text:span><text:span text:style-name="T714"> , nu unde sunt aranjate. </text:span></text:p>
      <text:p text:style-name="P106"><text:span text:style-name="T714"><text:tab/></text:span><text:span text:style-name="T715">Imaginile SVG pot fi dinamic</text:span><text:span text:style-name="T760">e</text:span><text:span text:style-name="T715"> și interactive. </text:span><text:span text:style-name="T760">Modificările</text:span><text:span text:style-name="T715"> pe baz</text:span><text:span text:style-name="T760">ă</text:span><text:span text:style-name="T715"> de timp asupra obiectelor </text:span><text:soft-page-break/><text:span text:style-name="T715">pot fi descrise cu SMIL (Synchronized Multimedia Integration Language) sau JavaScript. </text:span><text:span text:style-name="T716">Deși W3C recomanda SMIL, Google Chrome l-a deprecat în August 2015. </text:span><text:span text:style-name="T717">Evenimente precum </text:span><text:span text:style-name="T789">onmouseover</text:span><text:span text:style-name="T717"> și </text:span><text:span text:style-name="T789">onclick</text:span><text:span text:style-name="T717"> pot fi folosite pentru a produce </text:span><text:span text:style-name="T761">modificări</text:span><text:span text:style-name="T717"> și animații în SVG.</text:span></text:p>
      <text:p text:style-name="P106"><text:span text:style-name="T717"><text:tab/></text:span><text:span text:style-name="T718">Deoarece SVG este scris în format XML, sunt foarte multe bucăți de text repetate, deci </text:span><text:span text:style-name="T761">el</text:span><text:span text:style-name="T718"> poate fi </text:span><text:span text:style-name="T761">comprimat </text:span><text:span text:style-name="T718">foarte ușor. </text:span><text:span text:style-name="T719">Atunci când o imagine SVG a fost comprimat</text:span><text:span text:style-name="T762">ă</text:span><text:span text:style-name="T719"> folosind algoritmul </text:span><text:span text:style-name="T790">gzip</text:span><text:span text:style-name="T719">, acesta este acuma referit ca </text:span><text:span text:style-name="T762">fiind de </text:span><text:span text:style-name="T719">tipul SVGZ. De obicei o imagine </text:span><text:span text:style-name="T762">în format </text:span><text:span text:style-name="T719">SVGZ </text:span><text:span text:style-name="T762">ocupă aproximativ</text:span><text:span text:style-name="T719"> 20-50% </text:span><text:span text:style-name="T762">din spațiul fizic de stocare față de aceeași imagine în format SVG.</text:span></text:p>
      <text:p text:style-name="P106"><text:span text:style-name="T719"><text:tab/></text:span><text:span text:style-name="T720">Formatul SVG ofer</text:span><text:span text:style-name="T762">ă</text:span><text:span text:style-name="T720"> la dispoziție 14 </text:span><text:span text:style-name="T762">funcționalități</text:span><text:span text:style-name="T720"> pentru definirea lui.</text:span></text:p>
      <text:p text:style-name="P106"><text:span text:style-name="T720">*<text:tab/></text:span><text:span text:style-name="T721">Path : </text:span><text:span text:style-name="T763">f</text:span><text:span text:style-name="T722">iguri geometrice definite prin linii drepte sau curbe. </text:span><text:span text:style-name="T723">Pentru a face mai compact</text:span><text:span text:style-name="T763">ă</text:span><text:span text:style-name="T723"> scrierea coordonatelor, se folosesc litere precum M(move) , L(line to) , Z(</text:span><text:span text:style-name="T763">î</text:span><text:span text:style-name="T723">nchide figura) ,C,S,Q,T,A. Dacă se folosește liter</text:span><text:span text:style-name="T763">ă</text:span><text:span text:style-name="T723"> mare, coordonatele sunt absolute, dacă se folosește liter</text:span><text:span text:style-name="T763">ă</text:span><text:span text:style-name="T723"> mic</text:span><text:span text:style-name="T763">ă</text:span><text:span text:style-name="T723">, coordonatele sunt relative </text:span><text:span text:style-name="T763">fată</text:span><text:span text:style-name="T723"> de cele precedente.</text:span></text:p>
      <text:p text:style-name="P106"><text:span text:style-name="T722">*<text:tab/></text:span><text:span text:style-name="T725">Basic shapes</text:span></text:p>
      <text:p text:style-name="P106"><text:span text:style-name="T722">*<text:tab/></text:span><text:span text:style-name="T724">Text : </text:span><text:span text:style-name="T763">s</text:span><text:span text:style-name="T726">uport pentru caractere Unicode. Este posibil</text:span><text:span text:style-name="T763">ă</text:span><text:span text:style-name="T726"> </text:span><text:span text:style-name="T763">scrierea textului în ambele sensuri orizontale</text:span><text:span text:style-name="T727">, dar și vertical pentru chinez</text:span><text:span text:style-name="T763">ă</text:span><text:span text:style-name="T727">. </text:span><text:span text:style-name="T728">Textul poate de</text:span><text:span text:style-name="T763">-</text:span><text:span text:style-name="T728">asemenea să fie scris </text:span><text:span text:style-name="T729">de-a lungul un</text:span><text:span text:style-name="T763">e</text:span><text:span text:style-name="T729">i </text:span><text:span text:style-name="T763">căi</text:span><text:span text:style-name="T729"> </text:span><text:span text:style-name="T730">și s</text:span><text:span text:style-name="T763">ă</text:span><text:span text:style-name="T730"> folosească </text:span><text:span text:style-name="T763">diverse</text:span><text:span text:style-name="T730"> efecte vizuale.</text:span></text:p>
      <text:p text:style-name="P106"><text:span text:style-name="T730">*<text:tab/></text:span><text:span text:style-name="T731">Painting : </text:span><text:span text:style-name="T732">figurile pot fi umplute și/sau conturate folosind diverse culori, gradiente sau paterne.</text:span></text:p>
      <text:p text:style-name="P106"><text:span text:style-name="T732">* <text:tab/></text:span><text:span text:style-name="T733">Color : culorile sunt definite fie prin </text:span><text:span text:style-name="T764">cuvinte </text:span><text:span text:style-name="T733">literale precum „black” , „red”, prin </text:span><text:span text:style-name="T764">hexazecimale</text:span><text:span text:style-name="T733"> #63ff01 , #02f , prin decimale cu rgb(123,23,12) sau prin procente rgb(100%,0%,50%)</text:span></text:p>
      <text:p text:style-name="P106"><text:span text:style-name="T733">*<text:tab/></text:span><text:span text:style-name="T765">Gradiente și paterne</text:span></text:p>
      <text:p text:style-name="P106"><text:span text:style-name="T734">*<text:tab/></text:span><text:span text:style-name="T735">Clipping, masking </text:span><text:span text:style-name="T765">și</text:span><text:span text:style-name="T735"> compositing : conturul de </text:span><text:span text:style-name="T765">la </text:span><text:span text:style-name="T735">alte elemente grafice, precume texte, </text:span><text:span text:style-name="T765">căi și figuri</text:span><text:span text:style-name="T735"> pot fi folosite pentru a definii aceste lucruri</text:span></text:p>
      <text:p text:style-name="P106"><text:span text:style-name="T735">*<text:tab/></text:span><text:span text:style-name="T765">Efecte de filtru </text:span><text:span text:style-name="T736">: SVG are la dispoziție mai multe filtre precum : blend,gaussian blur , merge , tile etc</text:span></text:p>
      <text:p text:style-name="P106"><text:span text:style-name="T736">*<text:tab/></text:span><text:span text:style-name="T765">Interactivitate</text:span><text:span text:style-name="T737"> : orice parte dintr-o imagine SVG poate avea „event listeners”</text:span></text:p>
      <text:p text:style-name="P106"><text:span text:style-name="T737">*<text:tab/></text:span><text:span text:style-name="T738">Linking</text:span></text:p>
      <text:p text:style-name="P108">*<text:tab/>Scrip<text:span text:style-name="T1036">tare</text:span></text:p>
      <text:p text:style-name="P106"><text:span text:style-name="T722">*<text:tab/></text:span><text:span text:style-name="T765">Animații</text:span><text:span text:style-name="T738"> : </text:span><text:span text:style-name="T765">conținutul</text:span><text:span text:style-name="T738"> SVG poate fi animat folosind elemente precum &lt;animate&gt; , &lt;animateMotion&gt; și &lt;animateColor&gt;</text:span></text:p>
      <text:p text:style-name="P106"><text:span text:style-name="T738">*<text:tab/></text:span><text:span text:style-name="T739">Font</text:span><text:span text:style-name="T765">uri</text:span></text:p>
      <text:p text:style-name="P106"><text:span text:style-name="T739">*<text:tab/></text:span><text:span text:style-name="T740">Metadata</text:span></text:p>
      <text:p text:style-name="P106"><text:span text:style-name="T740"><text:tab/></text:span><text:span text:style-name="T741">Exemplu :</text:span></text:p>
      <text:p text:style-name="P109"><draw:frame draw:style-name="fr4" draw:name="Image3" text:anchor-type="paragraph" svg:width="4.3555in" svg:height="4.3555in" draw:z-index="17"><draw:image xlink:href="Pictures/1000089F00002B3700002B37E4A1D03D.svg" xlink:type="simple" xlink:show="embed" xlink:actuate="onLoad"/><draw:image xlink:href="Pictures/10000201000001A2000001A25ECC9617.png" xlink:type="simple" xlink:show="embed" xlink:actuate="onLoad"/></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5">&lt;svg xmlns="http://www.w3.org/2000/svg" version="1.1"&gt;</text:p>
      <text:p text:style-name="P115"><text:s text:c="2"/>&lt;rect x="25" y="25" width="200" height="200" fill="lime" stroke-width="4" stroke="pink" /&gt;</text:p>
      <text:p text:style-name="P115"><text:s text:c="2"/>&lt;circle cx="125" cy="125" r="75" fill="orange" /&gt;</text:p>
      <text:p text:style-name="P115"><text:s text:c="2"/>&lt;polyline points="50,150 50,200 200,200 200,100" stroke="red" stroke-width="4" fill="none" /&gt;</text:p>
      <text:p text:style-name="P115"><text:s text:c="2"/>&lt;line x1="50" y1="50" x2="200" y2="200" stroke="blue" stroke-width="4" /&gt;</text:p>
      <text:p text:style-name="P115">&lt;/svg&gt;</text:p>
      <text:p text:style-name="P107"><text:span text:style-name="T284"><text:tab/></text:span><text:span text:style-name="T773">În acest exemplu este desenat totul în afară de grilă și texte. Acesta poate fi de-asemenea scris într-un notepad, salvat cu formatul SVG, și apoi deschis cu un browser modern precum Firefox sau Chrome.</text:span></text:p>
      <text:h text:style-name="P126" text:outline-level="1"><text:bookmark-start text:name="__RefHeading___Toc6844_343084211"/>Despre implementarea <text:span text:style-name="T1028">lucrării</text:span><text:bookmark-end text:name="__RefHeading___Toc6844_343084211"/></text:h>
      <text:p text:style-name="P27"><text:span text:style-name="T1"><text:tab/></text:span><text:span text:style-name="T68">În proiectul meu am creat trei clase de vectorizare care extind o clas</text:span><text:span text:style-name="T69">ă</text:span><text:span text:style-name="T68"> BaseVectorizer.</text:span></text:p>
      <text:p text:style-name="P77"><text:span text:style-name="T164"><text:tab/>Clasa BaseVectorizer a fost creat</text:span><text:span text:style-name="T166">ă</text:span><text:span text:style-name="T164"> pentru u</text:span><text:span text:style-name="T166">ș</text:span><text:span text:style-name="T164">ura tastarea codului în restul aplicației, astfel </text:span><text:span text:style-name="T167">reducând</text:span><text:span text:style-name="T164"> </text:span><text:span text:style-name="T167">cantitatea de </text:span><text:span text:style-name="T164">cod care </text:span><text:span text:style-name="T167">trebuie scrisă</text:span><text:span text:style-name="T164"> și </text:span><text:span text:style-name="T167">lăsând</text:span><text:span text:style-name="T164"> posibilitatea de a integra cu ușurința </text:span><text:span text:style-name="T165">vectoriz</text:span><text:span text:style-name="T167">atoarele</text:span><text:span text:style-name="T165"> în codul pentru </text:span><text:span text:style-name="T168">interfața grafică</text:span><text:span text:style-name="T165">.</text:span></text:p>
      <text:h text:style-name="P136" text:outline-level="2"><text:bookmark-start text:name="__RefHeading___Toc6846_343084211"/><text:soft-page-break/><text:span text:style-name="T1048">Descrierea</text:span> clasei BaseVectorizer<text:bookmark-end text:name="__RefHeading___Toc6846_343084211"/></text:h>
      <text:p text:style-name="P28"><text:span text:style-name="T337">protected </text:span><text:span text:style-name="T401">BufferedImage</text:span><text:span text:style-name="T402"> </text:span><text:span text:style-name="T380">originalImage</text:span><text:span text:style-name="T402">;</text:span></text:p>
      <text:p text:style-name="P29"><text:span text:style-name="T332">protected </text:span><text:span text:style-name="T399">BufferedImage </text:span><text:span text:style-name="T378">destImage</text:span><text:span text:style-name="T399">;</text:span></text:p>
      <text:p text:style-name="P82"><text:span text:style-name="T70"><text:tab/></text:span><text:span text:style-name="T169">În </text:span><text:span text:style-name="T233">originalImage</text:span><text:span text:style-name="T169"> este păstrată </text:span><text:span text:style-name="T176">referința</text:span><text:span text:style-name="T169"> către poza originala în format raster, iar în </text:span><text:span text:style-name="T233">destImage</text:span><text:span text:style-name="T169"> </text:span><text:span text:style-name="T178">se pastrează</text:span><text:span text:style-name="T169"> imaginea în format vectorial și apoi </text:span><text:span text:style-name="T177">afișată</text:span><text:span text:style-name="T169"> în </text:span><text:span text:style-name="T177">interfața</text:span><text:span text:style-name="T169"> </text:span><text:span text:style-name="T177">grafică</text:span><text:span text:style-name="T169">. </text:span><text:span text:style-name="T170">Motivul </text:span><text:span text:style-name="T180">pentru care </text:span><text:span text:style-name="T170">am ales obiectele să fie de tip</text:span><text:span text:style-name="T179">ul</text:span><text:span text:style-name="T170"> </text:span><text:span text:style-name="T234">BufferedImage</text:span><text:span text:style-name="T170"> este </text:span><text:span text:style-name="T181">datorită</text:span><text:span text:style-name="T170"> func</text:span><text:span text:style-name="T179">ț</text:span><text:span text:style-name="T170">i</text:span><text:span text:style-name="T181">ei</text:span><text:span text:style-name="T170"> </text:span><text:span text:style-name="T234">getRGB(int x,int y)</text:span><text:span text:style-name="T170"> </text:span><text:span text:style-name="T181">care</text:span><text:span text:style-name="T170"> ajut</text:span><text:span text:style-name="T182">ă</text:span><text:span text:style-name="T170"> la </text:span><text:span text:style-name="T179">obținerea</text:span><text:span text:style-name="T171"> informațiilor. </text:span><text:span text:style-name="T172">Din păcate nu am avut încredere deplin</text:span><text:span text:style-name="T183">ă</text:span><text:span text:style-name="T172"> </text:span><text:span text:style-name="T173">în</text:span><text:span text:style-name="T172"> viteza de procesare a </text:span><text:span text:style-name="T183">funcției</text:span><text:span text:style-name="T172"> </text:span><text:span text:style-name="T235">getRGB</text:span><text:span text:style-name="T172"> așa c</text:span><text:span text:style-name="T184">ă</text:span><text:span text:style-name="T172"> am creat </text:span><text:span text:style-name="T254">vectori</text:span><text:span text:style-name="T172"> ajutăto</text:span><text:span text:style-name="T260">ri</text:span><text:span text:style-name="T172">.</text:span></text:p>
      <text:p text:style-name="Standard"><text:span text:style-name="T336">protected char</text:span><text:span text:style-name="T400">[] </text:span><text:span text:style-name="T379">originalRedArray</text:span><text:span text:style-name="T400">;</text:span></text:p>
      <text:p text:style-name="P86"><text:span text:style-name="T325">protected char</text:span>[] <text:span text:style-name="T375">originalGreenArray</text:span>;</text:p>
      <text:p text:style-name="P86"><text:span text:style-name="T325">protected char</text:span>[] <text:span text:style-name="T375">originalBlueArray</text:span>;</text:p>
      <text:p text:style-name="P83"><text:span text:style-name="T325">protected int</text:span>[] <text:span text:style-name="T375">originalColorArray</text:span>;</text:p>
      <text:p text:style-name="P83"><text:span text:style-name="T325">public void </text:span>calculateColorArrays()</text:p>
      <text:p text:style-name="P38"><text:tab/><text:span text:style-name="T285">În </text:span><text:span text:style-name="T295">ace</text:span><text:span text:style-name="T296">ști</text:span><text:span text:style-name="T285"> </text:span><text:span text:style-name="T318">vectori</text:span><text:span text:style-name="T285"> sunt păstra</text:span><text:span text:style-name="T318">te</text:span><text:span text:style-name="T285"> valorile culorilor roșu, verde, albastru și </text:span><text:span text:style-name="T318">combinația</text:span><text:span text:style-name="T285"> lor. Motiv</text:span><text:span text:style-name="T319">ul</text:span><text:span text:style-name="T285"> de ce prim</text:span><text:span text:style-name="T319">ii</text:span><text:span text:style-name="T285"> </text:span><text:span text:style-name="T319">trei</text:span><text:span text:style-name="T285"> </text:span><text:span text:style-name="T319">vectori</text:span><text:span text:style-name="T285"> sunt de tip </text:span><text:span text:style-name="T146">char</text:span><text:span text:style-name="T285"> </text:span><text:span text:style-name="T286">este d</text:span><text:span text:style-name="T320">e</text:span><text:span text:style-name="T286">oarece Java </text:span><text:span text:style-name="T321">folosește acest tip de date pentru a stoca valori de la 0 la 255 spre comparație de tipul </text:span><text:span text:style-name="T147">byte</text:span><text:span text:style-name="T289"> care stochează valori de la -128 la 127.</text:span><text:span text:style-name="T286"> </text:span><text:span text:style-name="T322">Acești</text:span><text:span text:style-name="T287"> </text:span><text:span text:style-name="T322">vectori vor fi folosiți pentru a calcula rapid media culorilor dintr-o zonă</text:span><text:span text:style-name="T287">. În descrierea vectoriza</text:span><text:span text:style-name="T323">toa</text:span><text:span text:style-name="T287">relor vor fi mai multe detalii despre acestea. <text:s/></text:span></text:p>
      <text:p text:style-name="P38"><text:span text:style-name="T287"><text:tab/>Metoda </text:span><text:span text:style-name="T148">calculateColorArrays()</text:span><text:span text:style-name="T287"> este chemat</text:span><text:span text:style-name="T324">ă</text:span><text:span text:style-name="T287"> imediat după ce s-a setat </text:span><text:span text:style-name="T324">un</text:span><text:span text:style-name="T288"> nou obiect </text:span><text:span text:style-name="T149">originalImage</text:span><text:span text:style-name="T288">.</text:span></text:p>
      <text:p text:style-name="P82"><text:span text:style-name="T325">protected short </text:span><text:span text:style-name="T375">w</text:span>,<text:span text:style-name="T375">h</text:span>;</text:p>
      <text:p text:style-name="P82"><text:span text:style-name="T325">protected int </text:span><text:span text:style-name="T375">area</text:span>;</text:p>
      <text:p text:style-name="P82"><text:tab/><text:span text:style-name="T174">Aceste</text:span><text:span text:style-name="T175">a</text:span><text:span text:style-name="T174"> sunt variabile ajutătoare pentru alte funcții.</text:span></text:p>
      <text:p text:style-name="P82"><text:span text:style-name="T343">public int </text:span><text:span text:style-name="T384">threshold</text:span><text:span text:style-name="T677">=-</text:span><text:span text:style-name="T666">1</text:span><text:span text:style-name="T677">;</text:span></text:p>
      <text:p text:style-name="Text_20_body"><text:span text:style-name="T677"><text:tab/></text:span><text:span text:style-name="T185">Valoarea </text:span><text:span text:style-name="T236">threshold</text:span><text:span text:style-name="T185"> este una dintre cele mai folosite </text:span><text:span text:style-name="T197">în tot codul</text:span><text:span text:style-name="T185">. Ea decide cât de agresiv</text:span><text:span text:style-name="T197"> este procesul de vectorizare atunci când vine vorba de compararea culorilor</text:span><text:span text:style-name="T185">. Dacă </text:span><text:span text:style-name="T198">suma modulelor diferențelor valorilor roșu, verde și albastru</text:span><text:span text:style-name="T185"> a</text:span><text:span text:style-name="T198">l</text:span><text:span text:style-name="T185"> culorilor dintre doi pixeli este mai mare decât </text:span><text:span text:style-name="T199">valoarea </text:span><text:span text:style-name="T236">threshold</text:span><text:span text:style-name="T185"> atunci acei doi pixeli nu pot aparține aceleași figuri geometrice. </text:span><text:span text:style-name="T186">As</text:span><text:span text:style-name="T187">t</text:span><text:span text:style-name="T186">fel </text:span><text:span text:style-name="T188">dacă </text:span><text:span text:style-name="T237">threshold</text:span><text:span text:style-name="T188"> are </text:span><text:span text:style-name="T204">o </text:span><text:span text:style-name="T188">valoare mai </text:span><text:span text:style-name="T201">mică</text:span><text:span text:style-name="T188"> atunci exista o șans</text:span><text:span text:style-name="T200">ă</text:span><text:span text:style-name="T188"> mai mare ca </text:span><text:span text:style-name="T202">doi </text:span><text:span text:style-name="T188">pixeli </text:span><text:span text:style-name="T203">învecinați</text:span><text:span text:style-name="T188"> s</text:span><text:span text:style-name="T200">ă</text:span><text:span text:style-name="T188"> aparțină </text:span><text:span text:style-name="T203">unor</text:span><text:span text:style-name="T188"> figuri geometrice </text:span><text:span text:style-name="T203">diferite </text:span><text:span text:style-name="T188">astfel crescând mărimea </text:span><text:span text:style-name="T206">fizică a </text:span><text:span text:style-name="T205">fișierului</text:span><text:span text:style-name="T188"> dar și claritatea </text:span><text:span text:style-name="T206">imaginii</text:span><text:span text:style-name="T188">.</text:span></text:p>
      <text:p text:style-name="Text_20_body"><text:span text:style-name="T344">protected </text:span><text:span text:style-name="T645">ImagePanel </text:span><text:span text:style-name="T385">destImagePanel</text:span><text:span text:style-name="T645">;</text:span></text:p>
      <text:p text:style-name="P39"><text:span text:style-name="T645"><text:tab/></text:span><text:span text:style-name="T403">Clasa </text:span><text:span text:style-name="T481">ImagePanel</text:span><text:span text:style-name="T403"> a fost creat</text:span><text:span text:style-name="T426">ă</text:span><text:span text:style-name="T403"> deoar</text:span><text:span text:style-name="T404">e</text:span><text:span text:style-name="T403">ce nu </text:span><text:span text:style-name="T429">există </text:span><text:span text:style-name="T403">element </text:span><text:span text:style-name="T427">de interfață</text:span><text:span text:style-name="T403"> </text:span><text:span text:style-name="T428">grafică făcut special pentru a </text:span><text:span text:style-name="T403">afi</text:span><text:span text:style-name="T428">șa</text:span><text:span text:style-name="T403"> o imagine.</text:span></text:p>
      <text:p text:style-name="P39"><text:span text:style-name="T345">protected </text:span><text:span text:style-name="T646">JobThread </text:span><text:span text:style-name="T386">lastJob</text:span><text:span text:style-name="T646">;</text:span></text:p>
      <text:p text:style-name="P40"><text:span text:style-name="T405"><text:tab/></text:span><text:span text:style-name="T403">Cl</text:span><text:span text:style-name="T406">asa </text:span><text:span text:style-name="T482">JobThread</text:span><text:span text:style-name="T406"> a fost creat</text:span><text:span text:style-name="T430">ă</text:span><text:span text:style-name="T406"> deoarece clasa Thread nu conține o metoda </text:span><text:span text:style-name="T407">de încredere de a opri subit o linie de execuție. </text:span><text:span text:style-name="T408">Cea mai </text:span><text:span text:style-name="T431">potrivită</text:span><text:span text:style-name="T408"> </text:span><text:span text:style-name="T431">ar fi fost</text:span><text:span text:style-name="T408"> metoda </text:span><text:span text:style-name="T483">stop()</text:span><text:span text:style-name="T408">, care din păcate este deprecat</text:span><text:span text:style-name="T431">ă</text:span><text:span text:style-name="T408">.</text:span></text:p>
      <text:p text:style-name="P40"><text:span text:style-name="T408"><text:s/><text:tab/></text:span><text:span text:style-name="T409">Aceasta clasa acum conține un boolean </text:span><text:span text:style-name="T432">numit </text:span><text:span text:style-name="T484">canceled</text:span><text:span text:style-name="T409"> care </text:span><text:span text:style-name="T432">inițial</text:span><text:span text:style-name="T409"> </text:span><text:span text:style-name="T432">are valoarea</text:span><text:span text:style-name="T409"> false. </text:span><text:span text:style-name="T410">Atunci </text:span><text:soft-page-break/><text:span text:style-name="T410">când se </text:span><text:span text:style-name="T432">apelează metoda</text:span><text:span text:style-name="T410"> </text:span><text:span text:style-name="T485">setCanceled(true)</text:span><text:span text:style-name="T410">, </text:span><text:span text:style-name="T485">canceled</text:span><text:span text:style-name="T410"> va primi valoarea true. Acum depinde de ce se afla în implementarea metodei run(). </text:span><text:span text:style-name="T433">E</text:span><text:span text:style-name="T410">a trebuie s</text:span><text:span text:style-name="T433">ă</text:span><text:span text:style-name="T410"> verifice în mai multe puncte dacă </text:span><text:span text:style-name="T433">valo</text:span><text:span text:style-name="T434">a</text:span><text:span text:style-name="T433">rea </text:span><text:span text:style-name="T485">canceled</text:span><text:span text:style-name="T410"> a devenit true și s</text:span><text:span text:style-name="T435">ă</text:span><text:span text:style-name="T410"> </text:span><text:span text:style-name="T433">oprească</text:span><text:span text:style-name="T410"> execuția într-un mod curat </text:span><text:span text:style-name="T411">(</text:span><text:span text:style-name="T433">exemplu: </text:span><text:span text:style-name="T412">închiderea unor stream-uri sau thread-uri secundare</text:span><text:span text:style-name="T411">)</text:span><text:span text:style-name="T410">.</text:span></text:p>
      <text:p text:style-name="Text_20_body"><text:span text:style-name="T344">protected final </text:span><text:span text:style-name="T645">Object </text:span><text:span text:style-name="T385">jobLock</text:span><text:span text:style-name="T645">=</text:span><text:span text:style-name="T344">new </text:span><text:span text:style-name="T645">Object();</text:span></text:p>
      <text:p text:style-name="P87"><text:span text:style-name="T326">public abstract void </text:span><text:span text:style-name="T687">startJob();</text:span></text:p>
      <text:p text:style-name="P82"><text:span text:style-name="T325">public abstract void </text:span>cancelLastJob();</text:p>
      <text:p text:style-name="P84"><text:span text:style-name="T207"><text:tab/>Obiect</text:span><text:span text:style-name="T208">ul</text:span><text:span text:style-name="T207"> mutex </text:span><text:span text:style-name="T261">jobLock </text:span><text:span text:style-name="T255">es</text:span><text:span text:style-name="T256">t</text:span><text:span text:style-name="T255">e</text:span><text:span text:style-name="T262"> </text:span><text:span text:style-name="T207">f</text:span><text:span text:style-name="T209">olosit </text:span><text:span text:style-name="T208">în blocu</text:span><text:span text:style-name="T263">rile</text:span><text:span text:style-name="T208"> </text:span><text:span text:style-name="T238">synchronized</text:span><text:span text:style-name="T209"> </text:span><text:span text:style-name="T263">din </text:span><text:span text:style-name="T258">meto</text:span><text:span text:style-name="T259">d</text:span><text:span text:style-name="T258">ele</text:span><text:span text:style-name="T263"> </text:span><text:span text:style-name="T261">startJob </text:span><text:span text:style-name="T257">ș</text:span><text:span text:style-name="T255">i</text:span><text:span text:style-name="T262"> </text:span><text:span text:style-name="T261">cancelLastJob </text:span><text:span text:style-name="T209">atunci când un vectorizator dorește crearea unui nou </text:span><text:span text:style-name="T208">thread</text:span><text:span text:style-name="T207"> </text:span><text:span text:style-name="T239">jobThread</text:span><text:span text:style-name="T209"> sau oprirea celui curent.</text:span></text:p>
      <text:p text:style-name="P41"><text:span text:style-name="T413"><text:tab/></text:span><text:span text:style-name="T414">Pentru a permite userului sa încerce rapid diferite valori pentru </text:span><text:span text:style-name="T487">threshold</text:span><text:span text:style-name="T414">, codul trebuie s</text:span><text:span text:style-name="T436">ă</text:span><text:span text:style-name="T414"> poate crea și opri cât mai rapid thread-urile dar în același timp s</text:span><text:span text:style-name="T436">ă</text:span><text:span text:style-name="T414"> elimine posibile probleme de mul</text:span><text:span text:style-name="T436">t</text:span><text:span text:style-name="T414">i-threading precum „data racing”. Metoda </text:span><text:span text:style-name="T486">startJob</text:span><text:span text:style-name="T414"> are gri</text:span><text:span text:style-name="T437">jă</text:span><text:span text:style-name="T414"> mai întâi </text:span><text:span text:style-name="T437">să verifice</text:span><text:span text:style-name="T414"> dacă exist</text:span><text:span text:style-name="T437">ă</text:span><text:span text:style-name="T414"> </text:span><text:span text:style-name="T437">deja </text:span><text:span text:style-name="T414">un </text:span><text:span text:style-name="T437">obiect</text:span><text:span text:style-name="T414"> </text:span><text:span text:style-name="T486">jobThread</text:span><text:span text:style-name="T414"> care ruleaz</text:span><text:span text:style-name="T437">ă, dacă da, îi </text:span><text:span text:style-name="T414">oprește </text:span><text:span text:style-name="T437">execuția </text:span><text:span text:style-name="T414">cu metoda </text:span><text:span text:style-name="T486">setCanceled</text:span><text:span text:style-name="T414"> și </text:span><text:span text:style-name="T437">așteaptă ca el să se oprească</text:span><text:span text:style-name="T414">. </text:span><text:span text:style-name="T437">D</text:span><text:span text:style-name="T415">upă </text:span><text:span text:style-name="T437">aceea se poate </text:span><text:span text:style-name="T438">crea</text:span><text:span text:style-name="T437"> </text:span><text:span text:style-name="T415">un nou </text:span><text:span text:style-name="T437">obiect </text:span><text:span text:style-name="T488">jobThread </text:span><text:span text:style-name="T415">în siguranț</text:span><text:span text:style-name="T438">ă</text:span><text:span text:style-name="T415">.</text:span><text:span text:style-name="T416"> Metoda </text:span><text:span text:style-name="T489">cancelLastJob</text:span><text:span text:style-name="T416"> execut</text:span><text:span text:style-name="T439">ă</text:span><text:span text:style-name="T416"> la fel în afar</text:span><text:span text:style-name="T439">ă</text:span><text:span text:style-name="T416"> de crearea nou</text:span><text:span text:style-name="T439">lui</text:span><text:span text:style-name="T416"> thread.</text:span></text:p>
      <text:p text:style-name="P41"><text:span text:style-name="T346">public abstract void </text:span><text:span text:style-name="T647">exportToSVG(OutputStream os,</text:span><text:span text:style-name="T346">boolean </text:span><text:span text:style-name="T647">isCompressed);</text:span></text:p>
      <text:p text:style-name="P41"><text:span text:style-name="T416"><text:tab/></text:span><text:span text:style-name="T417">Atunci când se dorește exportarea rezultatului curent în format SVG sau SVGZ, se deschide un </text:span><text:span text:style-name="T440">fișier</text:span><text:span text:style-name="T417"> , se </text:span><text:span text:style-name="T440">obține</text:span><text:span text:style-name="T417"> OutputStream-ul lui, se alege dacă va fi exportat comprimat sau nu, și se apeleaz</text:span><text:span text:style-name="T440">ă</text:span><text:span text:style-name="T417"> </text:span><text:span text:style-name="T440">metoda</text:span><text:span text:style-name="T417">. <text:s/></text:span><text:span text:style-name="T418">Dacă s-a ales </text:span><text:span text:style-name="T440">opțiunea</text:span><text:span text:style-name="T418"> de comprimare a </text:span><text:span text:style-name="T440">fișierului</text:span><text:span text:style-name="T418"> , folosesc un obiect de tip GZIPOutputStream pentru comprimare. Ce este interesant cu acest </text:span><text:span text:style-name="T419">obiect</text:span><text:span text:style-name="T418"> este c</text:span><text:span text:style-name="T440">ă</text:span><text:span text:style-name="T418"> metoda de comprimare este compatibila cu </text:span><text:span text:style-name="T440">aplicația </text:span><text:span text:style-name="T418">InkScape pentru a deschide </text:span><text:span text:style-name="T440">fișierul</text:span><text:span text:style-name="T418"> nou creat. </text:span><text:span text:style-name="T440">După</text:span><text:span text:style-name="T420"> ac</text:span><text:span text:style-name="T440">e</text:span><text:span text:style-name="T420">ea obiectul este </text:span><text:span text:style-name="T441">înfășurat</text:span><text:span text:style-name="T420"> cu un BufferedOutputStream, acesta poate ajuta la procese</text:span><text:span text:style-name="T441">le</text:span><text:span text:style-name="T420"> </text:span><text:span text:style-name="T441">lente </text:span><text:span text:style-name="T420">de scriere.</text:span></text:p>
      <text:p text:style-name="Preformatted_20_Text"><text:span text:style-name="T347">public char </text:span><text:span text:style-name="T648">redOrig(</text:span><text:span text:style-name="T347">int </text:span><text:span text:style-name="T648">x,</text:span><text:span text:style-name="T347">int </text:span><text:span text:style-name="T648">y){</text:span><text:span text:style-name="T342">return </text:span><text:span text:style-name="T383">originalRedArray</text:span><text:span text:style-name="T644">[y*</text:span><text:span text:style-name="T383">w</text:span><text:span text:style-name="T644">+x];}</text:span></text:p>
      <text:p text:style-name="P91"><text:span text:style-name="T360">public char </text:span><text:span text:style-name="T653">blueOrig(</text:span><text:span text:style-name="T360">int </text:span><text:span text:style-name="T653">x,</text:span><text:span text:style-name="T360">int </text:span><text:span text:style-name="T653">y){</text:span><text:span text:style-name="T360">return </text:span><text:span text:style-name="T389">originalBlueArray</text:span><text:span text:style-name="T653">[y*</text:span><text:span text:style-name="T389">w</text:span><text:span text:style-name="T653">+x];}</text:span></text:p>
      <text:p text:style-name="P91"><text:span text:style-name="T325">public char </text:span>greenOrig(<text:span text:style-name="T325">int </text:span>x,<text:span text:style-name="T325">int </text:span>y){<text:span text:style-name="T325">return </text:span><text:span text:style-name="T375">originalGreenArray</text:span>[y*<text:span text:style-name="T375">w</text:span>+x];}</text:p>
      <text:p text:style-name="Preformatted_20_Text"><text:span text:style-name="T354">public int </text:span><text:span text:style-name="T675">colorOrig(</text:span><text:span text:style-name="T354">int </text:span><text:span text:style-name="T675">x,</text:span><text:span text:style-name="T354">int </text:span><text:span text:style-name="T675">y) {</text:span><text:span text:style-name="T354">return </text:span><text:span text:style-name="T388">originalColorArray</text:span><text:span text:style-name="T675">[y*</text:span><text:span text:style-name="T388">w</text:span><text:span text:style-name="T675">+x];}</text:span></text:p>
      <text:p text:style-name="P88"><text:tab/></text:p>
      <text:p text:style-name="P92"><text:span text:style-name="T420"><text:tab/></text:span><text:span text:style-name="T421">Metode ajutătoare pentru accesarea valorilor culorilor pentru </text:span><text:span text:style-name="T442">anumiți</text:span><text:span text:style-name="T421"> pixeli. Numele metodelor sunt foarte simpliste și scurte deoarece ele sunt foarte des folosite și ar umple codul prea mult.</text:span></text:p>
      <text:p text:style-name="P90"/>
      <text:p text:style-name="P92"><text:span text:style-name="T351">public void</text:span><text:span text:style-name="T348"> </text:span><text:span text:style-name="T649">initialize(){</text:span><text:span text:style-name="T644">calculateColorArrays();</text:span><text:span text:style-name="T650">}</text:span></text:p>
      <text:p text:style-name="P89"><text:tab/></text:p>
      <text:p text:style-name="Text_20_body"><text:span text:style-name="T421"><text:tab/></text:span><text:span text:style-name="T422">Este chemat</text:span><text:span text:style-name="T443">ă</text:span><text:span text:style-name="T422"> atunci c</text:span><text:span text:style-name="T443">â</text:span><text:span text:style-name="T422">nd </text:span><text:span text:style-name="T490">setOriginalImage(BufferedImage image)</text:span><text:span text:style-name="T422"> primește ca p</text:span><text:span text:style-name="T423">a</text:span><text:span text:style-name="T422">r</text:span><text:span text:style-name="T444">a</text:span><text:span text:style-name="T422">metru un </text:span><text:span text:style-name="T490">image</text:span><text:span text:style-name="T422"> care este diferit de fostul obiect </text:span><text:span text:style-name="T490">originalImage</text:span><text:span text:style-name="T422">.</text:span></text:p>
      <text:p text:style-name="Text_20_body"><text:span text:style-name="T349">public void </text:span><text:span text:style-name="T651">setOriginalImage(BufferedImage image)</text:span></text:p>
      <text:p text:style-name="Text_20_body"><text:span text:style-name="T422"><text:tab/></text:span><text:span text:style-name="T424">Metoda aceasta verific</text:span><text:span text:style-name="T445">ă</text:span><text:span text:style-name="T424"> dacă imaginea setat</text:span><text:span text:style-name="T445">ă</text:span><text:span text:style-name="T424"> este </text:span><text:span text:style-name="T491">null</text:span><text:span text:style-name="T424"> atunci s</text:span><text:span text:style-name="T445">ă</text:span><text:span text:style-name="T424"> oprească </text:span><text:span text:style-name="T491">jobThread</text:span><text:span text:style-name="T424">-ul curent și s</text:span><text:span text:style-name="T446">ă</text:span><text:span text:style-name="T424"> reseteze valorile auxiliare la valorile lor default. Altfel dacă noul </text:span><text:span text:style-name="T491">image</text:span><text:span text:style-name="T424"> este diferit fat</text:span><text:span text:style-name="T446">ă</text:span><text:span text:style-name="T424"> de cel vechi atunci se va executa procesul de inițializare.</text:span></text:p>
      <text:p text:style-name="P85"><text:span text:style-name="T350">protected </text:span><text:span text:style-name="T985">StringBuilder</text:span><text:span text:style-name="T350"> </text:span><text:span text:style-name="T387">svgStringBuilder </text:span><text:span text:style-name="T350">= new </text:span><text:span text:style-name="T985">StringBuilder</text:span><text:span text:style-name="T353">(</text:span><text:span text:style-name="T667">2000000</text:span><text:span text:style-name="T353">)</text:span><text:span text:style-name="T350">;</text:span></text:p>
      <text:p text:style-name="P85"><text:span text:style-name="T325">protected </text:span>StringBuilder <text:span text:style-name="T375">svgzStringBuilder </text:span>= <text:span text:style-name="T325">new </text:span>StringBuilder(<text:span text:style-name="T665">2000000</text:span>);</text:p>
      <text:p text:style-name="P85"><text:span text:style-name="T325">protected </text:span>ByteArrayOutputStream <text:span text:style-name="T375">baos </text:span>= <text:span text:style-name="T325">new </text:span>ByteArrayOutputStream(<text:span text:style-name="T665">2000000</text:span>);</text:p>
      <text:p text:style-name="P82"><text:soft-page-break/><text:span text:style-name="T325">protected </text:span>GZIPOutputStream <text:span text:style-name="T375">gzos</text:span>;</text:p>
      <text:p text:style-name="Preformatted_20_Text"><text:span text:style-name="T350">protected abstract void </text:span><text:span text:style-name="T652">constructStringSVG();</text:span></text:p>
      <text:p text:style-name="P79"><text:span text:style-name="T425"><text:tab/></text:span><text:span text:style-name="T494">Metoda </text:span><text:span text:style-name="T492">constructStringSVG</text:span><text:span text:style-name="T494"> are rolul de a construi conținutul fișierelor în formate SVG și SVGZ și de a le stoca în obiectele </text:span><text:span text:style-name="T492">svgStringBuilder </text:span><text:span text:style-name="T494">și </text:span><text:span text:style-name="T492">svgzStringBuilder</text:span><text:span text:style-name="T494">. Motivul de ce păstrez referința acestor </text:span><text:span text:style-name="T495">trei</text:span><text:span text:style-name="T494"> obiecte este pentru a anula costul de construire și deconstruire al acestora atunci când apelez metoda </text:span><text:span text:style-name="T492">constructStringSVG</text:span><text:span text:style-name="T494">. Ca și optimizare în plus le ofer un spațiu generos inițial la prima lor construcție. </text:span><text:span text:style-name="T495">Obiectul </text:span><text:span text:style-name="T493">gzos</text:span><text:span text:style-name="T495"> este creat mai târziu atunci când este nevoie de el.</text:span></text:p>
      <text:h text:style-name="P138" text:outline-level="2"><text:bookmark-start text:name="__RefHeading___Toc6606_343084211"/><text:span text:style-name="T1047">Descrierea clasei </text:span><text:span text:style-name="T1029">Rectangle</text:span>Vectorizer<text:bookmark-end text:name="__RefHeading___Toc6606_343084211"/></text:h>
      <text:p text:style-name="P62"><text:span text:style-name="T500"><text:tab/></text:span><text:span text:style-name="T501">Acest vectorizator </text:span><text:span text:style-name="T558">creează</text:span><text:span text:style-name="T501"> o list</text:span><text:span text:style-name="T558">ă</text:span><text:span text:style-name="T501"> de dreptunghiuri </text:span><text:span text:style-name="T502">care acoperă întreaga suprafaț</text:span><text:span text:style-name="T558">ă</text:span><text:span text:style-name="T502"> a pozei originale. Fiecare dintre dreptunghiuri are o culoare care este calculat</text:span><text:span text:style-name="T558">ă</text:span><text:span text:style-name="T502"> făcând media culorilor pixelilor care </text:span><text:span text:style-name="T559">aparțin</text:span><text:span text:style-name="T502"> dreptunghiului respectiv. </text:span></text:p>
      <text:p text:style-name="P62"><text:span text:style-name="T502"><text:tab/></text:span><text:span text:style-name="T503">Pentru a ajuta codarea acestei clase , am creat o clasa ajutătoare </text:span><text:span text:style-name="T560">Rectangle</text:span><text:span text:style-name="T561">Fragment</text:span><text:span text:style-name="T503"> care </text:span><text:span text:style-name="T591">stochează</text:span><text:span text:style-name="T503"> marginile left, right, top, down și culoarea dreptunghiului. Toate </text:span><text:span text:style-name="T592">câmpurile</text:span><text:span text:style-name="T503"> sunt publice pentru a fi folosite mai rapid. </text:span><text:span text:style-name="T504">Pentru a spori siguranța, clasa </text:span><text:span text:style-name="T593">Rectangle</text:span><text:span text:style-name="T562">Fragment</text:span><text:span text:style-name="T504"> conține o </text:span><text:span text:style-name="T597">metodă</text:span><text:span text:style-name="T504"> </text:span><text:span text:style-name="T562">isValid()</text:span><text:span text:style-name="T504"> care return</text:span><text:span text:style-name="T594">ea</text:span><text:span text:style-name="T596">ză</text:span><text:span text:style-name="T504"> </text:span><text:span text:style-name="T562">true</text:span><text:span text:style-name="T504"> dacă marginile sunt valide.</text:span></text:p>
      <text:p text:style-name="P63"><text:span text:style-name="T504"><text:tab/></text:span><text:span text:style-name="T505">Procesul de divizare în </text:span><text:span text:style-name="T598">dreptunghiuri</text:span><text:span text:style-name="T505"> este recursiv, încercând prima dat</text:span><text:span text:style-name="T598">ă</text:span><text:span text:style-name="T505"> un dreptunghi care ocupa toată suprafața imagini</text:span><text:span text:style-name="T598">i</text:span><text:span text:style-name="T505"> , și dacă acest</text:span><text:span text:style-name="T598">a</text:span><text:span text:style-name="T505"> nu e</text:span><text:span text:style-name="T598">ste</text:span><text:span text:style-name="T505"> considerat bun el va fi fragmentat în 4 dreptunghiuri și procesul continua de acolo. </text:span></text:p>
      <text:p text:style-name="P63"><text:span text:style-name="T505"><text:tab/></text:span><text:span text:style-name="T506">Am decis ca procesul de fragmentare să fie randomizat și în același timp limitat. Aleg aleator doua valori </text:span><text:span text:style-name="T590">midX</text:span><text:span text:style-name="T506"> și </text:span><text:span text:style-name="T563">midY</text:span><text:span text:style-name="T506"> ambele afl</text:span><text:span text:style-name="T598">â</text:span><text:span text:style-name="T506">ndu-se intre o </text:span><text:span text:style-name="T599">pătrime</text:span><text:span text:style-name="T506"> și trei </text:span><text:span text:style-name="T599">pătrimi</text:span><text:span text:style-name="T506"> din </text:span><text:span text:style-name="T599">lungimea și lățimea dreptunghiului</text:span><text:span text:style-name="T506"> original, </text:span><text:span text:style-name="T599">a</text:span><text:span text:style-name="T506">stfel </text:span><text:span text:style-name="T599">lăsând</text:span><text:span text:style-name="T506"> posibilitatea </text:span><text:span text:style-name="T599">utilizatorului</text:span><text:span text:style-name="T506"> sa </text:span><text:span text:style-name="T599">reîncerce</text:span><text:span text:style-name="T506"> vectorizarea p</text:span><text:span text:style-name="T599">â</text:span><text:span text:style-name="T506">n</text:span><text:span text:style-name="T599">ă</text:span><text:span text:style-name="T506"> când este mulțumit. Din cauza naturii aleatoare, este foarte posibil ca mărimea </text:span><text:span text:style-name="T599">fișierului</text:span><text:span text:style-name="T506"> generat după o imagine sursa și un </text:span><text:span text:style-name="T563">threshold</text:span><text:span text:style-name="T506"> anume s</text:span><text:span text:style-name="T599">ă</text:span><text:span text:style-name="T506"> difere considerabil. </text:span></text:p>
      <text:p text:style-name="P63"><text:span text:style-name="T506"><text:tab/></text:span><text:span text:style-name="T507">În primele revizii ale programului </text:span><text:span text:style-name="T600">valorile </text:span><text:span text:style-name="T564">midX</text:span><text:span text:style-name="T507"> și </text:span><text:span text:style-name="T564">midY</text:span><text:span text:style-name="T507"> erau pur și simplu </text:span><text:span text:style-name="T509">alese </text:span><text:span text:style-name="T507">să fie în mijlocul </text:span><text:span text:style-name="T601">dreptunghiului</text:span><text:span text:style-name="T507">, dar acestea generau imagini vectoriale care avea aspect de „caiet de matematica”; </text:span><text:span text:style-name="T601">arătând</text:span><text:span text:style-name="T507"> tabelat și </text:span><text:span text:style-name="T602">științific</text:span><text:span text:style-name="T508">. </text:span><text:span text:style-name="T602">Acum că cele două valori sunt alese aleator imaginile generate au un aspect mai plăcut.</text:span><text:span text:style-name="T508"> </text:span></text:p>
      <text:p text:style-name="P73"><text:span text:style-name="T511"><text:tab/></text:span><text:span text:style-name="T60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14"> Dacă un dreptunghi este respins acesta este </text:span><text:span text:style-name="T603">tăiat</text:span><text:span text:style-name="T514"> în patru și se va încerca validarea acestora. Dacă un dreptunghi este valid , media </text:span><text:span text:style-name="T603">adevărata a</text:span><text:span text:style-name="T514"> culorilor din acel dreptunghi este stocat</text:span><text:span text:style-name="T515">a în câmpul </text:span><text:span text:style-name="T565">color</text:span><text:span text:style-name="T515"> de la obiectul </text:span><text:span text:style-name="T566">Rectangle</text:span><text:span text:style-name="T565">Fragment</text:span><text:span text:style-name="T515"> folosit la validare, </text:span><text:span text:style-name="T516">apoi </text:span><text:span text:style-name="T603">el </text:span><text:span text:style-name="T516">este </text:span><text:span text:style-name="T603">adăugat</text:span><text:span text:style-name="T516"> unei liste care a fost trimis</text:span><text:span text:style-name="T603">ă</text:span><text:span text:style-name="T516"> ca argument.</text:span></text:p>
      <text:p text:style-name="P63"><text:span text:style-name="T516"><text:tab/>Am decis s</text:span><text:span text:style-name="T604">ă</text:span><text:span text:style-name="T516"> trimit ca parametru un </text:span><text:span text:style-name="T567">LinkedList</text:span><text:span text:style-name="T516"> gol </text:span><text:span text:style-name="T604">fiecărui thread muncitor </text:span><text:span text:style-name="T516">care s</text:span><text:span text:style-name="T604">ă</text:span><text:span text:style-name="T516"> adune toate rezultatele găsite pentru a putea abuza de multithreading fără a avea probleme de data racing când încerc s</text:span><text:span text:style-name="T604">ă</text:span><text:span text:style-name="T516"> adaug obiecte la </text:span><text:span text:style-name="T567">LinkedList</text:span><text:span text:style-name="T605"> </text:span><text:span text:style-name="T606">comun</text:span><text:span text:style-name="T516">. Din păcate din cauza acestei decizii acum numărul minim de dreptunghiuri care poate reprezenta o imagine este patru, dar acest detali</text:span><text:span text:style-name="T544">u</text:span><text:span text:style-name="T516"> este </text:span><text:soft-page-break/><text:span text:style-name="T516">neglijabil având în considerare faptul c</text:span><text:span text:style-name="T614">ă</text:span><text:span text:style-name="T516"> acum lucrează patru thread-uri, fiecare thread </text:span><text:span text:style-name="T614">rulând</text:span><text:span text:style-name="T516"> metode recursiva cu patru </text:span><text:span text:style-name="T567">LinkedList</text:span><text:span text:style-name="T516">-uri independente și patru </text:span><text:span text:style-name="T614">obiecte </text:span><text:span text:style-name="T568">Rectangle</text:span><text:span text:style-name="T567">Fragment</text:span><text:span text:style-name="T516"> care a</text:span><text:span text:style-name="T614">u</text:span><text:span text:style-name="T516"> fost generate aleator din </text:span><text:span text:style-name="T568">Rectangle</text:span><text:span text:style-name="T567">Fragment</text:span><text:span text:style-name="T516">-ul principal. </text:span></text:p>
      <text:p text:style-name="P63"><text:span text:style-name="T516"><text:tab/></text:span><text:span text:style-name="T517">Când fiecare din thread-uri își termina </text:span><text:span text:style-name="T615">execuția</text:span><text:span text:style-name="T517">, rezultatele depuse în LinkedList-</text:span><text:span text:style-name="T518">ul respectiv</text:span><text:span text:style-name="T517"> sunt acuma depuse de către thread-ul principal într-un ArrayList de SquareFragments.<text:tab/></text:span><text:span text:style-name="T518">Am ales ArrayList pentru performanța sporita la citire.</text:span></text:p>
      <text:p text:style-name="P101"><text:span text:style-name="T518"><text:tab/></text:span><text:span text:style-name="T519">După ce s-a </text:span><text:span text:style-name="T615">generat lista de</text:span><text:span text:style-name="T519"> dreptunghiurile, se </text:span><text:span text:style-name="T641">construiesc</text:span><text:span text:style-name="T519"> </text:span><text:span text:style-name="T633">string-urile </text:span><text:span text:style-name="T519">care v</text:span><text:span text:style-name="T641">or</text:span><text:span text:style-name="T519"> conține lista în format</text:span><text:span text:style-name="T642">ele</text:span><text:span text:style-name="T519"> SVG </text:span><text:span text:style-name="T633">și SVGZ</text:span><text:span text:style-name="T519">. Am decis sa construiesc acest string </text:span><text:span text:style-name="T615">ca să pot afișa pe ecran</text:span><text:span text:style-name="T519"> mărimea </text:span><text:span text:style-name="T615">fișierului</text:span><text:span text:style-name="T519"> când este salvat </text:span><text:span text:style-name="T520">în formatele SVG și SVGZ</text:span><text:span text:style-name="T519">. </text:span><text:span text:style-name="T616">Deasemenea </text:span><text:span text:style-name="T521">se </text:span><text:span text:style-name="T615">creează</text:span><text:span text:style-name="T521"> un nou </text:span><text:span text:style-name="T569">BufferedImage</text:span><text:span text:style-name="T521"> în care este </text:span><text:span text:style-name="T615">randat</text:span><text:span text:style-name="T521"> </text:span><text:span text:style-name="T522">o </text:span><text:span text:style-name="T615">aproximație</text:span><text:span text:style-name="T522"> a </text:span><text:span text:style-name="T615">imaginii</text:span><text:span text:style-name="T522"> vectoriale </text:span><text:span text:style-name="T617">și apoi afișat utilizatorului</text:span><text:span text:style-name="T522">. </text:span></text:p>
      <text:h text:style-name="P141" text:outline-level="2"><text:bookmark-start text:name="__RefHeading___Toc10583_60537451"/><text:span text:style-name="T659">Implementarea clasei RectangleVectorizer</text:span><text:span text:style-name="T660"> </text:span><text:bookmark-end text:name="__RefHeading___Toc10583_60537451"/></text:h>
      <text:p text:style-name="P168"><text:span text:style-name="T872"><text:tab/></text:span><text:span text:style-name="T341">private </text:span><text:span text:style-name="T918">Random </text:span><text:span text:style-name="T381">random </text:span><text:span text:style-name="T918">= </text:span><text:span text:style-name="T341">new </text:span><text:span text:style-name="T918">Random(System.</text:span><text:span text:style-name="T919">currentTimeMillis</text:span><text:span text:style-name="T918">());</text:span></text:p>
      <text:p text:style-name="P168"><text:span text:style-name="T918"><text:tab/></text:span><text:span text:style-name="T875">Es</text:span><text:span text:style-name="T873">te nevoie de o valorea aleatoare pentru ca paternele care sunt generate sa nu arate ca un desen „tehnic” . Fiind aleator exista o șansa ca </text:span><text:span text:style-name="T876">dreptunghiurile</text:span><text:span text:style-name="T873"> să se aranjeze în paterne mai orgnanice.</text:span></text:p>
      <text:p text:style-name="P205"><text:span text:style-name="T370"><text:tab/>private ArrayList&lt;SquareFragment&gt; </text:span><text:span text:style-name="T395">lastSavedSquareList</text:span><text:span text:style-name="T370">;</text:span></text:p>
      <text:p text:style-name="P145"><text:tab/>Aceasta d<text:span text:style-name="T966">o</text:span>ar tine o referinta către ultima lista de <text:span text:style-name="T966">dreptunghiuri</text:span> care <text:s/>a fost generata de către un Job. Este posibil sa renunț la aceasta implementare dacă nu ii găsesc folos , pentru ca lista de <text:span text:style-name="T966">dreptunghiuri</text:span> este totuși considerabila ca și mărime.</text:p>
      <text:p text:style-name="P173"><text:span text:style-name="T87"><text:tab/>Functi</text:span><text:span text:style-name="T88">ile</text:span><text:span text:style-name="T87"> </text:span><text:span text:style-name="T685">startJob() </text:span><text:span text:style-name="T686">și </text:span><text:span text:style-name="T685">cancelLastJob()</text:span><text:span text:style-name="T80"> </text:span><text:span text:style-name="T81">sunt identice cu cele din TriangleVectorizer</text:span><text:span text:style-name="T80">.</text:span></text:p>
      <text:p text:style-name="P194"><text:span text:style-name="T325">public void </text:span>drawFunction(ArrayList&lt;SquareFragment&gt; list){</text:p>
      <text:p text:style-name="P245"><text:s text:c="4"/><text:span text:style-name="T332">if</text:span><text:span text:style-name="T910">(</text:span><text:span text:style-name="T378">destImage</text:span><text:span text:style-name="T910">!=</text:span><text:span text:style-name="T332">null </text:span><text:span text:style-name="T910">|| </text:span><text:span text:style-name="T378">isInBenchmark</text:span><text:span text:style-name="T910">) {</text:span></text:p>
      <text:p text:style-name="P245"><text:s text:c="8"/><text:span text:style-name="T910">Graphics2D g = </text:span><text:span text:style-name="T378">destImage</text:span><text:span text:style-name="T910">.createGraphics();</text:span></text:p>
      <text:p text:style-name="P245"><text:s text:c="8"/><text:span text:style-name="T332">for </text:span><text:span text:style-name="T910">(SquareFragment s : list) {</text:span></text:p>
      <text:p text:style-name="P245"><text:s text:c="12"/><text:span text:style-name="T910">g.setColor(</text:span><text:span text:style-name="T332">new </text:span><text:span text:style-name="T910">Color(s.</text:span><text:span text:style-name="T378">color</text:span><text:span text:style-name="T910">));</text:span></text:p>
      <text:p text:style-name="P245"><text:s text:c="12"/><text:span text:style-name="T910">g.fillRect(s.</text:span><text:span text:style-name="T378">l</text:span><text:span text:style-name="T910">, s.</text:span><text:span text:style-name="T378">t</text:span><text:span text:style-name="T910">, s.</text:span><text:span text:style-name="T378">r </text:span><text:span text:style-name="T910">- s.</text:span><text:span text:style-name="T378">l </text:span><text:span text:style-name="T910">+ </text:span><text:span text:style-name="T668">1</text:span><text:span text:style-name="T910">, s.</text:span><text:span text:style-name="T378">d </text:span><text:span text:style-name="T910">- s.</text:span><text:span text:style-name="T378">t </text:span><text:span text:style-name="T910">+ </text:span><text:span text:style-name="T668">1</text:span><text:span text:style-name="T910">);</text:span></text:p>
      <text:p text:style-name="P245"><text:s text:c="8"/><text:span text:style-name="T910">}</text:span></text:p>
      <text:p text:style-name="P245"><text:s text:c="8"/><text:span text:style-name="T332">if</text:span><text:span text:style-name="T910">(!</text:span><text:span text:style-name="T378">isInBenchmark</text:span><text:span text:style-name="T910">) {</text:span></text:p>
      <text:p text:style-name="P245"><text:s text:c="12"/><text:span text:style-name="T378">destImagePanel</text:span><text:span text:style-name="T910">.setImage(</text:span><text:span text:style-name="T378">destImage</text:span><text:span text:style-name="T910">);</text:span></text:p>
      <text:p text:style-name="P245"><text:s text:c="8"/><text:span text:style-name="T910">}</text:span></text:p>
      <text:p text:style-name="P245"><text:s text:c="4"/><text:span text:style-name="T910">}</text:span></text:p>
      <text:p text:style-name="P204">}</text:p>
      <text:p text:style-name="P148"><text:tab/><text:span text:style-name="T967">Metoda aceasta este foarte similara cu functia </text:span><text:span text:style-name="T810">drawTriangles</text:span><text:span text:style-name="T967"> din </text:span><text:span text:style-name="T810">TriangleVectorizer</text:span><text:span text:style-name="T967">. Am folosit metoda </text:span><text:span text:style-name="T810">fillRect </text:span><text:span text:style-name="T968">în loc de </text:span><text:span text:style-name="T811">fill</text:span><text:span text:style-name="T968"> deoarece aceasta este specializata pentru a desena drepthunghiuri deci exista o șansa foarte mare și fie mai rapidă. Motivul de ce am adaugat 1 la latime și lungime este deoarece metoda scade cu 1 aceste valori înainte sa deseneze.</text:span></text:p>
      <text:p text:style-name="P168"><text:span text:style-name="T341">protected void </text:span><text:span text:style-name="T918">constructStringSVG()</text:span></text:p>
      <text:p text:style-name="P148"><text:tab/>Metoda creata pentru construirea string-urilor care va conține imaginea vectoriala în formatele SVG și SVGZ. <text:span text:style-name="T969">Ea este foarte similara cu ceea din </text:span><text:span text:style-name="T812">TriangleVectorizer</text:span><text:span text:style-name="T969">.</text:span></text:p>
      <text:p text:style-name="P168"><text:span text:style-name="T874"><text:tab/></text:span><text:span text:style-name="T877">Mai jos voi explica singura diferența.</text:span></text:p>
      <text:p text:style-name="P201"><text:soft-page-break/><text:span text:style-name="T372">for</text:span><text:span text:style-name="T899">(SquareFragment sf : </text:span><text:span text:style-name="T396">lastSavedSquareList</text:span><text:span text:style-name="T899">) {</text:span></text:p>
      <text:p text:style-name="P245"><text:s text:c="4"/><text:span text:style-name="T378">svgStringBuilder</text:span><text:span text:style-name="T910">.append(String.</text:span><text:span text:style-name="T921">format</text:span><text:span text:style-name="T910">(</text:span><text:span text:style-name="T931">"&lt;rect x='%d' y='%d' width='%d' height='%d' style='fill:#%06X'/&gt;</text:span><text:span text:style-name="T332">\n</text:span><text:span text:style-name="T931">"</text:span><text:span text:style-name="T910">,</text:span></text:p>
      <text:p text:style-name="P245"><text:s text:c="12"/><text:span text:style-name="T910">sf.</text:span><text:span text:style-name="T378">l</text:span><text:span text:style-name="T910">,</text:span></text:p>
      <text:p text:style-name="P245"><text:s text:c="12"/><text:span text:style-name="T910">sf.</text:span><text:span text:style-name="T378">t</text:span><text:span text:style-name="T910">,</text:span></text:p>
      <text:p text:style-name="P245"><text:s text:c="12"/><text:span text:style-name="T910">sf.</text:span><text:span text:style-name="T378">r</text:span><text:span text:style-name="T910">-sf.</text:span><text:span text:style-name="T378">l</text:span><text:span text:style-name="T910">+</text:span><text:span text:style-name="T668">2</text:span><text:span text:style-name="T910">,</text:span></text:p>
      <text:p text:style-name="P245"><text:s text:c="12"/><text:span text:style-name="T910">sf.</text:span><text:span text:style-name="T378">d</text:span><text:span text:style-name="T910">-sf.</text:span><text:span text:style-name="T378">t</text:span><text:span text:style-name="T910">+</text:span><text:span text:style-name="T668">2</text:span><text:span text:style-name="T910">,</text:span></text:p>
      <text:p text:style-name="P245"><text:s text:c="12"/><text:span text:style-name="T910">sf.</text:span><text:span text:style-name="T378">color</text:span><text:span text:style-name="T910">&amp;</text:span><text:span text:style-name="T668">0xffffff</text:span><text:span text:style-name="T910">));</text:span></text:p>
      <text:p text:style-name="P204">}</text:p>
      <text:p text:style-name="P168"><text:span text:style-name="T877"><text:tab/></text:span><text:span text:style-name="T878">Am decis sa folosesc tag-ul </text:span><text:span text:style-name="T844">rect</text:span><text:span text:style-name="T878"> pentru al face mai natural de citit , și manipulat într-un editor de fisiere vectoriale precum Inkscape. Dacă aș folosi un tag mai compact precum </text:span><text:span text:style-name="T844">path </text:span><text:span text:style-name="T878">atuncea dimensiunea fisierelor în format SVG ar scadea foarte mult dar s-ar pierde intuitivitatea.</text:span></text:p>
      <text:p text:style-name="P168"><text:span text:style-name="T878"><text:tab/></text:span><text:span text:style-name="T879">Am observat ca obțin rezultate corecte din punct de vedere vizual dacă cresc cu 2 latimea și lungimea dreptunghiurilor. </text:span><text:span text:style-name="T880">Un mic advantaj la SquareVectorizer este faptul ca toate coordonatele sunt numere întregi , ceea ce facă construirea string-ului mai rapidă.</text:span></text:p>
      <text:h text:style-name="P140" text:outline-level="2"><text:bookmark-start text:name="__RefHeading___Toc10585_60537451"/>Subclasa Job a clasei <text:span text:style-name="T1046">Rectangle</text:span>Vectorizer<text:bookmark-end text:name="__RefHeading___Toc10585_60537451"/></text:h>
      <text:p text:style-name="P148"><text:bookmark-start text:name="__RefHeading___Toc6634_343084211"/><text:tab/><text:span text:style-name="T940">Clasa aceasta are rolul de a crea în mod relativ eficient lista de dreptunghiuri a procesului de vectorizare. Ea extinde clasa JobThread care conține un flag boolean </text:span><text:span text:style-name="T802">canceled</text:span><text:span text:style-name="T940">.</text:span><text:bookmark-end text:name="__RefHeading___Toc6634_343084211"/></text:p>
      <text:p text:style-name="P177"><text:span text:style-name="T325">private </text:span>ArrayList&lt;SquareFragment&gt; <text:span text:style-name="T375">fragList </text:span>= <text:span text:style-name="T325">new </text:span>ArrayList&lt;&gt;();</text:p>
      <text:p text:style-name="P148"><text:span text:style-name="T940"><text:tab/>Aici va tine ca referinta lista de dreptunghiuri la care lucrează thead-ul, dacă operația de vectorizare se termina cu succes , referinta aceasta va fi copiata mai târziu în </text:span><text:span text:style-name="T803">lastSaved</text:span><text:span text:style-name="T813">Square</text:span><text:span text:style-name="T803">List</text:span><text:span text:style-name="T941">.</text:span></text:p>
      <text:p text:style-name="P154"><text:tab/>Am ales sa folosesc ArrayList pentru aceasta lista pentru a avea viteza constanta la citirea datelor din ea.</text:p>
      <text:p text:style-name="P203"><text:span text:style-name="T325">private void </text:span>splitSquareFragmentInFour(SquareFragment s,SquareFragment s1,SquareFragment s2,SquareFragment s3,SquareFragment s4){</text:p>
      <text:p text:style-name="P243"><text:s text:c="4"/><text:span text:style-name="T332">short </text:span><text:span text:style-name="T910">midX = (</text:span><text:span text:style-name="T332">short</text:span><text:span text:style-name="T910">) (s.</text:span><text:span text:style-name="T378">l </text:span><text:span text:style-name="T910">+ (</text:span><text:span text:style-name="T378">random</text:span><text:span text:style-name="T910">.nextFloat() / </text:span><text:span text:style-name="T668">2 </text:span><text:span text:style-name="T910">+ </text:span><text:span text:style-name="T668">0.25f</text:span><text:span text:style-name="T910">) * (s.</text:span><text:span text:style-name="T378">r </text:span><text:span text:style-name="T910">- s.</text:span><text:span text:style-name="T378">l</text:span><text:span text:style-name="T910">));</text:span></text:p>
      <text:p text:style-name="P243"><text:s text:c="4"/><text:span text:style-name="T332">short </text:span><text:span text:style-name="T910">midY = (</text:span><text:span text:style-name="T332">short</text:span><text:span text:style-name="T910">) (s.</text:span><text:span text:style-name="T378">t </text:span><text:span text:style-name="T910">+ (</text:span><text:span text:style-name="T378">random</text:span><text:span text:style-name="T910">.nextFloat() / </text:span><text:span text:style-name="T668">2 </text:span><text:span text:style-name="T910">+ </text:span><text:span text:style-name="T668">0.25f</text:span><text:span text:style-name="T910">) * (s.</text:span><text:span text:style-name="T378">d </text:span><text:span text:style-name="T910">- s.</text:span><text:span text:style-name="T378">t</text:span><text:span text:style-name="T910">));</text:span></text:p>
      <text:p text:style-name="P243"><text:s text:c="4"/><text:span text:style-name="T910">s1.set(s.</text:span><text:span text:style-name="T378">l</text:span><text:span text:style-name="T910">, midX, s.</text:span><text:span text:style-name="T378">t</text:span><text:span text:style-name="T910">, midY);</text:span></text:p>
      <text:p text:style-name="P243"><text:s text:c="4"/><text:span text:style-name="T910">s2.set((</text:span><text:span text:style-name="T332">short</text:span><text:span text:style-name="T910">) (midX + </text:span><text:span text:style-name="T668">1</text:span><text:span text:style-name="T910">), s.</text:span><text:span text:style-name="T378">r</text:span><text:span text:style-name="T910">, s.</text:span><text:span text:style-name="T378">t</text:span><text:span text:style-name="T910">, midY);</text:span></text:p>
      <text:p text:style-name="P243"><text:s text:c="4"/><text:span text:style-name="T910">s3.set(s.</text:span><text:span text:style-name="T378">l</text:span><text:span text:style-name="T910">, midX, (</text:span><text:span text:style-name="T332">short</text:span><text:span text:style-name="T910">) (midY + </text:span><text:span text:style-name="T668">1</text:span><text:span text:style-name="T910">), s.</text:span><text:span text:style-name="T378">d</text:span><text:span text:style-name="T910">);</text:span></text:p>
      <text:p text:style-name="P243"><text:s text:c="4"/><text:span text:style-name="T910">s4.set((</text:span><text:span text:style-name="T332">short</text:span><text:span text:style-name="T910">)(midX + </text:span><text:span text:style-name="T668">1</text:span><text:span text:style-name="T910">), s.</text:span><text:span text:style-name="T378">r</text:span><text:span text:style-name="T910">, (</text:span><text:span text:style-name="T332">short</text:span><text:span text:style-name="T910">) (midY + </text:span><text:span text:style-name="T668">1</text:span><text:span text:style-name="T910">), s.</text:span><text:span text:style-name="T378">d</text:span><text:span text:style-name="T910">);</text:span></text:p>
      <text:p text:style-name="P200">}</text:p>
      <text:p text:style-name="P154"><text:tab/><text:span text:style-name="T970">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4"><text:tab/><text:span text:style-name="T971">Metoda a fost creata special pentru a recicla fragmente vechi sau proaspăt create, de aceea pasez ca argumente obiectele </text:span><text:span text:style-name="T814">s1,s2,s3,s4</text:span><text:span text:style-name="T971">.</text:span></text:p>
      <text:p text:style-name="P168"><text:span text:style-name="T341">public void </text:span><text:span text:style-name="T918">run()</text:span></text:p>
      <text:p text:style-name="P154"><text:tab/>În urmatoarele paragrafe voi explica continutul metodei run.</text:p>
      <text:p text:style-name="P201"><text:soft-page-break/><text:span text:style-name="T325">if </text:span>(<text:span text:style-name="T375">originalImage </text:span>== <text:span text:style-name="T325">null </text:span>|| <text:span text:style-name="T375">canceled</text:span>) <text:span text:style-name="T325">return</text:span>;</text:p>
      <text:p text:style-name="P237">SquareFragment squareFragment = <text:span text:style-name="T325">new </text:span>SquareFragment((<text:span text:style-name="T325">short</text:span>)<text:span text:style-name="T665">0</text:span>,(<text:span text:style-name="T325">short</text:span>) (<text:span text:style-name="T375">w </text:span>- <text:span text:style-name="T665">1</text:span>),(<text:span text:style-name="T325">short</text:span>) <text:span text:style-name="T665">0</text:span>, (<text:span text:style-name="T325">short</text:span>)(<text:span text:style-name="T375">h </text:span>- <text:span text:style-name="T665">1</text:span>), -<text:span text:style-name="T665">1</text:span>);</text:p>
      <text:p text:style-name="P237"><text:span text:style-name="T375">startTime </text:span>= System.<text:span text:style-name="T784">currentTimeMillis</text:span>();</text:p>
      <text:p text:style-name="P237">SquareFragment s1 = <text:span text:style-name="T325">new </text:span>SquareFragment();</text:p>
      <text:p text:style-name="P237">SquareFragment s2 = <text:span text:style-name="T325">new </text:span>SquareFragment();</text:p>
      <text:p text:style-name="P237">SquareFragment s3 = <text:span text:style-name="T325">new </text:span>SquareFragment();</text:p>
      <text:p text:style-name="P237">SquareFragment s4 = <text:span text:style-name="T325">new </text:span>SquareFragment();</text:p>
      <text:p text:style-name="P204">splitSquareFragmentInFour(squareFragment,s1,s2,s3,s4);</text:p>
      <text:p text:style-name="P148"><text:span text:style-name="T941"><text:tab/>Din prima linie se verifica dacă valorea flag-ului </text:span><text:span text:style-name="T803">canceled</text:span><text:span text:style-name="T941"> a fost deja setat fals. Este posibil ca utilizatorul sa scroleze rapid bara de threshold , deci este nevoie ca un Job thread să fie nevoit să fie oprit imediat pentru a începe unul nou cu un nou threshold.</text:span></text:p>
      <text:p text:style-name="P154"><text:tab/><text:span text:style-name="T972">Se genereaza cele patru dreptunghiuri initiale generate randomizat de către </text:span><text:span text:style-name="T815">splitSquareFragmentInFour</text:span><text:span text:style-name="T816">().</text:span></text:p>
      <text:p text:style-name="P168"><text:span text:style-name="T845"><text:tab/></text:span><text:span text:style-name="T881">După aceea se creaza 3 thread-uri muncitoare și 3 containere de SquareFragments asemenator ca în </text:span><text:span text:style-name="T845">TriangleVectorizer</text:span><text:span text:style-name="T881">. Acele thread-uri și împreuna cu thread-ul principal lucrează pe cele 4 fragmente generate anterior pentru a aduna întreaga lista de dreptunghiuri care alcatuieste poza.</text:span></text:p>
      <text:p text:style-name="P168"><text:span text:style-name="T881"><text:tab/></text:span><text:span text:style-name="T882">Pe parcursul adăugării listelor de fragmente din thread-uri , mai verific boolean-ul </text:span><text:span text:style-name="T846">canceled</text:span><text:span text:style-name="T882"> pentru a fi sigur ca userul dorește </text:span><text:span text:style-name="T883">sau nu sa înceapă o noua </text:span><text:span text:style-name="T882">vectorizare.</text:span></text:p>
      <text:p text:style-name="P168"><text:span text:style-name="T881"><text:tab/></text:span><text:span text:style-name="T884">Acum ca s-au colectat toate </text:span><text:span text:style-name="T885">dreptunghiurile</text:span><text:span text:style-name="T884"> într-o lista comuna, se seteaza lista de </text:span><text:span text:style-name="T885">dreptunghiuri</text:span><text:span text:style-name="T884"> a intregului obiect </text:span><text:span text:style-name="T847">Square</text:span><text:span text:style-name="T848">Vectorizer</text:span><text:span text:style-name="T884"> cu aceasta.</text:span></text:p>
      <text:p text:style-name="P16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4"><text:tab/></text:p>
      <text:p text:style-name="P180"><text:span text:style-name="T325">private void </text:span>recFragCheck(SquareFragment s,Collection&lt;SquareFragment&gt; localFragList) </text:p>
      <text:p text:style-name="P157"><text:tab/><text:span text:style-name="T974">Aceasta metoda cauta în mod recursiv toate drepuntghiurile care se afla în obiectul </text:span><text:span text:style-name="T817">s</text:span><text:span text:style-name="T974"> și le depoziteaza în lista </text:span><text:span text:style-name="T817">localFragList</text:span><text:span text:style-name="T974">. Valorile sunt mai ușor de recuperat dacă trimit lista ca parametru.</text:span><text:tab/></text:p>
      <text:p text:style-name="P194"><text:span text:style-name="T325">int </text:span>rTotal, gTotal, bTotal, avgColor;</text:p>
      <text:p text:style-name="P233">rTotal=(redOrig(s.<text:span text:style-name="T375">l</text:span>,s.<text:span text:style-name="T375">t</text:span>)+redOrig(s.<text:span text:style-name="T375">r</text:span>,s.<text:span text:style-name="T375">t</text:span>)+redOrig(s.<text:span text:style-name="T375">l</text:span>,s.<text:span text:style-name="T375">d</text:span>)+redOrig(s.<text:span text:style-name="T375">r</text:span>,s.<text:span text:style-name="T375">d</text:span>))/<text:span text:style-name="T665">4</text:span>;</text:p>
      <text:p text:style-name="P233">gTotal=(greenOrig(s.<text:span text:style-name="T375">l</text:span>,s.<text:span text:style-name="T375">t</text:span>)+greenOrig(s.<text:span text:style-name="T375">r</text:span>,s.<text:span text:style-name="T375">t</text:span>)+greenOrig(s.<text:span text:style-name="T375">l</text:span>,s.<text:span text:style-name="T375">d</text:span>)+greenOrig(s.<text:span text:style-name="T375">r</text:span>,s.<text:span text:style-name="T375">d</text:span>))/<text:span text:style-name="T665">4</text:span>;</text:p>
      <text:p text:style-name="P233">bTotal=(blueOrig(s.<text:span text:style-name="T375">l</text:span>,s.<text:span text:style-name="T375">t</text:span>)+blueOrig(s.<text:span text:style-name="T375">r</text:span>,s.<text:span text:style-name="T375">t</text:span>)+blueOrig(s.<text:span text:style-name="T375">l</text:span>,s.<text:span text:style-name="T375">d</text:span>)+blueOrig(s.<text:span text:style-name="T375">r</text:span>,s.<text:span text:style-name="T375">d</text:span>))/<text:span text:style-name="T665">4</text:span>;</text:p>
      <text:p text:style-name="P194">avgColor = <text:span text:style-name="T665">0xff000000 </text:span>| (rTotal &lt;&lt; <text:span text:style-name="T665">16</text:span>) | (gTotal &lt;&lt; <text:span text:style-name="T665">8</text:span>) | bTotal;</text:p>
      <text:p text:style-name="P157"><text:tab/><text:span text:style-name="T975">Prima data calculez media culorilor varfurilor dreptunghiului pentru a aproxima culoare spre care trebuie sa tinda restul dreptunghiului. Cu cât dreptunghiul este mai mic cu atât aproximarea va fi mai precisa.</text:span></text:p>
      <text:p text:style-name="P180"><text:span text:style-name="T325">boolean </text:span>fail = <text:span text:style-name="T325">false</text:span>;</text:p>
      <text:p text:style-name="P233">rTotal = <text:span text:style-name="T665">0</text:span>; gTotal = <text:span text:style-name="T665">0</text:span>; bTotal = <text:span text:style-name="T665">0</text:span>;</text:p>
      <text:p text:style-name="P233"><text:span text:style-name="T325">for </text:span>(<text:span text:style-name="T325">int </text:span>y = s.<text:span text:style-name="T375">t</text:span>; y &lt;= s.<text:span text:style-name="T375">d </text:span>&amp;&amp; !fail; y++)</text:p>
      <text:p text:style-name="P246"><text:s text:c="4"/><text:span text:style-name="T341">for </text:span><text:span text:style-name="T918">(</text:span><text:span text:style-name="T341">int </text:span><text:span text:style-name="T918">x = s.</text:span><text:span text:style-name="T381">l</text:span><text:span text:style-name="T918">; x &lt;= s.</text:span><text:span text:style-name="T381">r </text:span><text:span text:style-name="T918">&amp;&amp; !fail; x++) {</text:span></text:p>
      <text:p text:style-name="P246"><text:soft-page-break/><text:s text:c="8"/><text:span text:style-name="T341">if </text:span><text:span text:style-name="T918">(</text:span><text:span text:style-name="T381">canceled</text:span><text:span text:style-name="T918">) </text:span><text:span text:style-name="T341">return</text:span><text:span text:style-name="T918">;</text:span></text:p>
      <text:p text:style-name="P246"><text:s text:c="8"/><text:span text:style-name="T918">rTotal += redOrig(x,y); gTotal += greenOrig(x, y); bTotal += blueOrig(x,y);</text:span></text:p>
      <text:p text:style-name="P246"><text:s text:c="8"/><text:span text:style-name="T341">if </text:span><text:span text:style-name="T918">(Utility.</text:span><text:span text:style-name="T919">manhattanDistance</text:span><text:span text:style-name="T918">(colorOrig(x, y), avgColor) &gt; </text:span><text:span text:style-name="T381">threshold</text:span><text:span text:style-name="T918">)</text:span></text:p>
      <text:p text:style-name="P246"><text:s text:c="12"/><text:span text:style-name="T918">fail = </text:span><text:span text:style-name="T341">true</text:span><text:span text:style-name="T918">;</text:span></text:p>
      <text:p text:style-name="P218"><text:s text:c="4"/><text:span text:style-name="T918">}</text:span></text:p>
      <text:p text:style-name="P157"><text:span text:style-name="T975"><text:tab/>Resetez sumele de culori și initializez un valoarea boolean </text:span><text:span text:style-name="T818">fail</text:span><text:span text:style-name="T976"> cu scopul de a monitoriza dacă dreptunghiul curent conține culori prea distincte fata de media calculata mai devreme.</text:span></text:p>
      <text:p text:style-name="P157"><text:span text:style-name="T976"><text:tab/>Pentru fiecare pixel în parte adun valorile culorilor lor în sumele lor respective și verific dacă diferența dintre culoarea ei și a valorii </text:span><text:span text:style-name="T818">avgColor</text:span><text:span text:style-name="T976"> este mai mica sau egal cu cea a lui </text:span><text:span text:style-name="T818">threshold</text:span><text:span text:style-name="T976">, altfel procesul se va întrerupe atribuindui boolean-ul </text:span><text:span text:style-name="T818">fail </text:span><text:span text:style-name="T977">valoarea false.</text:span></text:p>
      <text:p text:style-name="P157"><text:span text:style-name="T977"><text:tab/>Dacă după ce s-au iterat toate punctele variabila </text:span><text:span text:style-name="T819">fail</text:span><text:span text:style-name="T978"> a rămas falsa , înseamnă ca acest dreptunghi este bun și va fi adaugat în lista </text:span><text:span text:style-name="T819">localFragList </text:span><text:span text:style-name="T978">după ce i se atribui campului </text:span><text:span text:style-name="T819">color</text:span><text:span text:style-name="T978"> al acestuia media corecta a culorilor bazate pe sumele </text:span><text:span text:style-name="T819">rTotal, gTotal </text:span><text:span text:style-name="T978">și</text:span><text:span text:style-name="T819"> bTotal.</text:span></text:p>
      <text:p text:style-name="P220"><text:span text:style-name="T609"><text:tab/>Dacă valoarea lui </text:span><text:span text:style-name="T589">fail</text:span><text:span text:style-name="T610"> este true , atunci dreptunghiul curent este spart în patru folosind metoda </text:span><text:span text:style-name="T589">splitSquareFragmentInFour</text:span><text:span text:style-name="T610"> și se verifica în mod recursiv cele patru noi dreptunghiuri dacă sunt sau nou potrivite pentru ariile lor respective.</text:span></text:p>
      <text:h text:style-name="Heading_20_2" text:outline-level="2"><text:bookmark-start text:name="__RefHeading___Toc6608_343084211"/><text:span text:style-name="T657">Descrierea clasei </text:span><text:span text:style-name="T655">TriangleV</text:span><text:span text:style-name="T654">ectorizer</text:span><text:bookmark-end text:name="__RefHeading___Toc6608_343084211"/></text:h>
      <text:p text:style-name="P65"><text:span text:style-name="T496"><text:tab/></text:span><text:span text:style-name="T501">Acest vectorizator </text:span><text:span text:style-name="T618">creează</text:span><text:span text:style-name="T501"> o lista de </text:span><text:span text:style-name="T523">triunghiuri</text:span><text:span text:style-name="T501"> </text:span><text:span text:style-name="T502">care acoperă întreaga suprafaț</text:span><text:span text:style-name="T619">ă</text:span><text:span text:style-name="T502"> a pozei originale. Fiecare dintre </text:span><text:span text:style-name="T523">triunghiuri</text:span><text:span text:style-name="T502"> are o culoare care este calculat</text:span><text:span text:style-name="T619">ă</text:span><text:span text:style-name="T502"> făcând media </text:span><text:span text:style-name="T619">aritmetică a </text:span><text:span text:style-name="T502">culorilor pixelilor care </text:span><text:span text:style-name="T619">aparțin</text:span><text:span text:style-name="T502"> </text:span><text:span text:style-name="T619">suprafeței </text:span><text:span text:style-name="T523">triunghiu</text:span><text:span text:style-name="T524">lui</text:span><text:span text:style-name="T502"> respectiv. </text:span></text:p>
      <text:p text:style-name="P66"><text:span text:style-name="T502"><text:tab/></text:span><text:span text:style-name="T503">Pentru a ajuta codarea acestei clase, am creat o clasa ajutătoare </text:span><text:span text:style-name="T570">Triangle</text:span><text:span text:style-name="T503"> care rețin</text:span><text:span text:style-name="T525">e coordonatele </text:span><text:span text:style-name="T619">vârfurilor</text:span><text:span text:style-name="T525"> </text:span><text:span text:style-name="T620">reținute</text:span><text:span text:style-name="T525"> </text:span><text:span text:style-name="T620">în valori </text:span><text:span text:style-name="T571">float</text:span><text:span text:style-name="T525">, </text:span><text:span text:style-name="T526">culoarea într-o valoare </text:span><text:span text:style-name="T572">integer</text:span><text:span text:style-name="T526"> și câteva valori ajutătoare precum </text:span><text:span text:style-name="T572">xMin</text:span><text:span text:style-name="T526">, </text:span><text:span text:style-name="T572">yMin</text:span><text:span text:style-name="T526">, </text:span><text:span text:style-name="T572">xMax</text:span><text:span text:style-name="T526"> și </text:span><text:span text:style-name="T572">yMax</text:span><text:span text:style-name="T526"> care reprezintă bounding-box-ul </text:span><text:span text:style-name="T621">triunghiului</text:span><text:span text:style-name="T526"> având lungimea și </text:span><text:span text:style-name="T621">lățimea</text:span><text:span text:style-name="T526"> paralele cu axele </text:span><text:span text:style-name="T595">o</text:span><text:span text:style-name="T527">X și </text:span><text:span text:style-name="T595">o</text:span><text:span text:style-name="T527">Y ale imaginii. </text:span><text:span text:style-name="T621">De-asemenea</text:span><text:span text:style-name="T528"> în fiecare obiect de tipul Triangle se mai afl</text:span><text:span text:style-name="T621">ă</text:span><text:span text:style-name="T528"> și un obiect de tipul Path2D.Float numit </text:span><text:span text:style-name="T573">path</text:span><text:span text:style-name="T528"> care este folosit la optimizarea </text:span><text:span text:style-name="T621">creării</text:span><text:span text:style-name="T528"> imaginii demonstrative utilizatorului.</text:span></text:p>
      <text:p text:style-name="P42"><text:tab/>Clasa <text:span text:style-name="T796">Triangle</text:span> a fost notat<text:span text:style-name="T1031">ă</text:span> ca fiind serializabila și valorile și obiectul <text:span text:style-name="T1032">ajutător</text:span> sunt notate ca fiind transient ceea ce înseamnă c<text:span text:style-name="T1032">ă</text:span> ele nu vor fi scrise la serializare.</text:p>
      <text:p text:style-name="P67"><text:span text:style-name="T504"><text:tab/></text:span><text:span text:style-name="T505">Procesul de divizare în </text:span><text:span text:style-name="T529">triunghiuri</text:span><text:span text:style-name="T505"> este recursiv. </text:span><text:span text:style-name="T530">În faza </text:span><text:span text:style-name="T622">inițială</text:span><text:span text:style-name="T530"> imaginea care este dreptunghiular</text:span><text:span text:style-name="T622">ă</text:span><text:span text:style-name="T530"> este </text:span><text:span text:style-name="T622">despărțită</text:span><text:span text:style-name="T530"> în dou</text:span><text:span text:style-name="T622">ă</text:span><text:span text:style-name="T530"> triunghiuri pe una dintre diagonalele ei. </text:span><text:span text:style-name="T531">Fiecare triunghi este verificat dacă satisfac</text:span><text:span text:style-name="T622">e</text:span><text:span text:style-name="T531"> valoarea curent</text:span><text:span text:style-name="T622">ă</text:span><text:span text:style-name="T531"> a </text:span><text:span text:style-name="T574">threshold</text:span><text:span text:style-name="T531">-ului. Dacă da, ac</text:span><text:span text:style-name="T622">esta</text:span><text:span text:style-name="T531"> este </text:span><text:span text:style-name="T622">adăugat</text:span><text:span text:style-name="T531"> la o lista de obiecte </text:span><text:span text:style-name="T574">Triangle</text:span><text:span text:style-name="T531">. </text:span><text:span text:style-name="T532">Altfel ac</text:span><text:span text:style-name="T623">esta</text:span><text:span text:style-name="T532"> este fragmentat în 2 triunghiuri și procesul continu</text:span><text:span text:style-name="T623">ă</text:span><text:span text:style-name="T532"> de acolo.</text:span></text:p>
      <text:p text:style-name="P68"><text:span text:style-name="T505"><text:tab/></text:span><text:span text:style-name="T533">Am decis ca procesul de fragmentare să fie randomizat și în același limitat. Aleg aleator o </text:span><text:span text:style-name="T624">valoare</text:span><text:span text:style-name="T533"> uniform</text:span><text:span text:style-name="T624">ă</text:span><text:span text:style-name="T533"> </text:span><text:span text:style-name="T575">r</text:span><text:span text:style-name="T534"> </text:span><text:span text:style-name="T533">între 0.2 și 0.8, apoi caut latura cea mai lunga a </text:span><text:span text:style-name="T624">triunghiului.</text:span><text:span text:style-name="T533"> </text:span><text:span text:style-name="T534">Linia care va fragmenta tri</text:span><text:span text:style-name="T625">u</text:span><text:span text:style-name="T534">nghiul în dou</text:span><text:span text:style-name="T626">ă</text:span><text:span text:style-name="T534"> este tras</text:span><text:span text:style-name="T626">ă</text:span><text:span text:style-name="T534"> de la colțul opus al laturii mari la un punct interpolat </text:span><text:span text:style-name="T535">intre cele dou</text:span><text:span text:style-name="T626">ă</text:span><text:span text:style-name="T535"> puncte ale laturi mari folosind valo</text:span><text:span text:style-name="T626">a</text:span><text:span text:style-name="T535">rea </text:span><text:span text:style-name="T576">r</text:span><text:span text:style-name="T535">.</text:span><text:span text:style-name="T536"> </text:span><text:span text:style-name="T506">Din cauza naturii aleatoare, este foarte posibil ca mărimea </text:span><text:span text:style-name="T627">fișierului</text:span><text:span text:style-name="T506"> generat după o imagine sursa și un </text:span><text:span text:style-name="T563">threshold</text:span><text:span text:style-name="T506"> anume s</text:span><text:span text:style-name="T627">ă</text:span><text:span text:style-name="T506"> difere considerabil. </text:span><text:span text:style-name="T537">Deoarece </text:span><text:span text:style-name="T577">r</text:span><text:span text:style-name="T537"> este ales aleator, las posibilitatea </text:span><text:span text:style-name="T627">utilizatorului</text:span><text:span text:style-name="T537"> sa </text:span><text:span text:style-name="T627">reîncerce</text:span><text:span text:style-name="T537"> vectorizarea p</text:span><text:span text:style-name="T627">â</text:span><text:span text:style-name="T537">n</text:span><text:span text:style-name="T627">ă</text:span><text:span text:style-name="T537"> când este mulțumit de rezultat. </text:span></text:p>
      <text:p text:style-name="P74"><text:soft-page-break/><text:span text:style-name="T447"><text:tab/></text:span><text:span text:style-name="T448">În primele revizii ale programului valoarea </text:span><text:span text:style-name="T476">r</text:span><text:span text:style-name="T448"> era aleas</text:span><text:span text:style-name="T457">ă</text:span><text:span text:style-name="T448"> direct ca fiind 0.5, dar aceste genera un efect </text:span><text:span text:style-name="T457">caleidoscopic</text:span><text:span text:style-name="T538"> </text:span><text:span text:style-name="T448">care deși ar</text:span><text:span text:style-name="T457">ă</text:span><text:span text:style-name="T448">ta interesant era prea predictiv.</text:span><text:span text:style-name="T449"> </text:span></text:p>
      <text:p text:style-name="P64"><text:span text:style-name="T508"><text:tab/></text:span><text:span text:style-name="T510">Valorile alese aleator pentru </text:span><text:span text:style-name="T539">r</text:span><text:span text:style-name="T510"> da un aspect mai plăcut </text:span><text:span text:style-name="T511">imaginii vectoriale generate. </text:span></text:p>
      <text:p text:style-name="P69"><text:span text:style-name="T512"><text:tab/>Procesul de validare al </text:span><text:span text:style-name="T628">unui</text:span><text:span text:style-name="T512"> </text:span><text:span text:style-name="T540">triunghi</text:span><text:span text:style-name="T512"> </text:span><text:span text:style-name="T628">începe cu calcularea unei medii aproximative a culorilor folosind doar vârfurile sale.</text:span><text:span text:style-name="T513"> </text:span><text:span text:style-name="T628">După aceea iterând fiecare pixel care aparține suprafeței triunghiului se verific</text:span><text:span text:style-name="T629">ă</text:span><text:span text:style-name="T628"> suma modulelor diferențelor valorilor culorilor dintre media aproximativa și pixelul verificat este mai mare decât valoarea </text:span><text:span text:style-name="T578">threshold, </text:span><text:span text:style-name="T607">atunci acest triunghi este respins. </text:span><text:span text:style-name="T514">Dacă un </text:span><text:span text:style-name="T541">triunghi</text:span><text:span text:style-name="T514"> este respins acesta este </text:span><text:span text:style-name="T630">tăiat</text:span><text:span text:style-name="T514"> în </text:span><text:span text:style-name="T542">doua</text:span><text:span text:style-name="T514"> și se va încerca validarea acestora. </text:span><text:span text:style-name="T546">Este posibil ca din cauza erorilor de calcul ca un triunghi sa ajungă sa aib</text:span><text:span text:style-name="T630">ă</text:span><text:span text:style-name="T546"> aria mai mica de 0.5, </text:span><text:span text:style-name="T631">dacă se întâmplă acest lucru triunghiul va fi ignorat</text:span><text:span text:style-name="T632">.</text:span><text:span text:style-name="T545"> </text:span><text:span text:style-name="T514">Dacă un </text:span><text:span text:style-name="T543">triunghi</text:span><text:span text:style-name="T514"> este valid, media </text:span><text:span text:style-name="T632">aritmetică a </text:span><text:span text:style-name="T514">culorilor din acel </text:span><text:span text:style-name="T543">triunghi</text:span><text:span text:style-name="T514"> este </text:span><text:span text:style-name="T632">calculată și </text:span><text:span text:style-name="T514">stocat</text:span><text:span text:style-name="T515">a în câmpul </text:span><text:span text:style-name="T565">color</text:span><text:span text:style-name="T515"> de la obiectul </text:span><text:span text:style-name="T579">Triangle</text:span><text:span text:style-name="T515"> folosit la validare, </text:span><text:span text:style-name="T516">iar apoi este </text:span><text:span text:style-name="T632">adăugat</text:span><text:span text:style-name="T516"> unei liste care a fost trimis</text:span><text:span text:style-name="T632">ă</text:span><text:span text:style-name="T516"> ca argument.</text:span></text:p>
      <text:p text:style-name="P57"><text:tab/>Am decis s<text:span text:style-name="T1033">ă</text:span> trimit ca parametru un <text:span text:style-name="T796">LinkedList</text:span> gol care s<text:span text:style-name="T1033">ă</text:span> adune toate rezultatele găsite pentru a putea abuza de multithreading fără a avea probleme de data racing când încerc s<text:span text:style-name="T1033">ă</text:span> adaug obiecte la același <text:span text:style-name="T796">LinkedList</text:span>. <text:span text:style-name="T688">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64"><text:span text:style-name="T516"><text:tab/></text:span><text:span text:style-name="T517">Când fiecare din thread-uri își termina </text:span><text:span text:style-name="T633">execuția</text:span><text:span text:style-name="T517">, rezultatele depuse în </text:span><text:span text:style-name="T580">LinkedList</text:span><text:span text:style-name="T517">-</text:span><text:span text:style-name="T518">ul respectiv</text:span><text:span text:style-name="T517"> sunt acum depuse de către thread-ul principal într-un</text:span><text:span text:style-name="T580"> ArrayList</text:span><text:span text:style-name="T517">. </text:span><text:span text:style-name="T518">Am ales </text:span><text:span text:style-name="T581">ArrayList</text:span><text:span text:style-name="T518"> pentru performanța sporita la citire.</text:span></text:p>
      <text:p text:style-name="P101"><text:span text:style-name="T497"><text:tab/></text:span><text:span text:style-name="T519">După ce s-a făcut rost de </text:span><text:span text:style-name="T582">ArrayList</text:span><text:span text:style-name="T519">-ul cu toate </text:span><text:span text:style-name="T547">triunghiurile</text:span><text:span text:style-name="T519">, se </text:span><text:span text:style-name="T641">construiesc</text:span><text:span text:style-name="T519"> </text:span><text:span text:style-name="T633">string-urile </text:span><text:span text:style-name="T519">care v</text:span><text:span text:style-name="T641">or</text:span><text:span text:style-name="T519"> conține lista în </text:span><text:span text:style-name="T643">formatele</text:span><text:span text:style-name="T519"> SVG </text:span><text:span text:style-name="T633">și SVGZ</text:span><text:span text:style-name="T519">. Am decis s</text:span><text:span text:style-name="T633">ă</text:span><text:span text:style-name="T519"> </text:span><text:span text:style-name="T633">construiesc</text:span><text:span text:style-name="T519"> acest</text:span><text:span text:style-name="T633">e</text:span><text:span text:style-name="T519"> string-</text:span><text:span text:style-name="T633">uri</text:span><text:span text:style-name="T519"> </text:span><text:span text:style-name="T633">devreme pentru a afișa utilizatorului </text:span><text:span text:style-name="T519">mărimea </text:span><text:span text:style-name="T633">fișierului</text:span><text:span text:style-name="T519"> când este salvat </text:span><text:span text:style-name="T520">în formatele SVG și SVGZ</text:span><text:span text:style-name="T519">.</text:span></text:p>
      <text:h text:style-name="Heading_20_2" text:outline-level="2"><text:bookmark-start text:name="__RefHeading___Toc10575_60537451"/><text:span text:style-name="T1045">Implementarea clasei TriangleVectorizer</text:span><text:bookmark-end text:name="__RefHeading___Toc10575_60537451"/></text:h>
      <text:p text:style-name="P143"><text:span text:style-name="T934">Acuma voi prezenta mai multe detalii despre implementarea vectorizatorului pe baza de triunghiuri. </text:span></text:p>
      <text:p text:style-name="P167"><text:span text:style-name="T872"><text:tab/></text:span><text:span text:style-name="T341">private </text:span><text:span text:style-name="T918">Random </text:span><text:span text:style-name="T381">random </text:span><text:span text:style-name="T918">= </text:span><text:span text:style-name="T341">new </text:span><text:span text:style-name="T918">Random(System.</text:span><text:span text:style-name="T919">currentTimeMillis</text:span><text:span text:style-name="T918">());</text:span></text:p>
      <text:p text:style-name="P167"><text:span text:style-name="T918"><text:tab/></text:span><text:span text:style-name="T872">A</text:span><text:span text:style-name="T873">este nevoie de o valorea aleatoare pentru ca paternele care sunt generate sa nu arate ca un desen „tehnic” . Fiind aleator exista o șansa ca tringhiurile să se aranjeze în paterne mai orgnanice.</text:span></text:p>
      <text:p text:style-name="P193"><text:span text:style-name="T325"><text:tab/>private </text:span>ArrayList&lt;Triangle&gt; <text:span text:style-name="T375">lastSavedTriangleList </text:span>= <text:span text:style-name="T325">null</text:span>;</text:p>
      <text:p text:style-name="P14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210"><text:span text:style-name="T898"><text:tab/></text:span><text:span text:style-name="T325">public void </text:span>startJob() {</text:p>
      <text:p text:style-name="P227"><text:s text:c="4"/><text:span text:style-name="T325">synchronized </text:span>(<text:span text:style-name="T375">jobLock</text:span>) {</text:p>
      <text:p text:style-name="P227"><text:s text:c="8"/><text:span text:style-name="T325">if </text:span>(<text:span text:style-name="T375">lastJob </text:span>!= <text:span text:style-name="T325">null</text:span>) {</text:p>
      <text:p text:style-name="P227"><text:s text:c="12"/><text:span text:style-name="T375">lastJob</text:span>.setCanceled(<text:span text:style-name="T325">true</text:span>);</text:p>
      <text:p text:style-name="P227"><text:s text:c="12"/><text:span text:style-name="T325">try </text:span>{</text:p>
      <text:p text:style-name="P227"><text:soft-page-break/><text:s text:c="16"/><text:span text:style-name="T375">lastJob</text:span>.join();</text:p>
      <text:p text:style-name="P227"><text:s text:c="12"/>} <text:span text:style-name="T325">catch </text:span>(InterruptedException e) {</text:p>
      <text:p text:style-name="P227"><text:s text:c="16"/>e.printStackTrace();</text:p>
      <text:p text:style-name="P227"><text:s text:c="12"/>}</text:p>
      <text:p text:style-name="P227"><text:s text:c="8"/>}</text:p>
      <text:p text:style-name="P227"><text:s text:c="8"/>setIsDone(<text:span text:style-name="T325">false</text:span>);</text:p>
      <text:p text:style-name="P227"><text:s text:c="8"/><text:span text:style-name="T375">lastJob </text:span>= <text:span text:style-name="T325">new </text:span>Job();</text:p>
      <text:p text:style-name="P227"><text:s text:c="8"/><text:span text:style-name="T375">aproxCompletedPixelCount</text:span>.set(<text:span text:style-name="T665">0</text:span>);</text:p>
      <text:p text:style-name="P227"><text:s text:c="8"/><text:span text:style-name="T375">lastJob</text:span>.start();</text:p>
      <text:p text:style-name="P227"><text:s text:c="4"/>}</text:p>
      <text:p text:style-name="P210">}</text:p>
      <text:p text:style-name="P144"><text:tab/>Functia asta o s-o descriu decât o singura data aici deoarece ea este practic identica cu celelalte vectorizatoare.</text:p>
      <text:p text:style-name="P144"><text:tab/>Motivul de ce am folosit un obiect jobLock pentru a îmi asigura siguranța datelor este deoarece obiectul lastJob mai trebuie accesat și din alta parte , astfel având nevoie de un obiect comun ca sa creeze sincronizarea.</text:p>
      <text:p text:style-name="P143"><text:span text:style-name="T934"><text:tab/>După ce mi-am asigurat acces-ul unui singur thread la date importante , verific dacă exista vreun Job în referinta lastJob. Dacă acceasta exista , este posibil ca sa și ruleze , așa ca setez flag-ul </text:span><text:span text:style-name="T799">canceled </text:span><text:span text:style-name="T935">pe true. Thread-ul de tip job nu se va opri instant , trebuie asteptata oprirea ei folosind </text:span><text:span text:style-name="T800">lastJob.join();</text:span><text:span text:style-name="T935"> . Chiar și așa , functia care ruleaza pe Job trebuie sa verifice în mod constant valorea flag-ului </text:span><text:span text:style-name="T800">canceled.</text:span><text:span text:style-name="T935"> Voi discuta despre asta mai jos.</text:span></text:p>
      <text:p text:style-name="P143"><text:span text:style-name="T935"><text:tab/>Acum ca sunt sigur ca numai exista niciun Job thread ruland , care ar putea sa corupa date , sau sa țină referinta la structuri de date nedorite , </text:span><text:span text:style-name="T800">lastJob </text:span><text:span text:style-name="T935">primește</text:span><text:span text:style-name="T800"> </text:span><text:span text:style-name="T935">referinta unui nou thread Job. </text:span></text:p>
      <text:p text:style-name="P143"><text:span text:style-name="T935"><text:tab/>Functia </text:span><text:span text:style-name="T800">setIsDone() </text:span><text:span text:style-name="T936">este folosită în benchmarking pentru a anunța atunci când un Job a terminat , și poate sa înceapă unul nou în siguranța. Deoarece aici practic job-ul a fost înlocuit cu altul nou , îl setez pe fals petru siguranța.</text:span></text:p>
      <text:p text:style-name="P143"><text:span text:style-name="T935"><text:tab/>Ca ultima asigurare înainte sa porneasca noul thread , resetez valorea atomică </text:span><text:span text:style-name="T800">aproxCompletedPixelCount </text:span><text:span text:style-name="T935">la 0 . </text:span></text:p>
      <text:p text:style-name="P167"><text:span text:style-name="T341">public void </text:span><text:span text:style-name="T918">cancelLastJob(){</text:span></text:p>
      <text:p text:style-name="P242"><text:s text:c="4"/><text:tab/><text:span text:style-name="T341">synchronized </text:span><text:span text:style-name="T918">(</text:span><text:span text:style-name="T381">jobLock</text:span><text:span text:style-name="T918">){</text:span></text:p>
      <text:p text:style-name="P242"><text:s text:c="8"/><text:tab/><text:span text:style-name="T341">if </text:span><text:span text:style-name="T918">(</text:span><text:span text:style-name="T381">lastJob </text:span><text:span text:style-name="T918">!= </text:span><text:span text:style-name="T341">null</text:span><text:span text:style-name="T918">) {</text:span></text:p>
      <text:p text:style-name="P242"><text:s text:c="12"/><text:tab/><text:span text:style-name="T381">lastJob</text:span><text:span text:style-name="T918">.setCanceled(</text:span><text:span text:style-name="T341">true</text:span><text:span text:style-name="T918">);</text:span></text:p>
      <text:p text:style-name="P242"><text:s text:c="12"/><text:tab/><text:span text:style-name="T341">try </text:span><text:span text:style-name="T918">{</text:span></text:p>
      <text:p text:style-name="P242"><text:s text:c="16"/><text:tab/><text:tab/><text:span text:style-name="T381">lastJob</text:span><text:span text:style-name="T918">.join();</text:span></text:p>
      <text:p text:style-name="P242"><text:s text:c="12"/><text:tab/><text:span text:style-name="T918">} </text:span><text:span text:style-name="T341">catch </text:span><text:span text:style-name="T918">(InterruptedException e) {</text:span></text:p>
      <text:p text:style-name="P242"><text:s text:c="16"/><text:tab/><text:tab/><text:span text:style-name="T918">e.printStackTrace();</text:span></text:p>
      <text:p text:style-name="P242"><text:s text:c="12"/><text:tab/><text:span text:style-name="T918">}</text:span></text:p>
      <text:p text:style-name="P242"><text:s text:c="8"/><text:tab/><text:span text:style-name="T918">}</text:span></text:p>
      <text:p text:style-name="P242"><text:s text:c="8"/><text:tab/><text:span text:style-name="T918">setIsDone(</text:span><text:span text:style-name="T341">true</text:span><text:span text:style-name="T918">);</text:span></text:p>
      <text:p text:style-name="P242"><text:s text:c="4"/><text:tab/><text:span text:style-name="T918">}</text:span></text:p>
      <text:p text:style-name="P193">}</text:p>
      <text:p text:style-name="P147"><text:tab/>Metoda cancelLastJob este foarte similara la prima vedere. </text:p>
      <text:p text:style-name="P143"><text:span text:style-name="T935"><text:tab/>Se folosește tot obiectul </text:span><text:span text:style-name="T800">lastJob</text:span><text:span text:style-name="T935"> pentru a asigurare siguranța datelor. Se așteaptă oprirea executiei ultimului job curent. Și se apeleaza functia </text:span><text:span text:style-name="T800">setIsDone(true)</text:span><text:span text:style-name="T935"> pentru a anunțat benchmark-ul ca vectorizatorul a terminat ceva.</text:span></text:p>
      <text:p text:style-name="P147"><text:tab/>Metoda aceasta este similara cu cele din celelalte vectorizatoare deci nu este necesar sa îl <text:soft-page-break/>mai explic din nou mai jos.</text:p>
      <text:p text:style-name="P167"><text:span text:style-name="T341">private void </text:span><text:span text:style-name="T918">drawTriangles(ArrayList&lt;Triangle&gt; list){</text:span></text:p>
      <text:p text:style-name="P242"><text:s text:c="4"/><text:span text:style-name="T341">if</text:span><text:span text:style-name="T918">(</text:span><text:span text:style-name="T381">destImagePanel</text:span><text:span text:style-name="T918">!=</text:span><text:span text:style-name="T341">null </text:span><text:span text:style-name="T918">|| </text:span><text:span text:style-name="T381">isInBenchmark</text:span><text:span text:style-name="T918">){</text:span></text:p>
      <text:p text:style-name="P242"><text:s text:c="8"/><text:span text:style-name="T918">Graphics2D g = </text:span><text:span text:style-name="T381">destImage</text:span><text:span text:style-name="T918">.createGraphics();</text:span></text:p>
      <text:p text:style-name="P242"><text:s text:c="8"/><text:span text:style-name="T341">for</text:span><text:span text:style-name="T918">(Triangle t:list){</text:span></text:p>
      <text:p text:style-name="P242"><text:s text:c="12"/><text:span text:style-name="T918">g.setColor(</text:span><text:span text:style-name="T341">new </text:span><text:span text:style-name="T918">Color(t.</text:span><text:span text:style-name="T381">color</text:span><text:span text:style-name="T918">));</text:span></text:p>
      <text:p text:style-name="P242"><text:s text:c="12"/><text:span text:style-name="T918">g.fill(t.getPath());</text:span></text:p>
      <text:p text:style-name="P242"><text:s text:c="8"/><text:span text:style-name="T918">}</text:span></text:p>
      <text:p text:style-name="P242"><text:s text:c="8"/><text:span text:style-name="T341">if</text:span><text:span text:style-name="T918">(!</text:span><text:span text:style-name="T381">isInBenchmark</text:span><text:span text:style-name="T918">) {</text:span></text:p>
      <text:p text:style-name="P242"><text:span text:style-name="T937"><text:s text:c="12"/></text:span><text:span text:style-name="T381">destImagePanel</text:span><text:span text:style-name="T918">.setImage(</text:span><text:span text:style-name="T381">destImage</text:span><text:span text:style-name="T918">);</text:span></text:p>
      <text:p text:style-name="P242"><text:s text:c="8"/><text:span text:style-name="T918">}</text:span></text:p>
      <text:p text:style-name="P242"><text:s text:c="4"/><text:span text:style-name="T918">}</text:span></text:p>
      <text:p text:style-name="P193">}</text:p>
      <text:p text:style-name="P147"><text:tab/>Metoda aceasta este folosita pentru a afisa userului rezultatul aproximativ (si superficial) al vectorizarii. Mai întâi se verifica dacă am referinta către obiectul ImagePanel , sau dacă vectorizarea doar este în Benchmark-ing.</text:p>
      <text:p text:style-name="P147"><text:tab/>Am dorit sa masor timpul de desenare în benchmark deoarece o imagine mai mare și un threshold mic începe sa ingreuneze simnificativ viteza de creare a imaginii de prezentare după vectorizare.</text:p>
      <text:p text:style-name="P147"><text:tab/>Nu am văzut observat niciun overhead simnificativ în crearea obiectului Graphics2D la fiecare a chemare a metodei drawTraignles() așa ca l-am lăsat așa.</text:p>
      <text:p text:style-name="P147"><text:tab/>După aceea intereez prin toată lista de obiecte Triangle, la fiecare pas setand culoarea triunghi-ului , și umplerea figurii geometrice definite de către obiectul triunghi (t.getPath()).</text:p>
      <text:p text:style-name="P147"><text:tab/>Dacă vectorizarea a fost făcută cu scopul masurarii performantei sale , nu se va afisa nimic userului.</text:p>
      <text:p text:style-name="P167"><text:span text:style-name="T341">protected void </text:span><text:span text:style-name="T918">constructStringSVG()</text:span></text:p>
      <text:p text:style-name="P147"><text:tab/>Metoda creata pentru construirea string-urilor care va conține imaginea vectoriala în formatele SVG și SVGZ.</text:p>
      <text:p text:style-name="P167"><text:span text:style-name="T381">svgStringBuilder</text:span><text:span text:style-name="T918">.setLength(</text:span><text:span text:style-name="T669">0</text:span><text:span text:style-name="T918">);</text:span></text:p>
      <text:p text:style-name="P147"><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75"><text:span text:style-name="T375">svgStringBuilder</text:span>.append(String.<text:span text:style-name="T784">format</text:span>(<text:span text:style-name="T932">"&lt;svg xmlns='http://www.w3.org/2000/svg' version='1.1' width='%d' height='%d'&gt;</text:span><text:span text:style-name="T325">\n</text:span><text:span text:style-name="T932">"</text:span>, <text:span text:style-name="T375">w</text:span>, <text:span text:style-name="T375">h</text:span>));</text:p>
      <text:p text:style-name="P147"><text:tab/>Prima linie pe care o conține SVG-ul va descrie în ce format este scris , și ce latime și înălțime trebuie sa aibe fișierul imagine.</text:p>
      <text:p text:style-name="P175">DecimalFormat decimalFormat = <text:span text:style-name="T325">new </text:span>DecimalFormat(<text:span text:style-name="T932">"#.#"</text:span>);</text:p>
      <text:p text:style-name="P147"><text:tab/><text:span text:style-name="T938">Acesta este un obiect destul de interesant. Atunci când se creaza un string folosind acest format și un numar real , el va încerca sa îl reprezinte ca în acel format. </text:span></text:p>
      <text:p text:style-name="P150"><text:soft-page-break/><text:tab/>El va afisa de exemplu pentru numerele 3.14159 =&gt; 3.1 ; 42 =&gt; 42 ; 621.59 =&gt; 621.6 .</text:p>
      <text:p text:style-name="P15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76"><text:span text:style-name="T375">svgStringBuilder</text:span>.append(String.<text:span text:style-name="T784">format</text:span>(<text:span text:style-name="T932">"&lt;g stroke-width='0.5'&gt;</text:span><text:span text:style-name="T325">\n</text:span><text:span text:style-name="T932">"</text:span>));</text:p>
      <text:p text:style-name="P176"><text:tab/><text:span text:style-name="T240">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76"><text:span text:style-name="T325">for</text:span>(Triangle t:<text:span text:style-name="T375">lastSavedTriangleList</text:span>){</text:p>
      <text:p text:style-name="P242"><text:s text:c="4"/><text:span text:style-name="T381">svgStringBuilder</text:span><text:span text:style-name="T918">.append(String.</text:span><text:span text:style-name="T919">format</text:span><text:span text:style-name="T918">(</text:span><text:span text:style-name="T930">"&lt;path d='M%s,%sL%s,%sL%s,%sZ' fill='#%06X' stroke='#%06X'/&gt;</text:span><text:span text:style-name="T341">\n</text:span><text:span text:style-name="T930">"</text:span><text:span text:style-name="T918">,</text:span></text:p>
      <text:p text:style-name="P242"><text:s text:c="12"/><text:span text:style-name="T918">decimalFormat.format(t.</text:span><text:span text:style-name="T381">x0</text:span><text:span text:style-name="T918">),</text:span></text:p>
      <text:p text:style-name="P242"><text:s text:c="12"/><text:span text:style-name="T918">decimalFormat.format(t.</text:span><text:span text:style-name="T381">y0</text:span><text:span text:style-name="T918">),</text:span></text:p>
      <text:p text:style-name="P242"><text:s text:c="12"/><text:span text:style-name="T918">decimalFormat.format(t.</text:span><text:span text:style-name="T381">x1</text:span><text:span text:style-name="T918">),</text:span></text:p>
      <text:p text:style-name="P242"><text:s text:c="12"/><text:span text:style-name="T918">decimalFormat.format(t.</text:span><text:span text:style-name="T381">y1</text:span><text:span text:style-name="T918">),</text:span></text:p>
      <text:p text:style-name="P242"><text:s text:c="12"/><text:span text:style-name="T918">decimalFormat.format(t.</text:span><text:span text:style-name="T381">x2</text:span><text:span text:style-name="T918">),</text:span></text:p>
      <text:p text:style-name="P242"><text:s text:c="12"/><text:span text:style-name="T918">decimalFormat.format(t.</text:span><text:span text:style-name="T381">y2</text:span><text:span text:style-name="T918">),</text:span></text:p>
      <text:p text:style-name="P242"><text:s text:c="12"/><text:span text:style-name="T918">t.</text:span><text:span text:style-name="T381">color</text:span><text:span text:style-name="T918">&amp;</text:span><text:span text:style-name="T669">0xffffff</text:span><text:span text:style-name="T918">,</text:span></text:p>
      <text:p text:style-name="P242"><text:s text:c="12"/><text:span text:style-name="T918">t.</text:span><text:span text:style-name="T381">color</text:span><text:span text:style-name="T918">&amp;</text:span><text:span text:style-name="T669">0xffffff</text:span><text:span text:style-name="T918">));</text:span></text:p>
      <text:p text:style-name="P193">}<text:span text:style-name="T874"><text:tab/></text:span></text:p>
      <text:p text:style-name="P150"><text:tab/>Iterand fiecare triunghi din ultima lista salvată de triunghiuri , încep sa adaug fiecare dintre ele <text:s/>în formatul SVG.</text:p>
      <text:p text:style-name="P147"><text:span text:style-name="T938"><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801">fill </text:span><text:span text:style-name="T927">și</text:span><text:span text:style-name="T797"> stroke</text:span><text:span text:style-name="T801"> </text:span><text:span text:style-name="T927">primesc ca valoare o culoare definita asemănător stilului HTML. Format-ul </text:span><text:span text:style-name="T797">%06X </text:span><text:span text:style-name="T939">defineste un numar hexadecimal în care dacă numărul sau de cifre nu depășește 6 va fi umplut în stânga cu cifre de 0 pana când are 6 cifre.</text:span></text:p>
      <text:p text:style-name="P15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76"><text:span text:style-name="T375">svgStringBuilder</text:span>.append(<text:span text:style-name="T932">"&lt;/g&gt;</text:span><text:span text:style-name="T325">\n</text:span><text:span text:style-name="T932">"</text:span>);</text:p>
      <text:p text:style-name="P193"><text:soft-page-break/><text:span text:style-name="T375">svgStringBuilder</text:span>.append(<text:span text:style-name="T932">"&lt;/svg&gt;"</text:span>);</text:p>
      <text:p text:style-name="P152"><text:tab/>La finalul fisierului SVG , se adauga sfarsiturile de tag pentru proprietatea care da la toate triunghirile o linie grosa , și tag-ul de sfârșit al intregului format SVG.</text:p>
      <text:p text:style-name="P152"><text:tab/>O să presupun aici ca JIT-ul o să mai optimizeze codul atunci când sunt create atât de multe obiecte String. Dar am mai lucrat cu StringBuilder și am obținut performanțe ridicate.</text:p>
      <text:p text:style-name="P152"><text:tab/>Acesta a fost doar continutul imaginii în format SVG. Din fericire convertirea ei în SVGZ este foarte ușoară de făcut în Java.</text:p>
      <text:p text:style-name="P167"><text:span text:style-name="T341">try </text:span><text:span text:style-name="T918">{</text:span></text:p>
      <text:p text:style-name="P242"><text:s text:c="4"/><text:span text:style-name="T341">if</text:span><text:span text:style-name="T918">(</text:span><text:span text:style-name="T381">gzos</text:span><text:span text:style-name="T918">==</text:span><text:span text:style-name="T341">null</text:span><text:span text:style-name="T918">)</text:span></text:p>
      <text:p text:style-name="P242"><text:s text:c="8"/><text:span text:style-name="T381">gzos </text:span><text:span text:style-name="T918">= </text:span><text:span text:style-name="T341">new </text:span><text:span text:style-name="T918">GZIPOutputStream(</text:span><text:span text:style-name="T381">baos</text:span><text:span text:style-name="T918">,</text:span><text:span text:style-name="T341">true</text:span><text:span text:style-name="T918">);</text:span></text:p>
      <text:p text:style-name="P242"><text:s text:c="4"/><text:span text:style-name="T381">baos</text:span><text:span text:style-name="T918">.reset();</text:span></text:p>
      <text:p text:style-name="P242"><text:s text:c="4"/><text:span text:style-name="T381">gzos</text:span><text:span text:style-name="T918">.write(</text:span><text:span text:style-name="T381">svgStringBuilder</text:span><text:span text:style-name="T918">.toString().getBytes());</text:span></text:p>
      <text:p text:style-name="P242"><text:s text:c="4"/><text:span text:style-name="T381">gzos</text:span><text:span text:style-name="T918">.flush();</text:span></text:p>
      <text:p text:style-name="P242"><text:s text:c="4"/><text:span text:style-name="T381">svgzStringBuilder</text:span><text:span text:style-name="T918">.setLength(</text:span><text:span text:style-name="T669">0</text:span><text:span text:style-name="T918">);</text:span></text:p>
      <text:p text:style-name="P242"><text:s text:c="4"/><text:span text:style-name="T381">svgzStringBuilder</text:span><text:span text:style-name="T918">.append(</text:span><text:span text:style-name="T381">baos</text:span><text:span text:style-name="T918">.toString());</text:span></text:p>
      <text:p text:style-name="P232">} <text:span text:style-name="T325">catch </text:span>(IOException e) {</text:p>
      <text:p text:style-name="P242"><text:s text:c="4"/><text:span text:style-name="T918">e.printStackTrace();</text:span></text:p>
      <text:p text:style-name="P193">}</text:p>
      <text:p text:style-name="P147"><text:span text:style-name="T927"><text:tab/>Obiectul </text:span><text:span text:style-name="T797">gzos</text:span><text:span text:style-name="T927"> este de tipul GZipOutputStream , iar obiectul </text:span><text:span text:style-name="T797">baos</text:span><text:span text:style-name="T927"> este de tipul ByteArrayOutputStream. Obiectul </text:span><text:span text:style-name="T797">baos</text:span><text:span text:style-name="T927"> a fost initializat cu un buffer de 2000000 de bytes , ceea ce ar trebuii să fie suficient pentru start, iar obiect-ul </text:span><text:span text:style-name="T797">gzos</text:span><text:span text:style-name="T927"> am decis sa îl initializez aici.</text:span></text:p>
      <text:p text:style-name="P147"><text:span text:style-name="T927"><text:tab/>Obiectul </text:span><text:span text:style-name="T797">gzos</text:span><text:span text:style-name="T927"> funcționează folosinduse de încă un OutputStream deși el este la rândul lui un OutputStream. </text:span></text:p>
      <text:p text:style-name="P147"><text:span text:style-name="T927"><text:tab/>Resetarea obiectului </text:span><text:span text:style-name="T797">baos</text:span><text:span text:style-name="T927"> are rolul de a reseta counter-ul sau intern , buffer-ul intern nu este deconstruit și reconstruit. </text:span></text:p>
      <text:p text:style-name="P15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7"><text:span text:style-name="T927"><text:tab/>Continul vechi al lui </text:span><text:span text:style-name="T797">svgzStringBuilder </text:span><text:span text:style-name="T928">este resetat , și apoi continut obiectului </text:span><text:span text:style-name="T798">baos</text:span><text:span text:style-name="T928"> este scris în el.</text:span></text:p>
      <text:h text:style-name="P139" text:outline-level="2"><text:bookmark-start text:name="__RefHeading___Toc10577_60537451"/>Subclasa Job a clasei TriangleVectorizer<text:bookmark-end text:name="__RefHeading___Toc10577_60537451"/></text:h>
      <text:p text:style-name="P147"><text:bookmark-start text:name="__RefHeading___Toc6630_343084211"/><text:tab/><text:span text:style-name="T940">Clasa aceasta are rolul de a crea în mod relativ eficient lista de triunghiuri a procesului de vectorizare. Ea extinde clasa JobThread care conține un flag boolean </text:span><text:span text:style-name="T802">canceled</text:span><text:span text:style-name="T940">.</text:span><text:bookmark-end text:name="__RefHeading___Toc6630_343084211"/></text:p>
      <text:p text:style-name="P176"><text:span text:style-name="T325">private </text:span>ArrayList&lt;Triangle&gt; <text:span text:style-name="T375">triangles </text:span>= <text:span text:style-name="T325">new </text:span>ArrayList&lt;&gt;();</text:p>
      <text:p text:style-name="P147"><text:span text:style-name="T940"><text:tab/>Aici va tine ca referinta lista de triunghiuri la care lucrează thead-ul, dacă operația de vectorizare se termina cu succes , referinta aceasta va fi copiata mai târziu în </text:span><text:span text:style-name="T803">lastSavedTriangleList</text:span><text:span text:style-name="T941">.</text:span></text:p>
      <text:p text:style-name="P153"><text:tab/>Am ales sa folosesc ArrayList pentru aceasta lista pentru a avea viteza constanta la citirea datelor din ea.</text:p>
      <text:p text:style-name="P167"><text:soft-page-break/><text:span text:style-name="T341">public void </text:span><text:span text:style-name="T918">run()</text:span></text:p>
      <text:p text:style-name="P153"><text:tab/>În urmatoarele paragrafe voi explica continutul metodei run.</text:p>
      <text:p text:style-name="P167"><text:span text:style-name="T341">if</text:span><text:span text:style-name="T918">(</text:span><text:span text:style-name="T381">canceled</text:span><text:span text:style-name="T918">)</text:span><text:span text:style-name="T341">return</text:span><text:span text:style-name="T918">;</text:span></text:p>
      <text:p text:style-name="P232"><text:span text:style-name="T325">final </text:span>Triangle t1 = <text:span text:style-name="T325">new </text:span>Triangle(<text:span text:style-name="T665">0</text:span>,<text:span text:style-name="T665">0</text:span>,<text:span text:style-name="T375">w</text:span>-<text:span text:style-name="T665">1</text:span>,<text:span text:style-name="T665">0</text:span>,<text:span text:style-name="T375">w</text:span>-<text:span text:style-name="T665">1</text:span>,<text:span text:style-name="T375">h</text:span>-<text:span text:style-name="T665">1</text:span>);</text:p>
      <text:p text:style-name="P193"><text:span text:style-name="T325">final </text:span>Triangle t2 = <text:span text:style-name="T325">new </text:span>Triangle(<text:span text:style-name="T665">0</text:span>,<text:span text:style-name="T665">0</text:span>,<text:span text:style-name="T665">0</text:span>,<text:span text:style-name="T375">h</text:span>-<text:span text:style-name="T665">1</text:span>,<text:span text:style-name="T375">w</text:span>-<text:span text:style-name="T665">1</text:span>,<text:span text:style-name="T375">h</text:span>-<text:span text:style-name="T665">1</text:span>);</text:p>
      <text:p text:style-name="P147"><text:span text:style-name="T941"><text:tab/>Din prima linie se verifica dacă valorea flag-ului </text:span><text:span text:style-name="T803">canceled</text:span><text:span text:style-name="T941"> a fost deja setat fals. Este posibil ca utilizatorul sa scroleze rapid bara de threshold , deci este nevoie ca un Job thread să fie nevoit să fie oprit imediat pentru a începe unul nou cu un nou threshold.</text:span></text:p>
      <text:p text:style-name="P153"><text:tab/>Cele doua triunghiuri sunt folosite pentru a împarți în jumătate lucrul functiei. Triunghiul t1 este deasupra diagonelei principale , iar t2 este dedesubtul diagonalei principale.</text:p>
      <text:p text:style-name="P193">LinkedList&lt;Triangle&gt; triangleArray1 = <text:span text:style-name="T325">new </text:span>LinkedList&lt;&gt;();</text:p>
      <text:p text:style-name="P232">LinkedList&lt;Triangle&gt; triangleArray2 = <text:span text:style-name="T325">new </text:span>LinkedList&lt;&gt;();</text:p>
      <text:p text:style-name="P232">Thread th = <text:span text:style-name="T325">new </text:span>Thread(() -&gt; {</text:p>
      <text:p text:style-name="P242"><text:s text:c="4"/><text:span text:style-name="T918">recTriangulation(t1,triangleArray1);</text:span></text:p>
      <text:p text:style-name="P232">});</text:p>
      <text:p text:style-name="P232">th.start();</text:p>
      <text:p text:style-name="P232">recTriangulation(t2, triangleArray2);</text:p>
      <text:p text:style-name="P232"><text:span text:style-name="T325">try </text:span>{</text:p>
      <text:p text:style-name="P242"><text:s text:c="4"/><text:span text:style-name="T918">th.join();</text:span></text:p>
      <text:p text:style-name="P232">} <text:span text:style-name="T325">catch </text:span>(InterruptedException e) {</text:p>
      <text:p text:style-name="P242"><text:s text:c="4"/><text:span text:style-name="T918">e.printStackTrace();</text:span></text:p>
      <text:p text:style-name="P232">}</text:p>
      <text:p text:style-name="P193"><text:span text:style-name="T325">if</text:span>(<text:span text:style-name="T375">canceled</text:span>)<text:span text:style-name="T325">return</text:span>;</text:p>
      <text:p text:style-name="P193"/>
      <text:p text:style-name="P147"><text:span text:style-name="T941"><text:tab/>Aceste linii de cod par puțin exagerate , dar dacă sunt urmărite cu atenție , ele defapt executa </text:span><text:span text:style-name="T803">recTriangulation()</text:span><text:span text:style-name="T941"> pe doua fire de execuție. Una pe cea curenta , una pe un thread nou.</text:span></text:p>
      <text:p text:style-name="P153"><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7"><text:span text:style-name="T941">Creez un nou thread , acesta va executa </text:span><text:span text:style-name="T803">recTriangulation</text:span><text:span text:style-name="T941"> pe </text:span><text:span text:style-name="T803">t1 </text:span><text:span text:style-name="T942">și va depune rezultatele în prima lista. După aceea pornesc acel thread cu </text:span><text:span text:style-name="T804">start()</text:span><text:span text:style-name="T942"> , acuma ca el a pornit vectorizarea pe triunghiul </text:span><text:span text:style-name="T804">t1</text:span><text:span text:style-name="T942"> , încep vectorizarea pe firul principal executantd </text:span><text:span text:style-name="T804">recTriangulation(t2, triangleArray2); </text:span></text:p>
      <text:p text:style-name="P147"><text:span text:style-name="T804"><text:tab/></text:span><text:span text:style-name="T942">Dacă dintr-un motiv vectorizarea pe </text:span><text:span text:style-name="T804">t2</text:span><text:span text:style-name="T942"> a reușit sa termine mai repede , trebuie să mă asigur ca celalalt triunghi a fost terminat și el. Execut metoda </text:span><text:span text:style-name="T804">join()</text:span><text:span text:style-name="T942"> pe thread-ul creat anterior , astfel dacă thread-ul nu a terminat , firul principal va aștepta pana când acesta termina , sau dacă thread-ul deja a terminat , </text:span><text:span text:style-name="T804">join() </text:span><text:span text:style-name="T942">va returna imediat.</text:span></text:p>
      <text:p text:style-name="P147"><text:span text:style-name="T942"><text:tab/>Exista posibilitatea ca flag-ul </text:span><text:span text:style-name="T805">canceled</text:span><text:span text:style-name="T943">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7"><text:span text:style-name="T381">triangles</text:span><text:span text:style-name="T918">.ensureCapacity(triangleArray1.size() + triangleArray2.size());</text:span></text:p>
      <text:p text:style-name="P232"><text:soft-page-break/><text:span text:style-name="T375">triangles</text:span>.addAll(triangleArray1);</text:p>
      <text:p text:style-name="P232"><text:span text:style-name="T375">triangles</text:span>.addAll(triangleArray2);</text:p>
      <text:p text:style-name="P193"><text:span text:style-name="T325">if</text:span>(<text:span text:style-name="T375">canceled</text:span>)<text:span text:style-name="T325">return</text:span>;</text:p>
      <text:p text:style-name="P147"><text:span text:style-name="T943"><text:tab/>Dacă cele doua linii de execuție au executat cu succes </text:span><text:span text:style-name="T805">recTriangulation</text:span><text:span text:style-name="T943"> , trebuie culese informațiile adunate de către ele într-o lista comuna. Prima data ma asigur ca ArrayList-ul </text:span><text:span text:style-name="T805">triangles </text:span><text:span text:style-name="T944">va avea o zona de memorie suficient de mare pentru a putea include toate datele dintr-o data. După aceea ele sunt adaugate una câte una.</text:span></text:p>
      <text:p text:style-name="P147"><text:span text:style-name="T944"><text:tab/>Mai fac încă o verificare a flag-ului </text:span><text:span text:style-name="T806">canceled</text:span><text:span text:style-name="T945"> pentru ca tocmai s-a executat câteva linii care au o durata considerabila de timp de execuție.</text:span></text:p>
      <text:p text:style-name="P176"><text:span text:style-name="T375">lastSavedTriangleList </text:span>= <text:span text:style-name="T375">triangles</text:span>;</text:p>
      <text:p text:style-name="P232">th = <text:span text:style-name="T325">new </text:span>Thread(<text:span text:style-name="T325">new </text:span>Runnable() {</text:p>
      <text:p text:style-name="P242"><text:s text:c="4"/><text:span text:style-name="T947">@Override</text:span></text:p>
      <text:p text:style-name="P242"><text:span text:style-name="T946"><text:s text:c="4"/></text:span><text:span text:style-name="T341">public void </text:span><text:span text:style-name="T918">run() {</text:span></text:p>
      <text:p text:style-name="P242"><text:s text:c="8"/><text:span text:style-name="T918">constructStringSVG();</text:span></text:p>
      <text:p text:style-name="P242"><text:s text:c="8"/><text:span text:style-name="T918">updateDetails(String.</text:span><text:span text:style-name="T919">format</text:span><text:span text:style-name="T918">(</text:span><text:span text:style-name="T930">"SVG:%s SVGZ:%s"</text:span><text:span text:style-name="T918">,</text:span></text:p>
      <text:p text:style-name="P242"><text:s text:c="16"/><text:span text:style-name="T918">Utility.</text:span><text:span text:style-name="T919">aproximateDataSize</text:span><text:span text:style-name="T918">(</text:span><text:span text:style-name="T381">svgStringBuilder</text:span><text:span text:style-name="T918">.length()),</text:span></text:p>
      <text:p text:style-name="P242"><text:s text:c="16"/><text:span text:style-name="T918">Utility.</text:span><text:span text:style-name="T919">aproximateDataSize</text:span><text:span text:style-name="T918">(</text:span><text:span text:style-name="T381">svgzStringBuilder</text:span><text:span text:style-name="T918">.length())));</text:span></text:p>
      <text:p text:style-name="P242"><text:s text:c="4"/><text:span text:style-name="T918">}</text:span></text:p>
      <text:p text:style-name="P232">});</text:p>
      <text:p text:style-name="P232">th.start();</text:p>
      <text:p text:style-name="P232">drawTriangles(<text:span text:style-name="T375">triangles</text:span>);</text:p>
      <text:p text:style-name="P232"><text:span text:style-name="T325">try </text:span>{</text:p>
      <text:p text:style-name="P242"><text:s text:c="4"/><text:span text:style-name="T918">th.join();</text:span></text:p>
      <text:p text:style-name="P232">} <text:span text:style-name="T325">catch </text:span>(InterruptedException e) {</text:p>
      <text:p text:style-name="P242"><text:s text:c="4"/><text:span text:style-name="T918">e.printStackTrace();</text:span></text:p>
      <text:p text:style-name="P232">}</text:p>
      <text:p text:style-name="P193">setIsDone(<text:span text:style-name="T325">true</text:span>);</text:p>
      <text:p text:style-name="P147"><text:tab/><text:span text:style-name="T948">Acum ca s-au colectat toate triunghiurile într-o lista comuna, se seteaza lista de triunghiuri a intregului obiect TriangleVectorizer cu aceasta.</text:span></text:p>
      <text:p text:style-name="P15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9"><text:span text:style-name="T325">public void </text:span>recTriangulation(Triangle triangle,AbstractList&lt;Triangle&gt; triangles)</text:p>
      <text:p text:style-name="P156"><text:tab/><text:span text:style-name="T949">Aceasta metoda cauta în mod recursiv toate triunghiurile care se afla în obiectul </text:span><text:span text:style-name="T807">triangle</text:span><text:span text:style-name="T949"> și le depoziteaza în lista </text:span><text:span text:style-name="T807">triangles</text:span><text:span text:style-name="T949">. Valorile sunt mai ușor de recuperat dacă trimit lista ca parametru.</text:span></text:p>
      <text:p text:style-name="P179"><text:span text:style-name="T325">float </text:span>i0=<text:span text:style-name="T665">0</text:span>,i1=<text:span text:style-name="T665">0</text:span>,man;</text:p>
      <text:p text:style-name="P232"><text:span text:style-name="T325">int </text:span>flag;</text:p>
      <text:p text:style-name="P232"><text:span text:style-name="T325">float </text:span>a;</text:p>
      <text:p text:style-name="P232"><text:span text:style-name="T325">float </text:span>x0 = triangle.<text:span text:style-name="T375">x0</text:span>;</text:p>
      <text:p text:style-name="P232"><text:span text:style-name="T325">float </text:span>x1 = triangle.<text:span text:style-name="T375">x1</text:span>;</text:p>
      <text:p text:style-name="P232"><text:span text:style-name="T325">float </text:span>x2 = triangle.<text:span text:style-name="T375">x2</text:span>;</text:p>
      <text:p text:style-name="P232"><text:span text:style-name="T325">float </text:span>y0 = triangle.<text:span text:style-name="T375">y0</text:span>;</text:p>
      <text:p text:style-name="P232"><text:span text:style-name="T325">float </text:span>y1 = triangle.<text:span text:style-name="T375">y1</text:span>;</text:p>
      <text:p text:style-name="P232"><text:span text:style-name="T325">float </text:span>y2 = triangle.<text:span text:style-name="T375">y2</text:span>;</text:p>
      <text:p text:style-name="P232"><text:span text:style-name="T325">float </text:span>xMin = triangle.<text:span text:style-name="T375">xMin</text:span>;</text:p>
      <text:p text:style-name="P232"><text:span text:style-name="T325">float </text:span>xMax = triangle.<text:span text:style-name="T375">xMax</text:span>;</text:p>
      <text:p text:style-name="P232"><text:span text:style-name="T325">float </text:span>yMin = triangle.<text:span text:style-name="T375">yMin</text:span>;</text:p>
      <text:p text:style-name="P232"><text:span text:style-name="T325">float </text:span>yMax = triangle.<text:span text:style-name="T375">yMax</text:span>;</text:p>
      <text:p text:style-name="P232"><text:span text:style-name="T325">int </text:span>rTotal=<text:span text:style-name="T665">0</text:span>,gTotal=<text:span text:style-name="T665">0</text:span>,bTotal=<text:span text:style-name="T665">0</text:span>,count=<text:span text:style-name="T665">0</text:span>;</text:p>
      <text:p text:style-name="P232"><text:span text:style-name="T325">int </text:span>rMed=<text:span text:style-name="T665">0</text:span>,gMed=<text:span text:style-name="T665">0</text:span>,bMed=<text:span text:style-name="T665">0</text:span>;</text:p>
      <text:p text:style-name="P193"><text:span text:style-name="T325">int </text:span>m;</text:p>
      <text:p text:style-name="P159"><text:soft-page-break/><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82">rMed += redOrig((<text:span text:style-name="T325">int</text:span>)x0,(<text:span text:style-name="T325">int</text:span>)y0);</text:p>
      <text:p text:style-name="P232">rMed += redOrig((<text:span text:style-name="T325">int</text:span>)x1,(<text:span text:style-name="T325">int</text:span>)y1);</text:p>
      <text:p text:style-name="P232">rMed += redOrig((<text:span text:style-name="T325">int</text:span>)<text:span text:style-name="T950">x2</text:span>,(<text:span text:style-name="T325">int</text:span>)y2);</text:p>
      <text:p text:style-name="P232">bMed += blueOrig((<text:span text:style-name="T325">int</text:span>) x0, (<text:span text:style-name="T325">int</text:span>) y0);</text:p>
      <text:p text:style-name="P232">bMed += blueOrig((<text:span text:style-name="T325">int</text:span>) x1, (<text:span text:style-name="T325">int</text:span>) y1);</text:p>
      <text:p text:style-name="P232">bMed += blueOrig((<text:span text:style-name="T325">int</text:span>) <text:span text:style-name="T950">x2</text:span>, (<text:span text:style-name="T325">int</text:span>) y2);</text:p>
      <text:p text:style-name="P232">gMed += greenOrig((<text:span text:style-name="T325">int</text:span>) x0, (<text:span text:style-name="T325">int</text:span>) y0);</text:p>
      <text:p text:style-name="P232">gMed += greenOrig((<text:span text:style-name="T325">int</text:span>) x1, (<text:span text:style-name="T325">int</text:span>) y1);</text:p>
      <text:p text:style-name="P232">gMed += greenOrig((<text:span text:style-name="T325">int</text:span>) <text:span text:style-name="T950">x2</text:span>, (<text:span text:style-name="T325">int</text:span>) y2);</text:p>
      <text:p text:style-name="P232">rMed/=<text:span text:style-name="T665">3</text:span>;</text:p>
      <text:p text:style-name="P232">gMed/=<text:span text:style-name="T665">3</text:span>;</text:p>
      <text:p text:style-name="P193">bMed/=<text:span text:style-name="T665">3</text:span>;</text:p>
      <text:p text:style-name="P160"><text:tab/><text:span text:style-name="T951">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82"><text:span text:style-name="T325">boolean </text:span>fail = <text:span text:style-name="T325">false</text:span>;</text:p>
      <text:p text:style-name="P193"><text:span text:style-name="T325">for </text:span>(<text:span text:style-name="T325">int </text:span>y = (<text:span text:style-name="T325">int</text:span>) yMin; y &lt;= yMax &amp;&amp; !fail; y++) {</text:p>
      <text:p text:style-name="P161"><text:tab/><text:span text:style-name="T952">Iterez de sus în jos toate liniile orizontale care se intersectează cu triunghiul.Deasemenea verific dacă variabila </text:span><text:span text:style-name="T808">fail</text:span><text:span text:style-name="T953"> a devenit true , deoarce este posibil ca un pixel sa fi fost prea diferit pentru threshold. </text:span></text:p>
      <text:p text:style-name="P183">flag = <text:span text:style-name="T665">0</text:span>;</text:p>
      <text:p text:style-name="P230">a = <text:span text:style-name="T665">1.f </text:span>* (y - y0) / (y1 - y0);</text:p>
      <text:p text:style-name="P190">flag += ((a &gt;= <text:span text:style-name="T665">0</text:span>) &amp;&amp; (a &lt;= <text:span text:style-name="T665">1</text:span>)) ? <text:span text:style-name="T665">1 </text:span>: <text:span text:style-name="T665">0</text:span>;</text:p>
      <text:p text:style-name="P190"><text:span text:style-name="T325">if </text:span>(flag == <text:span text:style-name="T665">1</text:span>) {</text:p>
      <text:p text:style-name="P241"><text:s text:c="4"/><text:span text:style-name="T910">i0 = (</text:span><text:span text:style-name="T332">int</text:span><text:span text:style-name="T910">) (x0 + (x1 - x0) * a);</text:span></text:p>
      <text:p text:style-name="P198">}</text:p>
      <text:p text:style-name="P161"><text:tab/><text:span text:style-name="T954">Aici se calculează punctul de intersectie dintre linia y și linia de la (x0,y0) la (x1,y1). Dacă punctul acesta de intersectie se afla în segmentul (x0,y0)(x1,y1) , coordonata x a acestui va fi memorata în i0 .</text:span></text:p>
      <text:p text:style-name="P161"><text:tab/><text:span text:style-name="T955">Procesul de calculare și respingere este unul rapid și eficient. Variabila </text:span><text:span text:style-name="T809">flag</text:span><text:span text:style-name="T955"> are rolul de număra câte puncte de intersectie s-au găsit pana acuma.</text:span></text:p>
      <text:p text:style-name="P183">a = <text:span text:style-name="T665">1.f </text:span>* (y - y1) / (y2 - y1);</text:p>
      <text:p text:style-name="P230">flag += ((a &gt;= <text:span text:style-name="T665">0</text:span>) &amp;&amp; (a &lt;= <text:span text:style-name="T665">1</text:span>)) ? <text:span text:style-name="T665">1 </text:span>: <text:span text:style-name="T665">0</text:span>;</text:p>
      <text:p text:style-name="P230"><text:span text:style-name="T325">if </text:span>(flag == <text:span text:style-name="T665">1</text:span>) {</text:p>
      <text:p text:style-name="P239"><text:s text:c="4"/><text:span text:style-name="T910">i0 = (</text:span><text:span text:style-name="T332">int</text:span><text:span text:style-name="T910">) (x1 + (x2 - x1) * a);</text:span></text:p>
      <text:p text:style-name="P230">} <text:span text:style-name="T325">else if </text:span>(flag == <text:span text:style-name="T665">2</text:span>) {</text:p>
      <text:p text:style-name="P239"><text:s text:c="4"/><text:span text:style-name="T910">i1 = (</text:span><text:span text:style-name="T332">int</text:span><text:span text:style-name="T910">) (x1 + (x2 - x1) * a);</text:span></text:p>
      <text:p text:style-name="P190">}</text:p>
      <text:p text:style-name="P172"><text:tab/><text:span text:style-name="T89">Se repeta aceeași verificare dar pe linia (x1,y1)(x2,y2). În funcție de valoarea lui </text:span><text:span text:style-name="T95">flag</text:span><text:span text:style-name="T89"> al doilea punct de intersectie va fi notat fie pe i0 fie pe i1. </text:span></text:p>
      <text:p text:style-name="P183"><text:soft-page-break/><text:span text:style-name="T327">if </text:span><text:span text:style-name="T955">(flag == </text:span><text:span text:style-name="T670">1</text:span><text:span text:style-name="T955">) {</text:span></text:p>
      <text:p text:style-name="P239"><text:s text:c="4"/><text:span text:style-name="T910">a = </text:span><text:span text:style-name="T668">1.f </text:span><text:span text:style-name="T910">* (y - y2) / (y0 - y2);</text:span></text:p>
      <text:p text:style-name="P239"><text:s text:c="4"/><text:span text:style-name="T910">i1 = (</text:span><text:span text:style-name="T332">int</text:span><text:span text:style-name="T910">) (x2 + (x0 - x2) * a);</text:span></text:p>
      <text:p text:style-name="P190">}</text:p>
      <text:p text:style-name="P172"><text:span text:style-name="T89"><text:tab/></text:span><text:span text:style-name="T90">Este posibil ca </text:span><text:span text:style-name="T96">flag</text:span><text:span text:style-name="T90">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83"><text:span text:style-name="T328">if </text:span><text:span text:style-name="T956">(i0 &gt; i1) {</text:span></text:p>
      <text:p text:style-name="P239"><text:s text:c="4"/><text:span text:style-name="T910">man = i0;</text:span></text:p>
      <text:p text:style-name="P239"><text:s text:c="4"/><text:span text:style-name="T910">i0 = i1;</text:span></text:p>
      <text:p text:style-name="P239"><text:s text:c="4"/><text:span text:style-name="T910">i1 = man;</text:span></text:p>
      <text:p text:style-name="P230">}</text:p>
      <text:p text:style-name="P230">i0 = (<text:span text:style-name="T325">int</text:span>) Math.<text:span text:style-name="T784">floor</text:span>(i0);</text:p>
      <text:p text:style-name="P230">i1 = (<text:span text:style-name="T325">int</text:span>) Math.<text:span text:style-name="T784">ceil</text:span>(i1);</text:p>
      <text:p text:style-name="P230"><text:span text:style-name="T325">if</text:span>(i0 &lt; xMin) i0 = xMin;</text:p>
      <text:p text:style-name="P190"><text:span text:style-name="T325">if</text:span>(i1 &gt; xMax) i1 = xMax;</text:p>
      <text:p text:style-name="P172"><text:span text:style-name="T90"><text:tab/></text:span><text:span text:style-name="T91">Acesta este procesul de aranjare și rafinare a datelor găsite. Mai întâi ele sunt orientate corect de la stânga la dreapta , </text:span><text:span text:style-name="T92">apoi se extind </text:span><text:span text:style-name="T93">marginile spre numere întregi fără sa li se dea voie sa iasă din segmentul [xMin,xMax].</text:span></text:p>
      <text:p text:style-name="P183"><text:span text:style-name="T329">if</text:span><text:span text:style-name="T957">(</text:span><text:span text:style-name="T376">canceled</text:span><text:span text:style-name="T957">)</text:span><text:span text:style-name="T329">return</text:span><text:span text:style-name="T957">;</text:span></text:p>
      <text:p text:style-name="P172"><text:span text:style-name="T93"><text:tab/></text:span><text:span text:style-name="T94">Se verifica dacă s-a apelat metoda de anulare.</text:span></text:p>
      <text:p text:style-name="P183"><text:span text:style-name="T330">for </text:span><text:span text:style-name="T958">(</text:span><text:span text:style-name="T330">int </text:span><text:span text:style-name="T958">x = (</text:span><text:span text:style-name="T330">int</text:span><text:span text:style-name="T958">) i0; x &lt;= i1 &amp;&amp; !fail; x++) {</text:span></text:p>
      <text:p text:style-name="P215"><text:s text:c="4"/><text:span text:style-name="T332">if</text:span><text:span text:style-name="T910">(</text:span><text:span text:style-name="T378">canceled</text:span><text:span text:style-name="T910">)</text:span><text:span text:style-name="T332">return</text:span><text:span text:style-name="T910">;</text:span></text:p>
      <text:p text:style-name="P172"><text:span text:style-name="T94"><text:tab/>Se itereaza de la stânga la dreapta toate coordonatele x intre cele doua puncte de intersectie găsite. La fiecare pas se verifica variabila </text:span><text:span text:style-name="T97">fail</text:span><text:span text:style-name="T99"> dacă a devenit adevărat și să se oprească procesarea triunghiului. Deoarece acest </text:span><text:span text:style-name="T97">for</text:span><text:span text:style-name="T99"> este destul de strâns , am decis sa pun și aici încă o verificare pentru flag-ul </text:span><text:span text:style-name="T97">canceled</text:span><text:span text:style-name="T99">.</text:span></text:p>
      <text:p text:style-name="P189">count++;</text:p>
      <text:p text:style-name="P189">rTotal += redOrig(x, y);</text:p>
      <text:p text:style-name="P230">gTotal += greenOrig(x, y);</text:p>
      <text:p text:style-name="P190">bTotal += blueOrig(x, y);</text:p>
      <text:p text:style-name="P172"><text:span text:style-name="T99"><text:tab/></text:span><text:span text:style-name="T100">Se incrementeaza contorul de pixeli , și se adaug valorile culorilor la sumele lor corespunzatoare. Acestea vor fi folosite mai târziu pentru a calcula adevărata medie a culorilor. </text:span></text:p>
      <text:p text:style-name="P183"><text:span text:style-name="T959">m = Math.</text:span><text:span text:style-name="T843">abs</text:span><text:span text:style-name="T959">(rMed - redOrig(x, y)) +</text:span></text:p>
      <text:p text:style-name="P239"><text:s text:c="8"/><text:span text:style-name="T910">Math.</text:span><text:span text:style-name="T921">abs</text:span><text:span text:style-name="T910">(gMed - greenOrig(x, y)) +</text:span></text:p>
      <text:p text:style-name="P215"><text:s text:c="8"/><text:span text:style-name="T910">Math.</text:span><text:span text:style-name="T921">abs</text:span><text:span text:style-name="T910">(bMed - blueOrig(x, y));</text:span></text:p>
      <text:p text:style-name="P172"><text:span text:style-name="T100"><text:tab/></text:span><text:span text:style-name="T101">Se calculează distanța Manhatten bazata pe valorile culorilor RGB dintre pixelul current și media aproximativa a culorilor.</text:span></text:p>
      <text:p text:style-name="P183"><text:span text:style-name="T364">if</text:span><text:span text:style-name="T960">(m &gt; </text:span><text:span text:style-name="T390">threshold</text:span><text:span text:style-name="T960">)</text:span></text:p>
      <text:p text:style-name="P215"><text:soft-page-break/><text:s text:c="4"/><text:span text:style-name="T910">fail = </text:span><text:span text:style-name="T332">true</text:span><text:span text:style-name="T910">;</text:span></text:p>
      <text:p text:style-name="P172"><text:span text:style-name="T101"><text:tab/></text:span><text:span text:style-name="T102">Dacă valoarea </text:span><text:span text:style-name="T98">m</text:span><text:span text:style-name="T102"> este mai mare decât threshold, înseamnă ca s-a descoperit un pixel care este prea diferit de media aproximativ calculata , deci analiza triunghiului este oprita.</text:span></text:p>
      <text:p text:style-name="P183"><text:span text:style-name="T365">if</text:span><text:span text:style-name="T961">(</text:span><text:span text:style-name="T391">canceled</text:span><text:span text:style-name="T961">)</text:span><text:span text:style-name="T365">return</text:span><text:span text:style-name="T961">;</text:span></text:p>
      <text:p text:style-name="P230"><text:span text:style-name="T325">if</text:span>(count==<text:span text:style-name="T665">0</text:span>)</text:p>
      <text:p text:style-name="P239"><text:s text:c="4"/><text:span text:style-name="T332">return</text:span><text:span text:style-name="T910">;</text:span></text:p>
      <text:p text:style-name="P230"><text:span text:style-name="T325">else </text:span>{</text:p>
      <text:p text:style-name="P239"><text:s text:c="4"/><text:span text:style-name="T910">rTotal /= count;</text:span></text:p>
      <text:p text:style-name="P239"><text:s text:c="4"/><text:span text:style-name="T910">gTotal /= count;</text:span></text:p>
      <text:p text:style-name="P239"><text:s text:c="4"/><text:span text:style-name="T910">bTotal /= count;</text:span></text:p>
      <text:p text:style-name="P190">}</text:p>
      <text:p text:style-name="P172"><text:span text:style-name="T102"><text:tab/></text:span><text:span text:style-name="T103">Dacă dintr-un vreun motiv un s-a găsit nici măcar nu pixel , procesul de vectorizare în acel triunghi este oprit. Altfel se calculează media adevărata a culorilor.</text:span></text:p>
      <text:p text:style-name="P183"><text:span text:style-name="T366">if</text:span><text:span text:style-name="T962">(!fail || triangle.</text:span><text:span text:style-name="T392">area</text:span><text:span text:style-name="T962">&lt;=</text:span><text:span text:style-name="T671">3</text:span><text:span text:style-name="T962">){</text:span></text:p>
      <text:p text:style-name="P239"><text:s text:c="4"/><text:span text:style-name="T910">triangle.</text:span><text:span text:style-name="T378">color </text:span><text:span text:style-name="T910">= </text:span><text:span text:style-name="T668">0xff000000 </text:span><text:span text:style-name="T910">| (rTotal&lt;&lt;</text:span><text:span text:style-name="T668">16</text:span><text:span text:style-name="T910">) | (gTotal&lt;&lt;</text:span><text:span text:style-name="T668">8</text:span><text:span text:style-name="T910">) | bTotal;</text:span></text:p>
      <text:p text:style-name="P239"><text:s text:c="4"/><text:span text:style-name="T910">triangles.add(triangle);</text:span></text:p>
      <text:p text:style-name="P239"><text:s text:c="4"/><text:span text:style-name="T332">int </text:span><text:span text:style-name="T910">x = </text:span><text:span text:style-name="T378">aproxCompletedPixelCount</text:span><text:span text:style-name="T910">.addAndGet((</text:span><text:span text:style-name="T332">int</text:span><text:span text:style-name="T910">)Math.</text:span><text:span text:style-name="T921">ceil</text:span><text:span text:style-name="T910">(triangle.</text:span><text:span text:style-name="T378">area </text:span><text:span text:style-name="T910">* </text:span><text:span text:style-name="T668">100</text:span><text:span text:style-name="T910">));</text:span></text:p>
      <text:p text:style-name="P215"><text:s text:c="4"/><text:span text:style-name="T910">updateDetails(String.</text:span><text:span text:style-name="T921">format</text:span><text:span text:style-name="T910">(</text:span><text:span text:style-name="T931">"Progress : %.1f%%"</text:span><text:span text:style-name="T910">,</text:span><text:span text:style-name="T668">1.f</text:span><text:span text:style-name="T910">*x/</text:span><text:span text:style-name="T378">area</text:span><text:span text:style-name="T910">));</text:span></text:p>
      <text:p text:style-name="P222"><text:span text:style-name="T103"><text:tab/></text:span><text:span text:style-name="T241">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210"><text:span text:style-name="T963">}</text:span><text:span text:style-name="T367">else</text:span><text:span text:style-name="T963">{</text:span></text:p>
      <text:p text:style-name="P226"><text:s text:c="4"/><text:span text:style-name="T325">double </text:span>dist0 = Math.<text:span text:style-name="T784">sqrt</text:span>((x0-x1)*(x0-x1) + (y0-y1)*(y0-y1));</text:p>
      <text:p text:style-name="P226"><text:s text:c="4"/><text:span text:style-name="T325">double </text:span>dist1 = Math.<text:span text:style-name="T784">sqrt</text:span>((x2-x1)*(x2-x1) + (y2-y1)*(y2-y1));</text:p>
      <text:p text:style-name="P209"><text:s text:c="4"/><text:span text:style-name="T325">double </text:span>dist2 = Math.<text:span text:style-name="T784">sqrt</text:span>((x0-x2)*(x0-x2) + (y0-y2)*(y0-y2));</text:p>
      <text:p text:style-name="P222"><text:span text:style-name="T241"><text:tab/></text:span><text:span text:style-name="T242">Dacă triunghiul </text:span><text:span text:style-name="T243">nu </text:span><text:span text:style-name="T242">a fost respins , acesta va trebuit separat în doua. </text:span><text:span text:style-name="T243">Pentru ca triunghiurile sa nu devină prea subtiri sau sa aibe un unghi prea obtuz, taierea triunghiului se face începând de la un punct de pe segmentul cel mai lung și colțul opus.</text:span></text:p>
      <text:p text:style-name="P199"><text:span text:style-name="T368">float </text:span><text:span text:style-name="T964">r = </text:span><text:span text:style-name="T393">random</text:span><text:span text:style-name="T964">.nextFloat()*</text:span><text:span text:style-name="T672">0.6f </text:span><text:span text:style-name="T964">+ </text:span><text:span text:style-name="T672">0.2f</text:span><text:span text:style-name="T964">;</text:span></text:p>
      <text:p text:style-name="P236">Triangle t1,t2;</text:p>
      <text:p text:style-name="P236"><text:span text:style-name="T325">if</text:span>(dist0&gt;=dist1 &amp;&amp; dist0&gt;=dist2){</text:p>
      <text:p text:style-name="P241"><text:s text:c="4"/><text:span text:style-name="T910">t1 = </text:span><text:span text:style-name="T332">new </text:span><text:span text:style-name="T910">Triangle(Utility.</text:span><text:span text:style-name="T921">interpolate</text:span><text:span text:style-name="T910">(x0, x1, r),Utility.</text:span><text:span text:style-name="T921">interpolate</text:span><text:span text:style-name="T910">(y0, y1, r),x2,y2,x0,y0);</text:span></text:p>
      <text:p text:style-name="P241"><text:s text:c="4"/><text:span text:style-name="T910">t2 = </text:span><text:span text:style-name="T332">new </text:span><text:span text:style-name="T910">Triangle(Utility.</text:span><text:span text:style-name="T921">interpolate</text:span><text:span text:style-name="T910">(x0, x1, r),Utility.</text:span><text:span text:style-name="T921">interpolate</text:span><text:span text:style-name="T910">(y0, y1, r),x2,y2,x1,y1);</text:span></text:p>
      <text:p text:style-name="P236">}<text:span text:style-name="T325">else if</text:span>(dist1&gt;=dist0 &amp;&amp; dist1&gt;=dist2){</text:p>
      <text:p text:style-name="P241"><text:s text:c="4"/><text:span text:style-name="T910">t1 = </text:span><text:span text:style-name="T332">new </text:span><text:span text:style-name="T910">Triangle(Utility.</text:span><text:span text:style-name="T921">interpolate</text:span><text:span text:style-name="T910">(x2, x1, r),Utility.</text:span><text:span text:style-name="T921">interpolate</text:span><text:span text:style-name="T910">(y2, y1, r),x0,y0,x2,y2);</text:span></text:p>
      <text:p text:style-name="P241"><text:s text:c="4"/><text:span text:style-name="T910">t2 = </text:span><text:span text:style-name="T332">new </text:span><text:span text:style-name="T910">Triangle(Utility.</text:span><text:span text:style-name="T921">interpolate</text:span><text:span text:style-name="T910">(x2, x1, r),Utility.</text:span><text:span text:style-name="T921">interpolate</text:span><text:span text:style-name="T910">(y2, y1, r),x0,y0,x1,y1);</text:span></text:p>
      <text:p text:style-name="P236">}<text:span text:style-name="T325">else</text:span>{</text:p>
      <text:p text:style-name="P241"><text:s text:c="4"/><text:span text:style-name="T910">t1 = </text:span><text:span text:style-name="T332">new </text:span><text:span text:style-name="T910">Triangle(Utility.</text:span><text:span text:style-name="T921">interpolate</text:span><text:span text:style-name="T910">(x2, x0, r),Utility.</text:span><text:span text:style-name="T921">interpolate</text:span><text:span text:style-name="T910">(y2, y0, r),x1,y1,x2,y2);</text:span></text:p>
      <text:p text:style-name="P241"><text:s text:c="4"/><text:span text:style-name="T910">t2 = </text:span><text:span text:style-name="T332">new </text:span><text:span text:style-name="T910">Triangle(Utility.</text:span><text:span text:style-name="T921">interpolate</text:span><text:span text:style-name="T910">(x2, x0, r),Utility.</text:span><text:span text:style-name="T921">interpolate</text:span><text:span text:style-name="T910">(y2, y0, r),x1,y1,x0,y0);</text:span></text:p>
      <text:p text:style-name="P198">}</text:p>
      <text:p text:style-name="P222"><text:soft-page-break/><text:span text:style-name="T243"><text:tab/></text:span><text:span text:style-name="T244">Generez un numar aleator </text:span><text:span text:style-name="T245">r </text:span><text:span text:style-name="T244">din mulțimea [0.2,0.8]. </text:span><text:span text:style-name="T245">Folosind valoarea </text:span><text:span text:style-name="T231">r</text:span><text:span text:style-name="T227"> apoi despart triunghiul cel mai mare în doua mai mici , având grija sa tai pe latura cea mai lunga. </text:span><text:span text:style-name="T228">Punctul de despărțire este ales prin interpolarea celor doua puncte ale laturii cele mai mici cu valorea numarului </text:span><text:span text:style-name="T232">r.</text:span></text:p>
      <text:p text:style-name="P212"><text:span text:style-name="T369">if</text:span><text:span text:style-name="T965">(t1.</text:span><text:span text:style-name="T394">area</text:span><text:span text:style-name="T965">&gt;</text:span><text:span text:style-name="T673">0.5</text:span><text:span text:style-name="T965">)recTriangulation(t1,triangles);</text:span></text:p>
      <text:p text:style-name="P190"><text:span text:style-name="T325">if</text:span>(t2.<text:span text:style-name="T375">area</text:span>&gt;<text:span text:style-name="T665">0.5</text:span>)recTriangulation(t2,triangles);</text:p>
      <text:p text:style-name="P222"><text:span text:style-name="T232"><text:tab/></text:span><text:span text:style-name="T228">Exista posibilitatea ca după taierea triunghiului , unul dintre ele o să fie foarte foarte mic. Dacă aria triunghiului a devenit mai mic decât o jumătate de pixel , nu mai are rost să fie luat în considerare. </text:span></text:p>
      <text:p text:style-name="P219"><text:span text:style-name="T611"><text:tab/></text:span><text:span text:style-name="T612">Atunci când un triunghi este considerat suficient de mare , se continu</text:span><text:span text:style-name="T613">ă </text:span><text:span text:style-name="T612">procesul recursiv , pasand referinta către containerul de triunghiuri.</text:span></text:p>
      <text:h text:style-name="Heading_20_2" text:outline-level="2"><text:bookmark-start text:name="__RefHeading___Toc6610_343084211"/><text:span text:style-name="T658">Descrierea clasei </text:span><text:span text:style-name="T656">Polygon</text:span><text:span text:style-name="T655">V</text:span><text:span text:style-name="T654">ectorizer</text:span><text:bookmark-end text:name="__RefHeading___Toc6610_343084211"/></text:h>
      <text:p text:style-name="P71"><text:span text:style-name="T496"><text:tab/></text:span><text:span text:style-name="T501">Acest vectorizator </text:span><text:span text:style-name="T634">creează</text:span><text:span text:style-name="T501"> o list</text:span><text:span text:style-name="T634">ă</text:span><text:span text:style-name="T501"> de </text:span><text:span text:style-name="T548">poligoane</text:span><text:span text:style-name="T501"> </text:span><text:span text:style-name="T502">care acoperă întreaga suprafaț</text:span><text:span text:style-name="T634">ă</text:span><text:span text:style-name="T502"> a pozei originale. Fiecare dintre </text:span><text:span text:style-name="T548">poligoane</text:span><text:span text:style-name="T502"> are o culoare care este </text:span><text:span text:style-name="T635">calculată</text:span><text:span text:style-name="T502"> făcând media </text:span><text:span text:style-name="T635">aritmetică a </text:span><text:span text:style-name="T502">culorilor pixelilor care </text:span><text:span text:style-name="T635">aparțin</text:span><text:span text:style-name="T502"> </text:span><text:span text:style-name="T548">poligonului</text:span><text:span text:style-name="T502"> respectiv. </text:span></text:p>
      <text:p text:style-name="P70"><text:span text:style-name="T502"><text:tab/></text:span><text:span text:style-name="T503">Pentru a ajuta codarea acestei clase, am creat o clasa ajutătoare </text:span><text:span text:style-name="T583">Colored</text:span><text:span text:style-name="T584">Polygon</text:span><text:span text:style-name="T503"> care rețin</text:span><text:span text:style-name="T525">e coordonatele </text:span><text:span text:style-name="T636">vârfurilor</text:span><text:span text:style-name="T525"> </text:span><text:span text:style-name="T549">stocate într-un </text:span><text:span text:style-name="T636">vector</text:span><text:span text:style-name="T549"> de </text:span><text:span text:style-name="T585">short</text:span><text:span text:style-name="T549">-uri folosind un obiect de tipul </text:span><text:span text:style-name="T585">StaticPointArray</text:span><text:span text:style-name="T549"> și</text:span><text:span text:style-name="T525"> </text:span><text:span text:style-name="T526">culoarea într-o valoare </text:span><text:span text:style-name="T572">integer</text:span><text:span text:style-name="T527">. </text:span><text:span text:style-name="T528">De-asemenea în fiecare obiect de tipul </text:span><text:span text:style-name="T586">ColoredPolygon</text:span><text:span text:style-name="T528"> se mai afla și un obiect de tipul </text:span><text:span text:style-name="T573">Path2D.Float</text:span><text:span text:style-name="T528"> numit </text:span><text:span text:style-name="T573">path</text:span><text:span text:style-name="T528"> care este folosit la optimizarea </text:span><text:span text:style-name="T637">creării</text:span><text:span text:style-name="T528"> imaginii demonstrative utilizatorului.</text:span></text:p>
      <text:p text:style-name="P70"><text:span text:style-name="T528"><text:tab/></text:span><text:span text:style-name="T550">Clasa </text:span><text:span text:style-name="T587">StaticPointArray</text:span><text:span text:style-name="T550"> a fost creat</text:span><text:span text:style-name="T637">ă</text:span><text:span text:style-name="T550"> pentru a spori viteza </text:span><text:span text:style-name="T637">procesării</text:span><text:span text:style-name="T550"> datelor.</text:span></text:p>
      <text:p text:style-name="P43"><text:tab/>Clas<text:span text:style-name="T690">ele</text:span> <text:span text:style-name="T838">ColoredPolygon</text:span><text:span text:style-name="T689"> și </text:span><text:span text:style-name="T838">StaticPointArray</text:span> a<text:span text:style-name="T690">u</text:span> fost notat<text:span text:style-name="T690">e</text:span> ca fiind serializabil<text:span text:style-name="T690">e</text:span> și obiectul <text:span text:style-name="T1034">ajutător</text:span> <text:span text:style-name="T839">path</text:span><text:span text:style-name="T691"> a fost </text:span>notat ca fiind <text:span text:style-name="T796">transient</text:span> ceea ce înseamnă ca <text:span text:style-name="T692">ele</text:span> nu vor fi scris<text:span text:style-name="T1035">e</text:span> la serializare.</text:p>
      <text:p text:style-name="P72"><text:span text:style-name="T504"><text:tab/></text:span><text:span text:style-name="T551">Procesul de divizare în poligoane const</text:span><text:span text:style-name="T638">ă</text:span><text:span text:style-name="T551"> în căutarea zonelor de culori care sunt similare </text:span><text:span text:style-name="T552">și continue. </text:span><text:span text:style-name="T553">Mulțimea de poligoane descoperita nu este cea mai eficient</text:span><text:span text:style-name="T638">ă</text:span><text:span text:style-name="T553"> deoarece am ales sa folosesc metoda Greedy pentru descoperirea lor. Folosind metoda Greedy am scăzut dificultatea codului de a-l scrie. </text:span><text:span text:style-name="T554">Din păcate procesul se </text:span><text:span text:style-name="T639">rulează</text:span><text:span text:style-name="T554"> decât pe un singur thread, dar este posibil</text:span><text:span text:style-name="T639">ă</text:span><text:span text:style-name="T554"> divizarea imaginii în celule și apoi aplicarea procesului doar pe acele celule pentru fiecare thread. </text:span><text:span text:style-name="T555">Procesul în sine nu este aleator, o imagine va da aceleași rezultate de fiecare data pentru un </text:span><text:span text:style-name="T588">threshold</text:span><text:span text:style-name="T555"> anume.</text:span></text:p>
      <text:p text:style-name="P72"><text:span text:style-name="T505"><text:tab/></text:span><text:span text:style-name="T556">Una dintre </text:span><text:span text:style-name="T640">dificultățile</text:span><text:span text:style-name="T556"> codului a fost faptul ca perimetrele poligoanelor erau dificil de calculat, odată chiar încercând sa folosesc </text:span><text:span text:style-name="T608">backtracking</text:span><text:span text:style-name="T556">, dar am ajuns la un cod care găsește în timp liniar per</text:span><text:span text:style-name="T557">i</text:span><text:span text:style-name="T556">metrul unei </text:span><text:span text:style-name="T640">mulțimi</text:span><text:span text:style-name="T556"> conectate de pixeli.</text:span><text:span text:style-name="T506"> </text:span></text:p>
      <text:p text:style-name="P75"><text:span text:style-name="T447"><text:tab/></text:span><text:span text:style-name="T450">De fiecare dat</text:span><text:span text:style-name="T458">ă</text:span><text:span text:style-name="T450"> când se începe un proces de divizare se </text:span><text:span text:style-name="T458">inițializează</text:span><text:span text:style-name="T450"> o matrice de flag-uri cu valori dacă un pixel este vizitat sau nevizitat.</text:span></text:p>
      <text:p text:style-name="P75"><text:span text:style-name="T450"><text:tab/></text:span><text:span text:style-name="T451">Atunci când se găsește un pixel nevizitat, se caut</text:span><text:span text:style-name="T458">ă</text:span><text:span text:style-name="T451"> toți pixelii conectați de acesta și care </text:span><text:span text:style-name="T458">suma modulelor diferențelor</text:span><text:span text:style-name="T451"> culorilor </text:span><text:span text:style-name="T458">d</text:span><text:span text:style-name="T451">intre pixel</text:span><text:span text:style-name="T458">i</text:span><text:span text:style-name="T451"> nu depășește </text:span><text:span text:style-name="T477">threshold</text:span><text:span text:style-name="T451">-ul curent. </text:span><text:span text:style-name="T452">Toți pixeli conectați sunt apoi </text:span><text:span text:style-name="T459">considerați</text:span><text:span text:style-name="T452"> </text:span><text:span text:style-name="T459">vizitați.</text:span><text:span text:style-name="T453"> </text:span><text:span text:style-name="T454">Fiecare poligon descoperit este </text:span><text:span text:style-name="T459">adăugat</text:span><text:span text:style-name="T454"> la un </text:span><text:span text:style-name="T478">LinkedList</text:span><text:span text:style-name="T454">.</text:span></text:p>
      <text:p text:style-name="P102"><text:soft-page-break/><text:span text:style-name="T497"><text:tab/></text:span><text:span text:style-name="T455">După ce s-a făcut rost de </text:span><text:span text:style-name="T460">lista</text:span><text:span text:style-name="T455"> cu toate </text:span><text:span text:style-name="T461">triunghiurile</text:span><text:span text:style-name="T455">, se </text:span><text:span text:style-name="T463">construiesc</text:span><text:span text:style-name="T455"> </text:span><text:span text:style-name="T462">string-urile </text:span><text:span text:style-name="T455">care v</text:span><text:span text:style-name="T463">or</text:span><text:span text:style-name="T455"> conține lista în </text:span><text:span text:style-name="T464">formatele</text:span><text:span text:style-name="T455"> SVG </text:span><text:span text:style-name="T462">și SVGZ</text:span><text:span text:style-name="T455">. Am decis s</text:span><text:span text:style-name="T462">ă</text:span><text:span text:style-name="T455"> </text:span><text:span text:style-name="T462">construiesc</text:span><text:span text:style-name="T455"> acest</text:span><text:span text:style-name="T462">e</text:span><text:span text:style-name="T455"> string-</text:span><text:span text:style-name="T462">uri</text:span><text:span text:style-name="T455"> </text:span><text:span text:style-name="T462">devreme pentru a afișa utilizatorului </text:span><text:span text:style-name="T455">mărimea </text:span><text:span text:style-name="T462">fișierului</text:span><text:span text:style-name="T455"> când este salvat </text:span><text:span text:style-name="T456">în formatele SVG și SVGZ</text:span><text:span text:style-name="T455">.</text:span></text:p>
      <text:h text:style-name="P142" text:outline-level="2"><text:bookmark-start text:name="__RefHeading___Toc10592_60537451"/><text:span text:style-name="T663">I</text:span><text:span text:style-name="T664">mplementarea clasei PolygonVectorizer</text:span><text:bookmark-end text:name="__RefHeading___Toc10592_60537451"/></text:h>
      <text:p text:style-name="P192"><text:span text:style-name="T325">private </text:span>StaticPointArray <text:span text:style-name="T375">list</text:span>;</text:p>
      <text:p text:style-name="P196"><text:span text:style-name="T331">private </text:span><text:span text:style-name="T979">StaticPointArray </text:span><text:span text:style-name="T377">workList</text:span><text:span text:style-name="T979">;</text:span></text:p>
      <text:p text:style-name="P171"><text:span text:style-name="T875"><text:tab/></text:span><text:span text:style-name="T886">Aceste liste sunt folosite pentru a scade din punctele redundante folosite la definirea unui poligon. </text:span><text:span text:style-name="T887">Ele sunt inițializate în constructor având mărimea maxima egala cu aria imaginii , ceea ce elimina orice posibilitate de „overflow” dar sacrifica foarte mult spațiu de pe RAM.</text:span></text:p>
      <text:p text:style-name="P192"><text:span text:style-name="T373">private static final int </text:span><text:span text:style-name="T398">DIR_X</text:span><text:span text:style-name="T900">[] = </text:span><text:span text:style-name="T373">new int</text:span><text:span text:style-name="T900">[]{</text:span><text:span text:style-name="T674">1</text:span><text:span text:style-name="T900">,</text:span><text:span text:style-name="T674">1</text:span><text:span text:style-name="T900">,</text:span><text:span text:style-name="T674">0</text:span><text:span text:style-name="T900">,-</text:span><text:span text:style-name="T674">1</text:span><text:span text:style-name="T900">,-</text:span><text:span text:style-name="T674">1</text:span><text:span text:style-name="T900">,-</text:span><text:span text:style-name="T674">1</text:span><text:span text:style-name="T900">,</text:span><text:span text:style-name="T674">0</text:span><text:span text:style-name="T900">,</text:span><text:span text:style-name="T674">1</text:span><text:span text:style-name="T900">};</text:span></text:p>
      <text:p text:style-name="P191"><text:span text:style-name="T325">private static final int </text:span><text:span text:style-name="T397">DIR_Y</text:span>[] = <text:span text:style-name="T325">new int</text:span>[]{<text:span text:style-name="T665">0</text:span>,<text:span text:style-name="T665">1</text:span>,<text:span text:style-name="T665">1</text:span>,<text:span text:style-name="T665">1</text:span>,<text:span text:style-name="T665">0</text:span>,-<text:span text:style-name="T665">1</text:span>,-<text:span text:style-name="T665">1</text:span>,-<text:span text:style-name="T665">1</text:span>};</text:p>
      <text:p text:style-name="P171"><text:span text:style-name="T886"><text:tab/></text:span><text:span text:style-name="T888">Atunci când se cauta pixeli învecinați , în loc de a folosi opt condiții </text:span><text:span text:style-name="T849">if</text:span><text:span text:style-name="T888"> , folosesc un </text:span><text:span text:style-name="T849">for</text:span><text:span text:style-name="T888"> care </text:span><text:span text:style-name="T889">iterează</text:span><text:span text:style-name="T888"> toate aceste valori pentru a calcula </text:span><text:span text:style-name="T889">pozițiile</text:span><text:span text:style-name="T888"> vecinilor. </text:span><text:span text:style-name="T890">Motivul de ce am ales primul vecin verificat să fie cel drept ( 1,0 ) este pentru a putea folosi cât mai mult posibil cache-ul procesorului. </text:span></text:p>
      <text:p text:style-name="P171"><text:span text:style-name="T890"><text:tab/>Atunci când un procesor face un request pentru informații de pe RAM , acesta de obicei obține și date imediat </text:span><text:span text:style-name="T893">învecinate</text:span><text:span text:style-name="T890"> și le stochează împreuna în cache. Cache-ul este semnificativ mai rapid decât memoria RAM , dar aceasta este limitata (exemplu : procesorul Intel i5 4460 are 6MB de cache) . </text:span><text:span text:style-name="T891">Dacă un cod accesează în mod consecutive biți de informație de pe RAM , procesorul va folosi foarte des și corect cache-ul său. Dacă un cod accesează biți </text:span><text:span text:style-name="T892">în mod aleator de pe RAM , cache-ul va fi folosit ineficient , și viteza de procesare a informațiilor va scădea semnificativ.</text:span></text:p>
      <text:p text:style-name="P184"><text:span text:style-name="T325">private char </text:span><text:span text:style-name="T375">visitMatrix</text:span>[];</text:p>
      <text:p text:style-name="P191"><text:span text:style-name="T325">private char </text:span><text:span text:style-name="T375">workMatrix</text:span>[];</text:p>
      <text:p text:style-name="P171"><text:span text:style-name="T892"><text:tab/></text:span><text:span text:style-name="T894">Cele doua matrice conține una din patru valori numerice despre fiecare pixel în parte , și sunt folosite la descoperirea poligoanelor de culori continue. Matricea </text:span><text:span text:style-name="T850">workMatrix</text:span><text:span text:style-name="T895"> stochează informațiile relevante doar la poligonul curent procesat, iar matricea </text:span><text:span text:style-name="T850">visitMatrix</text:span><text:span text:style-name="T895"> stochează informații despre toate poligoanele descoperite în momentul procesării. Mai multe detalii despre cele patru valori vor fi prezentate mai jos.</text:span></text:p>
      <text:p text:style-name="P208"><text:span text:style-name="T370">private LinkedList&lt;ColoredPolygon&gt; </text:span><text:span text:style-name="T395">coloredPolygons </text:span><text:span text:style-name="T370">= new LinkedList&lt;&gt;();</text:span></text:p>
      <text:p text:style-name="P146"><text:tab/>Aceasta d<text:span text:style-name="T966">o</text:span>ar tine o referinta către ultima lista de <text:span text:style-name="T981">poligoane</text:span> care a fost generata de către un Job. Este posibil sa renunț la aceasta implementare dacă nu ii găsesc folos , pentru ca lista de <text:span text:style-name="T982">poligoane</text:span> este totuși considerabila ca și mărime.</text:p>
      <text:p text:style-name="P174"><text:span text:style-name="T87"><text:tab/>Functi</text:span><text:span text:style-name="T88">ile</text:span><text:span text:style-name="T87"> </text:span><text:span text:style-name="T685">startJob() </text:span><text:span text:style-name="T686">și </text:span><text:span text:style-name="T685">cancelLastJob()</text:span><text:span text:style-name="T80"> </text:span><text:span text:style-name="T81">sunt identice cu cele din TriangleVectorizer</text:span><text:span text:style-name="T80">.</text:span></text:p>
      <text:p text:style-name="P208"><text:span text:style-name="T371">private void </text:span><text:span text:style-name="T983">drawFunction(AbstractList&lt;ColoredPolygon&gt; coloredPolygonList)</text:span></text:p>
      <text:p text:style-name="P149"><text:tab/><text:span text:style-name="T967">Metoda aceasta este foarte similara cu functia </text:span><text:span text:style-name="T810">drawTriangles</text:span><text:span text:style-name="T967"> din </text:span><text:span text:style-name="T810">TriangleVectorizer</text:span><text:span text:style-name="T967">.</text:span></text:p>
      <text:p text:style-name="P171"><text:span text:style-name="T341">protected void </text:span><text:span text:style-name="T918">constructStringSVG()</text:span></text:p>
      <text:p text:style-name="P149"><text:soft-page-break/><text:tab/>Metoda creata pentru construirea string-urilor care va conține imaginea vectoriala în formatele SVG și SVGZ. <text:span text:style-name="T969">Ea este foarte similara cu ceea din </text:span><text:span text:style-name="T812">TriangleVectorizer</text:span><text:span text:style-name="T969">.</text:span></text:p>
      <text:p text:style-name="P171"><text:span text:style-name="T874"><text:tab/></text:span><text:span text:style-name="T877">Mai jos voi explica singura diferența.</text:span></text:p>
      <text:p text:style-name="P192"><text:span text:style-name="T372">for</text:span><text:span text:style-name="T899">(ColoredPolygon c : </text:span><text:span text:style-name="T396">coloredPolygons</text:span><text:span text:style-name="T899">){</text:span></text:p>
      <text:p text:style-name="P240"><text:s text:c="4"/><text:span text:style-name="T910">StaticPointArray spa = c.</text:span><text:span text:style-name="T378">pointArray</text:span><text:span text:style-name="T910">;</text:span></text:p>
      <text:p text:style-name="P240"><text:s text:c="4"/><text:span text:style-name="T378">svgStringBuilder</text:span><text:span text:style-name="T910">.append(</text:span><text:span text:style-name="T931">"&lt;path d='M"</text:span><text:span text:style-name="T910">);</text:span></text:p>
      <text:p text:style-name="P240"><text:s text:c="4"/><text:span text:style-name="T332">int </text:span><text:span text:style-name="T910">n = spa.size()-</text:span><text:span text:style-name="T668">1</text:span><text:span text:style-name="T910">;</text:span></text:p>
      <text:p text:style-name="P240"><text:s text:c="4"/><text:span text:style-name="T332">for</text:span><text:span text:style-name="T910">(</text:span><text:span text:style-name="T332">int </text:span><text:span text:style-name="T910">i=</text:span><text:span text:style-name="T668">0</text:span><text:span text:style-name="T910">;i&lt;n;i++){</text:span></text:p>
      <text:p text:style-name="P240"><text:s text:c="8"/><text:span text:style-name="T378">svgStringBuilder</text:span><text:span text:style-name="T910">.append(spa.getX(i));</text:span></text:p>
      <text:p text:style-name="P240"><text:s text:c="8"/><text:span text:style-name="T378">svgStringBuilder</text:span><text:span text:style-name="T910">.append(</text:span><text:span text:style-name="T931">','</text:span><text:span text:style-name="T910">);</text:span></text:p>
      <text:p text:style-name="P240"><text:s text:c="8"/><text:span text:style-name="T378">svgStringBuilder</text:span><text:span text:style-name="T910">.append(spa.getY(i));</text:span></text:p>
      <text:p text:style-name="P240"><text:s text:c="8"/><text:span text:style-name="T378">svgStringBuilder</text:span><text:span text:style-name="T910">.append(</text:span><text:span text:style-name="T931">'L'</text:span><text:span text:style-name="T910">);</text:span></text:p>
      <text:p text:style-name="P240"><text:s text:c="4"/><text:span text:style-name="T910">}</text:span></text:p>
      <text:p text:style-name="P240"><text:s text:c="4"/><text:span text:style-name="T378">svgStringBuilder</text:span><text:span text:style-name="T910">.append(spa.getX(n));</text:span></text:p>
      <text:p text:style-name="P240"><text:s text:c="4"/><text:span text:style-name="T378">svgStringBuilder</text:span><text:span text:style-name="T910">.append(</text:span><text:span text:style-name="T931">','</text:span><text:span text:style-name="T910">);</text:span></text:p>
      <text:p text:style-name="P240"><text:s text:c="4"/><text:span text:style-name="T378">svgStringBuilder</text:span><text:span text:style-name="T910">.append(spa.getY(n));</text:span></text:p>
      <text:p text:style-name="P240"><text:s text:c="4"/><text:span text:style-name="T378">svgStringBuilder</text:span><text:span text:style-name="T910">.append(String.</text:span><text:span text:style-name="T921">format</text:span><text:span text:style-name="T910">(</text:span><text:span text:style-name="T931">"Z' fill='#%06X'/&gt;</text:span><text:span text:style-name="T332">\n</text:span><text:span text:style-name="T931">"</text:span><text:span text:style-name="T910">,c.</text:span><text:span text:style-name="T378">color</text:span><text:span text:style-name="T910">&amp;</text:span><text:span text:style-name="T668">0xffffff</text:span><text:span text:style-name="T910">));</text:span></text:p>
      <text:p text:style-name="P191">}</text:p>
      <text:p text:style-name="P171"><text:span text:style-name="T877"><text:tab/></text:span><text:span text:style-name="T878">Am decis sa folosesc tag-ul </text:span><text:span text:style-name="T851">path</text:span><text:span text:style-name="T878"> pentru al face mai natural de citit , și manipulat într-un editor de fisiere vectoriale precum Inkscape. </text:span><text:span text:style-name="T896">Litera M are rolul de a muta „pensula” la acea poziție absolută , litera L are rolul de a trasa o linie la aceea poziție absolută iar litera Z are rolul de a închide cu o linie figura geometrica desenata.</text:span><text:span text:style-name="T879"> </text:span><text:span text:style-name="T880">Un mic advantaj la </text:span><text:span text:style-name="T896">Polygon</text:span><text:span text:style-name="T880">Vectorizer este faptul ca toate coordonatele sunt numere întregi , ceea ce </text:span><text:span text:style-name="T897">face</text:span><text:span text:style-name="T880"> construirea string-ului mai rapidă.</text:span></text:p>
      <text:h text:style-name="P142" text:outline-level="2"><text:bookmark-start text:name="__RefHeading___Toc10594_60537451"/>Subclasa Job a clasei <text:span text:style-name="T980">Polygon</text:span>Vectorizer<text:bookmark-end text:name="__RefHeading___Toc10594_60537451"/></text:h>
      <text:p text:style-name="P149"><text:bookmark-start text:name="__RefHeading___Toc6634_34308421128"/><text:tab/><text:span text:style-name="T940">Clasa aceasta are rolul de a crea în mod relativ eficient lista de poligoane a procesului de vectorizare. Ea extinde clasa JobThread care conține un flag boolean </text:span><text:span text:style-name="T802">canceled</text:span><text:span text:style-name="T940">.</text:span><text:bookmark-end text:name="__RefHeading___Toc6634_34308421128"/></text:p>
      <text:p text:style-name="P178"><text:span text:style-name="T325">private </text:span>LinkedList&lt;ColoredPolygon&gt; <text:span text:style-name="T375">localList </text:span>= <text:span text:style-name="T325">new </text:span>LinkedList&lt;&gt;();</text:p>
      <text:p text:style-name="P149"><text:span text:style-name="T940"><text:tab/>Aici se va tine ca referința lista de poligoane la care lucrează thead-ul, dacă operația de vectorizare se termina cu succes , referința aceasta va fi copiată mai târziu în </text:span><text:span text:style-name="T820">coloredPolygons</text:span><text:span text:style-name="T940">.</text:span></text:p>
      <text:p text:style-name="P185"><text:span text:style-name="T325">if</text:span>(<text:span text:style-name="T375">visitMatrix</text:span>==<text:span text:style-name="T325">null </text:span>|| <text:span text:style-name="T375">visitMatrix</text:span>.<text:span text:style-name="T375">length </text:span>&lt; <text:span text:style-name="T375">h</text:span>*<text:span text:style-name="T375">w</text:span>) {</text:p>
      <text:p text:style-name="P240"><text:s text:c="4"/><text:span text:style-name="T378">visitMatrix </text:span><text:span text:style-name="T910">= </text:span><text:span text:style-name="T332">new char</text:span><text:span text:style-name="T910">[</text:span><text:span text:style-name="T378">h</text:span><text:span text:style-name="T910">*</text:span><text:span text:style-name="T378">w</text:span><text:span text:style-name="T910">];</text:span></text:p>
      <text:p text:style-name="P231">}</text:p>
      <text:p text:style-name="P231"><text:span text:style-name="T325">if</text:span>(<text:span text:style-name="T375">workMatrix</text:span>==<text:span text:style-name="T325">null </text:span>|| <text:span text:style-name="T375">workMatrix</text:span>.<text:span text:style-name="T375">length </text:span>&lt; <text:span text:style-name="T375">h</text:span>*<text:span text:style-name="T375">w</text:span>){</text:p>
      <text:p text:style-name="P240"><text:s text:c="4"/><text:span text:style-name="T378">workMatrix </text:span><text:span text:style-name="T910">= </text:span><text:span text:style-name="T332">new char</text:span><text:span text:style-name="T910">[</text:span><text:span text:style-name="T378">h</text:span><text:span text:style-name="T910">*</text:span><text:span text:style-name="T378">w</text:span><text:span text:style-name="T910">];</text:span></text:p>
      <text:p text:style-name="P191">}<text:span text:style-name="T361"><text:tab/></text:span></text:p>
      <text:p text:style-name="P169"><text:span text:style-name="T374"><text:tab/></text:span><text:span text:style-name="T984">Deoarece este foarte posibil ca utilizatorul sa reîncerce diferite poze a trebuit sa creez o metoda de a recicla array-urile cele vechi. </text:span></text:p>
      <text:p text:style-name="P195"><text:span text:style-name="T950">Arrays</text:span>.<text:span text:style-name="T784">fill</text:span>(<text:span text:style-name="T375">visitMatrix</text:span>,<text:span text:style-name="T665">0</text:span>,<text:span text:style-name="T375">h</text:span>*<text:span text:style-name="T375">w</text:span>,(<text:span text:style-name="T325">char</text:span>)<text:span text:style-name="T665">0</text:span>);</text:p>
      <text:p text:style-name="P191"><text:span text:style-name="T950">Arrays</text:span>.<text:span text:style-name="T784">fill</text:span>(<text:span text:style-name="T375">workMatrix</text:span>,<text:span text:style-name="T665">0</text:span>,<text:span text:style-name="T375">h</text:span>*<text:span text:style-name="T375">w</text:span>,(<text:span text:style-name="T325">char</text:span>)<text:span text:style-name="T665">0</text:span>);</text:p>
      <text:p text:style-name="P169"><text:tab/><text:span text:style-name="T986">Ultimul pas al reciclării este curățarea conținuturilor lor. Functia </text:span><text:span text:style-name="T821">Arrays.fill</text:span><text:span text:style-name="T822">()</text:span><text:span text:style-name="T909"> doar itereaza array-ul intre cele doua valori 0 și h*w cu un simplu </text:span><text:span text:style-name="T822">for</text:span><text:span text:style-name="T909">. Este posibil ca prin folosință repetata ca JIT-ul sa eficientizeze acele loop-uri.</text:span></text:p>
      <text:p text:style-name="P192"><text:span text:style-name="T325">for</text:span>(y0=<text:span text:style-name="T665">0</text:span>;y0&lt;<text:span text:style-name="T375">h</text:span>;y0++){</text:p>
      <text:p text:style-name="P240"><text:soft-page-break/><text:s text:c="4"/><text:span text:style-name="T332">for</text:span><text:span text:style-name="T910">(x0=</text:span><text:span text:style-name="T668">0</text:span><text:span text:style-name="T910">;x0&lt;</text:span><text:span text:style-name="T378">w</text:span><text:span text:style-name="T910">;x0++){</text:span></text:p>
      <text:p text:style-name="P240"><text:s text:c="8"/><text:span text:style-name="T910">pixel = y0*</text:span><text:span text:style-name="T378">w</text:span><text:span text:style-name="T910">+x0;</text:span></text:p>
      <text:p text:style-name="P240"><text:s text:c="8"/><text:span text:style-name="T332">if</text:span><text:span text:style-name="T910">(</text:span><text:span text:style-name="T378">canceled</text:span><text:span text:style-name="T910">)</text:span><text:span text:style-name="T332">return</text:span><text:span text:style-name="T910">;</text:span></text:p>
      <text:p text:style-name="P240"><text:s text:c="8"/><text:span text:style-name="T332">if </text:span><text:span text:style-name="T910">(</text:span><text:span text:style-name="T378">visitMatrix</text:span><text:span text:style-name="T910">[pixel] == </text:span><text:span text:style-name="T668">0</text:span><text:span text:style-name="T910">) {</text:span></text:p>
      <text:p text:style-name="P240"><text:s text:c="12"/><text:span text:style-name="T910">ColoredPolygon coloredPolygon = findShape(x0,y0);</text:span></text:p>
      <text:p text:style-name="P240"><text:s text:c="12"/><text:span text:style-name="T378">localList</text:span><text:span text:style-name="T910">.add(coloredPolygon);</text:span></text:p>
      <text:p text:style-name="P240"><text:s text:c="8"/><text:span text:style-name="T910">}</text:span></text:p>
      <text:p text:style-name="P240"><text:s text:c="4"/><text:span text:style-name="T910">}</text:span></text:p>
      <text:p text:style-name="P240"><text:s text:c="4"/><text:span text:style-name="T332">int </text:span><text:span text:style-name="T910">k = </text:span><text:span text:style-name="T378">aproxCompletedPixelCount</text:span><text:span text:style-name="T910">.addAndGet(</text:span><text:span text:style-name="T378">w</text:span><text:span text:style-name="T910">);</text:span></text:p>
      <text:p text:style-name="P240"><text:s text:c="4"/><text:span text:style-name="T910">updateDetails(String.</text:span><text:span text:style-name="T921">format</text:span><text:span text:style-name="T910">(</text:span><text:span text:style-name="T931">"Progress : %.1f%%"</text:span><text:span text:style-name="T910">, </text:span><text:span text:style-name="T668">100.f </text:span><text:span text:style-name="T910">* k / </text:span><text:span text:style-name="T378">area</text:span><text:span text:style-name="T910">));</text:span></text:p>
      <text:p text:style-name="P191">}</text:p>
      <text:p text:style-name="P170"><text:span text:style-name="T901"><text:tab/></text:span><text:span text:style-name="T902">Caut fiecare figura geometrica prin iterarea tuturor pixelilor din imagine. Atunci când o figura geometrica este descoperita , pixelii care ii aparțin acestuia sunt vizitați. </text:span><text:span text:style-name="T903">Se va încerca căutarea unei figuri geometrice numai și numai dacă acest pixel nu a fost notat ca fiind vizitat.</text:span></text:p>
      <text:p text:style-name="P170"><text:span text:style-name="T903"><text:tab/>Următoarele linii de cod sunt similare cu cele din TriangleVectorizer. Lista locala de poligoane este copiata </text:span><text:span text:style-name="T904">la lista principala </text:span><text:span text:style-name="T852">coloredPolygons</text:span><text:span text:style-name="T904">, iar apoi folosind thread-ul principal și unul secundar </text:span><text:span text:style-name="T905">se afișează imaginea rezultat aproximativa și se construiesc fișierele în formatele SVG și SVGZ. </text:span><text:span text:style-name="T906">Functia set isDone() anunța testul benchmark momentul când a terminat vectorizatorul treaba.</text:span></text:p>
      <text:p text:style-name="P186"><text:span text:style-name="T325">private char </text:span>getWorkPixel(<text:span text:style-name="T325">int </text:span>x,<text:span text:style-name="T325">int </text:span>y)</text:p>
      <text:p text:style-name="P163"><text:tab/><text:span text:style-name="T987">Returnează valoarea de vizitare dacă coordonatele x și y aparțin imaginii pe care se lucrează.</text:span></text:p>
      <text:p text:style-name="P186"><text:span text:style-name="T325">private boolean </text:span>isWorkPixelNotVisited(<text:span text:style-name="T325">int </text:span>x,<text:span text:style-name="T325">int </text:span>y)</text:p>
      <text:p text:style-name="P163"><text:tab/><text:span text:style-name="T988">Returnează dacă pixelul este valid și dacă este nevizitat.</text:span></text:p>
      <text:p text:style-name="P187"><text:span text:style-name="T325">private boolean </text:span>isThereAnyEmptySpaces(<text:span text:style-name="T325">int </text:span>x0,<text:span text:style-name="T325">int </text:span>y0)</text:p>
      <text:p text:style-name="P155"><text:tab/><text:span text:style-name="T989">Se verifica dacă în jurul pixelului se afla cel puțin un pixel nevizitat , sau dacă se afla pe marginea imaginii.</text:span></text:p>
      <text:p text:style-name="P181"><text:span text:style-name="T325">private </text:span>ColoredPolygon findShape(<text:span text:style-name="T325">short </text:span>x,<text:span text:style-name="T325">short </text:span>y)</text:p>
      <text:p text:style-name="P158"><text:tab/><text:span text:style-name="T990">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23">findShape</text:span><text:span text:style-name="T990">.</text:span></text:p>
      <text:p text:style-name="P188"><text:span text:style-name="T950">ColoredPolygon</text:span> coloredPolygon = <text:span text:style-name="T325">new </text:span><text:span text:style-name="T950">ColoredPolygon</text:span>();</text:p>
      <text:p text:style-name="P231"><text:span text:style-name="T325">int </text:span>startColor = colorOrig(x,y);</text:p>
      <text:p text:style-name="P231"><text:span text:style-name="T325">int </text:span>rTotal=<text:span text:style-name="T665">0</text:span>,gTotal=<text:span text:style-name="T665">0</text:span>,bTotal=<text:span text:style-name="T665">0</text:span>;</text:p>
      <text:p text:style-name="P231"><text:span text:style-name="T325">int </text:span>count=<text:span text:style-name="T665">0</text:span>;</text:p>
      <text:p text:style-name="P191"><text:span text:style-name="T325">int </text:span>currentColor;</text:p>
      <text:p text:style-name="P158"><text:tab/><text:span text:style-name="T991">Obiectul </text:span><text:span text:style-name="T824">coloredPolygon</text:span><text:span text:style-name="T991"> reprezintă obiectul ce va fi adăugat. Dacă procesul nu a fost anulat el va conține informații relevante.</text:span></text:p>
      <text:p text:style-name="P158"><text:tab/><text:span text:style-name="T991">Pentru a cauta cât mai rapid poligonul, o să presupun că pixelul inițial conține media aproximativă a culorilor pe care trebuie sa le caut. <text:s/>În </text:span><text:span text:style-name="T825">rTotal,gTotal </text:span><text:span text:style-name="T992">și </text:span><text:span text:style-name="T825">bTotal </text:span><text:span text:style-name="T992">stochez suma canalelor de culori pentru a calcula media adevărata a culorilor. Variabila </text:span><text:span text:style-name="T826">count</text:span><text:span text:style-name="T993"> reprezintă numărul de pixeli care aparțin poligonului construit , iar </text:span><text:span text:style-name="T826">currentColor</text:span><text:span text:style-name="T993"> este o variabila ajutătoare.</text:span></text:p>
      <text:p text:style-name="P188"><text:span text:style-name="T375">workMatrix</text:span>[y*<text:span text:style-name="T375">w</text:span>+x] = <text:span text:style-name="T665">2</text:span>;</text:p>
      <text:p text:style-name="P158"><text:soft-page-break/><text:tab/><text:span text:style-name="T994">Valoarea 2 reprezintă faptul ca pixelul este vizitat , este considerat perete , dar nu a fost încă adăugat la lista finală. </text:span></text:p>
      <text:p text:style-name="P188"><text:span text:style-name="T325">short </text:span>x0=x,y0=y,x1,y1;</text:p>
      <text:p text:style-name="P231"><text:span text:style-name="T375">list</text:span>.clearAll();</text:p>
      <text:p text:style-name="P231"><text:span text:style-name="T375">list</text:span>.push((<text:span text:style-name="T325">short</text:span>) (x0 - <text:span text:style-name="T665">1</text:span>), y0);</text:p>
      <text:p text:style-name="P231"><text:span text:style-name="T375">list</text:span>.push(x0, (<text:span text:style-name="T325">short</text:span>) (y0-<text:span text:style-name="T665">1</text:span>));</text:p>
      <text:p text:style-name="P231"><text:span text:style-name="T375">list</text:span>.push(x0, (<text:span text:style-name="T325">short</text:span>) (y0+<text:span text:style-name="T665">1</text:span>));</text:p>
      <text:p text:style-name="P191"><text:span text:style-name="T375">list</text:span>.push((<text:span text:style-name="T325">short</text:span>) (x0+<text:span text:style-name="T665">1</text:span>),y0);</text:p>
      <text:p text:style-name="P158"><text:tab/><text:span text:style-name="T995">Deși obiectul </text:span><text:span text:style-name="T827">list</text:span><text:span text:style-name="T995">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88"><text:span text:style-name="T996">rTotal</text:span> += redOrig(x, y);</text:p>
      <text:p text:style-name="P231">gTotal += greenOrig(x, y);</text:p>
      <text:p text:style-name="P231">bTotal += blueOrig(x, y);</text:p>
      <text:p text:style-name="P191">count++;</text:p>
      <text:p text:style-name="P158"><text:tab/><text:span text:style-name="T997">Se adaugă valorile culorilor ale punctului inițial și incrementează variabila </text:span><text:span text:style-name="T828">count</text:span><text:span text:style-name="T997">.</text:span></text:p>
      <text:p text:style-name="P188"><text:span text:style-name="T325">short </text:span>minX=x,maxX=x,minY=y,maxY=y;</text:p>
      <text:p text:style-name="P158"><text:tab/><text:span text:style-name="T998">Valorile acestea vor fi folosite mai jos pentru a descoperii cel mai nordic pixel care are valoarea de vizitări egala cu 2 (perete care nu este încă adăugat la lista de puncte).</text:span></text:p>
      <text:p text:style-name="P188"><text:span text:style-name="T325">while</text:span>(!<text:span text:style-name="T375">list</text:span>.isEmpty()){</text:p>
      <text:p text:style-name="P240"><text:s text:c="4"/><text:span text:style-name="T332">if</text:span><text:span text:style-name="T910">(</text:span><text:span text:style-name="T378">canceled</text:span><text:span text:style-name="T910">)</text:span><text:span text:style-name="T332">return </text:span><text:span text:style-name="T910">coloredPolygon;</text:span></text:p>
      <text:p text:style-name="P240"><text:s text:c="4"/><text:span text:style-name="T910">x0 = </text:span><text:span text:style-name="T378">list</text:span><text:span text:style-name="T910">.getLastX();</text:span></text:p>
      <text:p text:style-name="P240"><text:s text:c="4"/><text:span text:style-name="T910">y0 = </text:span><text:span text:style-name="T378">list</text:span><text:span text:style-name="T910">.getLastY();</text:span></text:p>
      <text:p text:style-name="P216"><text:s text:c="4"/><text:span text:style-name="T378">list</text:span><text:span text:style-name="T910">.deleteLast();</text:span></text:p>
      <text:p text:style-name="P158"><text:tab/><text:span text:style-name="T999">Cât timp mai sunt puncte în liste , acestea vor fi verificate , deasemenea se verifică dacă job-ul curent a fost anulat sau nu.</text:span></text:p>
      <text:p text:style-name="P188"><text:span text:style-name="T325">int </text:span>index = y0*<text:span text:style-name="T375">w</text:span>+x0;</text:p>
      <text:p text:style-name="P231"><text:span text:style-name="T325">if</text:span>(x0&lt;<text:span text:style-name="T665">0 </text:span>|| x0&gt;=<text:span text:style-name="T375">w </text:span>|| y0&lt;<text:span text:style-name="T665">0 </text:span>|| y0&gt;=<text:span text:style-name="T375">h</text:span>)<text:span text:style-name="T325">continue</text:span>;</text:p>
      <text:p text:style-name="P231"><text:span text:style-name="T325">if</text:span>(<text:span text:style-name="T375">workMatrix</text:span>[index]!=<text:span text:style-name="T665">0</text:span>)<text:span text:style-name="T325">continue</text:span>;</text:p>
      <text:p text:style-name="P191">currentColor = colorOrig(x0,y0);</text:p>
      <text:p text:style-name="P158"><text:tab/><text:span text:style-name="T1000">Variabila </text:span><text:span text:style-name="T829">index</text:span><text:span text:style-name="T1000"> are rol ajutător. Se verifică dacă pixelul acesta se află în imagine , și dacă da, dacă acel pixel a fost sau nu vizitat. După aceea se stochează culoarea curentă .</text:span></text:p>
      <text:p text:style-name="P188"><text:span text:style-name="T325">if</text:span>(minX&gt;x0)minX = x0;</text:p>
      <text:p text:style-name="P231"><text:span text:style-name="T325">if</text:span>(minY&gt;y0)minY = y0;</text:p>
      <text:p text:style-name="P231"><text:span text:style-name="T325">if</text:span>(maxX&lt;x0)maxX = x0;</text:p>
      <text:p text:style-name="P191"><text:span text:style-name="T325">if</text:span>(maxY&lt;y0)maxY = y0;</text:p>
      <text:p text:style-name="P164"><text:tab/>Se reactualizează valorile min și max.</text:p>
      <text:p text:style-name="P192"><text:span text:style-name="T325">if</text:span><text:span text:style-name="T665">(x0==0 || x0==</text:span><text:span text:style-name="T375">w</text:span><text:span text:style-name="T665">-1 || y0==0 || y0==</text:span><text:span text:style-name="T375">h</text:span><text:span text:style-name="T665">-1 ||</text:span></text:p>
      <text:p text:style-name="P240"><text:s text:c="8"/><text:span text:style-name="T378">visitMatrix</text:span><text:span text:style-name="T910">[index]!=</text:span><text:span text:style-name="T668">0 </text:span><text:span text:style-name="T910">||</text:span></text:p>
      <text:p text:style-name="P240"><text:s text:c="8"/><text:span text:style-name="T910">Utility.</text:span><text:span text:style-name="T921">manhattanDistance</text:span><text:span text:style-name="T910">(startColor, currentColor)&gt;</text:span><text:span text:style-name="T378">threshold</text:span><text:span text:style-name="T910">)</text:span></text:p>
      <text:p text:style-name="P231"><text:soft-page-break/>{</text:p>
      <text:p text:style-name="P240"><text:s text:c="4"/><text:span text:style-name="T378">workMatrix</text:span><text:span text:style-name="T910">[index]=</text:span><text:span text:style-name="T668">2</text:span><text:span text:style-name="T910">;</text:span></text:p>
      <text:p text:style-name="P191">}</text:p>
      <text:p text:style-name="P170"><text:span text:style-name="T907"><text:tab/></text:span><text:span text:style-name="T908">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221">else</text:p>
      <text:p text:style-name="P231">{</text:p>
      <text:p text:style-name="P240"><text:s text:c="4"/><text:span text:style-name="T378">workMatrix</text:span><text:span text:style-name="T910">[index]=</text:span><text:span text:style-name="T668">1</text:span><text:span text:style-name="T910">;</text:span></text:p>
      <text:p text:style-name="P240"><text:s text:c="4"/><text:span text:style-name="T910">rTotal += Utility.</text:span><text:span text:style-name="T921">red</text:span><text:span text:style-name="T910">(currentColor);</text:span></text:p>
      <text:p text:style-name="P240"><text:s text:c="4"/><text:span text:style-name="T910">gTotal += Utility.</text:span><text:span text:style-name="T921">green</text:span><text:span text:style-name="T910">(currentColor);</text:span></text:p>
      <text:p text:style-name="P240"><text:s text:c="4"/><text:span text:style-name="T910">bTotal += Utility.</text:span><text:span text:style-name="T921">blue</text:span><text:span text:style-name="T910">(currentColor);</text:span></text:p>
      <text:p text:style-name="P240"><text:s text:c="4"/><text:span text:style-name="T910">count++;</text:span></text:p>
      <text:p text:style-name="P240"><text:s text:c="4"/><text:span text:style-name="T332">if</text:span><text:span text:style-name="T910">(isWorkPixelNotVisited(x0,y0+</text:span><text:span text:style-name="T668">1</text:span><text:span text:style-name="T910">))</text:span></text:p>
      <text:p text:style-name="P240"><text:s text:c="8"/><text:span text:style-name="T378">list</text:span><text:span text:style-name="T910">.push(x0, (</text:span><text:span text:style-name="T332">short</text:span><text:span text:style-name="T910">) (y0+</text:span><text:span text:style-name="T668">1</text:span><text:span text:style-name="T910">));</text:span></text:p>
      <text:p text:style-name="P240"><text:s text:c="4"/><text:span text:style-name="T332">if</text:span><text:span text:style-name="T910">(isWorkPixelNotVisited(x0+</text:span><text:span text:style-name="T668">1</text:span><text:span text:style-name="T910">,y0))</text:span></text:p>
      <text:p text:style-name="P240"><text:s text:c="8"/><text:span text:style-name="T378">list</text:span><text:span text:style-name="T910">.push((</text:span><text:span text:style-name="T332">short</text:span><text:span text:style-name="T910">) (x0+</text:span><text:span text:style-name="T668">1</text:span><text:span text:style-name="T910">),y0);</text:span></text:p>
      <text:p text:style-name="P240"><text:s text:c="4"/><text:span text:style-name="T332">if</text:span><text:span text:style-name="T910">(isWorkPixelNotVisited(x0-</text:span><text:span text:style-name="T668">1</text:span><text:span text:style-name="T910">,y0))</text:span></text:p>
      <text:p text:style-name="P240"><text:s text:c="8"/><text:span text:style-name="T378">list</text:span><text:span text:style-name="T910">.push((</text:span><text:span text:style-name="T332">short</text:span><text:span text:style-name="T910">) (x0-</text:span><text:span text:style-name="T668">1</text:span><text:span text:style-name="T910">),y0);</text:span></text:p>
      <text:p text:style-name="P240"><text:s text:c="4"/><text:span text:style-name="T332">if</text:span><text:span text:style-name="T910">(isWorkPixelNotVisited(x0,y0-</text:span><text:span text:style-name="T668">1</text:span><text:span text:style-name="T910">))</text:span></text:p>
      <text:p text:style-name="P240"><text:s text:c="8"/><text:span text:style-name="T378">list</text:span><text:span text:style-name="T910">.push(x0, (</text:span><text:span text:style-name="T332">short</text:span><text:span text:style-name="T910">) (y0-</text:span><text:span text:style-name="T668">1</text:span><text:span text:style-name="T910">));</text:span></text:p>
      <text:p text:style-name="P191">}</text:p>
      <text:p text:style-name="P158"><text:tab/><text:span text:style-name="T1001">Dacă pixelul nu a eșuat niciuna dintre testele precedente , atuncea acesta este un pixel interior poligonului căutat. Valorile culorilor sale sunt adunate , iar vecini săi sunt adăugați la container-ul </text:span><text:span text:style-name="T830">list</text:span><text:span text:style-name="T1001">.</text:span></text:p>
      <text:p text:style-name="P207">y = minY;</text:p>
      <text:p text:style-name="P238">x = minX;</text:p>
      <text:p text:style-name="P206"><text:span text:style-name="T325">while</text:span>(getWorkPixel(x,y)!=<text:span text:style-name="T665">2</text:span>)x++;</text:p>
      <text:p text:style-name="P158"><text:span text:style-name="T1002"><text:s text:c="2"/><text:tab/>Se caută primul pixel de linia </text:span><text:span text:style-name="T831">minY </text:span><text:span text:style-name="T1003">care face parte din perimetru.</text:span></text:p>
      <text:p text:style-name="P188"><text:span text:style-name="T375">list</text:span>.push(x,y);</text:p>
      <text:p text:style-name="P231"><text:span text:style-name="T375">workMatrix</text:span>[y * <text:span text:style-name="T375">w </text:span>+ x] = <text:span text:style-name="T665">3</text:span>;</text:p>
      <text:p text:style-name="P231"><text:span text:style-name="T325">boolean </text:span>done = <text:span text:style-name="T325">false</text:span>;</text:p>
      <text:p text:style-name="P191"><text:span text:style-name="T325">int </text:span>dir=<text:span text:style-name="T665">0</text:span>,dir2;</text:p>
      <text:p text:style-name="P158"><text:tab/><text:span text:style-name="T1004">Acel punct găsit mai devreme face cu siguranța parte din perimetru , deci el va fi notat cu valoarea 3. El este adăugat în lista pentru a ajutat la găsirea următoarelor puncte în ordinea corectă.</text:span></text:p>
      <text:p text:style-name="P192"><text:span text:style-name="T325">while</text:span>(!done) {</text:p>
      <text:p text:style-name="P240"><text:s text:c="4"/><text:span text:style-name="T332">if </text:span><text:span text:style-name="T910">(</text:span><text:span text:style-name="T378">canceled</text:span><text:span text:style-name="T910">) </text:span><text:span text:style-name="T332">return </text:span><text:span text:style-name="T910">coloredPolygon;</text:span></text:p>
      <text:p text:style-name="P240"><text:s text:c="4"/><text:span text:style-name="T910">x1 = </text:span><text:span text:style-name="T378">list</text:span><text:span text:style-name="T910">.getLastX();</text:span></text:p>
      <text:p text:style-name="P240"><text:s text:c="4"/><text:span text:style-name="T910">y1 = </text:span><text:span text:style-name="T378">list</text:span><text:span text:style-name="T910">.getLastY();</text:span></text:p>
      <text:p text:style-name="P240"><text:s text:c="4"/><text:span text:style-name="T332">for </text:span><text:span text:style-name="T910">(dir2 = dir; dir2 &lt; </text:span><text:span text:style-name="T668">8 </text:span><text:span text:style-name="T910">+ dir; dir2++) {</text:span></text:p>
      <text:p text:style-name="P240"><text:s text:c="8"/><text:span text:style-name="T910">x0 = (</text:span><text:span text:style-name="T332">short</text:span><text:span text:style-name="T910">) (x1 + </text:span><text:span text:style-name="T382">DIR_X</text:span><text:span text:style-name="T910">[dir2 % </text:span><text:span text:style-name="T668">8</text:span><text:span text:style-name="T910">]);</text:span></text:p>
      <text:p text:style-name="P240"><text:s text:c="8"/><text:span text:style-name="T910">y0 = (</text:span><text:span text:style-name="T332">short</text:span><text:span text:style-name="T910">) (y1 + </text:span><text:span text:style-name="T382">DIR_Y</text:span><text:span text:style-name="T910">[dir2 % </text:span><text:span text:style-name="T668">8</text:span><text:span text:style-name="T910">]);</text:span></text:p>
      <text:p text:style-name="P240"><text:s text:c="8"/><text:span text:style-name="T332">if </text:span><text:span text:style-name="T910">(x0 &lt; </text:span><text:span text:style-name="T668">0 </text:span><text:span text:style-name="T910">|| x0 &gt;= </text:span><text:span text:style-name="T378">w </text:span><text:span text:style-name="T910">|| y0 &lt; </text:span><text:span text:style-name="T668">0 </text:span><text:span text:style-name="T910">|| y0 &gt;= </text:span><text:span text:style-name="T378">h</text:span><text:span text:style-name="T910">) </text:span><text:span text:style-name="T332">continue</text:span><text:span text:style-name="T910">;</text:span></text:p>
      <text:p text:style-name="P240"><text:s text:c="8"/><text:span text:style-name="T332">if </text:span><text:span text:style-name="T910">(y0 == y &amp;&amp; x0 == x) {</text:span></text:p>
      <text:p text:style-name="P240"><text:s text:c="12"/><text:span text:style-name="T910">done = </text:span><text:span text:style-name="T332">true</text:span><text:span text:style-name="T910">;</text:span></text:p>
      <text:p text:style-name="P240"><text:s text:c="12"/><text:span text:style-name="T332">break</text:span><text:span text:style-name="T910">;</text:span></text:p>
      <text:p text:style-name="P240"><text:s text:c="8"/><text:span text:style-name="T910">} </text:span><text:span text:style-name="T332">else if </text:span><text:span text:style-name="T910">(</text:span><text:span text:style-name="T378">workMatrix</text:span><text:span text:style-name="T910">[y0 * </text:span><text:span text:style-name="T378">w </text:span><text:span text:style-name="T910">+ x0] == </text:span><text:span text:style-name="T668">2</text:span><text:span text:style-name="T910">) {</text:span></text:p>
      <text:p text:style-name="P240"><text:s text:c="12"/><text:span text:style-name="T332">if </text:span><text:span text:style-name="T910">(isThereAnyEmptySpaces(x0, y0)) {</text:span></text:p>
      <text:p text:style-name="P240"><text:s text:c="16"/><text:span text:style-name="T378">workMatrix</text:span><text:span text:style-name="T910">[y0 * </text:span><text:span text:style-name="T378">w </text:span><text:span text:style-name="T910">+ x0] = </text:span><text:span text:style-name="T668">3</text:span><text:span text:style-name="T910">;</text:span></text:p>
      <text:p text:style-name="P240"><text:s text:c="16"/><text:span text:style-name="T378">list</text:span><text:span text:style-name="T910">.push(x0, y0);</text:span></text:p>
      <text:p text:style-name="P240"><text:s text:c="16"/><text:span text:style-name="T910">dir = (dir2 + </text:span><text:span text:style-name="T668">5</text:span><text:span text:style-name="T910">) % </text:span><text:span text:style-name="T668">8</text:span><text:span text:style-name="T910">;</text:span></text:p>
      <text:p text:style-name="P240"><text:soft-page-break/><text:s text:c="16"/><text:span text:style-name="T332">break</text:span><text:span text:style-name="T910">;</text:span></text:p>
      <text:p text:style-name="P240"><text:s text:c="12"/><text:span text:style-name="T910">} </text:span><text:span text:style-name="T332">else </text:span><text:span text:style-name="T910">{</text:span></text:p>
      <text:p text:style-name="P240"><text:s text:c="16"/><text:span text:style-name="T378">workMatrix</text:span><text:span text:style-name="T910">[y0 * </text:span><text:span text:style-name="T378">w </text:span><text:span text:style-name="T910">+ x0] = </text:span><text:span text:style-name="T668">1</text:span><text:span text:style-name="T910">;</text:span></text:p>
      <text:p text:style-name="P240"><text:s text:c="16"/><text:span text:style-name="T910">rTotal += redOrig(x0, y0);</text:span></text:p>
      <text:p text:style-name="P240"><text:s text:c="16"/><text:span text:style-name="T910">gTotal += greenOrig(x0, y0);</text:span></text:p>
      <text:p text:style-name="P240"><text:s text:c="16"/><text:span text:style-name="T910">bTotal += blueOrig(x0, y0);</text:span></text:p>
      <text:p text:style-name="P240"><text:s text:c="16"/><text:span text:style-name="T910">count++;</text:span></text:p>
      <text:p text:style-name="P240"><text:s text:c="12"/><text:span text:style-name="T910">}</text:span></text:p>
      <text:p text:style-name="P240"><text:s text:c="8"/><text:span text:style-name="T910">}</text:span></text:p>
      <text:p text:style-name="P240"><text:s text:c="4"/><text:span text:style-name="T910">}</text:span></text:p>
      <text:p text:style-name="P191">}</text:p>
      <text:p text:style-name="P158"><text:tab/><text:span text:style-name="T1005">De fiecare data când se repeta ciclul </text:span><text:span text:style-name="T832">while</text:span><text:span text:style-name="T1005"> se verifica toate cele opt punctele învecinate acestuia dacă sunt valide(in interiorul imaginii) și dacă este considerat perete nevalidat (cu valoarea 2). Din cauza felului cum sunt implementate array-urile </text:span><text:span text:style-name="T832">DIR_X </text:span><text:span text:style-name="T1005">și </text:span><text:span text:style-name="T832">DIR_Y</text:span><text:span text:style-name="T1005"> și a algoritmului de parcurgere a suprafeței imaginii se va găsii întotdeauna cel puțin un punct care este corect.</text:span></text:p>
      <text:p text:style-name="P158"><text:tab/><text:span text:style-name="T1005">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33">for, </text:span><text:span text:style-name="T1008">altfel acel punct va fi notat ca un punct interior obișnuit și se vor adaugă valorile culorilor sale la sumele lor respective.</text:span><text:span text:style-name="T833"> </text:span><text:span text:style-name="T1006">Dacă unul dintre punctele învecinate este chiar punctul inițial , înseamna ca lista a fost construită corect , și se poate întrerupe ciclul </text:span><text:span text:style-name="T833">while</text:span><text:span text:style-name="T1006">.</text:span></text:p>
      <text:p text:style-name="P158"><text:tab/><text:span text:style-name="T1007">Rolul variabilelor </text:span><text:span text:style-name="T834">dir </text:span><text:span text:style-name="T1007">și </text:span><text:span text:style-name="T834">dir2 </text:span><text:span text:style-name="T1007">este de a alege poziția corecta din care să se înceapă căutarea, în așa fel încât primul punct valid este și cel corect, astfel algoritm-ul nu are nevoie sa folosească metoda backtrack-ing.</text:span></text:p>
      <text:p text:style-name="P188">coloredPolygon.<text:span text:style-name="T375">pointArray </text:span>= <text:span text:style-name="T375">list</text:span>.cloneUpTo(<text:span text:style-name="T375">list</text:span>.size());</text:p>
      <text:p text:style-name="P158"><text:tab/><text:span text:style-name="T1009">După ce s-a creat lista redusă , poligonul va primi o clonă a listei respective , dar cu mărimea maxima redusa la exact cât este necesar. <text:s/></text:span></text:p>
      <text:p text:style-name="P213"><text:span text:style-name="T325">int </text:span>index;</text:p>
      <text:p text:style-name="P228"><text:span text:style-name="T325">for</text:span>(y0=minY;y0&lt;=maxY;y0++)</text:p>
      <text:p text:style-name="P228"><text:s text:c="4"/><text:span text:style-name="T325">for</text:span>(x0=minX;x0&lt;=maxX;x0++) {</text:p>
      <text:p text:style-name="P228"><text:s text:c="8"/><text:span text:style-name="T325">if</text:span>(<text:span text:style-name="T375">canceled</text:span>)<text:span text:style-name="T325">return </text:span>coloredPolygon;</text:p>
      <text:p text:style-name="P228"><text:s text:c="8"/>index = y0 * <text:span text:style-name="T375">w </text:span>+ x0;</text:p>
      <text:p text:style-name="P228"><text:s text:c="8"/><text:span text:style-name="T325">if</text:span>(<text:span text:style-name="T375">workMatrix</text:span>[index]==<text:span text:style-name="T665">1</text:span>||(<text:span text:style-name="T375">workMatrix</text:span>[index]==<text:span text:style-name="T665">3</text:span>&amp;&amp;(x0==<text:span text:style-name="T665">0</text:span>||x0==<text:span text:style-name="T375">w</text:span>-<text:span text:style-name="T665">1</text:span>||y0==<text:span text:style-name="T665">0</text:span>||y==<text:span text:style-name="T375">h</text:span>-<text:span text:style-name="T665">1</text:span>))){</text:p>
      <text:p text:style-name="P228"><text:s text:c="12"/><text:span text:style-name="T375">visitMatrix</text:span>[index] = <text:span text:style-name="T375">workMatrix</text:span>[index];</text:p>
      <text:p text:style-name="P228"><text:s text:c="8"/>}</text:p>
      <text:p text:style-name="P228"><text:s text:c="8"/><text:span text:style-name="T375">workMatrix</text:span>[index]=<text:span text:style-name="T665">0</text:span>;</text:p>
      <text:p text:style-name="P211"><text:s text:c="4"/>}</text:p>
      <text:p text:style-name="P158"><text:tab/><text:span text:style-name="T1010">Se copiază în </text:span><text:span text:style-name="T835">visitMatrix</text:span><text:span text:style-name="T1010"> valorile de vizitare care sunt relevante: valorile de 1 care reprezintă faptul ca pixelul a fost în interiorul poligonului, și valorile de 3 care sunt pe marginea imaginii. Și în același timp se șterg valorile curente din </text:span><text:span text:style-name="T836">workMatrix</text:span><text:span text:style-name="T1011">.</text:span></text:p>
      <text:p text:style-name="P158"><text:tab/><text:span text:style-name="T1012">Ca să fie mai eficientă parcurgerea , se traversează doar zona cuprinsă de </text:span><text:span text:style-name="T837">minX</text:span><text:span text:style-name="T1012">,</text:span><text:span text:style-name="T837">minY</text:span><text:span text:style-name="T1012">,</text:span><text:span text:style-name="T837">maxX</text:span><text:span text:style-name="T1012"> și </text:span><text:span text:style-name="T837">maxY</text:span><text:span text:style-name="T1012">. <text:s/></text:span></text:p>
      <text:p text:style-name="P188"><text:span text:style-name="T325">return </text:span>coloredPolygon;</text:p>
      <text:p text:style-name="P223"><text:span text:style-name="T473"><text:tab/></text:span><text:span text:style-name="T474">La final se returnează poligonul generat.</text:span></text:p>
      <text:h text:style-name="P130" text:outline-level="1"><text:bookmark-start text:name="__RefHeading___Toc10612_60537451"/><text:soft-page-break/><text:span text:style-name="T662">C</text:span><text:span text:style-name="T661">lase utilitare</text:span><text:bookmark-end text:name="__RefHeading___Toc10612_60537451"/></text:h>
      <text:h text:style-name="Heading_20_2" text:outline-level="2"><text:bookmark-start text:name="__RefHeading___Toc10614_60537451"/><text:span text:style-name="T1044">Clasa </text:span>Static Point Array<text:bookmark-end text:name="__RefHeading___Toc10614_60537451"/></text:h>
      <text:p text:style-name="P104"><text:span text:style-name="T9"><text:tab/></text:span><text:span text:style-name="T748">Pentru a m</text:span><text:span text:style-name="T770">ă</text:span><text:span text:style-name="T748">ri viteza de procesare a perimetrelor la vectorizatorul de poligoane am creat o nou</text:span><text:span text:style-name="T770">ă</text:span><text:span text:style-name="T748"> clas</text:span><text:span text:style-name="T770">ă</text:span><text:span text:style-name="T748"> care s</text:span><text:span text:style-name="T770">ă</text:span><text:span text:style-name="T748"> memoreze coordonatele punctelor perimetrelor. </text:span></text:p>
      <text:p text:style-name="P104"><text:span text:style-name="T749"><text:tab/>A</text:span><text:span text:style-name="T770">m</text:span><text:span text:style-name="T749"> denumit-o </text:span><text:span text:style-name="T785">Static</text:span><text:span text:style-name="T749"> Point Array deoarece odată ce este creat acest obiect, el are la dispoziție un </text:span><text:span text:style-name="T770">vector</text:span><text:span text:style-name="T749"> de mărime</text:span><text:span text:style-name="T770">a</text:span><text:span text:style-name="T749"> </text:span><text:span text:style-name="T785">size </text:span><text:span text:style-name="T853">cu care să facă toate </text:span><text:span text:style-name="T858">operațiile.</text:span><text:span text:style-name="T853"> </text:span><text:span text:style-name="T854">Nu funcționează ca un </text:span><text:span text:style-name="T791">ArrayList</text:span><text:span text:style-name="T854"> în care dacă se depășește spațiul disponibil să se realoce un </text:span><text:span text:style-name="T858">vector</text:span><text:span text:style-name="T854"> nou.</text:span></text:p>
      <text:p text:style-name="P104"><text:span text:style-name="T748"><text:tab/></text:span><text:span text:style-name="T750">Am ales s</text:span><text:span text:style-name="T770">ă</text:span><text:span text:style-name="T750"> folosesc do</text:span><text:span text:style-name="T770">i</text:span><text:span text:style-name="T750"> </text:span><text:span text:style-name="T770">vectori</text:span><text:span text:style-name="T750"> de tipul </text:span><text:span text:style-name="T791">short</text:span><text:span text:style-name="T750"> ca s</text:span><text:span text:style-name="T770">ă</text:span><text:span text:style-name="T750"> memorez coordonatele, deoarece nu m</text:span><text:span text:style-name="T770">ă</text:span><text:span text:style-name="T750"> aștept ca vreun u</text:span><text:span text:style-name="T770">tilizator</text:span><text:span text:style-name="T750"> s</text:span><text:span text:style-name="T770">ă</text:span><text:span text:style-name="T750"> folosească poze care au înălțimea sau </text:span><text:span text:style-name="T770">lățimea</text:span><text:span text:style-name="T750"> mai mare de 32000.</text:span></text:p>
      <text:p text:style-name="P104"><text:span text:style-name="T750"><text:tab/></text:span><text:span text:style-name="T752">Exista o variabila cu numele </text:span><text:span text:style-name="T792">count</text:span><text:span text:style-name="T752"> care </text:span><text:span text:style-name="T770">memorează</text:span><text:span text:style-name="T752"> lungimea curent</text:span><text:span text:style-name="T770">ă</text:span><text:span text:style-name="T752"> a datelor relevante din </text:span><text:span text:style-name="T770">vectori</text:span><text:span text:style-name="T752">.</text:span></text:p>
      <text:p text:style-name="P104"><text:span text:style-name="T750"><text:tab/></text:span><text:span text:style-name="T751">Descrierea metodelor :</text:span></text:p>
      <text:p text:style-name="P114"><text:span text:style-name="T22"><text:tab/></text:span><text:span text:style-name="T333">public void </text:span><text:span text:style-name="T911">push(</text:span><text:span text:style-name="T333">short </text:span><text:span text:style-name="T911">x,</text:span><text:span text:style-name="T333">short </text:span><text:span text:style-name="T911">y)</text:span></text:p>
      <text:p text:style-name="P114"><text:span text:style-name="T911"><text:tab/></text:span><text:span text:style-name="T772">Împinge</text:span><text:span text:style-name="T23"> la </text:span><text:span text:style-name="T24">sfârșitul </text:span><text:span text:style-name="T59">vectorilor</text:span><text:span text:style-name="T24"> un punct nou. </text:span><text:span text:style-name="T59">Metoda</text:span><text:span text:style-name="T24"> arunc</text:span><text:span text:style-name="T59">ă</text:span><text:span text:style-name="T24"> excepții dacă operația nu este posibil</text:span><text:span text:style-name="T59">ă</text:span><text:span text:style-name="T24">. </text:span><text:span text:style-name="T25">Operația are timp constant deoarece ea mereu introduce la finalul </text:span><text:span text:style-name="T59">vectorilor</text:span><text:span text:style-name="T25">.</text:span></text:p>
      <text:p text:style-name="P114"><text:span text:style-name="T22"><text:tab/></text:span><text:span text:style-name="T333">public void </text:span><text:span text:style-name="T911">deleteLast()</text:span></text:p>
      <text:p text:style-name="P104"><text:span text:style-name="T751"><text:tab/></text:span><text:span text:style-name="T771">Șterge</text:span><text:span text:style-name="T753"> punctul final din </text:span><text:span text:style-name="T771">vectori.</text:span><text:span text:style-name="T753"> </text:span><text:span text:style-name="T771">Metoda</text:span><text:span text:style-name="T753"> arunc</text:span><text:span text:style-name="T771">ă</text:span><text:span text:style-name="T753"> excepții dacă operația nu este posibila. Tot ce se face este să se decrementeze variabila </text:span><text:span text:style-name="T786">count</text:span><text:span text:style-name="T753">. Operația are timp constant deoarece ea mereu </text:span><text:span text:style-name="T771">șterge</text:span><text:span text:style-name="T753"> de la finalul listei.</text:span></text:p>
      <text:p text:style-name="P114"><text:span text:style-name="T26"><text:tab/></text:span><text:span text:style-name="T334">public void </text:span><text:span text:style-name="T912">clearAll()</text:span></text:p>
      <text:p text:style-name="P104"><text:span text:style-name="T753"><text:tab/>Se</text:span><text:span text:style-name="T754"> </text:span><text:span text:style-name="T771">șterg</text:span><text:span text:style-name="T754"> toate punctele din </text:span><text:span text:style-name="T771">vectori</text:span><text:span text:style-name="T754">. </text:span><text:span text:style-name="T755">Tot ce se face este să fie setata variabila </text:span><text:span text:style-name="T787">count </text:span><text:span text:style-name="T855">la 0. Operația are timp constant.</text:span></text:p>
      <text:p text:style-name="P114"><text:span text:style-name="T76"><text:tab/></text:span><text:span text:style-name="T338">public boolean </text:span><text:span text:style-name="T914">isEmpty()</text:span></text:p>
      <text:p text:style-name="P104"><text:span text:style-name="T855"><text:tab/></text:span><text:span text:style-name="T856">Se </text:span><text:span text:style-name="T859">returnează</text:span><text:span text:style-name="T856"> dacă </text:span><text:span text:style-name="T788">count </text:span><text:span text:style-name="T856">este egal cu 0.</text:span></text:p>
      <text:p text:style-name="P114"><text:span text:style-name="T77"><text:tab/></text:span><text:span text:style-name="T339">public int </text:span><text:span text:style-name="T915">size()</text:span></text:p>
      <text:p text:style-name="P104"><text:span text:style-name="T856"><text:tab/></text:span><text:span text:style-name="T857">Deși numele pe care l-am ales pentru funcție este </text:span><text:span text:style-name="T793">size</text:span><text:span text:style-name="T857">, el defapt </text:span><text:span text:style-name="T859">returnează</text:span><text:span text:style-name="T857"> </text:span><text:span text:style-name="T793">count</text:span><text:span text:style-name="T857">.</text:span></text:p>
      <text:p text:style-name="P114"><text:span text:style-name="T78"><text:tab/></text:span><text:span text:style-name="T340">public short </text:span><text:span text:style-name="T916">getX(</text:span><text:span text:style-name="T340">int </text:span><text:span text:style-name="T916">i)</text:span></text:p>
      <text:p text:style-name="P114"><text:span text:style-name="T913"><text:tab/></text:span><text:span text:style-name="T340">public short </text:span><text:span text:style-name="T916">getY(</text:span><text:span text:style-name="T340">int </text:span><text:span text:style-name="T916">i)</text:span></text:p>
      <text:p text:style-name="P104"><text:span text:style-name="T916"><text:tab/></text:span><text:span text:style-name="T863">Funcții getter pentru puncte de pe </text:span><text:span text:style-name="T859">anumiți</text:span><text:span text:style-name="T863"> indexi, a trebuit s</text:span><text:span text:style-name="T859">ă</text:span><text:span text:style-name="T863"> fac dou</text:span><text:span text:style-name="T860">ă</text:span><text:span text:style-name="T863"> deoarece nu vroiam s</text:span><text:span text:style-name="T859">ă</text:span><text:span text:style-name="T863"> fac un struct care s</text:span><text:span text:style-name="T859">ă</text:span><text:span text:style-name="T863"> conțină ambele puncte. </text:span><text:span text:style-name="T864">Operația are timp constant deoarece se citește dintr-un </text:span><text:span text:style-name="T859">vector</text:span><text:span text:style-name="T864">.</text:span></text:p>
      <text:p text:style-name="P114"><text:span text:style-name="T82"><text:tab/></text:span><text:span text:style-name="T355">public short </text:span><text:span text:style-name="T680">getLastX()</text:span></text:p>
      <text:p text:style-name="P114"><text:span text:style-name="T82"><text:tab/></text:span><text:span text:style-name="T355">public short </text:span><text:span text:style-name="T680">getLastY()</text:span></text:p>
      <text:p text:style-name="P104"><text:soft-page-break/><text:span text:style-name="T864"><text:tab/></text:span><text:span text:style-name="T865">Funcții getter specializate, citește ultima valoare din </text:span><text:span text:style-name="T860">vectori</text:span><text:span text:style-name="T865">.</text:span></text:p>
      <text:p text:style-name="P114"><text:span text:style-name="T79"><text:tab/></text:span><text:span text:style-name="T359">public void </text:span><text:span text:style-name="T684">setX(</text:span><text:span text:style-name="T359">short </text:span><text:span text:style-name="T684">i,</text:span><text:span text:style-name="T359">short </text:span><text:span text:style-name="T684">x)</text:span></text:p>
      <text:p text:style-name="P116"><text:span text:style-name="T79"><text:tab/></text:span><text:span text:style-name="T362">public void </text:span><text:span text:style-name="T79">setY(</text:span><text:span text:style-name="T362">short </text:span><text:span text:style-name="T79">i,</text:span><text:span text:style-name="T362">short </text:span><text:span text:style-name="T79">y)</text:span></text:p>
      <text:p text:style-name="P119"><text:span text:style-name="T85"><text:tab/></text:span><text:span text:style-name="T363">public void </text:span><text:span text:style-name="T85">setXY(</text:span><text:span text:style-name="T363">int </text:span><text:span text:style-name="T85">i,</text:span><text:span text:style-name="T363">short </text:span><text:span text:style-name="T85">x,</text:span><text:span text:style-name="T363">short </text:span><text:span text:style-name="T85">y)</text:span></text:p>
      <text:p text:style-name="P104"><text:span text:style-name="T865"><text:tab/></text:span><text:span text:style-name="T861">Metode</text:span><text:span text:style-name="T866"> setter pentru puncte de pe anumite poziții. În momentul acesta nu se verifica dacă index-ul se afl</text:span><text:span text:style-name="T861">ă</text:span><text:span text:style-name="T866"> </text:span><text:span text:style-name="T861">î</text:span><text:span text:style-name="T866">ntre 0 și </text:span><text:span text:style-name="T795">count</text:span><text:span text:style-name="T866">. </text:span></text:p>
      <text:p text:style-name="P114"><text:span text:style-name="T83"><text:tab/></text:span><text:span text:style-name="T356">public </text:span><text:span text:style-name="T681">StaticPointArray cloneUpTo(</text:span><text:span text:style-name="T356">int </text:span><text:span text:style-name="T681">s)</text:span></text:p>
      <text:p text:style-name="P104"><text:span text:style-name="T866"><text:tab/></text:span><text:span text:style-name="T861">Metodă</text:span><text:span text:style-name="T867"> folosită pentru a crea un nou obiect </text:span><text:span text:style-name="T794">StaticPointArray</text:span><text:span text:style-name="T867"> de mărime </text:span><text:span text:style-name="T794">s</text:span><text:span text:style-name="T867"> care </text:span><text:span text:style-name="T861">copiază</text:span><text:span text:style-name="T867"> din </text:span><text:span text:style-name="T861">vectorii</text:span><text:span text:style-name="T867"> original</text:span><text:span text:style-name="T861">i</text:span><text:span text:style-name="T867"> p</text:span><text:span text:style-name="T861">â</text:span><text:span text:style-name="T867">n</text:span><text:span text:style-name="T861">ă</text:span><text:span text:style-name="T867"> la indexul </text:span><text:span text:style-name="T794">s</text:span><text:span text:style-name="T867">. Timpul de execuție este liniar.</text:span></text:p>
      <text:p text:style-name="P114"><text:span text:style-name="T84"><text:tab/></text:span><text:span text:style-name="T357">public void </text:span><text:span text:style-name="T682">delete(</text:span><text:span text:style-name="T357">int </text:span><text:span text:style-name="T682">i)</text:span></text:p>
      <text:p text:style-name="P114"><text:span text:style-name="T682"><text:tab/></text:span><text:span text:style-name="T861">Metodă </text:span><text:span text:style-name="T868">pentru a </text:span><text:span text:style-name="T861">șterge</text:span><text:span text:style-name="T868"> un punct de la o anumit</text:span><text:span text:style-name="T861">ă</text:span><text:span text:style-name="T868"> poziție. Din păcate timpul de execuție este liniar , din cauza </text:span><text:span text:style-name="T861">vectorilor</text:span><text:span text:style-name="T868">.</text:span></text:p>
      <text:p text:style-name="P114"><text:span text:style-name="T84"><text:tab/></text:span><text:span text:style-name="T357">public void </text:span><text:span text:style-name="T682">copyFrom(StaticPointArray spa)</text:span></text:p>
      <text:p text:style-name="P125"><text:span text:style-name="T470"><text:tab/></text:span><text:span text:style-name="T471">Am creat </text:span><text:span text:style-name="T472">metoda</text:span><text:span text:style-name="T471"> </text:span><text:span text:style-name="T472">aceasta </text:span><text:span text:style-name="T471">pentru a copia rapid valori de la </text:span><text:span text:style-name="T472">un obiect </text:span><text:span text:style-name="T480">StaticPointArray</text:span><text:span text:style-name="T471"> la altul. Timpul de copiere este liniar, și arunc</text:span><text:span text:style-name="T472">ă</text:span><text:span text:style-name="T471"> excepție dacă nu este suficient spațiu pentru a copia </text:span><text:span text:style-name="T472">vectorii</text:span><text:span text:style-name="T471">.</text:span></text:p>
      <text:h text:style-name="Heading_20_2" text:outline-level="2"><text:bookmark-start text:name="__RefHeading___Toc6850_343084211"/>Clasa Utility<text:bookmark-end text:name="__RefHeading___Toc6850_343084211"/></text:h>
      <text:p text:style-name="P104"><text:span text:style-name="T12"><text:tab/></text:span><text:span text:style-name="T869">Deoarece <text:s/>majoritatea claselor folosesc <text:s/>mai multe </text:span><text:span text:style-name="T862">funcții</text:span><text:span text:style-name="T869"> </text:span><text:span text:style-name="T862">comune</text:span><text:span text:style-name="T869"> am decis s</text:span><text:span text:style-name="T862">ă </text:span><text:span text:style-name="T869">le mut pe toate într-o clasa utilitar</text:span><text:span text:style-name="T862">ă</text:span><text:span text:style-name="T869">. </text:span></text:p>
      <text:p text:style-name="P114"><text:span text:style-name="T13"><text:tab/></text:span><text:span text:style-name="T352">public static int </text:span><text:span text:style-name="T679">manhattanDistance</text:span><text:span text:style-name="T678">(</text:span><text:span text:style-name="T352">int </text:span><text:span text:style-name="T678">c1,</text:span><text:span text:style-name="T352">int </text:span><text:span text:style-name="T678">c2){</text:span></text:p>
      <text:p text:style-name="P229"><text:s text:c="4"/><text:tab/><text:tab/><text:span text:style-name="T325">char </text:span>b1 = (<text:span text:style-name="T325">char</text:span>)(c1 &amp; <text:span text:style-name="T665">255</text:span>);</text:p>
      <text:p text:style-name="P229"><text:s text:c="4"/><text:tab/><text:tab/>c1 &gt;&gt;= <text:span text:style-name="T665">8</text:span>;</text:p>
      <text:p text:style-name="P229"><text:s text:c="4"/><text:tab/><text:tab/><text:span text:style-name="T325">char </text:span>g1 = (<text:span text:style-name="T325">char</text:span>)(c1 &amp; <text:span text:style-name="T665">255</text:span>);</text:p>
      <text:p text:style-name="P229"><text:s text:c="4"/><text:tab/><text:tab/>c1 &gt;&gt;= <text:span text:style-name="T665">8</text:span>;</text:p>
      <text:p text:style-name="P229"><text:s text:c="4"/><text:tab/><text:tab/><text:span text:style-name="T325">char </text:span>r1 = (<text:span text:style-name="T325">char</text:span>)(c1 &amp; <text:span text:style-name="T665">255</text:span>);</text:p>
      <text:p text:style-name="P229"><text:s text:c="4"/><text:tab/><text:tab/><text:span text:style-name="T325">char </text:span>b2 = (<text:span text:style-name="T325">char</text:span>)(c2 &amp; <text:span text:style-name="T665">255</text:span>);</text:p>
      <text:p text:style-name="P229"><text:s text:c="4"/><text:tab/><text:tab/>c2 &gt;&gt;= <text:span text:style-name="T665">8</text:span>;</text:p>
      <text:p text:style-name="P229"><text:s text:c="4"/><text:tab/><text:tab/><text:span text:style-name="T325">char </text:span>g2 = (<text:span text:style-name="T325">char</text:span>)(c2 &amp; <text:span text:style-name="T665">255</text:span>);</text:p>
      <text:p text:style-name="P229"><text:s text:c="4"/><text:tab/><text:tab/>c2 &gt;&gt;= <text:span text:style-name="T665">8</text:span>;</text:p>
      <text:p text:style-name="P229"><text:s text:c="4"/><text:tab/><text:tab/><text:span text:style-name="T325">char </text:span>r2 = (<text:span text:style-name="T325">char</text:span>)(c2 &amp; <text:span text:style-name="T665">255</text:span>);</text:p>
      <text:p text:style-name="P229"><text:s text:c="4"/><text:tab/><text:tab/><text:span text:style-name="T325">return </text:span><text:span text:style-name="T784">abs</text:span>(r1,r2)+<text:span text:style-name="T784">abs</text:span>(g1,g2)+<text:span text:style-name="T784">abs</text:span>(b1,b2);</text:p>
      <text:p text:style-name="P214"><text:tab/>}</text:p>
      <text:p text:style-name="P117"><text:span text:style-name="T870"><text:tab/></text:span><text:span text:style-name="T215">Folosesc </text:span><text:span text:style-name="T216">variabile de tipul int pentru a stoca culori, metoda aceasta este des întâlnită.</text:span></text:p>
      <text:p text:style-name="P118"><text:span text:style-name="T216"><text:tab/>În</text:span><text:span text:style-name="T214"> Java variabilele de tipul int contin 32 de biti de informație. Folosesc diferite regiuni pentru a defini culoarea care ma interesează. Primii 8 bi</text:span><text:span text:style-name="T224">ț</text:span><text:span text:style-name="T214">i sunt de obicei folosiți pentru a descrie valoarea alpha a culorii. Următorii 8 sunt pentru cât roșu conține culoarea, apoi încă 8 pentru verde apoi ultimii 8 pentru </text:span><text:span text:style-name="T217">albastru.</text:span></text:p>
      <text:p text:style-name="P118"><text:span text:style-name="T217"><text:tab/></text:span><text:span text:style-name="T218">Pentru a accesa ultimii opt biti, se aplic</text:span><text:span text:style-name="T225">ă</text:span><text:span text:style-name="T218"> operația binar</text:span><text:span text:style-name="T224">ă</text:span><text:span text:style-name="T218"> AND folosind un num</text:span><text:span text:style-name="T225">ă</text:span><text:span text:style-name="T218">r care are ultimii 8 bi</text:span><text:span text:style-name="T225">ț</text:span><text:span text:style-name="T218">i egali cu valorea unu și restul bi</text:span><text:span text:style-name="T225">ț</text:span><text:span text:style-name="T218">ilor cu </text:span><text:span text:style-name="T219">zero. </text:span><text:span text:style-name="T220">Acest num</text:span><text:span text:style-name="T225">ă</text:span><text:span text:style-name="T220">r este 255, </text:span><text:span text:style-name="T221">sau 0xFF scris în </text:span><text:soft-page-break/><text:span text:style-name="T221">baza hexa</text:span><text:span text:style-name="T225">z</text:span><text:span text:style-name="T221">ecimal</text:span><text:span text:style-name="T224">ă</text:span><text:span text:style-name="T221">. </text:span></text:p>
      <text:p text:style-name="P118"><text:span text:style-name="T221"><text:tab/></text:span><text:span text:style-name="T222">Aplic</text:span><text:span text:style-name="T225">â</text:span><text:span text:style-name="T222">nd AND binar cu 255 , obțin ultimi</text:span><text:span text:style-name="T226">i</text:span><text:span text:style-name="T222"> opt bi</text:span><text:span text:style-name="T226">ț</text:span><text:span text:style-name="T222">i dintr-o variabila int. </text:span><text:span text:style-name="T223">Ultimii opt biti dintr-o variabila int folosite pentru a stoca culor reprezintă culoarea albastră. După aceea trebuie sa împing la dreapta cu 8 biti întreaga variabila folosind operația Right Shift .</text:span></text:p>
      <text:p text:style-name="P110"><text:tab/><text:span text:style-name="T922">După aceea se pot repeta operatiile precedente pentru a obtine bitii pentru verde și pentru roșu. Nu repet acelesi lucru și pentru valorea alpha deoarece nu am de gând sa procesez și imagini care au transparenta. </text:span></text:p>
      <text:p text:style-name="P110"><text:tab/><text:span text:style-name="T923">După ce obtini valorile culorilor de la prima variabila , repet același proces pentru a doua variabila . </text:span></text:p>
      <text:p text:style-name="P110"><text:tab/><text:span text:style-name="T924">Am numit functia manhattenDistance deoarece doar insumez valorile absolute ale diferentelor culorilor pentru a obtine valorea care o doresc. Sunt mulțumit de rezultate și nu doresc sa calculez distanța euclidiana . </text:span></text:p>
      <text:p text:style-name="P110"><text:tab/><text:span text:style-name="T925">Deoarece folosesc operatii pe biti , întreaga funcție ar trebuii să fie destul de rapid, ca și bonus , am creat o funcție specială care calculează modulul cu variabile char.</text:span></text:p>
      <text:p text:style-name="P114"><text:span text:style-name="T86"><text:tab/></text:span><text:span text:style-name="T342">public static int </text:span><text:span text:style-name="T676">abs(</text:span><text:span text:style-name="T342">char </text:span><text:span text:style-name="T676">a,</text:span><text:span text:style-name="T342">char </text:span><text:span text:style-name="T676">b){</text:span></text:p>
      <text:p text:style-name="P229"><text:s text:c="4"/><text:tab/><text:tab/><text:span text:style-name="T325">if</text:span>(a&lt;b) <text:span text:style-name="T325">return </text:span>b-a;</text:p>
      <text:p text:style-name="P229"><text:s text:c="4"/><text:tab/><text:tab/><text:span text:style-name="T325">return </text:span>a-b;</text:p>
      <text:p text:style-name="P214"><text:tab/>}</text:p>
      <text:p text:style-name="P110"><text:tab/><text:span text:style-name="T926">Java da eroare dacă încerc sa returnez char, deoarce operația de scădere într-o doua variabile char returneaza o variabila int , și nu am vrut să mai creez overhead cu typecast-ul diferentei înapoi în char.</text:span></text:p>
      <text:p text:style-name="P114"><text:span text:style-name="T86"><text:tab/></text:span><text:span text:style-name="T336">public static void </text:span><text:span text:style-name="T917">writeTo(String s,OutputStream os) </text:span><text:span text:style-name="T336">throws </text:span><text:span text:style-name="T917">IOException {</text:span></text:p>
      <text:p text:style-name="P244"><text:s text:c="4"/><text:tab/><text:tab/><text:span text:style-name="T910">os.write(s.getBytes());</text:span></text:p>
      <text:p text:style-name="P202"><text:tab/>}</text:p>
      <text:p text:style-name="P202"><text:tab/><text:span text:style-name="T189">Funcție creata doar de dragul convenientei.</text:span></text:p>
      <text:p text:style-name="P100"><text:span text:style-name="T325">public static float </text:span>distanceFromPointToLine(<text:span text:style-name="T325">float </text:span>x0,<text:span text:style-name="T325">float </text:span>y0,<text:span text:style-name="T325">float </text:span>x1,<text:span text:style-name="T325">float </text:span>y1,<text:span text:style-name="T325">float </text:span>x2,<text:span text:style-name="T325">float </text:span>y2){</text:p>
      <text:p text:style-name="P247"><text:s text:c="4"/><text:tab/><text:tab/><text:span text:style-name="T341">float </text:span><text:span text:style-name="T918">a = (y2-y1)*x0-(x2-x1)*y0+x2*y1-y2*x1;</text:span></text:p>
      <text:p text:style-name="P247"><text:s text:c="4"/><text:tab/><text:tab/><text:span text:style-name="T918">a = Math.</text:span><text:span text:style-name="T919">abs</text:span><text:span text:style-name="T918">(a);</text:span></text:p>
      <text:p text:style-name="P247"><text:s text:c="4"/><text:tab/><text:tab/><text:span text:style-name="T341">float </text:span><text:span text:style-name="T918">b = (y2-y1)*(y2-y1)+(x2-x1)*(x2-x1);</text:span></text:p>
      <text:p text:style-name="P247"><text:s text:c="4"/><text:tab/><text:tab/><text:span text:style-name="T918">b = (</text:span><text:span text:style-name="T341">float</text:span><text:span text:style-name="T918">) Math.</text:span><text:span text:style-name="T919">sqrt</text:span><text:span text:style-name="T918">(b);</text:span></text:p>
      <text:p text:style-name="P247"><text:s text:c="4"/><text:tab/><text:tab/><text:span text:style-name="T341">return </text:span><text:span text:style-name="T918">a/b;</text:span></text:p>
      <text:p text:style-name="P197"><text:tab/>}</text:p>
      <text:p text:style-name="P197"><text:tab/><text:span text:style-name="T190">Aveam nevoie de o funcție rapidă și eficiența pentru calcularea distantei de la un punct la o linie. </text:span><text:span text:style-name="T191">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97"><text:span text:style-name="T191"><text:tab/></text:span><text:span text:style-name="T192">Nu am pus protectii împotriva cazurilor speciale deoarece oricum functia nu este niciodată folosită în cazuri precum : linie definita de doua puncte identice , coordonatele se afla la distance extreme , etc.</text:span></text:p>
      <text:p text:style-name="P110"><text:soft-page-break/><text:tab/></text:p>
      <text:p text:style-name="P124"/>
      <text:p text:style-name="P113"><text:span text:style-name="T341">public static float </text:span><text:span text:style-name="T918">interpolate(</text:span><text:span text:style-name="T341">float </text:span><text:span text:style-name="T918">a, </text:span><text:span text:style-name="T341">float </text:span><text:span text:style-name="T918">b,</text:span><text:span text:style-name="T341">float </text:span><text:span text:style-name="T918">x)</text:span></text:p>
      <text:p text:style-name="P120">{</text:p>
      <text:p text:style-name="P247"><text:s text:c="4"/><text:span text:style-name="T341">return </text:span><text:span text:style-name="T918">a + x*(b-a);</text:span></text:p>
      <text:p text:style-name="P197">}</text:p>
      <text:p text:style-name="P110"><text:tab/><text:span text:style-name="T929">Funcție creata deoarece am început sa scriu în mod repetat o bucata de cod și am vrut sa o incapsulez.</text:span></text:p>
      <text:p text:style-name="P234"><text:span text:style-name="T325">public static </text:span>String aproximateDataSize(<text:span text:style-name="T325">int </text:span>x) {</text:p>
      <text:p text:style-name="P247"><text:s text:c="4"/><text:span text:style-name="T341">if</text:span><text:span text:style-name="T918">(x &lt; </text:span><text:span text:style-name="T669">0</text:span><text:span text:style-name="T918">)</text:span></text:p>
      <text:p text:style-name="P247"><text:s text:c="8"/><text:span text:style-name="T341">return </text:span><text:span text:style-name="T930">"-1 B"</text:span><text:span text:style-name="T918">;</text:span></text:p>
      <text:p text:style-name="P247"><text:s text:c="4"/><text:span text:style-name="T341">if</text:span><text:span text:style-name="T918">(x&lt;</text:span><text:span text:style-name="T669">1000</text:span><text:span text:style-name="T918">)</text:span></text:p>
      <text:p text:style-name="P247"><text:s text:c="8"/><text:span text:style-name="T341">return </text:span><text:span text:style-name="T918">x+</text:span><text:span text:style-name="T930">" B"</text:span><text:span text:style-name="T918">;</text:span></text:p>
      <text:p text:style-name="P247"><text:s text:c="4"/><text:span text:style-name="T341">if</text:span><text:span text:style-name="T918">(x&lt;</text:span><text:span text:style-name="T669">1000000</text:span><text:span text:style-name="T918">)</text:span></text:p>
      <text:p text:style-name="P247"><text:s text:c="8"/><text:span text:style-name="T341">return </text:span><text:span text:style-name="T918">String.</text:span><text:span text:style-name="T919">format</text:span><text:span text:style-name="T918">(</text:span><text:span text:style-name="T930">"%.2f KB"</text:span><text:span text:style-name="T918">,x/</text:span><text:span text:style-name="T669">1024.f</text:span><text:span text:style-name="T918">);</text:span></text:p>
      <text:p text:style-name="P247"><text:s text:c="4"/><text:span text:style-name="T341">if</text:span><text:span text:style-name="T918">(x&lt;</text:span><text:span text:style-name="T669">1000000000</text:span><text:span text:style-name="T918">)</text:span></text:p>
      <text:p text:style-name="P247"><text:s text:c="8"/><text:span text:style-name="T341">return </text:span><text:span text:style-name="T918">String.</text:span><text:span text:style-name="T919">format</text:span><text:span text:style-name="T918">(</text:span><text:span text:style-name="T930">"%.2f MB"</text:span><text:span text:style-name="T918">,x/</text:span><text:span text:style-name="T669">1048576.f</text:span><text:span text:style-name="T918">);</text:span></text:p>
      <text:p text:style-name="P247"><text:s text:c="4"/></text:p>
      <text:p text:style-name="P247"><text:s text:c="4"/><text:span text:style-name="T341">return </text:span><text:span text:style-name="T918">String.</text:span><text:span text:style-name="T919">format</text:span><text:span text:style-name="T918">(</text:span><text:span text:style-name="T930">"%.2f GB"</text:span><text:span text:style-name="T918">,x/</text:span><text:span text:style-name="T669">1073741824.f</text:span><text:span text:style-name="T918">);</text:span></text:p>
      <text:p text:style-name="P197">}</text:p>
      <text:p text:style-name="P111"><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111"><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111"><text:span text:style-name="T10"><text:tab/></text:span><text:span text:style-name="T933">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112"><text:tab/>Prin repozitorul Git , se poate vedea ca aceasta clasa cândva avea mai multe functionalitati dar o să menționez doar pe cele care încă le folosesc.</text:p>
      <text:p text:style-name="P113"><text:span text:style-name="T871"><text:tab/></text:span><text:span text:style-name="T341">private </text:span><text:span text:style-name="T918">BufferedImage </text:span><text:span text:style-name="T381">image</text:span><text:span text:style-name="T918">;</text:span></text:p>
      <text:p text:style-name="P112"><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21"><text:span text:style-name="T210"><text:tab/></text:span><text:span text:style-name="T341">protected void </text:span><text:span text:style-name="T918">paintComponent(Graphics g) {</text:span></text:p>
      <text:p text:style-name="P247"><text:s text:c="4"/><text:tab/><text:tab/><text:span text:style-name="T918">g.drawImage(</text:span><text:span text:style-name="T381">image</text:span><text:span text:style-name="T918">, </text:span><text:span text:style-name="T669">0</text:span><text:span text:style-name="T918">, </text:span><text:span text:style-name="T669">0</text:span><text:span text:style-name="T918">, getWidth(), getHeight(), </text:span><text:span text:style-name="T341">null</text:span><text:span text:style-name="T918">);</text:span></text:p>
      <text:p text:style-name="P235"><text:tab/>}</text:p>
      <text:p text:style-name="P235"><text:span text:style-name="T325"><text:tab/>public void </text:span>setImage(BufferedImage img){</text:p>
      <text:p text:style-name="P247"><text:soft-page-break/><text:s text:c="4"/><text:tab/><text:tab/><text:span text:style-name="T381">image </text:span><text:span text:style-name="T918">= img;</text:span></text:p>
      <text:p text:style-name="P247"><text:s text:c="4"/><text:tab/><text:tab/><text:span text:style-name="T918">repaint();</text:span></text:p>
      <text:p text:style-name="P197"><text:tab/>}</text:p>
      <text:p text:style-name="P197"><text:tab/><text:span text:style-name="T193">Deoarece clasa ImagePanel era una „custom” care extinde clasa J</text:span><text:span text:style-name="T194">P</text:span><text:span text:style-name="T193">anel </text:span><text:span text:style-name="T195">a trebuit sa definesc ce anume mai exact este desenat în el. Metoda paintComponent este chemata atuncia când framework-ul Swing dorește desenarea obiectului , sau atunci când este chemat explicit functia repaint() .</text:span></text:p>
      <text:p text:style-name="P197"><text:span text:style-name="T195"><text:tab/>La prima vedere , metoda paintComponent pare ca este </text:span><text:span text:style-name="T196">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97"><text:span text:style-name="T196"><text:tab/>A doua problema este faptul ca nu chem metoda super.paintComponent(g) . Aceasta ar fi o problemă dacă în loc JPanel aș fi extins o clasa mai complicata care avea deja ca default sa deseneze ceva , dar JPanel</text:span><text:span text:style-name="T210"> deja nu deseneaza mai nimic </text:span><text:span text:style-name="T211">deci nu are rost sa chem aceea metoda.</text:span></text:p>
      <text:p text:style-name="P165"><text:tab/>Renuntand la folosirea metodei super.paintComponent(g) și a block-urilor if/else și try/catch am mai redus puțin din overhead-ul de performanța.</text:p>
      <text:p text:style-name="P197"><text:span text:style-name="T211"><text:tab/></text:span><text:span text:style-name="T212">Am făcut obiectul </text:span><text:span text:style-name="T229">image</text:span><text:span text:style-name="T212">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6"><text:tab/>Metodele sunt rapide, scurte și ușor de citit.</text:p>
      <text:p text:style-name="P217"><text:span text:style-name="T212"><text:tab/></text:span><text:span text:style-name="T358">public boolean </text:span><text:span text:style-name="T683">isOpaque() {</text:span><text:span text:style-name="T335">return true</text:span><text:span text:style-name="T920">;}</text:span></text:p>
      <text:p text:style-name="P197"><text:span text:style-name="T212"><text:tab/></text:span><text:span text:style-name="T213">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225"><text:span text:style-name="T475"><text:tab/>Am decis sa returnez true , pentru a reduce din overhead-ul de performanța .</text:span></text:p>
      <text:h text:style-name="P127" text:outline-level="1"><text:bookmark-start text:name="__RefHeading___Toc6614_343084211"/><text:soft-page-break/>Benchmark-<text:span text:style-name="T1050">uri</text:span> <text:bookmark-end text:name="__RefHeading___Toc6614_343084211"/></text:h>
      <text:h text:style-name="P137" text:outline-level="2"><text:bookmark-start text:name="__RefHeading___Toc10598_60537451"/><text:span text:style-name="T1050">Benchmark </text:span>Triangle Vectorizer<text:bookmark-end text:name="__RefHeading___Toc10598_60537451"/></text:h>
      <text:p text:style-name="P46"><draw:frame draw:style-name="fr5" draw:name="Object1" text:anchor-type="paragraph" svg:x="-0.7874in" svg:y="0.0291in" svg:width="7.7193in" svg:height="4.6402in" draw:z-index="0"><draw:object xlink:href="./Object 1" xlink:type="simple" xlink:show="embed" xlink:actuate="onLoad"/><draw:image xlink:href="./ObjectReplacements/Object 1" xlink:type="simple" xlink:show="embed" xlink:actuate="onLoad"/></draw:frame><text:tab/><text:span text:style-name="T1037">Figura aceasta măsoară în secunde timpul de vectorizare al imaginii.</text:span></text:p>
      <text:p text:style-name="P54"><text:tab/>Având în vedere faptul ca <text:span text:style-name="T1038">procesul</text:span> folosește doar dou<text:span text:style-name="T1038">ă</text:span> thread-uri, sunt mulțumit de performanța pe care o ofer<text:span text:style-name="T1038">ă</text:span>. </text:p>
      <text:p text:style-name="P45"><draw:frame draw:style-name="fr5" draw:name="Object2" text:anchor-type="paragraph" svg:x="-0.5689in" svg:y="0in" svg:width="7.8299in" svg:height="3.5429in" draw:z-index="1"><draw:object xlink:href="./Object 2" xlink:type="simple" xlink:show="embed" xlink:actuate="onLoad"/><draw:image xlink:href="./ObjectReplacements/Object 2" xlink:type="simple" xlink:show="embed" xlink:actuate="onLoad"/></draw:frame><text:soft-page-break/><text:tab/><text:span text:style-name="T779">Se poate observa imediat fenomenul bizar când </text:span><text:span text:style-name="T841">threshold</text:span><text:span text:style-name="T779"> este foarte mare, timpul de execuție este foarte mic. </text:span><text:span text:style-name="T840">Treshold</text:span><text:span text:style-name="T779">-ul este atât de mare încât vectorizarea returnează doar două triunghiuri mari care ocupă toată imaginea.</text:span><text:tab/><text:span text:style-name="T1039">Figura această măsoară dimensiunea fișierelor SVG și SVGZ în bytes.</text:span></text:p>
      <text:p text:style-name="P56"><draw:frame draw:style-name="fr5" draw:name="Object3" text:anchor-type="paragraph" svg:x="-0.298in" svg:y="0.011in" svg:width="7.3957in" svg:height="3.3618in" draw:z-index="2"><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39">ră</text:span> logaritmica. În majoritatea cazurilor se vede cum SVGZ este aproximativ de 10 ori mai mic decât SVG.</text:p>
      <text:p text:style-name="P44"><text:tab/><text:span text:style-name="T780">Această figură reprezintă procentul de similaritate cu poza originală. Se vede imediat cât de mult variază la diferite valori de </text:span><text:span text:style-name="T842">threshold</text:span><text:span text:style-name="T780">, dar până la urmă scade puțin câte puțin.</text:span></text:p>
      <text:p text:style-name="P122"><text:span text:style-name="T467"><text:tab/></text:span><text:span text:style-name="T468">Chiar dacă valoarea de </text:span><text:span text:style-name="T479">threshold</text:span><text:span text:style-name="T468"> este 0 , vectorizarea folosind triunghiuri nu poate să reproducă 100% poza originală.</text:span></text:p>
      <text:h text:style-name="Heading_20_2" text:outline-level="2"><draw:frame draw:style-name="fr5" draw:name="Object4" text:anchor-type="paragraph" svg:x="-0.2528in" svg:y="0.461in" svg:width="7.3654in" svg:height="2.6126in" draw:z-index="3"><draw:object xlink:href="./Object 4" xlink:type="simple" xlink:show="embed" xlink:actuate="onLoad"/><draw:image xlink:href="./ObjectReplacements/Object 4" xlink:type="simple" xlink:show="embed" xlink:actuate="onLoad"/></draw:frame><text:bookmark-start text:name="__RefHeading___Toc10600_60537451"/><text:span text:style-name="T2">Benchmark </text:span><text:span text:style-name="T3">Square</text:span><text:span text:style-name="T2"> Vectorizer</text:span><text:bookmark-end text:name="__RefHeading___Toc10600_60537451"/></text:h>
      <text:p text:style-name="P80"><text:span text:style-name="T498"><text:tab/></text:span><text:span text:style-name="T465">Figura a</text:span><text:span text:style-name="T466">ce</text:span><text:span text:style-name="T465">a</text:span><text:span text:style-name="T466">st</text:span><text:span text:style-name="T469">a</text:span><text:span text:style-name="T466"> măsoară în secunde timpul de vectorizare a imaginii.</text:span></text:p>
      <text:p text:style-name="P55"><text:tab/>Având în vedere faptul c<text:span text:style-name="T1040">ă</text:span> vectorizarea cu dreptunghiuri folosește doar patru thread-uri, sunt mulțumit de performanța pe care o ofer<text:span text:style-name="T1040">ă</text:span>. </text:p>
      <text:p text:style-name="P58"><draw:frame draw:style-name="fr5" draw:name="Object5" text:anchor-type="paragraph" svg:x="-0.3791in" svg:y="0.0161in" svg:width="7.452in" svg:height="3.5429in" draw:z-index="4"><draw:object xlink:href="./Object 5" xlink:type="simple" xlink:show="embed" xlink:actuate="onLoad"/><draw:image xlink:href="./ObjectReplacements/Object 5" xlink:type="simple" xlink:show="embed" xlink:actuate="onLoad"/></draw:frame><text:soft-page-break/><text:span text:style-name="T2"><text:tab/></text:span><text:span text:style-name="T1040">Figura</text:span><text:span text:style-name="T776"> ace</text:span><text:span text:style-name="T777">a</text:span><text:span text:style-name="T776">st</text:span><text:span text:style-name="T777">a</text:span><text:span text:style-name="T776"> </text:span><text:span text:style-name="T777">măsoară</text:span><text:span text:style-name="T776"> </text:span><text:span text:style-name="T778">dimensiunea</text:span><text:span text:style-name="T776"> </text:span><text:span text:style-name="T778">fișierelor</text:span><text:span text:style-name="T776"> SVG și SVGZ în bytes.</text:span></text:p>
      <text:p text:style-name="P47"><text:span text:style-name="T4"><text:tab/></text:span><text:span text:style-name="T742">La prima vedere, nu pare a fi prea mare diferența. Dar aceasta este o scar</text:span><text:span text:style-name="T766">ă</text:span><text:span text:style-name="T742"> logaritmic</text:span><text:span text:style-name="T766">ă</text:span><text:span text:style-name="T742">. În majoritatea cazurilor se vede cum SVGZ este aproximativ de 10 ori mai mic decât SVG.</text:span></text:p>
      <text:p text:style-name="P60"/>
      <text:p text:style-name="P48"><draw:frame draw:style-name="fr6" draw:name="Object6" text:anchor-type="paragraph" svg:width="7.1138in" svg:height="3.5429in" draw:z-index="5"><draw:object xlink:href="./Object 6" xlink:type="simple" xlink:show="embed" xlink:actuate="onLoad"/><draw:image xlink:href="./ObjectReplacements/Object 6" xlink:type="simple" xlink:show="embed" xlink:actuate="onLoad"/></draw:frame><text:span text:style-name="T742"><text:tab/></text:span><text:span text:style-name="T780">Acestă figură reprezintă procentul de similaritate cu poza originală. Se vede imediat cât de mult variază la diferite valori de </text:span><text:span text:style-name="T842">threshold</text:span><text:span text:style-name="T780">, dar până la urmă scade puțin câte puțin.</text:span></text:p>
      <text:p text:style-name="P48"><text:span text:style-name="T742"><text:tab/></text:span><text:span text:style-name="T743">Vectorizarea folosind dreptunghiuri </text:span><text:span text:style-name="T744">poate s</text:span><text:span text:style-name="T768">ă</text:span><text:span text:style-name="T744"> reprod</text:span><text:span text:style-name="T767">u</text:span><text:span text:style-name="T744">c</text:span><text:span text:style-name="T767">ă</text:span><text:span text:style-name="T744"> 100% poza original</text:span><text:span text:style-name="T768">ă</text:span><text:span text:style-name="T744">, dar cu dezavantajul c</text:span><text:span text:style-name="T768">ă</text:span><text:span text:style-name="T744"> este irosit foarte mult spațiu.</text:span></text:p>
      <text:h text:style-name="Heading_20_2" text:outline-level="2"><text:bookmark-start text:name="__RefHeading___Toc6618_343084211"/><text:soft-page-break/><text:span text:style-name="T7">Benchmark </text:span><text:span text:style-name="T11">Polygon</text:span><text:span text:style-name="T7"> Vectorizer</text:span><text:bookmark-end text:name="__RefHeading___Toc6618_343084211"/></text:h>
      <text:p text:style-name="P49"><draw:frame draw:style-name="fr5" draw:name="Object7" text:anchor-type="paragraph" svg:x="-0.2634in" svg:y="0.0909in" svg:width="7.3756in" svg:height="3.5429in" draw:z-index="6"><draw:object xlink:href="./Object 7" xlink:type="simple" xlink:show="embed" xlink:actuate="onLoad"/><draw:image xlink:href="./ObjectReplacements/Object 7" xlink:type="simple" xlink:show="embed" xlink:actuate="onLoad"/></draw:frame><text:span text:style-name="T7"><text:tab/></text:span><text:span text:style-name="T769">Figura</text:span><text:span text:style-name="T781"> această măsoară în secunde timpul de vectorizare a imaginii.</text:span></text:p>
      <text:p text:style-name="P49"><draw:frame draw:style-name="fr5" draw:name="Object8" text:anchor-type="paragraph" svg:x="-0.4717in" svg:y="0.6709in" svg:width="7.4693in" svg:height="3.5429in" draw:z-index="7"><draw:object xlink:href="./Object 8" xlink:type="simple" xlink:show="embed" xlink:actuate="onLoad"/><draw:image xlink:href="./ObjectReplacements/Object 8" xlink:type="simple" xlink:show="embed" xlink:actuate="onLoad"/></draw:frame><text:span text:style-name="T8"><text:tab/></text:span><text:span text:style-name="T745">Având în vedere faptul ca vectorizarea cu </text:span><text:span text:style-name="T746">poligoane</text:span><text:span text:style-name="T745"> folosește doar </text:span><text:span text:style-name="T747">un singur</text:span><text:span text:style-name="T745"> thread , sunt mulțumit de performanța pe care o ofer</text:span><text:span text:style-name="T769">ă</text:span><text:span text:style-name="T745">.</text:span></text:p>
      <text:p text:style-name="P51"><text:tab/><text:span text:style-name="T1042">Figura aceasta măsoară dimensiunile fișierelor SVG și SVGZ în bytes.</text:span></text:p>
      <text:p text:style-name="P52"><text:tab/><text:span text:style-name="T742">La prima vedere, nu pare a fi prea mare diferența. Dar aceasta este o scar</text:span><text:span text:style-name="T766">ă</text:span><text:span text:style-name="T742"> logaritmic</text:span><text:span text:style-name="T766">ă</text:span><text:span text:style-name="T742">. În majoritatea cazurilor se vede cum SVGZ este aproximativ de 10 ori mai mic decât SVG.</text:span></text:p>
      <text:p text:style-name="P76"><draw:frame draw:style-name="fr5" draw:name="Object9" text:anchor-type="paragraph" svg:x="-0.2937in" svg:y="0.0992in" svg:width="7.2811in" svg:height="3.5429in" draw:z-index="8"><draw:object xlink:href="./Object 9" xlink:type="simple" xlink:show="embed" xlink:actuate="onLoad"/><draw:image xlink:href="./ObjectReplacements/Object 9" xlink:type="simple" xlink:show="embed" xlink:actuate="onLoad"/></draw:frame><text:soft-page-break/><text:span text:style-name="T7"><text:tab/></text:span><text:span text:style-name="T162">Acest</text:span><text:span text:style-name="T163">ă</text:span><text:span text:style-name="T162"> </text:span><text:span text:style-name="T163">figură</text:span><text:span text:style-name="T162"> reprezintă procentul de similaritate cu poza original</text:span><text:span text:style-name="T163">ă</text:span><text:span text:style-name="T162">. Se vede </text:span><text:span text:style-name="T163">imediat</text:span><text:span text:style-name="T162"> cât de mult variaz</text:span><text:span text:style-name="T163">ă</text:span><text:span text:style-name="T162"> la diferite valori de </text:span><text:span text:style-name="T230">threshold</text:span><text:span text:style-name="T162">, dar </text:span><text:span text:style-name="T163">până la urma</text:span><text:span text:style-name="T162"> scade puțin câte puțin.</text:span></text:p>
      <text:p text:style-name="P30"><text:tab/>Vectorizarea folosind <text:span text:style-name="T1041">poligoane</text:span> poate sa reprod<text:span text:style-name="T1041">u</text:span>c<text:span text:style-name="T1041">ă</text:span> 100% poza original<text:span text:style-name="T1041">ă</text:span>, dar cu dezavantajul c<text:span text:style-name="T1041">ă</text:span> este irosit foarte mult spațiu.</text:p>
      <text:h text:style-name="P128" text:outline-level="1"><text:bookmark-start text:name="__RefHeading___Toc6620_343084211"/>Exemple <text:span text:style-name="T1051">de poze vectorizate</text:span><text:bookmark-end text:name="__RefHeading___Toc6620_343084211"/></text:h>
      <text:p text:style-name="P59"><text:span text:style-name="T2"><text:tab/></text:span><text:span text:style-name="T774">Poza originala : </text:span><text:span text:style-name="T775">JPG 1600 x 1200 370 KB</text:span></text:p>
      <text:p text:style-name="P53"><draw:frame draw:style-name="fr3" draw:name="Image4" text:anchor-type="paragraph" svg:x="0.4673in" svg:y="0in" svg:width="5.7283in" svg:height="4.2965in" draw:z-index="9"><draw:image xlink:href="Pictures/1000000000000640000004B092D8EE85.jpg" xlink:type="simple" xlink:show="embed" xlink:actuate="onLoad"/></draw:frame><text:soft-page-break/><text:tab/><text:span text:style-name="T1030">TriangleVectorizer: </text:span>SVG: 6.12 MB ; SVGZ: 1.2 MB<text:span text:style-name="T1043"><text:tab/></text:span></text:p>
      <text:p text:style-name="P50"><draw:frame draw:style-name="fr3" draw:name="Image5" text:anchor-type="paragraph" svg:x="0.4634in" svg:y="-0.0638in" svg:width="5.7693in" svg:height="4.3272in" draw:z-index="10"><draw:image xlink:href="Pictures/1000020100000641000004B19C0A1CF4.png" xlink:type="simple" xlink:show="embed" xlink:actuate="onLoad"/></draw:frame></text:p>
      <text:p text:style-name="P50"><text:tab/><text:span text:style-name="T1030">RectangleVectorizer: </text:span><text:span text:style-name="T782">SVG: 4.81 MB ; SVGZ: 0.65 MB</text:span></text:p>
      <text:p text:style-name="P50"><draw:frame draw:style-name="fr3" draw:name="Image6" text:anchor-type="paragraph" svg:x="0.3535in" svg:y="-0.0283in" svg:width="6.1102in" svg:height="4.5835in" draw:z-index="11"><draw:image xlink:href="Pictures/1000020100000641000004B1C5578E50.png" xlink:type="simple" xlink:show="embed" xlink:actuate="onLoad"/></draw:frame><text:tab/><text:span text:style-name="T1030">PolygonVectorizer: </text:span><text:span text:style-name="T783">SVG: 4.22 MB ; SVGZ: 1.02 MB</text:span></text:p>
      <text:p text:style-name="P61"><draw:frame draw:style-name="fr3" draw:name="Image7" text:anchor-type="paragraph" svg:x="0.3654in" svg:y="0.0217in" svg:width="5.9874in" svg:height="4.489in" draw:z-index="12"><draw:image xlink:href="Pictures/100002010000063F000004AF0D675B85.png" xlink:type="simple" xlink:show="embed" xlink:actuate="onLoad"/></draw:frame><text:soft-page-break/></text:p>
      <text:p text:style-name="P224"><text:span text:style-name="T499"><text:tab/></text:span></text:p>
      <text:h text:style-name="P129" text:outline-level="1"><text:bookmark-start text:name="__RefHeading___Toc6960_1975565357"/>Bibliografie<text:bookmark-end text:name="__RefHeading___Toc6960_1975565357"/></text:h>
      <text:p text:style-name="P26"><text:a xlink:type="simple" xlink:href="https://en.wikipedia.org/wiki/Vector_graphics" text:style-name="Internet_20_link" text:visited-style-name="Visited_20_Internet_20_Link"><text:span text:style-name="T973">https://en.wikipedia.org/wiki/Vector_graphics</text:span></text:a></text:p>
      <text:p text:style-name="P31"><text:a xlink:type="simple" xlink:href="http://vector-conversions.com/vectorizing/raster_vs_vector.html" text:style-name="Internet_20_link" text:visited-style-name="Visited_20_Internet_20_Link">http://vector-conversions.com/vectorizing/raster_vs_vector.html</text:a></text:p>
      <text:p text:style-name="P32"><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fals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1T13:33:50.302000000</dc:date>
    <meta:editing-duration>P4DT15H20M53S</meta:editing-duration>
    <meta:editing-cycles>1106</meta:editing-cycles>
    <meta:generator>LibreOffice/4.4.6.3$Windows_x86 LibreOffice_project/e8938fd3328e95dcf59dd64e7facd2c7d67c704d</meta:generator>
    <meta:document-statistic meta:table-count="1" meta:image-count="7" meta:object-count="9" meta:page-count="47" meta:paragraph-count="926" meta:word-count="13927" meta:character-count="94414" meta:non-whitespace-character-count="793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Windows_x86 LibreOffice_project/e8938fd3328e95dcf59dd64e7facd2c7d67c704d</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